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0.4701in"/>
    </style:style>
    <style:style style:name="co3" style:family="table-column">
      <style:table-column-properties fo:break-before="auto" style:column-width="0.4807in"/>
    </style:style>
    <style:style style:name="co4" style:family="table-column">
      <style:table-column-properties fo:break-before="auto" style:column-width="0.731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1.8476in" svg:height="2.7835in" svg:x="9.4906in" svg:y="0.1362in">
            <draw:object draw:notify-on-update-of-ranges="Sheet1.A1:Sheet1.A2 Sheet1.A3:Sheet1.A182 Sheet1.I1:Sheet1.I2 Sheet1.I3:Sheet1.I1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1.7594in" svg:height="2.3319in" svg:x="9.4909in" svg:y="2.7626in">
            <draw:object draw:notify-on-update-of-ranges="Sheet1.A1:Sheet1.A2 Sheet1.A3:Sheet1.A182 Sheet1.J1:Sheet1.J2 Sheet1.J3:Sheet1.J18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09in" svg:height="3.0776in" svg:x="0.3287in" svg:y="0.1996in">
            <draw:object draw:notify-on-update-of-ranges="Sheet1.A1:Sheet1.A13 Sheet1.A14:Sheet1.A182 Sheet1.K1:Sheet1.K13 Sheet1.K14:Sheet1.K18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09in" svg:height="3.5398in" svg:x="0.3945in" svg:y="2.7098in">
            <draw:object draw:notify-on-update-of-ranges="Sheet1.A1:Sheet1.A13 Sheet1.A14:Sheet1.A182 Sheet1.L1:Sheet1.L13 Sheet1.L14:Sheet1.L18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5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Volume</text:p>
          </table:table-cell>
          <table:table-cell office:value-type="string">
            <text:p>Adj Close</text:p>
          </table:table-cell>
          <table:table-cell/>
          <table:table-cell office:value-type="string">
            <text:p>Simple Return</text:p>
          </table:table-cell>
          <table:table-cell office:value-type="string">
            <text:p>CC Return</text:p>
          </table:table-cell>
          <table:table-cell office:value-type="string">
            <text:p>SAReturn</text:p>
          </table:table-cell>
          <table:table-cell office:value-type="string">
            <text:p>CCAReturn</text:p>
          </table:table-cell>
        </table:table-row>
        <table:table-row table:style-name="ro2">
          <table:table-cell table:style-name="ce1" office:value-type="string">
            <text:p>1993-03-31</text:p>
          </table:table-cell>
          <table:table-cell office:value-type="float" office:value="37.25">
            <text:p>37.25</text:p>
          </table:table-cell>
          <table:table-cell office:value-type="float" office:value="38.25">
            <text:p>38.25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4550400">
            <text:p>4550400</text:p>
          </table:table-cell>
          <table:table-cell office:value-type="float" office:value="1.14">
            <text:p>1.14</text:p>
          </table:table-cell>
          <table:table-cell table:number-columns-repeated="5"/>
        </table:table-row>
        <table:table-row table:style-name="ro2">
          <table:table-cell table:style-name="ce1" office:value-type="string">
            <text:p>1993-04-01</text:p>
          </table:table-cell>
          <table:table-cell office:value-type="float" office:value="38">
            <text:p>38</text:p>
          </table:table-cell>
          <table:table-cell office:value-type="float" office:value="40.25">
            <text:p>40.25</text:p>
          </table:table-cell>
          <table:table-cell office:value-type="float" office:value="34.25">
            <text:p>34.25</text:p>
          </table:table-cell>
          <table:table-cell office:value-type="float" office:value="38.75">
            <text:p>38.75</text:p>
          </table:table-cell>
          <table:table-cell office:value-type="float" office:value="4457200">
            <text:p>4457200</text:p>
          </table:table-cell>
          <table:table-cell office:value-type="float" office:value="1.16">
            <text:p>1.16</text:p>
          </table:table-cell>
          <table:table-cell/>
          <table:table-cell table:formula="of:=[.G3]/[.G2]-1" office:value-type="float" office:value="0.0175438596491229">
            <text:p>0.0175438596</text:p>
          </table:table-cell>
          <table:table-cell table:formula="of:=LN([.I3]+1)" office:value-type="float" office:value="0.0173917427118692">
            <text:p>0.0173917427</text:p>
          </table:table-cell>
          <table:table-cell table:number-columns-repeated="2"/>
        </table:table-row>
        <table:table-row table:style-name="ro2">
          <table:table-cell table:style-name="ce1" office:value-type="string">
            <text:p>1993-05-03</text:p>
          </table:table-cell>
          <table:table-cell office:value-type="float" office:value="39.5">
            <text:p>39.5</text:p>
          </table:table-cell>
          <table:table-cell office:value-type="float" office:value="48.75">
            <text:p>48.75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office:value-type="float" office:value="8201600">
            <text:p>8201600</text:p>
          </table:table-cell>
          <table:table-cell office:value-type="float" office:value="1.44">
            <text:p>1.44</text:p>
          </table:table-cell>
          <table:table-cell/>
          <table:table-cell table:formula="of:=[.G4]/[.G3]-1" office:value-type="float" office:value="0.241379310344828">
            <text:p>0.2413793103</text:p>
          </table:table-cell>
          <table:table-cell table:formula="of:=LN([.I4]+1)" office:value-type="float" office:value="0.216223108469636">
            <text:p>0.2162231085</text:p>
          </table:table-cell>
          <table:table-cell table:number-columns-repeated="2"/>
        </table:table-row>
        <table:table-row table:style-name="ro2">
          <table:table-cell table:style-name="ce1" office:value-type="string">
            <text:p>1993-06-01</text:p>
          </table:table-cell>
          <table:table-cell office:value-type="float" office:value="48">
            <text:p>48</text:p>
          </table:table-cell>
          <table:table-cell office:value-type="float" office:value="49.75">
            <text:p>49.75</text:p>
          </table:table-cell>
          <table:table-cell office:value-type="float" office:value="44.5">
            <text:p>44.5</text:p>
          </table:table-cell>
          <table:table-cell office:value-type="float" office:value="49">
            <text:p>49</text:p>
          </table:table-cell>
          <table:table-cell office:value-type="float" office:value="4878800">
            <text:p>4878800</text:p>
          </table:table-cell>
          <table:table-cell office:value-type="float" office:value="1.47">
            <text:p>1.47</text:p>
          </table:table-cell>
          <table:table-cell/>
          <table:table-cell table:formula="of:=[.G5]/[.G4]-1" office:value-type="float" office:value="0.0208333333333333">
            <text:p>0.0208333333</text:p>
          </table:table-cell>
          <table:table-cell table:formula="of:=LN([.I5]+1)" office:value-type="float" office:value="0.0206192872027356">
            <text:p>0.0206192872</text:p>
          </table:table-cell>
          <table:table-cell table:number-columns-repeated="2"/>
        </table:table-row>
        <table:table-row table:style-name="ro2">
          <table:table-cell table:style-name="ce1" office:value-type="string">
            <text:p>1993-07-01</text:p>
          </table:table-cell>
          <table:table-cell office:value-type="float" office:value="48.75">
            <text:p>48.75</text:p>
          </table:table-cell>
          <table:table-cell office:value-type="float" office:value="54">
            <text:p>54</text:p>
          </table:table-cell>
          <table:table-cell table:number-columns-repeated="2" office:value-type="float" office:value="47.5">
            <text:p>47.5</text:p>
          </table:table-cell>
          <table:table-cell office:value-type="float" office:value="7049900">
            <text:p>7049900</text:p>
          </table:table-cell>
          <table:table-cell office:value-type="float" office:value="1.43">
            <text:p>1.43</text:p>
          </table:table-cell>
          <table:table-cell/>
          <table:table-cell table:formula="of:=[.G6]/[.G5]-1" office:value-type="float" office:value="-0.0272108843537415">
            <text:p>-0.0272108844</text:p>
          </table:table-cell>
          <table:table-cell table:formula="of:=LN([.I6]+1)" office:value-type="float" office:value="-0.027587956518829">
            <text:p>-0.0275879565</text:p>
          </table:table-cell>
          <table:table-cell table:number-columns-repeated="2"/>
        </table:table-row>
        <table:table-row table:style-name="ro2">
          <table:table-cell table:style-name="ce1" office:value-type="string">
            <text:p>1993-08-02</text:p>
          </table:table-cell>
          <table:table-cell office:value-type="float" office:value="48.25">
            <text:p>48.25</text:p>
          </table:table-cell>
          <table:table-cell office:value-type="float" office:value="50">
            <text:p>50</text:p>
          </table:table-cell>
          <table:table-cell office:value-type="float" office:value="43.75">
            <text:p>43.75</text:p>
          </table:table-cell>
          <table:table-cell office:value-type="float" office:value="48.5">
            <text:p>48.5</text:p>
          </table:table-cell>
          <table:table-cell office:value-type="float" office:value="6962600">
            <text:p>6962600</text:p>
          </table:table-cell>
          <table:table-cell office:value-type="float" office:value="1.46">
            <text:p>1.46</text:p>
          </table:table-cell>
          <table:table-cell/>
          <table:table-cell table:formula="of:=[.G7]/[.G6]-1" office:value-type="float" office:value="0.020979020979021">
            <text:p>0.020979021</text:p>
          </table:table-cell>
          <table:table-cell table:formula="of:=LN([.I7]+1)" office:value-type="float" office:value="0.0207619914484292">
            <text:p>0.0207619914</text:p>
          </table:table-cell>
          <table:table-cell table:number-columns-repeated="2"/>
        </table:table-row>
        <table:table-row table:style-name="ro2">
          <table:table-cell table:style-name="ce1" office:value-type="string">
            <text:p>1993-09-01</text:p>
          </table:table-cell>
          <table:table-cell office:value-type="float" office:value="48.25">
            <text:p>48.25</text:p>
          </table:table-cell>
          <table:table-cell office:value-type="float" office:value="54">
            <text:p>54</text:p>
          </table:table-cell>
          <table:table-cell office:value-type="float" office:value="26.75">
            <text:p>26.75</text:p>
          </table:table-cell>
          <table:table-cell office:value-type="float" office:value="27.37">
            <text:p>27.37</text:p>
          </table:table-cell>
          <table:table-cell office:value-type="float" office:value="7761800">
            <text:p>7761800</text:p>
          </table:table-cell>
          <table:table-cell office:value-type="float" office:value="1.65">
            <text:p>1.65</text:p>
          </table:table-cell>
          <table:table-cell/>
          <table:table-cell table:formula="of:=[.G8]/[.G7]-1" office:value-type="float" office:value="0.13013698630137">
            <text:p>0.1301369863</text:p>
          </table:table-cell>
          <table:table-cell table:formula="of:=LN([.I8]+1)" office:value-type="float" office:value="0.122338852192244">
            <text:p>0.1223388522</text:p>
          </table:table-cell>
          <table:table-cell table:number-columns-repeated="2"/>
        </table:table-row>
        <table:table-row table:style-name="ro2">
          <table:table-cell table:style-name="ce1" office:value-type="string">
            <text:p>1993-10-01</text:p>
          </table:table-cell>
          <table:table-cell office:value-type="float" office:value="27.5">
            <text:p>27.5</text:p>
          </table:table-cell>
          <table:table-cell office:value-type="float" office:value="28">
            <text:p>28</text:p>
          </table:table-cell>
          <table:table-cell office:value-type="float" office:value="25.25">
            <text:p>25.25</text:p>
          </table:table-cell>
          <table:table-cell office:value-type="float" office:value="26.75">
            <text:p>26.75</text:p>
          </table:table-cell>
          <table:table-cell office:value-type="float" office:value="4568100">
            <text:p>4568100</text:p>
          </table:table-cell>
          <table:table-cell office:value-type="float" office:value="1.61">
            <text:p>1.61</text:p>
          </table:table-cell>
          <table:table-cell/>
          <table:table-cell table:formula="of:=[.G9]/[.G8]-1" office:value-type="float" office:value="-0.0242424242424242">
            <text:p>-0.0242424242</text:p>
          </table:table-cell>
          <table:table-cell table:formula="of:=LN([.I9]+1)" office:value-type="float" office:value="-0.0245411089161175">
            <text:p>-0.0245411089</text:p>
          </table:table-cell>
          <table:table-cell table:number-columns-repeated="2"/>
        </table:table-row>
        <table:table-row table:style-name="ro2">
          <table:table-cell table:style-name="ce1" office:value-type="string">
            <text:p>1993-11-01</text:p>
          </table:table-cell>
          <table:table-cell office:value-type="float" office:value="26.25">
            <text:p>26.25</text:p>
          </table:table-cell>
          <table:table-cell office:value-type="float" office:value="27.25">
            <text:p>27.25</text:p>
          </table:table-cell>
          <table:table-cell office:value-type="float" office:value="20.5">
            <text:p>20.5</text:p>
          </table:table-cell>
          <table:table-cell office:value-type="float" office:value="22.25">
            <text:p>22.25</text:p>
          </table:table-cell>
          <table:table-cell office:value-type="float" office:value="4887300">
            <text:p>4887300</text:p>
          </table:table-cell>
          <table:table-cell office:value-type="float" office:value="1.34">
            <text:p>1.34</text:p>
          </table:table-cell>
          <table:table-cell/>
          <table:table-cell table:formula="of:=[.G10]/[.G9]-1" office:value-type="float" office:value="-0.167701863354037">
            <text:p>-0.1677018634</text:p>
          </table:table-cell>
          <table:table-cell table:formula="of:=LN([.I10]+1)" office:value-type="float" office:value="-0.183564565033552">
            <text:p>-0.183564565</text:p>
          </table:table-cell>
          <table:table-cell table:number-columns-repeated="2"/>
        </table:table-row>
        <table:table-row table:style-name="ro2">
          <table:table-cell table:style-name="ce1" office:value-type="string">
            <text:p>1993-12-01</text:p>
          </table:table-cell>
          <table:table-cell office:value-type="float" office:value="22.75">
            <text:p>22.75</text:p>
          </table:table-cell>
          <table:table-cell office:value-type="float" office:value="24.75">
            <text:p>24.75</text:p>
          </table:table-cell>
          <table:table-cell office:value-type="float" office:value="20.75">
            <text:p>20.75</text:p>
          </table:table-cell>
          <table:table-cell office:value-type="float" office:value="22.25">
            <text:p>22.25</text:p>
          </table:table-cell>
          <table:table-cell office:value-type="float" office:value="4066100">
            <text:p>4066100</text:p>
          </table:table-cell>
          <table:table-cell office:value-type="float" office:value="1.34">
            <text:p>1.34</text:p>
          </table:table-cell>
          <table:table-cell/>
          <table:table-cell table:formula="of:=[.G11]/[.G10]-1" office:value-type="float" office:value="0">
            <text:p>0</text:p>
          </table:table-cell>
          <table:table-cell table:formula="of:=LN([.I11]+1)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1" office:value-type="string">
            <text:p>1994-01-03</text:p>
          </table:table-cell>
          <table:table-cell office:value-type="float" office:value="22">
            <text:p>22</text:p>
          </table:table-cell>
          <table:table-cell office:value-type="float" office:value="24.5">
            <text:p>24.5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9316100">
            <text:p>9316100</text:p>
          </table:table-cell>
          <table:table-cell office:value-type="float" office:value="1.44">
            <text:p>1.44</text:p>
          </table:table-cell>
          <table:table-cell/>
          <table:table-cell table:formula="of:=[.G12]/[.G11]-1" office:value-type="float" office:value="0.0746268656716418">
            <text:p>0.0746268657</text:p>
          </table:table-cell>
          <table:table-cell table:formula="of:=LN([.I12]+1)" office:value-type="float" office:value="0.0719734996250892">
            <text:p>0.0719734996</text:p>
          </table:table-cell>
          <table:table-cell table:number-columns-repeated="2"/>
        </table:table-row>
        <table:table-row table:style-name="ro2">
          <table:table-cell table:style-name="ce1" office:value-type="string">
            <text:p>1994-02-01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1.5">
            <text:p>21.5</text:p>
          </table:table-cell>
          <table:table-cell office:value-type="float" office:value="23.25">
            <text:p>23.25</text:p>
          </table:table-cell>
          <table:table-cell office:value-type="float" office:value="4507500">
            <text:p>4507500</text:p>
          </table:table-cell>
          <table:table-cell office:value-type="float" office:value="1.4">
            <text:p>1.4</text:p>
          </table:table-cell>
          <table:table-cell/>
          <table:table-cell table:formula="of:=[.G13]/[.G12]-1" office:value-type="float" office:value="-0.0277777777777778">
            <text:p>-0.0277777778</text:p>
          </table:table-cell>
          <table:table-cell table:formula="of:=LN([.I13]+1)" office:value-type="float" office:value="-0.0281708769666963">
            <text:p>-0.028170877</text:p>
          </table:table-cell>
          <table:table-cell table:number-columns-repeated="2"/>
        </table:table-row>
        <table:table-row table:style-name="ro2">
          <table:table-cell table:style-name="ce1" office:value-type="string">
            <text:p>1994-03-01</text:p>
          </table:table-cell>
          <table:table-cell office:value-type="float" office:value="22.75">
            <text:p>22.75</text:p>
          </table:table-cell>
          <table:table-cell office:value-type="float" office:value="25.5">
            <text:p>25.5</text:p>
          </table:table-cell>
          <table:table-cell office:value-type="float" office:value="21">
            <text:p>21</text:p>
          </table:table-cell>
          <table:table-cell office:value-type="float" office:value="24.37">
            <text:p>24.37</text:p>
          </table:table-cell>
          <table:table-cell office:value-type="float" office:value="7264300">
            <text:p>7264300</text:p>
          </table:table-cell>
          <table:table-cell office:value-type="float" office:value="1.46">
            <text:p>1.46</text:p>
          </table:table-cell>
          <table:table-cell/>
          <table:table-cell table:formula="of:=[.G14]/[.G13]-1" office:value-type="float" office:value="0.0428571428571429">
            <text:p>0.0428571429</text:p>
          </table:table-cell>
          <table:table-cell table:formula="of:=LN([.I14]+1)" office:value-type="float" office:value="0.0419641990990322">
            <text:p>0.0419641991</text:p>
          </table:table-cell>
          <table:table-cell table:formula="of:=([.G14]/[.G2])-1" office:value-type="float" office:value="0.280701754385965">
            <text:p>0.2807017544</text:p>
          </table:table-cell>
          <table:table-cell table:formula="of:=SUM([.J3:.J14])" office:value-type="float" office:value="0.247408173313841">
            <text:p>0.2474081733</text:p>
          </table:table-cell>
        </table:table-row>
        <table:table-row table:style-name="ro2">
          <table:table-cell table:style-name="ce1" office:value-type="string">
            <text:p>1994-04-04</text:p>
          </table:table-cell>
          <table:table-cell office:value-type="float" office:value="23.5">
            <text:p>23.5</text:p>
          </table:table-cell>
          <table:table-cell office:value-type="float" office:value="30.75">
            <text:p>30.75</text:p>
          </table:table-cell>
          <table:table-cell office:value-type="float" office:value="22.75">
            <text:p>22.75</text:p>
          </table:table-cell>
          <table:table-cell office:value-type="float" office:value="29.75">
            <text:p>29.75</text:p>
          </table:table-cell>
          <table:table-cell office:value-type="float" office:value="10566900">
            <text:p>10566900</text:p>
          </table:table-cell>
          <table:table-cell office:value-type="float" office:value="1.79">
            <text:p>1.79</text:p>
          </table:table-cell>
          <table:table-cell/>
          <table:table-cell table:formula="of:=[.G15]/[.G14]-1" office:value-type="float" office:value="0.226027397260274">
            <text:p>0.2260273973</text:p>
          </table:table-cell>
          <table:table-cell table:formula="of:=LN([.I15]+1)" office:value-type="float" office:value="0.203779184132419">
            <text:p>0.2037791841</text:p>
          </table:table-cell>
          <table:table-cell table:formula="of:=([.G15]/[.G3])-1" office:value-type="float" office:value="0.543103448275862">
            <text:p>0.5431034483</text:p>
          </table:table-cell>
          <table:table-cell table:formula="of:=SUM([.J4:.J15])" office:value-type="float" office:value="0.433795614734391">
            <text:p>0.4337956147</text:p>
          </table:table-cell>
        </table:table-row>
        <table:table-row table:style-name="ro2">
          <table:table-cell table:style-name="ce1" office:value-type="string">
            <text:p>1994-05-02</text:p>
          </table:table-cell>
          <table:table-cell office:value-type="float" office:value="29.5">
            <text:p>29.5</text:p>
          </table:table-cell>
          <table:table-cell office:value-type="float" office:value="30.25">
            <text:p>30.25</text:p>
          </table:table-cell>
          <table:table-cell office:value-type="float" office:value="24.5">
            <text:p>24.5</text:p>
          </table:table-cell>
          <table:table-cell office:value-type="float" office:value="28.5">
            <text:p>28.5</text:p>
          </table:table-cell>
          <table:table-cell office:value-type="float" office:value="6466400">
            <text:p>6466400</text:p>
          </table:table-cell>
          <table:table-cell office:value-type="float" office:value="1.71">
            <text:p>1.71</text:p>
          </table:table-cell>
          <table:table-cell/>
          <table:table-cell table:formula="of:=[.G16]/[.G15]-1" office:value-type="float" office:value="-0.0446927374301677">
            <text:p>-0.0446927374</text:p>
          </table:table-cell>
          <table:table-cell table:formula="of:=LN([.I16]+1)" office:value-type="float" office:value="-0.0457222493380952">
            <text:p>-0.0457222493</text:p>
          </table:table-cell>
          <table:table-cell table:formula="of:=([.G16]/[.G4])-1" office:value-type="float" office:value="0.1875">
            <text:p>0.1875</text:p>
          </table:table-cell>
          <table:table-cell table:formula="of:=SUM([.J5:.J16])" office:value-type="float" office:value="0.171850256926659">
            <text:p>0.1718502569</text:p>
          </table:table-cell>
        </table:table-row>
        <table:table-row table:style-name="ro2">
          <table:table-cell table:style-name="ce1" office:value-type="string">
            <text:p>1994-06-01</text:p>
          </table:table-cell>
          <table:table-cell office:value-type="float" office:value="28.5">
            <text:p>28.5</text:p>
          </table:table-cell>
          <table:table-cell office:value-type="float" office:value="32.5">
            <text:p>32.5</text:p>
          </table:table-cell>
          <table:table-cell office:value-type="float" office:value="24.75">
            <text:p>24.75</text:p>
          </table:table-cell>
          <table:table-cell office:value-type="float" office:value="25.25">
            <text:p>25.25</text:p>
          </table:table-cell>
          <table:table-cell office:value-type="float" office:value="7657300">
            <text:p>7657300</text:p>
          </table:table-cell>
          <table:table-cell office:value-type="float" office:value="1.52">
            <text:p>1.52</text:p>
          </table:table-cell>
          <table:table-cell/>
          <table:table-cell table:formula="of:=[.G17]/[.G16]-1" office:value-type="float" office:value="-0.111111111111111">
            <text:p>-0.1111111111</text:p>
          </table:table-cell>
          <table:table-cell table:formula="of:=LN([.I17]+1)" office:value-type="float" office:value="-0.117783035656383">
            <text:p>-0.1177830357</text:p>
          </table:table-cell>
          <table:table-cell table:formula="of:=([.G17]/[.G5])-1" office:value-type="float" office:value="0.0340136054421769">
            <text:p>0.0340136054</text:p>
          </table:table-cell>
          <table:table-cell table:formula="of:=SUM([.J6:.J17])" office:value-type="float" office:value="0.0334479340675403">
            <text:p>0.0334479341</text:p>
          </table:table-cell>
        </table:table-row>
        <table:table-row table:style-name="ro2">
          <table:table-cell table:style-name="ce1" office:value-type="string">
            <text:p>1994-07-01</text:p>
          </table:table-cell>
          <table:table-cell office:value-type="float" office:value="25.25">
            <text:p>25.25</text:p>
          </table:table-cell>
          <table:table-cell office:value-type="float" office:value="30.75">
            <text:p>30.75</text:p>
          </table:table-cell>
          <table:table-cell office:value-type="float" office:value="23.5">
            <text:p>23.5</text:p>
          </table:table-cell>
          <table:table-cell office:value-type="float" office:value="29">
            <text:p>29</text:p>
          </table:table-cell>
          <table:table-cell office:value-type="float" office:value="8931200">
            <text:p>8931200</text:p>
          </table:table-cell>
          <table:table-cell office:value-type="float" office:value="1.74">
            <text:p>1.74</text:p>
          </table:table-cell>
          <table:table-cell/>
          <table:table-cell table:formula="of:=[.G18]/[.G17]-1" office:value-type="float" office:value="0.144736842105263">
            <text:p>0.1447368421</text:p>
          </table:table-cell>
          <table:table-cell table:formula="of:=LN([.I18]+1)" office:value-type="float" office:value="0.135174778368253">
            <text:p>0.1351747784</text:p>
          </table:table-cell>
          <table:table-cell table:formula="of:=([.G18]/[.G6])-1" office:value-type="float" office:value="0.216783216783217">
            <text:p>0.2167832168</text:p>
          </table:table-cell>
          <table:table-cell table:formula="of:=SUM([.J7:.J18])" office:value-type="float" office:value="0.196210668954622">
            <text:p>0.196210669</text:p>
          </table:table-cell>
        </table:table-row>
        <table:table-row table:style-name="ro2">
          <table:table-cell table:style-name="ce1" office:value-type="string">
            <text:p>1994-08-01</text:p>
          </table:table-cell>
          <table:table-cell office:value-type="float" office:value="29.25">
            <text:p>29.25</text:p>
          </table:table-cell>
          <table:table-cell office:value-type="float" office:value="29.75">
            <text:p>29.75</text:p>
          </table:table-cell>
          <table:table-cell office:value-type="float" office:value="26.5">
            <text:p>26.5</text:p>
          </table:table-cell>
          <table:table-cell office:value-type="float" office:value="28.25">
            <text:p>28.25</text:p>
          </table:table-cell>
          <table:table-cell office:value-type="float" office:value="5178000">
            <text:p>5178000</text:p>
          </table:table-cell>
          <table:table-cell office:value-type="float" office:value="1.7">
            <text:p>1.7</text:p>
          </table:table-cell>
          <table:table-cell/>
          <table:table-cell table:formula="of:=[.G19]/[.G18]-1" office:value-type="float" office:value="-0.0229885057471264">
            <text:p>-0.0229885057</text:p>
          </table:table-cell>
          <table:table-cell table:formula="of:=LN([.I19]+1)" office:value-type="float" office:value="-0.0232568621642672">
            <text:p>-0.0232568622</text:p>
          </table:table-cell>
          <table:table-cell table:formula="of:=([.G19]/[.G7])-1" office:value-type="float" office:value="0.164383561643836">
            <text:p>0.1643835616</text:p>
          </table:table-cell>
          <table:table-cell table:formula="of:=SUM([.J8:.J19])" office:value-type="float" office:value="0.152191815341925">
            <text:p>0.1521918153</text:p>
          </table:table-cell>
        </table:table-row>
        <table:table-row table:style-name="ro2">
          <table:table-cell table:style-name="ce1" office:value-type="string">
            <text:p>1994-09-01</text:p>
          </table:table-cell>
          <table:table-cell office:value-type="float" office:value="28">
            <text:p>28</text:p>
          </table:table-cell>
          <table:table-cell office:value-type="float" office:value="29.75">
            <text:p>29.75</text:p>
          </table:table-cell>
          <table:table-cell office:value-type="float" office:value="22.25">
            <text:p>22.25</text:p>
          </table:table-cell>
          <table:table-cell office:value-type="float" office:value="23.06">
            <text:p>23.06</text:p>
          </table:table-cell>
          <table:table-cell office:value-type="float" office:value="11091500">
            <text:p>11091500</text:p>
          </table:table-cell>
          <table:table-cell office:value-type="float" office:value="1.39">
            <text:p>1.39</text:p>
          </table:table-cell>
          <table:table-cell/>
          <table:table-cell table:formula="of:=[.G20]/[.G19]-1" office:value-type="float" office:value="-0.182352941176471">
            <text:p>-0.1823529412</text:p>
          </table:table-cell>
          <table:table-cell table:formula="of:=LN([.I20]+1)" office:value-type="float" office:value="-0.20132450391957">
            <text:p>-0.2013245039</text:p>
          </table:table-cell>
          <table:table-cell table:formula="of:=([.G20]/[.G8])-1" office:value-type="float" office:value="-0.157575757575758">
            <text:p>-0.1575757576</text:p>
          </table:table-cell>
          <table:table-cell table:formula="of:=SUM([.J9:.J20])" office:value-type="float" office:value="-0.171471540769889">
            <text:p>-0.1714715408</text:p>
          </table:table-cell>
        </table:table-row>
        <table:table-row table:style-name="ro2">
          <table:table-cell table:style-name="ce1" office:value-type="string">
            <text:p>1994-10-03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21.5">
            <text:p>21.5</text:p>
          </table:table-cell>
          <table:table-cell office:value-type="float" office:value="27.12">
            <text:p>27.12</text:p>
          </table:table-cell>
          <table:table-cell office:value-type="float" office:value="6454000">
            <text:p>6454000</text:p>
          </table:table-cell>
          <table:table-cell office:value-type="float" office:value="1.63">
            <text:p>1.63</text:p>
          </table:table-cell>
          <table:table-cell/>
          <table:table-cell table:formula="of:=[.G21]/[.G20]-1" office:value-type="float" office:value="0.172661870503597">
            <text:p>0.1726618705</text:p>
          </table:table-cell>
          <table:table-cell table:formula="of:=LN([.I21]+1)" office:value-type="float" office:value="0.159276267676071">
            <text:p>0.1592762677</text:p>
          </table:table-cell>
          <table:table-cell table:formula="of:=([.G21]/[.G9])-1" office:value-type="float" office:value="0.0124223602484472">
            <text:p>0.0124223602</text:p>
          </table:table-cell>
          <table:table-cell table:formula="of:=SUM([.J10:.J21])" office:value-type="float" office:value="0.0123458358222996">
            <text:p>0.0123458358</text:p>
          </table:table-cell>
        </table:table-row>
        <table:table-row table:style-name="ro2">
          <table:table-cell table:style-name="ce1" office:value-type="string">
            <text:p>1994-11-01</text:p>
          </table:table-cell>
          <table:table-cell office:value-type="float" office:value="26.75">
            <text:p>26.75</text:p>
          </table:table-cell>
          <table:table-cell office:value-type="float" office:value="29.25">
            <text:p>29.25</text:p>
          </table:table-cell>
          <table:table-cell office:value-type="float" office:value="25.75">
            <text:p>25.75</text:p>
          </table:table-cell>
          <table:table-cell office:value-type="float" office:value="26.81">
            <text:p>26.81</text:p>
          </table:table-cell>
          <table:table-cell office:value-type="float" office:value="8206800">
            <text:p>8206800</text:p>
          </table:table-cell>
          <table:table-cell office:value-type="float" office:value="1.61">
            <text:p>1.61</text:p>
          </table:table-cell>
          <table:table-cell/>
          <table:table-cell table:formula="of:=[.G22]/[.G21]-1" office:value-type="float" office:value="-0.0122699386503068">
            <text:p>-0.0122699387</text:p>
          </table:table-cell>
          <table:table-cell table:formula="of:=LN([.I22]+1)" office:value-type="float" office:value="-0.0123458358222994">
            <text:p>-0.0123458358</text:p>
          </table:table-cell>
          <table:table-cell table:formula="of:=([.G22]/[.G10])-1" office:value-type="float" office:value="0.201492537313433">
            <text:p>0.2014925373</text:p>
          </table:table-cell>
          <table:table-cell table:formula="of:=SUM([.J11:.J22])" office:value-type="float" office:value="0.183564565033552">
            <text:p>0.183564565</text:p>
          </table:table-cell>
        </table:table-row>
        <table:table-row table:style-name="ro2">
          <table:table-cell table:style-name="ce1" office:value-type="string">
            <text:p>1994-12-01</text:p>
          </table:table-cell>
          <table:table-cell office:value-type="float" office:value="26.75">
            <text:p>26.75</text:p>
          </table:table-cell>
          <table:table-cell office:value-type="float" office:value="28">
            <text:p>28</text:p>
          </table:table-cell>
          <table:table-cell office:value-type="float" office:value="24.37">
            <text:p>24.37</text:p>
          </table:table-cell>
          <table:table-cell office:value-type="float" office:value="27.5">
            <text:p>27.5</text:p>
          </table:table-cell>
          <table:table-cell office:value-type="float" office:value="5566000">
            <text:p>5566000</text:p>
          </table:table-cell>
          <table:table-cell office:value-type="float" office:value="1.65">
            <text:p>1.65</text:p>
          </table:table-cell>
          <table:table-cell/>
          <table:table-cell table:formula="of:=[.G23]/[.G22]-1" office:value-type="float" office:value="0.0248447204968942">
            <text:p>0.0248447205</text:p>
          </table:table-cell>
          <table:table-cell table:formula="of:=LN([.I23]+1)" office:value-type="float" office:value="0.0245411089161174">
            <text:p>0.0245411089</text:p>
          </table:table-cell>
          <table:table-cell table:formula="of:=([.G23]/[.G11])-1" office:value-type="float" office:value="0.231343283582089">
            <text:p>0.2313432836</text:p>
          </table:table-cell>
          <table:table-cell table:formula="of:=SUM([.J12:.J23])" office:value-type="float" office:value="0.208105673949669">
            <text:p>0.2081056739</text:p>
          </table:table-cell>
        </table:table-row>
        <table:table-row table:style-name="ro2">
          <table:table-cell table:style-name="ce1" office:value-type="string">
            <text:p>1995-01-03</text:p>
          </table:table-cell>
          <table:table-cell office:value-type="float" office:value="27.25">
            <text:p>27.25</text:p>
          </table:table-cell>
          <table:table-cell office:value-type="float" office:value="27.37">
            <text:p>27.37</text:p>
          </table:table-cell>
          <table:table-cell office:value-type="float" office:value="23.5">
            <text:p>23.5</text:p>
          </table:table-cell>
          <table:table-cell office:value-type="float" office:value="24">
            <text:p>24</text:p>
          </table:table-cell>
          <table:table-cell office:value-type="float" office:value="6622700">
            <text:p>6622700</text:p>
          </table:table-cell>
          <table:table-cell office:value-type="float" office:value="1.44">
            <text:p>1.44</text:p>
          </table:table-cell>
          <table:table-cell/>
          <table:table-cell table:formula="of:=[.G24]/[.G23]-1" office:value-type="float" office:value="-0.127272727272727">
            <text:p>-0.1272727273</text:p>
          </table:table-cell>
          <table:table-cell table:formula="of:=LN([.I24]+1)" office:value-type="float" office:value="-0.13613217432458">
            <text:p>-0.1361321743</text:p>
          </table:table-cell>
          <table:table-cell table:formula="of:=([.G24]/[.G12])-1" office:value-type="float" office:value="0">
            <text:p>0</text:p>
          </table:table-cell>
          <table:table-cell table:formula="of:=SUM([.J13:.J24])" office:value-type="float" office:value="1.21430643318377E-016">
            <text:p>1.21430643318377E-016</text:p>
          </table:table-cell>
        </table:table-row>
        <table:table-row table:style-name="ro2">
          <table:table-cell table:style-name="ce1" office:value-type="string">
            <text:p>1995-02-01</text:p>
          </table:table-cell>
          <table:table-cell office:value-type="float" office:value="23.87">
            <text:p>23.87</text:p>
          </table:table-cell>
          <table:table-cell office:value-type="float" office:value="26.5">
            <text:p>26.5</text:p>
          </table:table-cell>
          <table:table-cell office:value-type="float" office:value="22.5">
            <text:p>22.5</text:p>
          </table:table-cell>
          <table:table-cell office:value-type="float" office:value="23.87">
            <text:p>23.87</text:p>
          </table:table-cell>
          <table:table-cell office:value-type="float" office:value="6907200">
            <text:p>6907200</text:p>
          </table:table-cell>
          <table:table-cell office:value-type="float" office:value="1.43">
            <text:p>1.43</text:p>
          </table:table-cell>
          <table:table-cell/>
          <table:table-cell table:formula="of:=[.G25]/[.G24]-1" office:value-type="float" office:value="-0.00694444444444442">
            <text:p>-0.0069444444</text:p>
          </table:table-cell>
          <table:table-cell table:formula="of:=LN([.I25]+1)" office:value-type="float" office:value="-0.00696866931609332">
            <text:p>-0.0069686693</text:p>
          </table:table-cell>
          <table:table-cell table:formula="of:=([.G25]/[.G13])-1" office:value-type="float" office:value="0.0214285714285714">
            <text:p>0.0214285714</text:p>
          </table:table-cell>
          <table:table-cell table:formula="of:=SUM([.J14:.J25])" office:value-type="float" office:value="0.0212022076506031">
            <text:p>0.0212022077</text:p>
          </table:table-cell>
        </table:table-row>
        <table:table-row table:style-name="ro2">
          <table:table-cell table:style-name="ce1" office:value-type="string">
            <text:p>1995-03-01</text:p>
          </table:table-cell>
          <table:table-cell office:value-type="float" office:value="24">
            <text:p>24</text:p>
          </table:table-cell>
          <table:table-cell office:value-type="float" office:value="25.69">
            <text:p>25.69</text:p>
          </table:table-cell>
          <table:table-cell office:value-type="float" office:value="22.25">
            <text:p>22.25</text:p>
          </table:table-cell>
          <table:table-cell office:value-type="float" office:value="24">
            <text:p>24</text:p>
          </table:table-cell>
          <table:table-cell office:value-type="float" office:value="10372800">
            <text:p>10372800</text:p>
          </table:table-cell>
          <table:table-cell office:value-type="float" office:value="1.44">
            <text:p>1.44</text:p>
          </table:table-cell>
          <table:table-cell/>
          <table:table-cell table:formula="of:=[.G26]/[.G25]-1" office:value-type="float" office:value="0.00699300699300709">
            <text:p>0.006993007</text:p>
          </table:table-cell>
          <table:table-cell table:formula="of:=LN([.I26]+1)" office:value-type="float" office:value="0.00696866931609344">
            <text:p>0.0069686693</text:p>
          </table:table-cell>
          <table:table-cell table:formula="of:=([.G26]/[.G14])-1" office:value-type="float" office:value="-0.0136986301369864">
            <text:p>-0.0136986301</text:p>
          </table:table-cell>
          <table:table-cell table:formula="of:=SUM([.J15:.J26])" office:value-type="float" office:value="-0.0137933221323357">
            <text:p>-0.0137933221</text:p>
          </table:table-cell>
        </table:table-row>
        <table:table-row table:style-name="ro2">
          <table:table-cell table:style-name="ce1" office:value-type="string">
            <text:p>1995-04-03</text:p>
          </table:table-cell>
          <table:table-cell office:value-type="float" office:value="24">
            <text:p>24</text:p>
          </table:table-cell>
          <table:table-cell office:value-type="float" office:value="26.12">
            <text:p>26.12</text:p>
          </table:table-cell>
          <table:table-cell office:value-type="float" office:value="23.25">
            <text:p>23.25</text:p>
          </table:table-cell>
          <table:table-cell office:value-type="float" office:value="23.5">
            <text:p>23.5</text:p>
          </table:table-cell>
          <table:table-cell office:value-type="float" office:value="10367600">
            <text:p>10367600</text:p>
          </table:table-cell>
          <table:table-cell office:value-type="float" office:value="1.41">
            <text:p>1.41</text:p>
          </table:table-cell>
          <table:table-cell/>
          <table:table-cell table:formula="of:=[.G27]/[.G26]-1" office:value-type="float" office:value="-0.0208333333333334">
            <text:p>-0.0208333333</text:p>
          </table:table-cell>
          <table:table-cell table:formula="of:=LN([.I27]+1)" office:value-type="float" office:value="-0.0210534091978324">
            <text:p>-0.0210534092</text:p>
          </table:table-cell>
          <table:table-cell table:formula="of:=([.G27]/[.G15])-1" office:value-type="float" office:value="-0.212290502793296">
            <text:p>-0.2122905028</text:p>
          </table:table-cell>
          <table:table-cell table:formula="of:=SUM([.J16:.J27])" office:value-type="float" office:value="-0.238625915462587">
            <text:p>-0.2386259155</text:p>
          </table:table-cell>
        </table:table-row>
        <table:table-row table:style-name="ro2">
          <table:table-cell table:style-name="ce1" office:value-type="string">
            <text:p>1995-05-01</text:p>
          </table:table-cell>
          <table:table-cell office:value-type="float" office:value="23.62">
            <text:p>23.62</text:p>
          </table:table-cell>
          <table:table-cell office:value-type="float" office:value="31.5">
            <text:p>31.5</text:p>
          </table:table-cell>
          <table:table-cell office:value-type="float" office:value="23.5">
            <text:p>23.5</text:p>
          </table:table-cell>
          <table:table-cell office:value-type="float" office:value="29.06">
            <text:p>29.06</text:p>
          </table:table-cell>
          <table:table-cell office:value-type="float" office:value="13664800">
            <text:p>13664800</text:p>
          </table:table-cell>
          <table:table-cell office:value-type="float" office:value="1.75">
            <text:p>1.75</text:p>
          </table:table-cell>
          <table:table-cell/>
          <table:table-cell table:formula="of:=[.G28]/[.G27]-1" office:value-type="float" office:value="0.24113475177305">
            <text:p>0.2411347518</text:p>
          </table:table-cell>
          <table:table-cell table:formula="of:=LN([.I28]+1)" office:value-type="float" office:value="0.216026083545346">
            <text:p>0.2160260835</text:p>
          </table:table-cell>
          <table:table-cell table:formula="of:=([.G28]/[.G16])-1" office:value-type="float" office:value="0.0233918128654971">
            <text:p>0.0233918129</text:p>
          </table:table-cell>
          <table:table-cell table:formula="of:=SUM([.J17:.J28])" office:value-type="float" office:value="0.0231224174208545">
            <text:p>0.0231224174</text:p>
          </table:table-cell>
        </table:table-row>
        <table:table-row table:style-name="ro2">
          <table:table-cell table:style-name="ce1" office:value-type="string">
            <text:p>1995-06-01</text:p>
          </table:table-cell>
          <table:table-cell office:value-type="float" office:value="29.06">
            <text:p>29.06</text:p>
          </table:table-cell>
          <table:table-cell office:value-type="float" office:value="37.25">
            <text:p>37.25</text:p>
          </table:table-cell>
          <table:table-cell office:value-type="float" office:value="27.75">
            <text:p>27.75</text:p>
          </table:table-cell>
          <table:table-cell office:value-type="float" office:value="35.63">
            <text:p>35.63</text:p>
          </table:table-cell>
          <table:table-cell office:value-type="float" office:value="15453900">
            <text:p>15453900</text:p>
          </table:table-cell>
          <table:table-cell office:value-type="float" office:value="2.14">
            <text:p>2.14</text:p>
          </table:table-cell>
          <table:table-cell/>
          <table:table-cell table:formula="of:=[.G29]/[.G28]-1" office:value-type="float" office:value="0.222857142857143">
            <text:p>0.2228571429</text:p>
          </table:table-cell>
          <table:table-cell table:formula="of:=LN([.I29]+1)" office:value-type="float" office:value="0.201190041098337">
            <text:p>0.2011900411</text:p>
          </table:table-cell>
          <table:table-cell table:formula="of:=([.G29]/[.G17])-1" office:value-type="float" office:value="0.407894736842105">
            <text:p>0.4078947368</text:p>
          </table:table-cell>
          <table:table-cell table:formula="of:=SUM([.J18:.J29])" office:value-type="float" office:value="0.342095494175575">
            <text:p>0.3420954942</text:p>
          </table:table-cell>
        </table:table-row>
        <table:table-row table:style-name="ro2">
          <table:table-cell table:style-name="ce1" office:value-type="string">
            <text:p>1995-07-03</text:p>
          </table:table-cell>
          <table:table-cell office:value-type="float" office:value="35.75">
            <text:p>35.75</text:p>
          </table:table-cell>
          <table:table-cell office:value-type="float" office:value="42.25">
            <text:p>42.25</text:p>
          </table:table-cell>
          <table:table-cell office:value-type="float" office:value="34.88">
            <text:p>34.88</text:p>
          </table:table-cell>
          <table:table-cell office:value-type="float" office:value="37.38">
            <text:p>37.38</text:p>
          </table:table-cell>
          <table:table-cell office:value-type="float" office:value="15033400">
            <text:p>15033400</text:p>
          </table:table-cell>
          <table:table-cell office:value-type="float" office:value="2.25">
            <text:p>2.25</text:p>
          </table:table-cell>
          <table:table-cell/>
          <table:table-cell table:formula="of:=[.G30]/[.G29]-1" office:value-type="float" office:value="0.0514018691588785">
            <text:p>0.0514018692</text:p>
          </table:table-cell>
          <table:table-cell table:formula="of:=LN([.I30]+1)" office:value-type="float" office:value="0.0501243871825686">
            <text:p>0.0501243872</text:p>
          </table:table-cell>
          <table:table-cell table:formula="of:=([.G30]/[.G18])-1" office:value-type="float" office:value="0.293103448275862">
            <text:p>0.2931034483</text:p>
          </table:table-cell>
          <table:table-cell table:formula="of:=SUM([.J19:.J30])" office:value-type="float" office:value="0.257045102989891">
            <text:p>0.257045103</text:p>
          </table:table-cell>
        </table:table-row>
        <table:table-row table:style-name="ro2">
          <table:table-cell table:style-name="ce1" office:value-type="string">
            <text:p>1995-08-01</text:p>
          </table:table-cell>
          <table:table-cell office:value-type="float" office:value="37.38">
            <text:p>37.38</text:p>
          </table:table-cell>
          <table:table-cell office:value-type="float" office:value="40.63">
            <text:p>40.63</text:p>
          </table:table-cell>
          <table:table-cell office:value-type="float" office:value="36.88">
            <text:p>36.88</text:p>
          </table:table-cell>
          <table:table-cell office:value-type="float" office:value="40">
            <text:p>40</text:p>
          </table:table-cell>
          <table:table-cell office:value-type="float" office:value="6919700">
            <text:p>6919700</text:p>
          </table:table-cell>
          <table:table-cell office:value-type="float" office:value="2.4">
            <text:p>2.4</text:p>
          </table:table-cell>
          <table:table-cell/>
          <table:table-cell table:formula="of:=[.G31]/[.G30]-1" office:value-type="float" office:value="0.0666666666666667">
            <text:p>0.0666666667</text:p>
          </table:table-cell>
          <table:table-cell table:formula="of:=LN([.I31]+1)" office:value-type="float" office:value="0.0645385211375712">
            <text:p>0.0645385211</text:p>
          </table:table-cell>
          <table:table-cell table:formula="of:=([.G31]/[.G19])-1" office:value-type="float" office:value="0.411764705882353">
            <text:p>0.4117647059</text:p>
          </table:table-cell>
          <table:table-cell table:formula="of:=SUM([.J20:.J31])" office:value-type="float" office:value="0.34484048629173">
            <text:p>0.3448404863</text:p>
          </table:table-cell>
        </table:table-row>
        <table:table-row table:style-name="ro2">
          <table:table-cell table:style-name="ce1" office:value-type="string">
            <text:p>1995-09-01</text:p>
          </table:table-cell>
          <table:table-cell office:value-type="float" office:value="40">
            <text:p>40</text:p>
          </table:table-cell>
          <table:table-cell office:value-type="float" office:value="44.25">
            <text:p>44.25</text:p>
          </table:table-cell>
          <table:table-cell office:value-type="float" office:value="36">
            <text:p>36</text:p>
          </table:table-cell>
          <table:table-cell office:value-type="float" office:value="37.88">
            <text:p>37.88</text:p>
          </table:table-cell>
          <table:table-cell office:value-type="float" office:value="20572800">
            <text:p>20572800</text:p>
          </table:table-cell>
          <table:table-cell office:value-type="float" office:value="2.28">
            <text:p>2.28</text:p>
          </table:table-cell>
          <table:table-cell/>
          <table:table-cell table:formula="of:=[.G32]/[.G31]-1" office:value-type="float" office:value="-0.05">
            <text:p>-0.05</text:p>
          </table:table-cell>
          <table:table-cell table:formula="of:=LN([.I32]+1)" office:value-type="float" office:value="-0.0512932943875506">
            <text:p>-0.0512932944</text:p>
          </table:table-cell>
          <table:table-cell table:formula="of:=([.G32]/[.G20])-1" office:value-type="float" office:value="0.640287769784173">
            <text:p>0.6402877698</text:p>
          </table:table-cell>
          <table:table-cell table:formula="of:=SUM([.J21:.J32])" office:value-type="float" office:value="0.494871695823749">
            <text:p>0.4948716958</text:p>
          </table:table-cell>
        </table:table-row>
        <table:table-row table:style-name="ro2">
          <table:table-cell table:style-name="ce1" office:value-type="string">
            <text:p>1995-10-02</text:p>
          </table:table-cell>
          <table:table-cell office:value-type="float" office:value="38.38">
            <text:p>38.38</text:p>
          </table:table-cell>
          <table:table-cell office:value-type="float" office:value="39.75">
            <text:p>39.75</text:p>
          </table:table-cell>
          <table:table-cell office:value-type="float" office:value="33.88">
            <text:p>33.88</text:p>
          </table:table-cell>
          <table:table-cell office:value-type="float" office:value="39.25">
            <text:p>39.25</text:p>
          </table:table-cell>
          <table:table-cell office:value-type="float" office:value="12505000">
            <text:p>12505000</text:p>
          </table:table-cell>
          <table:table-cell office:value-type="float" office:value="2.36">
            <text:p>2.36</text:p>
          </table:table-cell>
          <table:table-cell/>
          <table:table-cell table:formula="of:=[.G33]/[.G32]-1" office:value-type="float" office:value="0.0350877192982457">
            <text:p>0.0350877193</text:p>
          </table:table-cell>
          <table:table-cell table:formula="of:=LN([.I33]+1)" office:value-type="float" office:value="0.0344861760711694">
            <text:p>0.0344861761</text:p>
          </table:table-cell>
          <table:table-cell table:formula="of:=([.G33]/[.G21])-1" office:value-type="float" office:value="0.447852760736196">
            <text:p>0.4478527607</text:p>
          </table:table-cell>
          <table:table-cell table:formula="of:=SUM([.J22:.J33])" office:value-type="float" office:value="0.370081604218848">
            <text:p>0.3700816042</text:p>
          </table:table-cell>
        </table:table-row>
        <table:table-row table:style-name="ro2">
          <table:table-cell table:style-name="ce1" office:value-type="string">
            <text:p>1995-11-01</text:p>
          </table:table-cell>
          <table:table-cell office:value-type="float" office:value="39.38">
            <text:p>39.38</text:p>
          </table:table-cell>
          <table:table-cell office:value-type="float" office:value="45.13">
            <text:p>45.13</text:p>
          </table:table-cell>
          <table:table-cell office:value-type="float" office:value="38.88">
            <text:p>38.88</text:p>
          </table:table-cell>
          <table:table-cell office:value-type="float" office:value="42.25">
            <text:p>42.25</text:p>
          </table:table-cell>
          <table:table-cell office:value-type="float" office:value="11740800">
            <text:p>11740800</text:p>
          </table:table-cell>
          <table:table-cell office:value-type="float" office:value="2.54">
            <text:p>2.54</text:p>
          </table:table-cell>
          <table:table-cell/>
          <table:table-cell table:formula="of:=[.G34]/[.G33]-1" office:value-type="float" office:value="0.076271186440678">
            <text:p>0.0762711864</text:p>
          </table:table-cell>
          <table:table-cell table:formula="of:=LN([.I34]+1)" office:value-type="float" office:value="0.0735024619929265">
            <text:p>0.073502462</text:p>
          </table:table-cell>
          <table:table-cell table:formula="of:=([.G34]/[.G22])-1" office:value-type="float" office:value="0.577639751552795">
            <text:p>0.5776397516</text:p>
          </table:table-cell>
          <table:table-cell table:formula="of:=SUM([.J23:.J34])" office:value-type="float" office:value="0.455929902034074">
            <text:p>0.455929902</text:p>
          </table:table-cell>
        </table:table-row>
        <table:table-row table:style-name="ro2">
          <table:table-cell table:style-name="ce1" office:value-type="string">
            <text:p>1995-12-01</text:p>
          </table:table-cell>
          <table:table-cell table:number-columns-repeated="2" office:value-type="float" office:value="42.13">
            <text:p>42.13</text:p>
          </table:table-cell>
          <table:table-cell office:value-type="float" office:value="19.12">
            <text:p>19.12</text:p>
          </table:table-cell>
          <table:table-cell office:value-type="float" office:value="21">
            <text:p>21</text:p>
          </table:table-cell>
          <table:table-cell office:value-type="float" office:value="7864200">
            <text:p>7864200</text:p>
          </table:table-cell>
          <table:table-cell office:value-type="float" office:value="2.52">
            <text:p>2.52</text:p>
          </table:table-cell>
          <table:table-cell/>
          <table:table-cell table:formula="of:=[.G35]/[.G34]-1" office:value-type="float" office:value="-0.00787401574803148">
            <text:p>-0.0078740157</text:p>
          </table:table-cell>
          <table:table-cell table:formula="of:=LN([.I35]+1)" office:value-type="float" office:value="-0.00790517950711326">
            <text:p>-0.0079051795</text:p>
          </table:table-cell>
          <table:table-cell table:formula="of:=([.G35]/[.G23])-1" office:value-type="float" office:value="0.527272727272727">
            <text:p>0.5272727273</text:p>
          </table:table-cell>
          <table:table-cell table:formula="of:=SUM([.J24:.J35])" office:value-type="float" office:value="0.423483613610843">
            <text:p>0.4234836136</text:p>
          </table:table-cell>
        </table:table-row>
        <table:table-row table:style-name="ro2">
          <table:table-cell table:style-name="ce1" office:value-type="string">
            <text:p>1996-01-02</text:p>
          </table:table-cell>
          <table:table-cell table:number-columns-repeated="2" office:value-type="float" office:value="21">
            <text:p>21</text:p>
          </table:table-cell>
          <table:table-cell office:value-type="float" office:value="14.5">
            <text:p>14.5</text:p>
          </table:table-cell>
          <table:table-cell office:value-type="float" office:value="16.75">
            <text:p>16.75</text:p>
          </table:table-cell>
          <table:table-cell office:value-type="float" office:value="16203900">
            <text:p>16203900</text:p>
          </table:table-cell>
          <table:table-cell office:value-type="float" office:value="2.01">
            <text:p>2.01</text:p>
          </table:table-cell>
          <table:table-cell/>
          <table:table-cell table:formula="of:=[.G36]/[.G35]-1" office:value-type="float" office:value="-0.202380952380952">
            <text:p>-0.2023809524</text:p>
          </table:table-cell>
          <table:table-cell table:formula="of:=LN([.I36]+1)" office:value-type="float" office:value="-0.226124179452348">
            <text:p>-0.2261241795</text:p>
          </table:table-cell>
          <table:table-cell table:formula="of:=([.G36]/[.G24])-1" office:value-type="float" office:value="0.395833333333333">
            <text:p>0.3958333333</text:p>
          </table:table-cell>
          <table:table-cell table:formula="of:=SUM([.J25:.J36])" office:value-type="float" office:value="0.333491608483075">
            <text:p>0.3334916085</text:p>
          </table:table-cell>
        </table:table-row>
        <table:table-row table:style-name="ro2">
          <table:table-cell table:style-name="ce1" office:value-type="string">
            <text:p>1996-02-01</text:p>
          </table:table-cell>
          <table:table-cell office:value-type="float" office:value="16.87">
            <text:p>16.87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7.62">
            <text:p>17.62</text:p>
          </table:table-cell>
          <table:table-cell office:value-type="float" office:value="10430600">
            <text:p>10430600</text:p>
          </table:table-cell>
          <table:table-cell office:value-type="float" office:value="2.12">
            <text:p>2.12</text:p>
          </table:table-cell>
          <table:table-cell/>
          <table:table-cell table:formula="of:=[.G37]/[.G36]-1" office:value-type="float" office:value="0.0547263681592041">
            <text:p>0.0547263682</text:p>
          </table:table-cell>
          <table:table-cell table:formula="of:=LN([.I37]+1)" office:value-type="float" office:value="0.0532813666129368">
            <text:p>0.0532813666</text:p>
          </table:table-cell>
          <table:table-cell table:formula="of:=([.G37]/[.G25])-1" office:value-type="float" office:value="0.482517482517483">
            <text:p>0.4825174825</text:p>
          </table:table-cell>
          <table:table-cell table:formula="of:=SUM([.J26:.J37])" office:value-type="float" office:value="0.393741644412105">
            <text:p>0.3937416444</text:p>
          </table:table-cell>
        </table:table-row>
        <table:table-row table:style-name="ro2">
          <table:table-cell table:style-name="ce1" office:value-type="string">
            <text:p>1996-03-01</text:p>
          </table:table-cell>
          <table:table-cell office:value-type="float" office:value="18.12">
            <text:p>18.12</text:p>
          </table:table-cell>
          <table:table-cell office:value-type="float" office:value="23.62">
            <text:p>23.62</text:p>
          </table:table-cell>
          <table:table-cell office:value-type="float" office:value="17.87">
            <text:p>17.87</text:p>
          </table:table-cell>
          <table:table-cell office:value-type="float" office:value="23.31">
            <text:p>23.31</text:p>
          </table:table-cell>
          <table:table-cell office:value-type="float" office:value="12067500">
            <text:p>12067500</text:p>
          </table:table-cell>
          <table:table-cell office:value-type="float" office:value="2.8">
            <text:p>2.8</text:p>
          </table:table-cell>
          <table:table-cell/>
          <table:table-cell table:formula="of:=[.G38]/[.G37]-1" office:value-type="float" office:value="0.320754716981132">
            <text:p>0.320754717</text:p>
          </table:table-cell>
          <table:table-cell table:formula="of:=LN([.I38]+1)" office:value-type="float" office:value="0.278203328497237">
            <text:p>0.2782033285</text:p>
          </table:table-cell>
          <table:table-cell table:formula="of:=([.G38]/[.G26])-1" office:value-type="float" office:value="0.944444444444444">
            <text:p>0.9444444444</text:p>
          </table:table-cell>
          <table:table-cell table:formula="of:=SUM([.J27:.J38])" office:value-type="float" office:value="0.664976303593249">
            <text:p>0.6649763036</text:p>
          </table:table-cell>
        </table:table-row>
        <table:table-row table:style-name="ro2">
          <table:table-cell table:style-name="ce1" office:value-type="string">
            <text:p>1996-04-01</text:p>
          </table:table-cell>
          <table:table-cell office:value-type="float" office:value="24.62">
            <text:p>24.62</text:p>
          </table:table-cell>
          <table:table-cell office:value-type="float" office:value="29.37">
            <text:p>29.37</text:p>
          </table:table-cell>
          <table:table-cell office:value-type="float" office:value="24.12">
            <text:p>24.12</text:p>
          </table:table-cell>
          <table:table-cell office:value-type="float" office:value="27.12">
            <text:p>27.12</text:p>
          </table:table-cell>
          <table:table-cell office:value-type="float" office:value="13415200">
            <text:p>13415200</text:p>
          </table:table-cell>
          <table:table-cell office:value-type="float" office:value="3.26">
            <text:p>3.26</text:p>
          </table:table-cell>
          <table:table-cell/>
          <table:table-cell table:formula="of:=[.G39]/[.G38]-1" office:value-type="float" office:value="0.164285714285714">
            <text:p>0.1642857143</text:p>
          </table:table-cell>
          <table:table-cell table:formula="of:=LN([.I39]+1)" office:value-type="float" office:value="0.152107778197458">
            <text:p>0.1521077782</text:p>
          </table:table-cell>
          <table:table-cell table:formula="of:=([.G39]/[.G27])-1" office:value-type="float" office:value="1.31205673758865">
            <text:p>1.3120567376</text:p>
          </table:table-cell>
          <table:table-cell table:formula="of:=SUM([.J28:.J39])" office:value-type="float" office:value="0.83813749098854">
            <text:p>0.838137491</text:p>
          </table:table-cell>
        </table:table-row>
        <table:table-row table:style-name="ro2">
          <table:table-cell table:style-name="ce1" office:value-type="string">
            <text:p>1996-05-01</text:p>
          </table:table-cell>
          <table:table-cell office:value-type="float" office:value="27.37">
            <text:p>27.37</text:p>
          </table:table-cell>
          <table:table-cell office:value-type="float" office:value="29.62">
            <text:p>29.62</text:p>
          </table:table-cell>
          <table:table-cell office:value-type="float" office:value="25">
            <text:p>25</text:p>
          </table:table-cell>
          <table:table-cell office:value-type="float" office:value="27.12">
            <text:p>27.12</text:p>
          </table:table-cell>
          <table:table-cell office:value-type="float" office:value="6717900">
            <text:p>6717900</text:p>
          </table:table-cell>
          <table:table-cell office:value-type="float" office:value="3.26">
            <text:p>3.26</text:p>
          </table:table-cell>
          <table:table-cell/>
          <table:table-cell table:formula="of:=[.G40]/[.G39]-1" office:value-type="float" office:value="0">
            <text:p>0</text:p>
          </table:table-cell>
          <table:table-cell table:formula="of:=LN([.I40]+1)" office:value-type="float" office:value="0">
            <text:p>0</text:p>
          </table:table-cell>
          <table:table-cell table:formula="of:=([.G40]/[.G28])-1" office:value-type="float" office:value="0.862857142857143">
            <text:p>0.8628571429</text:p>
          </table:table-cell>
          <table:table-cell table:formula="of:=SUM([.J29:.J40])" office:value-type="float" office:value="0.622111407443194">
            <text:p>0.6221114074</text:p>
          </table:table-cell>
        </table:table-row>
        <table:table-row table:style-name="ro2">
          <table:table-cell table:style-name="ce1" office:value-type="string">
            <text:p>1996-06-03</text:p>
          </table:table-cell>
          <table:table-cell office:value-type="float" office:value="27.12">
            <text:p>27.12</text:p>
          </table:table-cell>
          <table:table-cell office:value-type="float" office:value="28.5">
            <text:p>28.5</text:p>
          </table:table-cell>
          <table:table-cell office:value-type="float" office:value="25.25">
            <text:p>25.25</text:p>
          </table:table-cell>
          <table:table-cell office:value-type="float" office:value="28.25">
            <text:p>28.25</text:p>
          </table:table-cell>
          <table:table-cell office:value-type="float" office:value="6496900">
            <text:p>6496900</text:p>
          </table:table-cell>
          <table:table-cell office:value-type="float" office:value="3.4">
            <text:p>3.4</text:p>
          </table:table-cell>
          <table:table-cell/>
          <table:table-cell table:formula="of:=[.G41]/[.G40]-1" office:value-type="float" office:value="0.0429447852760736">
            <text:p>0.0429447853</text:p>
          </table:table-cell>
          <table:table-cell table:formula="of:=LN([.I41]+1)" office:value-type="float" office:value="0.0420482362434994">
            <text:p>0.0420482362</text:p>
          </table:table-cell>
          <table:table-cell table:formula="of:=([.G41]/[.G29])-1" office:value-type="float" office:value="0.588785046728972">
            <text:p>0.5887850467</text:p>
          </table:table-cell>
          <table:table-cell table:formula="of:=SUM([.J30:.J41])" office:value-type="float" office:value="0.462969602588356">
            <text:p>0.4629696026</text:p>
          </table:table-cell>
        </table:table-row>
        <table:table-row table:style-name="ro2">
          <table:table-cell table:style-name="ce1" office:value-type="string">
            <text:p>1996-07-01</text:p>
          </table:table-cell>
          <table:table-cell office:value-type="float" office:value="28.12">
            <text:p>28.12</text:p>
          </table:table-cell>
          <table:table-cell office:value-type="float" office:value="29.87">
            <text:p>29.87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8381400">
            <text:p>8381400</text:p>
          </table:table-cell>
          <table:table-cell office:value-type="float" office:value="3.13">
            <text:p>3.13</text:p>
          </table:table-cell>
          <table:table-cell/>
          <table:table-cell table:formula="of:=[.G42]/[.G41]-1" office:value-type="float" office:value="-0.0794117647058824">
            <text:p>-0.0794117647</text:p>
          </table:table-cell>
          <table:table-cell table:formula="of:=LN([.I42]+1)" office:value-type="float" office:value="-0.0827424270700539">
            <text:p>-0.0827424271</text:p>
          </table:table-cell>
          <table:table-cell table:formula="of:=([.G42]/[.G30])-1" office:value-type="float" office:value="0.391111111111111">
            <text:p>0.3911111111</text:p>
          </table:table-cell>
          <table:table-cell table:formula="of:=SUM([.J31:.J42])" office:value-type="float" office:value="0.330102788335733">
            <text:p>0.3301027883</text:p>
          </table:table-cell>
        </table:table-row>
        <table:table-row table:style-name="ro2">
          <table:table-cell table:style-name="ce1" office:value-type="string">
            <text:p>1996-08-01</text:p>
          </table:table-cell>
          <table:table-cell office:value-type="float" office:value="26">
            <text:p>26</text:p>
          </table:table-cell>
          <table:table-cell office:value-type="float" office:value="34.13">
            <text:p>34.13</text:p>
          </table:table-cell>
          <table:table-cell office:value-type="float" office:value="26">
            <text:p>26</text:p>
          </table:table-cell>
          <table:table-cell office:value-type="float" office:value="32.75">
            <text:p>32.75</text:p>
          </table:table-cell>
          <table:table-cell office:value-type="float" office:value="7593800">
            <text:p>7593800</text:p>
          </table:table-cell>
          <table:table-cell office:value-type="float" office:value="3.94">
            <text:p>3.94</text:p>
          </table:table-cell>
          <table:table-cell/>
          <table:table-cell table:formula="of:=[.G43]/[.G42]-1" office:value-type="float" office:value="0.258785942492013">
            <text:p>0.2587859425</text:p>
          </table:table-cell>
          <table:table-cell table:formula="of:=LN([.I43]+1)" office:value-type="float" office:value="0.23014771875778">
            <text:p>0.2301477188</text:p>
          </table:table-cell>
          <table:table-cell table:formula="of:=([.G43]/[.G31])-1" office:value-type="float" office:value="0.641666666666667">
            <text:p>0.6416666667</text:p>
          </table:table-cell>
          <table:table-cell table:formula="of:=SUM([.J32:.J43])" office:value-type="float" office:value="0.495711985955942">
            <text:p>0.495711986</text:p>
          </table:table-cell>
        </table:table-row>
        <table:table-row table:style-name="ro2">
          <table:table-cell table:style-name="ce1" office:value-type="string">
            <text:p>1996-09-03</text:p>
          </table:table-cell>
          <table:table-cell office:value-type="float" office:value="32.25">
            <text:p>32.25</text:p>
          </table:table-cell>
          <table:table-cell office:value-type="float" office:value="35.88">
            <text:p>35.88</text:p>
          </table:table-cell>
          <table:table-cell office:value-type="float" office:value="31.75">
            <text:p>31.75</text:p>
          </table:table-cell>
          <table:table-cell office:value-type="float" office:value="33">
            <text:p>33</text:p>
          </table:table-cell>
          <table:table-cell office:value-type="float" office:value="8840500">
            <text:p>8840500</text:p>
          </table:table-cell>
          <table:table-cell office:value-type="float" office:value="3.97">
            <text:p>3.97</text:p>
          </table:table-cell>
          <table:table-cell/>
          <table:table-cell table:formula="of:=[.G44]/[.G43]-1" office:value-type="float" office:value="0.00761421319796951">
            <text:p>0.0076142132</text:p>
          </table:table-cell>
          <table:table-cell table:formula="of:=LN([.I44]+1)" office:value-type="float" office:value="0.00758537138925656">
            <text:p>0.0075853714</text:p>
          </table:table-cell>
          <table:table-cell table:formula="of:=([.G44]/[.G32])-1" office:value-type="float" office:value="0.741228070175439">
            <text:p>0.7412280702</text:p>
          </table:table-cell>
          <table:table-cell table:formula="of:=SUM([.J33:.J44])" office:value-type="float" office:value="0.55459065173275">
            <text:p>0.5545906517</text:p>
          </table:table-cell>
        </table:table-row>
        <table:table-row table:style-name="ro2">
          <table:table-cell table:style-name="ce1" office:value-type="string">
            <text:p>1996-10-01</text:p>
          </table:table-cell>
          <table:table-cell office:value-type="float" office:value="33">
            <text:p>33</text:p>
          </table:table-cell>
          <table:table-cell office:value-type="float" office:value="40.25">
            <text:p>40.25</text:p>
          </table:table-cell>
          <table:table-cell table:number-columns-repeated="2" office:value-type="float" office:value="32.5">
            <text:p>32.5</text:p>
          </table:table-cell>
          <table:table-cell office:value-type="float" office:value="12300300">
            <text:p>12300300</text:p>
          </table:table-cell>
          <table:table-cell office:value-type="float" office:value="3.91">
            <text:p>3.91</text:p>
          </table:table-cell>
          <table:table-cell/>
          <table:table-cell table:formula="of:=[.G45]/[.G44]-1" office:value-type="float" office:value="-0.0151133501259446">
            <text:p>-0.0151133501</text:p>
          </table:table-cell>
          <table:table-cell table:formula="of:=LN([.I45]+1)" office:value-type="float" office:value="-0.0152287207018247">
            <text:p>-0.0152287207</text:p>
          </table:table-cell>
          <table:table-cell table:formula="of:=([.G45]/[.G33])-1" office:value-type="float" office:value="0.656779661016949">
            <text:p>0.656779661</text:p>
          </table:table-cell>
          <table:table-cell table:formula="of:=SUM([.J34:.J45])" office:value-type="float" office:value="0.504875754959756">
            <text:p>0.504875755</text:p>
          </table:table-cell>
        </table:table-row>
        <table:table-row table:style-name="ro2">
          <table:table-cell table:style-name="ce1" office:value-type="string">
            <text:p>1996-11-01</text:p>
          </table:table-cell>
          <table:table-cell office:value-type="float" office:value="32.63">
            <text:p>32.63</text:p>
          </table:table-cell>
          <table:table-cell office:value-type="float" office:value="36.63">
            <text:p>36.63</text:p>
          </table:table-cell>
          <table:table-cell office:value-type="float" office:value="31.75">
            <text:p>31.75</text:p>
          </table:table-cell>
          <table:table-cell office:value-type="float" office:value="34.63">
            <text:p>34.63</text:p>
          </table:table-cell>
          <table:table-cell office:value-type="float" office:value="8037700">
            <text:p>8037700</text:p>
          </table:table-cell>
          <table:table-cell office:value-type="float" office:value="4.16">
            <text:p>4.16</text:p>
          </table:table-cell>
          <table:table-cell/>
          <table:table-cell table:formula="of:=[.G46]/[.G45]-1" office:value-type="float" office:value="0.0639386189258313">
            <text:p>0.0639386189</text:p>
          </table:table-cell>
          <table:table-cell table:formula="of:=LN([.I46]+1)" office:value-type="float" office:value="0.0619777002758976">
            <text:p>0.0619777003</text:p>
          </table:table-cell>
          <table:table-cell table:formula="of:=([.G46]/[.G34])-1" office:value-type="float" office:value="0.637795275590551">
            <text:p>0.6377952756</text:p>
          </table:table-cell>
          <table:table-cell table:formula="of:=SUM([.J35:.J46])" office:value-type="float" office:value="0.493350993242727">
            <text:p>0.4933509932</text:p>
          </table:table-cell>
        </table:table-row>
        <table:table-row table:style-name="ro2">
          <table:table-cell table:style-name="ce1" office:value-type="string">
            <text:p>1996-12-02</text:p>
          </table:table-cell>
          <table:table-cell office:value-type="float" office:value="34.88">
            <text:p>34.88</text:p>
          </table:table-cell>
          <table:table-cell office:value-type="float" office:value="36.75">
            <text:p>36.75</text:p>
          </table:table-cell>
          <table:table-cell office:value-type="float" office:value="28.5">
            <text:p>28.5</text:p>
          </table:table-cell>
          <table:table-cell office:value-type="float" office:value="28.62">
            <text:p>28.62</text:p>
          </table:table-cell>
          <table:table-cell office:value-type="float" office:value="8358700">
            <text:p>8358700</text:p>
          </table:table-cell>
          <table:table-cell office:value-type="float" office:value="3.44">
            <text:p>3.44</text:p>
          </table:table-cell>
          <table:table-cell/>
          <table:table-cell table:formula="of:=[.G47]/[.G46]-1" office:value-type="float" office:value="-0.173076923076923">
            <text:p>-0.1730769231</text:p>
          </table:table-cell>
          <table:table-cell table:formula="of:=LN([.I47]+1)" office:value-type="float" office:value="-0.190043602887865">
            <text:p>-0.1900436029</text:p>
          </table:table-cell>
          <table:table-cell table:formula="of:=([.G47]/[.G35])-1" office:value-type="float" office:value="0.365079365079365">
            <text:p>0.3650793651</text:p>
          </table:table-cell>
          <table:table-cell table:formula="of:=SUM([.J36:.J47])" office:value-type="float" office:value="0.311212569861975">
            <text:p>0.3112125699</text:p>
          </table:table-cell>
        </table:table-row>
        <table:table-row table:style-name="ro2">
          <table:table-cell table:style-name="ce1" office:value-type="string">
            <text:p>1997-01-02</text:p>
          </table:table-cell>
          <table:table-cell office:value-type="float" office:value="28.62">
            <text:p>28.62</text:p>
          </table:table-cell>
          <table:table-cell office:value-type="float" office:value="35.88">
            <text:p>35.88</text:p>
          </table:table-cell>
          <table:table-cell office:value-type="float" office:value="27.37">
            <text:p>27.37</text:p>
          </table:table-cell>
          <table:table-cell office:value-type="float" office:value="34.25">
            <text:p>34.25</text:p>
          </table:table-cell>
          <table:table-cell office:value-type="float" office:value="9456500">
            <text:p>9456500</text:p>
          </table:table-cell>
          <table:table-cell office:value-type="float" office:value="4.12">
            <text:p>4.12</text:p>
          </table:table-cell>
          <table:table-cell/>
          <table:table-cell table:formula="of:=[.G48]/[.G47]-1" office:value-type="float" office:value="0.197674418604651">
            <text:p>0.1976744186</text:p>
          </table:table-cell>
          <table:table-cell table:formula="of:=LN([.I48]+1)" office:value-type="float" office:value="0.180381691976128">
            <text:p>0.180381692</text:p>
          </table:table-cell>
          <table:table-cell table:formula="of:=([.G48]/[.G36])-1" office:value-type="float" office:value="1.0497512437811">
            <text:p>1.0497512438</text:p>
          </table:table-cell>
          <table:table-cell table:formula="of:=SUM([.J37:.J48])" office:value-type="float" office:value="0.717718441290451">
            <text:p>0.7177184413</text:p>
          </table:table-cell>
        </table:table-row>
        <table:table-row table:style-name="ro2">
          <table:table-cell table:style-name="ce1" office:value-type="string">
            <text:p>1997-02-03</text:p>
          </table:table-cell>
          <table:table-cell office:value-type="float" office:value="34.25">
            <text:p>34.25</text:p>
          </table:table-cell>
          <table:table-cell office:value-type="float" office:value="37.25">
            <text:p>37.25</text:p>
          </table:table-cell>
          <table:table-cell office:value-type="float" office:value="32.75">
            <text:p>32.75</text:p>
          </table:table-cell>
          <table:table-cell office:value-type="float" office:value="33.63">
            <text:p>33.63</text:p>
          </table:table-cell>
          <table:table-cell office:value-type="float" office:value="6762200">
            <text:p>6762200</text:p>
          </table:table-cell>
          <table:table-cell office:value-type="float" office:value="4.04">
            <text:p>4.04</text:p>
          </table:table-cell>
          <table:table-cell/>
          <table:table-cell table:formula="of:=[.G49]/[.G48]-1" office:value-type="float" office:value="-0.0194174757281553">
            <text:p>-0.0194174757</text:p>
          </table:table-cell>
          <table:table-cell table:formula="of:=LN([.I49]+1)" office:value-type="float" office:value="-0.0196084713883763">
            <text:p>-0.0196084714</text:p>
          </table:table-cell>
          <table:table-cell table:formula="of:=([.G49]/[.G37])-1" office:value-type="float" office:value="0.905660377358491">
            <text:p>0.9056603774</text:p>
          </table:table-cell>
          <table:table-cell table:formula="of:=SUM([.J38:.J49])" office:value-type="float" office:value="0.644828603289138">
            <text:p>0.6448286033</text:p>
          </table:table-cell>
        </table:table-row>
        <table:table-row table:style-name="ro2">
          <table:table-cell table:style-name="ce1" office:value-type="string">
            <text:p>1997-03-03</text:p>
          </table:table-cell>
          <table:table-cell office:value-type="float" office:value="33.63">
            <text:p>33.63</text:p>
          </table:table-cell>
          <table:table-cell office:value-type="float" office:value="33.88">
            <text:p>33.88</text:p>
          </table:table-cell>
          <table:table-cell office:value-type="float" office:value="29.37">
            <text:p>29.37</text:p>
          </table:table-cell>
          <table:table-cell office:value-type="float" office:value="29.62">
            <text:p>29.62</text:p>
          </table:table-cell>
          <table:table-cell office:value-type="float" office:value="9281500">
            <text:p>9281500</text:p>
          </table:table-cell>
          <table:table-cell office:value-type="float" office:value="3.56">
            <text:p>3.56</text:p>
          </table:table-cell>
          <table:table-cell/>
          <table:table-cell table:formula="of:=[.G50]/[.G49]-1" office:value-type="float" office:value="-0.118811881188119">
            <text:p>-0.1188118812</text:p>
          </table:table-cell>
          <table:table-cell table:formula="of:=LN([.I50]+1)" office:value-type="float" office:value="-0.12648414710912">
            <text:p>-0.1264841471</text:p>
          </table:table-cell>
          <table:table-cell table:formula="of:=([.G50]/[.G38])-1" office:value-type="float" office:value="0.271428571428572">
            <text:p>0.2714285714</text:p>
          </table:table-cell>
          <table:table-cell table:formula="of:=SUM([.J39:.J50])" office:value-type="float" office:value="0.240141127682781">
            <text:p>0.2401411277</text:p>
          </table:table-cell>
        </table:table-row>
        <table:table-row table:style-name="ro2">
          <table:table-cell table:style-name="ce1" office:value-type="string">
            <text:p>1997-04-01</text:p>
          </table:table-cell>
          <table:table-cell office:value-type="float" office:value="29.62">
            <text:p>29.62</text:p>
          </table:table-cell>
          <table:table-cell office:value-type="float" office:value="31.25">
            <text:p>31.25</text:p>
          </table:table-cell>
          <table:table-cell office:value-type="float" office:value="26.12">
            <text:p>26.12</text:p>
          </table:table-cell>
          <table:table-cell office:value-type="float" office:value="29.87">
            <text:p>29.87</text:p>
          </table:table-cell>
          <table:table-cell office:value-type="float" office:value="10118200">
            <text:p>10118200</text:p>
          </table:table-cell>
          <table:table-cell office:value-type="float" office:value="3.59">
            <text:p>3.59</text:p>
          </table:table-cell>
          <table:table-cell/>
          <table:table-cell table:formula="of:=[.G51]/[.G50]-1" office:value-type="float" office:value="0.0084269662921348">
            <text:p>0.0084269663</text:p>
          </table:table-cell>
          <table:table-cell table:formula="of:=LN([.I51]+1)" office:value-type="float" office:value="0.00839165763624838">
            <text:p>0.0083916576</text:p>
          </table:table-cell>
          <table:table-cell table:formula="of:=([.G51]/[.G39])-1" office:value-type="float" office:value="0.101226993865031">
            <text:p>0.1012269939</text:p>
          </table:table-cell>
          <table:table-cell table:formula="of:=SUM([.J40:.J51])" office:value-type="float" office:value="0.0964250071215711">
            <text:p>0.0964250071</text:p>
          </table:table-cell>
        </table:table-row>
        <table:table-row table:style-name="ro2">
          <table:table-cell table:style-name="ce1" office:value-type="string">
            <text:p>1997-05-01</text:p>
          </table:table-cell>
          <table:table-cell office:value-type="float" office:value="29.87">
            <text:p>29.87</text:p>
          </table:table-cell>
          <table:table-cell office:value-type="float" office:value="34">
            <text:p>34</text:p>
          </table:table-cell>
          <table:table-cell office:value-type="float" office:value="27.87">
            <text:p>27.87</text:p>
          </table:table-cell>
          <table:table-cell office:value-type="float" office:value="31.5">
            <text:p>31.5</text:p>
          </table:table-cell>
          <table:table-cell office:value-type="float" office:value="11015200">
            <text:p>11015200</text:p>
          </table:table-cell>
          <table:table-cell office:value-type="float" office:value="3.79">
            <text:p>3.79</text:p>
          </table:table-cell>
          <table:table-cell/>
          <table:table-cell table:formula="of:=[.G52]/[.G51]-1" office:value-type="float" office:value="0.0557103064066853">
            <text:p>0.0557103064</text:p>
          </table:table-cell>
          <table:table-cell table:formula="of:=LN([.I52]+1)" office:value-type="float" office:value="0.0542138165941475">
            <text:p>0.0542138166</text:p>
          </table:table-cell>
          <table:table-cell table:formula="of:=([.G52]/[.G40])-1" office:value-type="float" office:value="0.162576687116565">
            <text:p>0.1625766871</text:p>
          </table:table-cell>
          <table:table-cell table:formula="of:=SUM([.J41:.J52])" office:value-type="float" office:value="0.150638823715719">
            <text:p>0.1506388237</text:p>
          </table:table-cell>
        </table:table-row>
        <table:table-row table:style-name="ro2">
          <table:table-cell table:style-name="ce1" office:value-type="string">
            <text:p>1997-06-02</text:p>
          </table:table-cell>
          <table:table-cell office:value-type="float" office:value="31.62">
            <text:p>31.62</text:p>
          </table:table-cell>
          <table:table-cell office:value-type="float" office:value="39.5">
            <text:p>39.5</text:p>
          </table:table-cell>
          <table:table-cell office:value-type="float" office:value="29.5">
            <text:p>29.5</text:p>
          </table:table-cell>
          <table:table-cell office:value-type="float" office:value="38.94">
            <text:p>38.94</text:p>
          </table:table-cell>
          <table:table-cell office:value-type="float" office:value="13469700">
            <text:p>13469700</text:p>
          </table:table-cell>
          <table:table-cell office:value-type="float" office:value="4.68">
            <text:p>4.68</text:p>
          </table:table-cell>
          <table:table-cell/>
          <table:table-cell table:formula="of:=[.G53]/[.G52]-1" office:value-type="float" office:value="0.234828496042216">
            <text:p>0.234828496</text:p>
          </table:table-cell>
          <table:table-cell table:formula="of:=LN([.I53]+1)" office:value-type="float" office:value="0.21093209083522">
            <text:p>0.2109320908</text:p>
          </table:table-cell>
          <table:table-cell table:formula="of:=([.G53]/[.G41])-1" office:value-type="float" office:value="0.376470588235294">
            <text:p>0.3764705882</text:p>
          </table:table-cell>
          <table:table-cell table:formula="of:=SUM([.J42:.J53])" office:value-type="float" office:value="0.31952267830744">
            <text:p>0.3195226783</text:p>
          </table:table-cell>
        </table:table-row>
        <table:table-row table:style-name="ro2">
          <table:table-cell table:style-name="ce1" office:value-type="string">
            <text:p>1997-07-01</text:p>
          </table:table-cell>
          <table:table-cell office:value-type="float" office:value="39">
            <text:p>39</text:p>
          </table:table-cell>
          <table:table-cell office:value-type="float" office:value="41.63">
            <text:p>41.63</text:p>
          </table:table-cell>
          <table:table-cell office:value-type="float" office:value="34.13">
            <text:p>34.13</text:p>
          </table:table-cell>
          <table:table-cell office:value-type="float" office:value="40.94">
            <text:p>40.94</text:p>
          </table:table-cell>
          <table:table-cell office:value-type="float" office:value="11372500">
            <text:p>11372500</text:p>
          </table:table-cell>
          <table:table-cell office:value-type="float" office:value="4.92">
            <text:p>4.92</text:p>
          </table:table-cell>
          <table:table-cell/>
          <table:table-cell table:formula="of:=[.G54]/[.G53]-1" office:value-type="float" office:value="0.0512820512820513">
            <text:p>0.0512820513</text:p>
          </table:table-cell>
          <table:table-cell table:formula="of:=LN([.I54]+1)" office:value-type="float" office:value="0.0500104205746614">
            <text:p>0.0500104206</text:p>
          </table:table-cell>
          <table:table-cell table:formula="of:=([.G54]/[.G42])-1" office:value-type="float" office:value="0.571884984025559">
            <text:p>0.571884984</text:p>
          </table:table-cell>
          <table:table-cell table:formula="of:=SUM([.J43:.J54])" office:value-type="float" office:value="0.452275525952155">
            <text:p>0.452275526</text:p>
          </table:table-cell>
        </table:table-row>
        <table:table-row table:style-name="ro2">
          <table:table-cell table:style-name="ce1" office:value-type="string">
            <text:p>1997-08-01</text:p>
          </table:table-cell>
          <table:table-cell office:value-type="float" office:value="40.75">
            <text:p>40.75</text:p>
          </table:table-cell>
          <table:table-cell office:value-type="float" office:value="43.25">
            <text:p>43.25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9083200">
            <text:p>9083200</text:p>
          </table:table-cell>
          <table:table-cell office:value-type="float" office:value="4.93">
            <text:p>4.93</text:p>
          </table:table-cell>
          <table:table-cell/>
          <table:table-cell table:formula="of:=[.G55]/[.G54]-1" office:value-type="float" office:value="0.00203252032520318">
            <text:p>0.0020325203</text:p>
          </table:table-cell>
          <table:table-cell table:formula="of:=LN([.I55]+1)" office:value-type="float" office:value="0.00203045755038192">
            <text:p>0.0020304576</text:p>
          </table:table-cell>
          <table:table-cell table:formula="of:=([.G55]/[.G43])-1" office:value-type="float" office:value="0.251269035532995">
            <text:p>0.2512690355</text:p>
          </table:table-cell>
          <table:table-cell table:formula="of:=SUM([.J44:.J55])" office:value-type="float" office:value="0.224158264744756">
            <text:p>0.2241582647</text:p>
          </table:table-cell>
        </table:table-row>
        <table:table-row table:style-name="ro2">
          <table:table-cell table:style-name="ce1" office:value-type="string">
            <text:p>1997-09-02</text:p>
          </table:table-cell>
          <table:table-cell office:value-type="float" office:value="41.13">
            <text:p>41.13</text:p>
          </table:table-cell>
          <table:table-cell office:value-type="float" office:value="44.75">
            <text:p>44.75</text:p>
          </table:table-cell>
          <table:table-cell office:value-type="float" office:value="39.75">
            <text:p>39.75</text:p>
          </table:table-cell>
          <table:table-cell office:value-type="float" office:value="41.81">
            <text:p>41.81</text:p>
          </table:table-cell>
          <table:table-cell office:value-type="float" office:value="7445100">
            <text:p>7445100</text:p>
          </table:table-cell>
          <table:table-cell office:value-type="float" office:value="5.03">
            <text:p>5.03</text:p>
          </table:table-cell>
          <table:table-cell/>
          <table:table-cell table:formula="of:=[.G56]/[.G55]-1" office:value-type="float" office:value="0.0202839756592292">
            <text:p>0.0202839757</text:p>
          </table:table-cell>
          <table:table-cell table:formula="of:=LN([.I56]+1)" office:value-type="float" office:value="0.0200809960570491">
            <text:p>0.0200809961</text:p>
          </table:table-cell>
          <table:table-cell table:formula="of:=([.G56]/[.G44])-1" office:value-type="float" office:value="0.267002518891688">
            <text:p>0.2670025189</text:p>
          </table:table-cell>
          <table:table-cell table:formula="of:=SUM([.J45:.J56])" office:value-type="float" office:value="0.236653889412549">
            <text:p>0.2366538894</text:p>
          </table:table-cell>
        </table:table-row>
        <table:table-row table:style-name="ro2">
          <table:table-cell table:style-name="ce1" office:value-type="string">
            <text:p>1997-10-01</text:p>
          </table:table-cell>
          <table:table-cell office:value-type="float" office:value="41.63">
            <text:p>41.63</text:p>
          </table:table-cell>
          <table:table-cell office:value-type="float" office:value="41.88">
            <text:p>41.88</text:p>
          </table:table-cell>
          <table:table-cell office:value-type="float" office:value="32.13">
            <text:p>32.13</text:p>
          </table:table-cell>
          <table:table-cell office:value-type="float" office:value="33">
            <text:p>33</text:p>
          </table:table-cell>
          <table:table-cell office:value-type="float" office:value="11914000">
            <text:p>11914000</text:p>
          </table:table-cell>
          <table:table-cell office:value-type="float" office:value="3.97">
            <text:p>3.97</text:p>
          </table:table-cell>
          <table:table-cell/>
          <table:table-cell table:formula="of:=[.G57]/[.G56]-1" office:value-type="float" office:value="-0.210735586481113">
            <text:p>-0.2107355865</text:p>
          </table:table-cell>
          <table:table-cell table:formula="of:=LN([.I57]+1)" office:value-type="float" office:value="-0.236653889412549">
            <text:p>-0.2366538894</text:p>
          </table:table-cell>
          <table:table-cell table:formula="of:=([.G57]/[.G45])-1" office:value-type="float" office:value="0.0153452685421995">
            <text:p>0.0153452685</text:p>
          </table:table-cell>
          <table:table-cell table:formula="of:=SUM([.J46:.J57])" office:value-type="float" office:value="0.0152287207018247">
            <text:p>0.0152287207</text:p>
          </table:table-cell>
        </table:table-row>
        <table:table-row table:style-name="ro2">
          <table:table-cell table:style-name="ce1" office:value-type="string">
            <text:p>1997-11-03</text:p>
          </table:table-cell>
          <table:table-cell office:value-type="float" office:value="33.13">
            <text:p>33.13</text:p>
          </table:table-cell>
          <table:table-cell office:value-type="float" office:value="36">
            <text:p>36</text:p>
          </table:table-cell>
          <table:table-cell office:value-type="float" office:value="31.25">
            <text:p>31.25</text:p>
          </table:table-cell>
          <table:table-cell office:value-type="float" office:value="34.88">
            <text:p>34.88</text:p>
          </table:table-cell>
          <table:table-cell office:value-type="float" office:value="7216900">
            <text:p>7216900</text:p>
          </table:table-cell>
          <table:table-cell office:value-type="float" office:value="4.19">
            <text:p>4.19</text:p>
          </table:table-cell>
          <table:table-cell/>
          <table:table-cell table:formula="of:=[.G58]/[.G57]-1" office:value-type="float" office:value="0.0554156171284634">
            <text:p>0.0554156171</text:p>
          </table:table-cell>
          <table:table-cell table:formula="of:=LN([.I58]+1)" office:value-type="float" office:value="0.0539346392349473">
            <text:p>0.0539346392</text:p>
          </table:table-cell>
          <table:table-cell table:formula="of:=([.G58]/[.G46])-1" office:value-type="float" office:value="0.00721153846153855">
            <text:p>0.0072115385</text:p>
          </table:table-cell>
          <table:table-cell table:formula="of:=SUM([.J47:.J58])" office:value-type="float" office:value="0.00718565966087437">
            <text:p>0.0071856597</text:p>
          </table:table-cell>
        </table:table-row>
        <table:table-row table:style-name="ro2">
          <table:table-cell table:style-name="ce1" office:value-type="string">
            <text:p>1997-12-01</text:p>
          </table:table-cell>
          <table:table-cell office:value-type="float" office:value="35.63">
            <text:p>35.63</text:p>
          </table:table-cell>
          <table:table-cell office:value-type="float" office:value="40.5">
            <text:p>40.5</text:p>
          </table:table-cell>
          <table:table-cell office:value-type="float" office:value="35.5">
            <text:p>35.5</text:p>
          </table:table-cell>
          <table:table-cell office:value-type="float" office:value="38.38">
            <text:p>38.38</text:p>
          </table:table-cell>
          <table:table-cell office:value-type="float" office:value="6819000">
            <text:p>6819000</text:p>
          </table:table-cell>
          <table:table-cell office:value-type="float" office:value="4.61">
            <text:p>4.61</text:p>
          </table:table-cell>
          <table:table-cell/>
          <table:table-cell table:formula="of:=[.G59]/[.G58]-1" office:value-type="float" office:value="0.100238663484487">
            <text:p>0.1002386635</text:p>
          </table:table-cell>
          <table:table-cell table:formula="of:=LN([.I59]+1)" office:value-type="float" office:value="0.0955271230745109">
            <text:p>0.0955271231</text:p>
          </table:table-cell>
          <table:table-cell table:formula="of:=([.G59]/[.G47])-1" office:value-type="float" office:value="0.340116279069768">
            <text:p>0.3401162791</text:p>
          </table:table-cell>
          <table:table-cell table:formula="of:=SUM([.J48:.J59])" office:value-type="float" office:value="0.29275638562325">
            <text:p>0.2927563856</text:p>
          </table:table-cell>
        </table:table-row>
        <table:table-row table:style-name="ro2">
          <table:table-cell table:style-name="ce1" office:value-type="string">
            <text:p>1998-01-02</text:p>
          </table:table-cell>
          <table:table-cell office:value-type="float" office:value="38.38">
            <text:p>38.38</text:p>
          </table:table-cell>
          <table:table-cell office:value-type="float" office:value="38.63">
            <text:p>38.63</text:p>
          </table:table-cell>
          <table:table-cell office:value-type="float" office:value="33.13">
            <text:p>33.13</text:p>
          </table:table-cell>
          <table:table-cell office:value-type="float" office:value="36.56">
            <text:p>36.56</text:p>
          </table:table-cell>
          <table:table-cell office:value-type="float" office:value="8794500">
            <text:p>8794500</text:p>
          </table:table-cell>
          <table:table-cell office:value-type="float" office:value="4.39">
            <text:p>4.39</text:p>
          </table:table-cell>
          <table:table-cell/>
          <table:table-cell table:formula="of:=[.G60]/[.G59]-1" office:value-type="float" office:value="-0.0477223427331889">
            <text:p>-0.0477223427</text:p>
          </table:table-cell>
          <table:table-cell table:formula="of:=LN([.I60]+1)" office:value-type="float" office:value="-0.0488986299214773">
            <text:p>-0.0488986299</text:p>
          </table:table-cell>
          <table:table-cell table:formula="of:=([.G60]/[.G48])-1" office:value-type="float" office:value="0.0655339805825241">
            <text:p>0.0655339806</text:p>
          </table:table-cell>
          <table:table-cell table:formula="of:=SUM([.J49:.J60])" office:value-type="float" office:value="0.0634760637256447">
            <text:p>0.0634760637</text:p>
          </table:table-cell>
        </table:table-row>
        <table:table-row table:style-name="ro2">
          <table:table-cell table:style-name="ce1" office:value-type="string">
            <text:p>1998-02-02</text:p>
          </table:table-cell>
          <table:table-cell office:value-type="float" office:value="37">
            <text:p>37</text:p>
          </table:table-cell>
          <table:table-cell office:value-type="float" office:value="40.13">
            <text:p>40.13</text:p>
          </table:table-cell>
          <table:table-cell office:value-type="float" office:value="36">
            <text:p>36</text:p>
          </table:table-cell>
          <table:table-cell office:value-type="float" office:value="39.56">
            <text:p>39.56</text:p>
          </table:table-cell>
          <table:table-cell office:value-type="float" office:value="8680200">
            <text:p>8680200</text:p>
          </table:table-cell>
          <table:table-cell office:value-type="float" office:value="4.76">
            <text:p>4.76</text:p>
          </table:table-cell>
          <table:table-cell/>
          <table:table-cell table:formula="of:=[.G61]/[.G60]-1" office:value-type="float" office:value="0.0842824601366743">
            <text:p>0.0842824601</text:p>
          </table:table-cell>
          <table:table-cell table:formula="of:=LN([.I61]+1)" office:value-type="float" office:value="0.0809184411562487">
            <text:p>0.0809184412</text:p>
          </table:table-cell>
          <table:table-cell table:formula="of:=([.G61]/[.G49])-1" office:value-type="float" office:value="0.178217821782178">
            <text:p>0.1782178218</text:p>
          </table:table-cell>
          <table:table-cell table:formula="of:=SUM([.J50:.J61])" office:value-type="float" office:value="0.16400297627027">
            <text:p>0.1640029763</text:p>
          </table:table-cell>
        </table:table-row>
        <table:table-row table:style-name="ro2">
          <table:table-cell table:style-name="ce1" office:value-type="string">
            <text:p>1998-03-02</text:p>
          </table:table-cell>
          <table:table-cell office:value-type="float" office:value="39.56">
            <text:p>39.56</text:p>
          </table:table-cell>
          <table:table-cell office:value-type="float" office:value="46.44">
            <text:p>46.44</text:p>
          </table:table-cell>
          <table:table-cell office:value-type="float" office:value="38.13">
            <text:p>38.13</text:p>
          </table:table-cell>
          <table:table-cell office:value-type="float" office:value="45.31">
            <text:p>45.31</text:p>
          </table:table-cell>
          <table:table-cell office:value-type="float" office:value="7316000">
            <text:p>7316000</text:p>
          </table:table-cell>
          <table:table-cell office:value-type="float" office:value="5.45">
            <text:p>5.45</text:p>
          </table:table-cell>
          <table:table-cell/>
          <table:table-cell table:formula="of:=[.G62]/[.G61]-1" office:value-type="float" office:value="0.144957983193277">
            <text:p>0.1449579832</text:p>
          </table:table-cell>
          <table:table-cell table:formula="of:=LN([.I62]+1)" office:value-type="float" office:value="0.135367940431824">
            <text:p>0.1353679404</text:p>
          </table:table-cell>
          <table:table-cell table:formula="of:=([.G62]/[.G50])-1" office:value-type="float" office:value="0.530898876404494">
            <text:p>0.5308988764</text:p>
          </table:table-cell>
          <table:table-cell table:formula="of:=SUM([.J51:.J62])" office:value-type="float" office:value="0.425855063811214">
            <text:p>0.4258550638</text:p>
          </table:table-cell>
        </table:table-row>
        <table:table-row table:style-name="ro2">
          <table:table-cell table:style-name="ce1" office:value-type="string">
            <text:p>1998-04-01</text:p>
          </table:table-cell>
          <table:table-cell office:value-type="float" office:value="45.38">
            <text:p>45.38</text:p>
          </table:table-cell>
          <table:table-cell office:value-type="float" office:value="49">
            <text:p>49</text:p>
          </table:table-cell>
          <table:table-cell office:value-type="float" office:value="42.5">
            <text:p>42.5</text:p>
          </table:table-cell>
          <table:table-cell office:value-type="float" office:value="48.13">
            <text:p>48.13</text:p>
          </table:table-cell>
          <table:table-cell office:value-type="float" office:value="8612500">
            <text:p>8612500</text:p>
          </table:table-cell>
          <table:table-cell office:value-type="float" office:value="5.79">
            <text:p>5.79</text:p>
          </table:table-cell>
          <table:table-cell/>
          <table:table-cell table:formula="of:=[.G63]/[.G62]-1" office:value-type="float" office:value="0.0623853211009173">
            <text:p>0.0623853211</text:p>
          </table:table-cell>
          <table:table-cell table:formula="of:=LN([.I63]+1)" office:value-type="float" office:value="0.0605166829097511">
            <text:p>0.0605166829</text:p>
          </table:table-cell>
          <table:table-cell table:formula="of:=([.G63]/[.G51])-1" office:value-type="float" office:value="0.612813370473538">
            <text:p>0.6128133705</text:p>
          </table:table-cell>
          <table:table-cell table:formula="of:=SUM([.J52:.J63])" office:value-type="float" office:value="0.477980089084716">
            <text:p>0.4779800891</text:p>
          </table:table-cell>
        </table:table-row>
        <table:table-row table:style-name="ro2">
          <table:table-cell table:style-name="ce1" office:value-type="string">
            <text:p>1998-05-01</text:p>
          </table:table-cell>
          <table:table-cell office:value-type="float" office:value="48.25">
            <text:p>48.25</text:p>
          </table:table-cell>
          <table:table-cell office:value-type="float" office:value="49.88">
            <text:p>49.88</text:p>
          </table:table-cell>
          <table:table-cell office:value-type="float" office:value="44.5">
            <text:p>44.5</text:p>
          </table:table-cell>
          <table:table-cell office:value-type="float" office:value="48">
            <text:p>48</text:p>
          </table:table-cell>
          <table:table-cell office:value-type="float" office:value="6197000">
            <text:p>6197000</text:p>
          </table:table-cell>
          <table:table-cell office:value-type="float" office:value="5.77">
            <text:p>5.77</text:p>
          </table:table-cell>
          <table:table-cell/>
          <table:table-cell table:formula="of:=[.G64]/[.G63]-1" office:value-type="float" office:value="-0.00345423143350609">
            <text:p>-0.0034542314</text:p>
          </table:table-cell>
          <table:table-cell table:formula="of:=LN([.I64]+1)" office:value-type="float" office:value="-0.00346021106489573">
            <text:p>-0.0034602111</text:p>
          </table:table-cell>
          <table:table-cell table:formula="of:=([.G64]/[.G52])-1" office:value-type="float" office:value="0.522427440633245">
            <text:p>0.5224274406</text:p>
          </table:table-cell>
          <table:table-cell table:formula="of:=SUM([.J53:.J64])" office:value-type="float" office:value="0.420306061425673">
            <text:p>0.4203060614</text:p>
          </table:table-cell>
        </table:table-row>
        <table:table-row table:style-name="ro2">
          <table:table-cell table:style-name="ce1" office:value-type="string">
            <text:p>1998-06-01</text:p>
          </table:table-cell>
          <table:table-cell office:value-type="float" office:value="47.63">
            <text:p>47.63</text:p>
          </table:table-cell>
          <table:table-cell office:value-type="float" office:value="54.75">
            <text:p>54.75</text:p>
          </table:table-cell>
          <table:table-cell office:value-type="float" office:value="46.56">
            <text:p>46.56</text:p>
          </table:table-cell>
          <table:table-cell office:value-type="float" office:value="53.44">
            <text:p>53.44</text:p>
          </table:table-cell>
          <table:table-cell office:value-type="float" office:value="8523300">
            <text:p>8523300</text:p>
          </table:table-cell>
          <table:table-cell office:value-type="float" office:value="6.42">
            <text:p>6.42</text:p>
          </table:table-cell>
          <table:table-cell/>
          <table:table-cell table:formula="of:=[.G65]/[.G64]-1" office:value-type="float" office:value="0.112651646447141">
            <text:p>0.1126516464</text:p>
          </table:table-cell>
          <table:table-cell table:formula="of:=LN([.I65]+1)" office:value-type="float" office:value="0.106746037181862">
            <text:p>0.1067460372</text:p>
          </table:table-cell>
          <table:table-cell table:formula="of:=([.G65]/[.G53])-1" office:value-type="float" office:value="0.371794871794872">
            <text:p>0.3717948718</text:p>
          </table:table-cell>
          <table:table-cell table:formula="of:=SUM([.J54:.J65])" office:value-type="float" office:value="0.316120007772314">
            <text:p>0.3161200078</text:p>
          </table:table-cell>
        </table:table-row>
        <table:table-row table:style-name="ro2">
          <table:table-cell table:style-name="ce1" office:value-type="string">
            <text:p>1998-07-01</text:p>
          </table:table-cell>
          <table:table-cell office:value-type="float" office:value="53.63">
            <text:p>53.63</text:p>
          </table:table-cell>
          <table:table-cell office:value-type="float" office:value="59.94">
            <text:p>59.94</text:p>
          </table:table-cell>
          <table:table-cell office:value-type="float" office:value="41.63">
            <text:p>41.63</text:p>
          </table:table-cell>
          <table:table-cell office:value-type="float" office:value="41.88">
            <text:p>41.88</text:p>
          </table:table-cell>
          <table:table-cell office:value-type="float" office:value="15608400">
            <text:p>15608400</text:p>
          </table:table-cell>
          <table:table-cell office:value-type="float" office:value="5.03">
            <text:p>5.03</text:p>
          </table:table-cell>
          <table:table-cell/>
          <table:table-cell table:formula="of:=[.G66]/[.G65]-1" office:value-type="float" office:value="-0.216510903426791">
            <text:p>-0.2165109034</text:p>
          </table:table-cell>
          <table:table-cell table:formula="of:=LN([.I66]+1)" office:value-type="float" office:value="-0.243998133590222">
            <text:p>-0.2439981336</text:p>
          </table:table-cell>
          <table:table-cell table:formula="of:=([.G66]/[.G54])-1" office:value-type="float" office:value="0.0223577235772359">
            <text:p>0.0223577236</text:p>
          </table:table-cell>
          <table:table-cell table:formula="of:=SUM([.J55:.J66])" office:value-type="float" office:value="0.0221114536074311">
            <text:p>0.0221114536</text:p>
          </table:table-cell>
        </table:table-row>
        <table:table-row table:style-name="ro2">
          <table:table-cell table:style-name="ce1" office:value-type="string">
            <text:p>1998-08-03</text:p>
          </table:table-cell>
          <table:table-cell office:value-type="float" office:value="42.19">
            <text:p>42.19</text:p>
          </table:table-cell>
          <table:table-cell office:value-type="float" office:value="43.25">
            <text:p>43.25</text:p>
          </table:table-cell>
          <table:table-cell office:value-type="float" office:value="30.87">
            <text:p>30.87</text:p>
          </table:table-cell>
          <table:table-cell office:value-type="float" office:value="31.56">
            <text:p>31.56</text:p>
          </table:table-cell>
          <table:table-cell office:value-type="float" office:value="16238100">
            <text:p>16238100</text:p>
          </table:table-cell>
          <table:table-cell office:value-type="float" office:value="3.79">
            <text:p>3.79</text:p>
          </table:table-cell>
          <table:table-cell/>
          <table:table-cell table:formula="of:=[.G67]/[.G66]-1" office:value-type="float" office:value="-0.246520874751491">
            <text:p>-0.2465208748</text:p>
          </table:table-cell>
          <table:table-cell table:formula="of:=LN([.I67]+1)" office:value-type="float" office:value="-0.283053965017313">
            <text:p>-0.283053965</text:p>
          </table:table-cell>
          <table:table-cell table:formula="of:=([.G67]/[.G55])-1" office:value-type="float" office:value="-0.231237322515213">
            <text:p>-0.2312373225</text:p>
          </table:table-cell>
          <table:table-cell table:formula="of:=SUM([.J56:.J67])" office:value-type="float" office:value="-0.262972968960264">
            <text:p>-0.262972969</text:p>
          </table:table-cell>
        </table:table-row>
        <table:table-row table:style-name="ro2">
          <table:table-cell table:style-name="ce1" office:value-type="string">
            <text:p>1998-09-01</text:p>
          </table:table-cell>
          <table:table-cell office:value-type="float" office:value="31.87">
            <text:p>31.87</text:p>
          </table:table-cell>
          <table:table-cell office:value-type="float" office:value="42.25">
            <text:p>42.25</text:p>
          </table:table-cell>
          <table:table-cell office:value-type="float" office:value="28.75">
            <text:p>28.75</text:p>
          </table:table-cell>
          <table:table-cell office:value-type="float" office:value="36.19">
            <text:p>36.19</text:p>
          </table:table-cell>
          <table:table-cell office:value-type="float" office:value="17103300">
            <text:p>17103300</text:p>
          </table:table-cell>
          <table:table-cell office:value-type="float" office:value="4.35">
            <text:p>4.35</text:p>
          </table:table-cell>
          <table:table-cell/>
          <table:table-cell table:formula="of:=[.G68]/[.G67]-1" office:value-type="float" office:value="0.147757255936675">
            <text:p>0.1477572559</text:p>
          </table:table-cell>
          <table:table-cell table:formula="of:=LN([.I68]+1)" office:value-type="float" office:value="0.137809826006258">
            <text:p>0.137809826</text:p>
          </table:table-cell>
          <table:table-cell table:formula="of:=([.G68]/[.G56])-1" office:value-type="float" office:value="-0.135188866799205">
            <text:p>-0.1351888668</text:p>
          </table:table-cell>
          <table:table-cell table:formula="of:=SUM([.J57:.J68])" office:value-type="float" office:value="-0.145244139011055">
            <text:p>-0.145244139</text:p>
          </table:table-cell>
        </table:table-row>
        <table:table-row table:style-name="ro2">
          <table:table-cell table:style-name="ce1" office:value-type="string">
            <text:p>1998-10-01</text:p>
          </table:table-cell>
          <table:table-cell office:value-type="float" office:value="35.5">
            <text:p>35.5</text:p>
          </table:table-cell>
          <table:table-cell office:value-type="float" office:value="44.25">
            <text:p>44.25</text:p>
          </table:table-cell>
          <table:table-cell office:value-type="float" office:value="31.5">
            <text:p>31.5</text:p>
          </table:table-cell>
          <table:table-cell office:value-type="float" office:value="43.38">
            <text:p>43.38</text:p>
          </table:table-cell>
          <table:table-cell office:value-type="float" office:value="15379800">
            <text:p>15379800</text:p>
          </table:table-cell>
          <table:table-cell office:value-type="float" office:value="5.21">
            <text:p>5.21</text:p>
          </table:table-cell>
          <table:table-cell/>
          <table:table-cell table:formula="of:=[.G69]/[.G68]-1" office:value-type="float" office:value="0.197701149425287">
            <text:p>0.1977011494</text:p>
          </table:table-cell>
          <table:table-cell table:formula="of:=LN([.I69]+1)" office:value-type="float" office:value="0.180404010664683">
            <text:p>0.1804040107</text:p>
          </table:table-cell>
          <table:table-cell table:formula="of:=([.G69]/[.G57])-1" office:value-type="float" office:value="0.312342569269521">
            <text:p>0.3123425693</text:p>
          </table:table-cell>
          <table:table-cell table:formula="of:=SUM([.J58:.J69])" office:value-type="float" office:value="0.271813761066176">
            <text:p>0.2718137611</text:p>
          </table:table-cell>
        </table:table-row>
        <table:table-row table:style-name="ro2">
          <table:table-cell table:style-name="ce1" office:value-type="string">
            <text:p>1998-11-02</text:p>
          </table:table-cell>
          <table:table-cell office:value-type="float" office:value="43.63">
            <text:p>43.63</text:p>
          </table:table-cell>
          <table:table-cell office:value-type="float" office:value="49.25">
            <text:p>49.25</text:p>
          </table:table-cell>
          <table:table-cell office:value-type="float" office:value="41">
            <text:p>41</text:p>
          </table:table-cell>
          <table:table-cell office:value-type="float" office:value="46.13">
            <text:p>46.13</text:p>
          </table:table-cell>
          <table:table-cell office:value-type="float" office:value="11818900">
            <text:p>11818900</text:p>
          </table:table-cell>
          <table:table-cell office:value-type="float" office:value="5.55">
            <text:p>5.55</text:p>
          </table:table-cell>
          <table:table-cell/>
          <table:table-cell table:formula="of:=[.G70]/[.G69]-1" office:value-type="float" office:value="0.0652591170825336">
            <text:p>0.0652591171</text:p>
          </table:table-cell>
          <table:table-cell table:formula="of:=LN([.I70]+1)" office:value-type="float" office:value="0.0632180719930676">
            <text:p>0.063218072</text:p>
          </table:table-cell>
          <table:table-cell table:formula="of:=([.G70]/[.G58])-1" office:value-type="float" office:value="0.324582338902148">
            <text:p>0.3245823389</text:p>
          </table:table-cell>
          <table:table-cell table:formula="of:=SUM([.J59:.J70])" office:value-type="float" office:value="0.281097193824297">
            <text:p>0.2810971938</text:p>
          </table:table-cell>
        </table:table-row>
        <table:table-row table:style-name="ro2">
          <table:table-cell table:style-name="ce1" office:value-type="string">
            <text:p>1998-12-01</text:p>
          </table:table-cell>
          <table:table-cell office:value-type="float" office:value="47.06">
            <text:p>47.06</text:p>
          </table:table-cell>
          <table:table-cell office:value-type="float" office:value="56.25">
            <text:p>56.25</text:p>
          </table:table-cell>
          <table:table-cell office:value-type="float" office:value="47.06">
            <text:p>47.06</text:p>
          </table:table-cell>
          <table:table-cell office:value-type="float" office:value="56.13">
            <text:p>56.13</text:p>
          </table:table-cell>
          <table:table-cell office:value-type="float" office:value="8372300">
            <text:p>8372300</text:p>
          </table:table-cell>
          <table:table-cell office:value-type="float" office:value="6.75">
            <text:p>6.75</text:p>
          </table:table-cell>
          <table:table-cell/>
          <table:table-cell table:formula="of:=[.G71]/[.G70]-1" office:value-type="float" office:value="0.216216216216216">
            <text:p>0.2162162162</text:p>
          </table:table-cell>
          <table:table-cell table:formula="of:=LN([.I71]+1)" office:value-type="float" office:value="0.195744577126095">
            <text:p>0.1957445771</text:p>
          </table:table-cell>
          <table:table-cell table:formula="of:=([.G71]/[.G59])-1" office:value-type="float" office:value="0.464208242950108">
            <text:p>0.464208243</text:p>
          </table:table-cell>
          <table:table-cell table:formula="of:=SUM([.J60:.J71])" office:value-type="float" office:value="0.381314647875881">
            <text:p>0.3813146479</text:p>
          </table:table-cell>
        </table:table-row>
        <table:table-row table:style-name="ro2">
          <table:table-cell table:style-name="ce1" office:value-type="string">
            <text:p>1999-01-04</text:p>
          </table:table-cell>
          <table:table-cell office:value-type="float" office:value="55.63">
            <text:p>55.63</text:p>
          </table:table-cell>
          <table:table-cell office:value-type="float" office:value="56">
            <text:p>56</text:p>
          </table:table-cell>
          <table:table-cell office:value-type="float" office:value="46.88">
            <text:p>46.88</text:p>
          </table:table-cell>
          <table:table-cell office:value-type="float" office:value="52.06">
            <text:p>52.06</text:p>
          </table:table-cell>
          <table:table-cell office:value-type="float" office:value="13490900">
            <text:p>13490900</text:p>
          </table:table-cell>
          <table:table-cell office:value-type="float" office:value="6.26">
            <text:p>6.26</text:p>
          </table:table-cell>
          <table:table-cell/>
          <table:table-cell table:formula="of:=[.G72]/[.G71]-1" office:value-type="float" office:value="-0.0725925925925927">
            <text:p>-0.0725925926</text:p>
          </table:table-cell>
          <table:table-cell table:formula="of:=LN([.I72]+1)" office:value-type="float" office:value="-0.0753623197724314">
            <text:p>-0.0753623198</text:p>
          </table:table-cell>
          <table:table-cell table:formula="of:=([.G72]/[.G60])-1" office:value-type="float" office:value="0.425968109339408">
            <text:p>0.4259681093</text:p>
          </table:table-cell>
          <table:table-cell table:formula="of:=SUM([.J61:.J72])" office:value-type="float" office:value="0.354850958024927">
            <text:p>0.354850958</text:p>
          </table:table-cell>
        </table:table-row>
        <table:table-row table:style-name="ro2">
          <table:table-cell table:style-name="ce1" office:value-type="string">
            <text:p>1999-02-01</text:p>
          </table:table-cell>
          <table:table-cell office:value-type="float" office:value="52.13">
            <text:p>52.13</text:p>
          </table:table-cell>
          <table:table-cell office:value-type="float" office:value="54.19">
            <text:p>54.19</text:p>
          </table:table-cell>
          <table:table-cell office:value-type="float" office:value="46.38">
            <text:p>46.38</text:p>
          </table:table-cell>
          <table:table-cell office:value-type="float" office:value="52.88">
            <text:p>52.88</text:p>
          </table:table-cell>
          <table:table-cell office:value-type="float" office:value="8972600">
            <text:p>8972600</text:p>
          </table:table-cell>
          <table:table-cell office:value-type="float" office:value="6.36">
            <text:p>6.36</text:p>
          </table:table-cell>
          <table:table-cell/>
          <table:table-cell table:formula="of:=[.G73]/[.G72]-1" office:value-type="float" office:value="0.0159744408945688">
            <text:p>0.0159744409</text:p>
          </table:table-cell>
          <table:table-cell table:formula="of:=LN([.I73]+1)" office:value-type="float" office:value="0.0158481922400237">
            <text:p>0.0158481922</text:p>
          </table:table-cell>
          <table:table-cell table:formula="of:=([.G73]/[.G61])-1" office:value-type="float" office:value="0.336134453781513">
            <text:p>0.3361344538</text:p>
          </table:table-cell>
          <table:table-cell table:formula="of:=SUM([.J62:.J73])" office:value-type="float" office:value="0.289780709108702">
            <text:p>0.2897807091</text:p>
          </table:table-cell>
        </table:table-row>
        <table:table-row table:style-name="ro2">
          <table:table-cell table:style-name="ce1" office:value-type="string">
            <text:p>1999-03-01</text:p>
          </table:table-cell>
          <table:table-cell office:value-type="float" office:value="53.38">
            <text:p>53.38</text:p>
          </table:table-cell>
          <table:table-cell office:value-type="float" office:value="63.75">
            <text:p>63.75</text:p>
          </table:table-cell>
          <table:table-cell office:value-type="float" office:value="27.87">
            <text:p>27.87</text:p>
          </table:table-cell>
          <table:table-cell office:value-type="float" office:value="28.06">
            <text:p>28.06</text:p>
          </table:table-cell>
          <table:table-cell office:value-type="float" office:value="9091400">
            <text:p>9091400</text:p>
          </table:table-cell>
          <table:table-cell office:value-type="float" office:value="6.75">
            <text:p>6.75</text:p>
          </table:table-cell>
          <table:table-cell/>
          <table:table-cell table:formula="of:=[.G74]/[.G73]-1" office:value-type="float" office:value="0.0613207547169812">
            <text:p>0.0613207547</text:p>
          </table:table-cell>
          <table:table-cell table:formula="of:=LN([.I74]+1)" office:value-type="float" office:value="0.0595141275324077">
            <text:p>0.0595141275</text:p>
          </table:table-cell>
          <table:table-cell table:formula="of:=([.G74]/[.G62])-1" office:value-type="float" office:value="0.238532110091743">
            <text:p>0.2385321101</text:p>
          </table:table-cell>
          <table:table-cell table:formula="of:=SUM([.J63:.J74])" office:value-type="float" office:value="0.213926896209286">
            <text:p>0.2139268962</text:p>
          </table:table-cell>
        </table:table-row>
        <table:table-row table:style-name="ro2">
          <table:table-cell table:style-name="ce1" office:value-type="string">
            <text:p>1999-04-01</text:p>
          </table:table-cell>
          <table:table-cell office:value-type="float" office:value="28.25">
            <text:p>28.25</text:p>
          </table:table-cell>
          <table:table-cell office:value-type="float" office:value="39">
            <text:p>39</text:p>
          </table:table-cell>
          <table:table-cell office:value-type="float" office:value="28.25">
            <text:p>28.25</text:p>
          </table:table-cell>
          <table:table-cell office:value-type="float" office:value="36.94">
            <text:p>36.94</text:p>
          </table:table-cell>
          <table:table-cell office:value-type="float" office:value="7257800">
            <text:p>7257800</text:p>
          </table:table-cell>
          <table:table-cell office:value-type="float" office:value="8.88">
            <text:p>8.88</text:p>
          </table:table-cell>
          <table:table-cell/>
          <table:table-cell table:formula="of:=[.G75]/[.G74]-1" office:value-type="float" office:value="0.315555555555556">
            <text:p>0.3155555556</text:p>
          </table:table-cell>
          <table:table-cell table:formula="of:=LN([.I75]+1)" office:value-type="float" office:value="0.27425905211964">
            <text:p>0.2742590521</text:p>
          </table:table-cell>
          <table:table-cell table:formula="of:=([.G75]/[.G63])-1" office:value-type="float" office:value="0.533678756476684">
            <text:p>0.5336787565</text:p>
          </table:table-cell>
          <table:table-cell table:formula="of:=SUM([.J64:.J75])" office:value-type="float" office:value="0.427669265419175">
            <text:p>0.4276692654</text:p>
          </table:table-cell>
        </table:table-row>
        <table:table-row table:style-name="ro2">
          <table:table-cell table:style-name="ce1" office:value-type="string">
            <text:p>1999-05-03</text:p>
          </table:table-cell>
          <table:table-cell office:value-type="float" office:value="37.5">
            <text:p>37.5</text:p>
          </table:table-cell>
          <table:table-cell office:value-type="float" office:value="41">
            <text:p>41</text:p>
          </table:table-cell>
          <table:table-cell office:value-type="float" office:value="33.56">
            <text:p>33.56</text:p>
          </table:table-cell>
          <table:table-cell office:value-type="float" office:value="36.88">
            <text:p>36.88</text:p>
          </table:table-cell>
          <table:table-cell office:value-type="float" office:value="7014100">
            <text:p>7014100</text:p>
          </table:table-cell>
          <table:table-cell office:value-type="float" office:value="8.87">
            <text:p>8.87</text:p>
          </table:table-cell>
          <table:table-cell/>
          <table:table-cell table:formula="of:=[.G76]/[.G75]-1" office:value-type="float" office:value="-0.00112612612612628">
            <text:p>-0.0011261261</text:p>
          </table:table-cell>
          <table:table-cell table:formula="of:=LN([.I76]+1)" office:value-type="float" office:value="-0.00112676068259073">
            <text:p>-0.0011267607</text:p>
          </table:table-cell>
          <table:table-cell table:formula="of:=([.G76]/[.G64])-1" office:value-type="float" office:value="0.537261698440208">
            <text:p>0.5372616984</text:p>
          </table:table-cell>
          <table:table-cell table:formula="of:=SUM([.J65:.J76])" office:value-type="float" office:value="0.43000271580148">
            <text:p>0.4300027158</text:p>
          </table:table-cell>
        </table:table-row>
        <table:table-row table:style-name="ro2">
          <table:table-cell table:style-name="ce1" office:value-type="string">
            <text:p>1999-06-01</text:p>
          </table:table-cell>
          <table:table-cell office:value-type="float" office:value="36.88">
            <text:p>36.88</text:p>
          </table:table-cell>
          <table:table-cell office:value-type="float" office:value="38.5">
            <text:p>38.5</text:p>
          </table:table-cell>
          <table:table-cell office:value-type="float" office:value="33.44">
            <text:p>33.44</text:p>
          </table:table-cell>
          <table:table-cell office:value-type="float" office:value="37.56">
            <text:p>37.56</text:p>
          </table:table-cell>
          <table:table-cell office:value-type="float" office:value="7282000">
            <text:p>7282000</text:p>
          </table:table-cell>
          <table:table-cell office:value-type="float" office:value="9.03">
            <text:p>9.03</text:p>
          </table:table-cell>
          <table:table-cell/>
          <table:table-cell table:formula="of:=[.G77]/[.G76]-1" office:value-type="float" office:value="0.0180383314543404">
            <text:p>0.0180383315</text:p>
          </table:table-cell>
          <table:table-cell table:formula="of:=LN([.I77]+1)" office:value-type="float" office:value="0.0178775711074059">
            <text:p>0.0178775711</text:p>
          </table:table-cell>
          <table:table-cell table:formula="of:=([.G77]/[.G65])-1" office:value-type="float" office:value="0.406542056074766">
            <text:p>0.4065420561</text:p>
          </table:table-cell>
          <table:table-cell table:formula="of:=SUM([.J66:.J77])" office:value-type="float" office:value="0.341134249727024">
            <text:p>0.3411342497</text:p>
          </table:table-cell>
        </table:table-row>
        <table:table-row table:style-name="ro2">
          <table:table-cell table:style-name="ce1" office:value-type="string">
            <text:p>1999-07-01</text:p>
          </table:table-cell>
          <table:table-cell office:value-type="float" office:value="24.27">
            <text:p>24.27</text:p>
          </table:table-cell>
          <table:table-cell office:value-type="float" office:value="28.37">
            <text:p>28.37</text:p>
          </table:table-cell>
          <table:table-cell office:value-type="float" office:value="23.19">
            <text:p>23.19</text:p>
          </table:table-cell>
          <table:table-cell office:value-type="float" office:value="23.25">
            <text:p>23.25</text:p>
          </table:table-cell>
          <table:table-cell office:value-type="float" office:value="30627800">
            <text:p>30627800</text:p>
          </table:table-cell>
          <table:table-cell office:value-type="float" office:value="5.59">
            <text:p>5.59</text:p>
          </table:table-cell>
          <table:table-cell/>
          <table:table-cell table:formula="of:=[.G78]/[.G77]-1" office:value-type="float" office:value="-0.380952380952381">
            <text:p>-0.380952381</text:p>
          </table:table-cell>
          <table:table-cell table:formula="of:=LN([.I78]+1)" office:value-type="float" office:value="-0.479573080261886">
            <text:p>-0.4795730803</text:p>
          </table:table-cell>
          <table:table-cell table:formula="of:=([.G78]/[.G66])-1" office:value-type="float" office:value="0.111332007952286">
            <text:p>0.111332008</text:p>
          </table:table-cell>
          <table:table-cell table:formula="of:=SUM([.J67:.J78])" office:value-type="float" office:value="0.10555930305536">
            <text:p>0.1055593031</text:p>
          </table:table-cell>
        </table:table-row>
        <table:table-row table:style-name="ro2">
          <table:table-cell table:style-name="ce1" office:value-type="string">
            <text:p>1999-08-02</text:p>
          </table:table-cell>
          <table:table-cell office:value-type="float" office:value="23.5">
            <text:p>23.5</text:p>
          </table:table-cell>
          <table:table-cell office:value-type="float" office:value="24.25">
            <text:p>24.25</text:p>
          </table:table-cell>
          <table:table-cell office:value-type="float" office:value="19.87">
            <text:p>19.87</text:p>
          </table:table-cell>
          <table:table-cell office:value-type="float" office:value="22.87">
            <text:p>22.87</text:p>
          </table:table-cell>
          <table:table-cell office:value-type="float" office:value="11390400">
            <text:p>11390400</text:p>
          </table:table-cell>
          <table:table-cell office:value-type="float" office:value="5.5">
            <text:p>5.5</text:p>
          </table:table-cell>
          <table:table-cell/>
          <table:table-cell table:formula="of:=[.G79]/[.G78]-1" office:value-type="float" office:value="-0.0161001788908766">
            <text:p>-0.0161001789</text:p>
          </table:table-cell>
          <table:table-cell table:formula="of:=LN([.I79]+1)" office:value-type="float" office:value="-0.0162311949285826">
            <text:p>-0.0162311949</text:p>
          </table:table-cell>
          <table:table-cell table:formula="of:=([.G79]/[.G67])-1" office:value-type="float" office:value="0.451187335092348">
            <text:p>0.4511873351</text:p>
          </table:table-cell>
          <table:table-cell table:formula="of:=SUM([.J68:.J79])" office:value-type="float" office:value="0.37238207314409">
            <text:p>0.3723820731</text:p>
          </table:table-cell>
        </table:table-row>
        <table:table-row table:style-name="ro2">
          <table:table-cell table:style-name="ce1" office:value-type="string">
            <text:p>1999-09-01</text:p>
          </table:table-cell>
          <table:table-cell office:value-type="float" office:value="22.94">
            <text:p>22.94</text:p>
          </table:table-cell>
          <table:table-cell office:value-type="float" office:value="26.56">
            <text:p>26.56</text:p>
          </table:table-cell>
          <table:table-cell office:value-type="float" office:value="20.44">
            <text:p>20.44</text:p>
          </table:table-cell>
          <table:table-cell office:value-type="float" office:value="24.78">
            <text:p>24.78</text:p>
          </table:table-cell>
          <table:table-cell office:value-type="float" office:value="10189500">
            <text:p>10189500</text:p>
          </table:table-cell>
          <table:table-cell office:value-type="float" office:value="5.96">
            <text:p>5.96</text:p>
          </table:table-cell>
          <table:table-cell/>
          <table:table-cell table:formula="of:=[.G80]/[.G79]-1" office:value-type="float" office:value="0.0836363636363637">
            <text:p>0.0836363636</text:p>
          </table:table-cell>
          <table:table-cell table:formula="of:=LN([.I80]+1)" office:value-type="float" office:value="0.0803223888388333">
            <text:p>0.0803223888</text:p>
          </table:table-cell>
          <table:table-cell table:formula="of:=([.G80]/[.G68])-1" office:value-type="float" office:value="0.370114942528736">
            <text:p>0.3701149425</text:p>
          </table:table-cell>
          <table:table-cell table:formula="of:=SUM([.J69:.J80])" office:value-type="float" office:value="0.314894635976666">
            <text:p>0.314894636</text:p>
          </table:table-cell>
        </table:table-row>
        <table:table-row table:style-name="ro2">
          <table:table-cell table:style-name="ce1" office:value-type="string">
            <text:p>1999-10-01</text:p>
          </table:table-cell>
          <table:table-cell office:value-type="float" office:value="24.75">
            <text:p>24.75</text:p>
          </table:table-cell>
          <table:table-cell office:value-type="float" office:value="27.62">
            <text:p>27.62</text:p>
          </table:table-cell>
          <table:table-cell office:value-type="float" office:value="21.37">
            <text:p>21.37</text:p>
          </table:table-cell>
          <table:table-cell office:value-type="float" office:value="27.19">
            <text:p>27.19</text:p>
          </table:table-cell>
          <table:table-cell office:value-type="float" office:value="11404400">
            <text:p>11404400</text:p>
          </table:table-cell>
          <table:table-cell office:value-type="float" office:value="6.54">
            <text:p>6.54</text:p>
          </table:table-cell>
          <table:table-cell/>
          <table:table-cell table:formula="of:=[.G81]/[.G80]-1" office:value-type="float" office:value="0.0973154362416106">
            <text:p>0.0973154362</text:p>
          </table:table-cell>
          <table:table-cell table:formula="of:=LN([.I81]+1)" office:value-type="float" office:value="0.0928666843918489">
            <text:p>0.0928666844</text:p>
          </table:table-cell>
          <table:table-cell table:formula="of:=([.G81]/[.G69])-1" office:value-type="float" office:value="0.255278310940499">
            <text:p>0.2552783109</text:p>
          </table:table-cell>
          <table:table-cell table:formula="of:=SUM([.J70:.J81])" office:value-type="float" office:value="0.227357309703832">
            <text:p>0.2273573097</text:p>
          </table:table-cell>
        </table:table-row>
        <table:table-row table:style-name="ro2">
          <table:table-cell table:style-name="ce1" office:value-type="string">
            <text:p>1999-11-01</text:p>
          </table:table-cell>
          <table:table-cell office:value-type="float" office:value="26.87">
            <text:p>26.87</text:p>
          </table:table-cell>
          <table:table-cell office:value-type="float" office:value="31.06">
            <text:p>31.06</text:p>
          </table:table-cell>
          <table:table-cell office:value-type="float" office:value="25.87">
            <text:p>25.87</text:p>
          </table:table-cell>
          <table:table-cell office:value-type="float" office:value="26.56">
            <text:p>26.56</text:p>
          </table:table-cell>
          <table:table-cell office:value-type="float" office:value="10167100">
            <text:p>10167100</text:p>
          </table:table-cell>
          <table:table-cell office:value-type="float" office:value="6.39">
            <text:p>6.39</text:p>
          </table:table-cell>
          <table:table-cell/>
          <table:table-cell table:formula="of:=[.G82]/[.G81]-1" office:value-type="float" office:value="-0.0229357798165138">
            <text:p>-0.0229357798</text:p>
          </table:table-cell>
          <table:table-cell table:formula="of:=LN([.I82]+1)" office:value-type="float" office:value="-0.023202897079664">
            <text:p>-0.0232028971</text:p>
          </table:table-cell>
          <table:table-cell table:formula="of:=([.G82]/[.G70])-1" office:value-type="float" office:value="0.151351351351351">
            <text:p>0.1513513514</text:p>
          </table:table-cell>
          <table:table-cell table:formula="of:=SUM([.J71:.J82])" office:value-type="float" office:value="0.1409363406311">
            <text:p>0.1409363406</text:p>
          </table:table-cell>
        </table:table-row>
        <table:table-row table:style-name="ro2">
          <table:table-cell table:style-name="ce1" office:value-type="string">
            <text:p>1999-12-01</text:p>
          </table:table-cell>
          <table:table-cell office:value-type="float" office:value="26.56">
            <text:p>26.56</text:p>
          </table:table-cell>
          <table:table-cell office:value-type="float" office:value="29.12">
            <text:p>29.12</text:p>
          </table:table-cell>
          <table:table-cell office:value-type="float" office:value="23.75">
            <text:p>23.75</text:p>
          </table:table-cell>
          <table:table-cell office:value-type="float" office:value="24.25">
            <text:p>24.25</text:p>
          </table:table-cell>
          <table:table-cell office:value-type="float" office:value="8158600">
            <text:p>8158600</text:p>
          </table:table-cell>
          <table:table-cell office:value-type="float" office:value="5.83">
            <text:p>5.83</text:p>
          </table:table-cell>
          <table:table-cell/>
          <table:table-cell table:formula="of:=[.G83]/[.G82]-1" office:value-type="float" office:value="-0.0876369327073552">
            <text:p>-0.0876369327</text:p>
          </table:table-cell>
          <table:table-cell table:formula="of:=LN([.I83]+1)" office:value-type="float" office:value="-0.0917172680270424">
            <text:p>-0.091717268</text:p>
          </table:table-cell>
          <table:table-cell table:formula="of:=([.G83]/[.G71])-1" office:value-type="float" office:value="-0.136296296296296">
            <text:p>-0.1362962963</text:p>
          </table:table-cell>
          <table:table-cell table:formula="of:=SUM([.J72:.J83])" office:value-type="float" office:value="-0.146525504522038">
            <text:p>-0.1465255045</text:p>
          </table:table-cell>
        </table:table-row>
        <table:table-row table:style-name="ro2">
          <table:table-cell table:style-name="ce1" office:value-type="string">
            <text:p>2000-01-03</text:p>
          </table:table-cell>
          <table:table-cell office:value-type="float" office:value="23.87">
            <text:p>23.87</text:p>
          </table:table-cell>
          <table:table-cell office:value-type="float" office:value="32">
            <text:p>32</text:p>
          </table:table-cell>
          <table:table-cell office:value-type="float" office:value="23.12">
            <text:p>23.12</text:p>
          </table:table-cell>
          <table:table-cell office:value-type="float" office:value="32">
            <text:p>32</text:p>
          </table:table-cell>
          <table:table-cell office:value-type="float" office:value="16289800">
            <text:p>16289800</text:p>
          </table:table-cell>
          <table:table-cell office:value-type="float" office:value="7.69">
            <text:p>7.69</text:p>
          </table:table-cell>
          <table:table-cell/>
          <table:table-cell table:formula="of:=[.G84]/[.G83]-1" office:value-type="float" office:value="0.319039451114923">
            <text:p>0.3190394511</text:p>
          </table:table-cell>
          <table:table-cell table:formula="of:=LN([.I84]+1)" office:value-type="float" office:value="0.276903783155152">
            <text:p>0.2769037832</text:p>
          </table:table-cell>
          <table:table-cell table:formula="of:=([.G84]/[.G72])-1" office:value-type="float" office:value="0.228434504792332">
            <text:p>0.2284345048</text:p>
          </table:table-cell>
          <table:table-cell table:formula="of:=SUM([.J73:.J84])" office:value-type="float" office:value="0.205740598405545">
            <text:p>0.2057405984</text:p>
          </table:table-cell>
        </table:table-row>
        <table:table-row table:style-name="ro2">
          <table:table-cell table:style-name="ce1" office:value-type="string">
            <text:p>2000-02-01</text:p>
          </table:table-cell>
          <table:table-cell office:value-type="float" office:value="31.75">
            <text:p>31.75</text:p>
          </table:table-cell>
          <table:table-cell office:value-type="float" office:value="36.19">
            <text:p>36.19</text:p>
          </table:table-cell>
          <table:table-cell office:value-type="float" office:value="30.37">
            <text:p>30.37</text:p>
          </table:table-cell>
          <table:table-cell office:value-type="float" office:value="35.13">
            <text:p>35.13</text:p>
          </table:table-cell>
          <table:table-cell office:value-type="float" office:value="10355800">
            <text:p>10355800</text:p>
          </table:table-cell>
          <table:table-cell office:value-type="float" office:value="8.45">
            <text:p>8.45</text:p>
          </table:table-cell>
          <table:table-cell/>
          <table:table-cell table:formula="of:=[.G85]/[.G84]-1" office:value-type="float" office:value="0.0988296488946683">
            <text:p>0.0988296489</text:p>
          </table:table-cell>
          <table:table-cell table:formula="of:=LN([.I85]+1)" office:value-type="float" office:value="0.0942456578515298">
            <text:p>0.0942456579</text:p>
          </table:table-cell>
          <table:table-cell table:formula="of:=([.G85]/[.G73])-1" office:value-type="float" office:value="0.328616352201258">
            <text:p>0.3286163522</text:p>
          </table:table-cell>
          <table:table-cell table:formula="of:=SUM([.J74:.J85])" office:value-type="float" office:value="0.284138064017052">
            <text:p>0.284138064</text:p>
          </table:table-cell>
        </table:table-row>
        <table:table-row table:style-name="ro2">
          <table:table-cell table:style-name="ce1" office:value-type="string">
            <text:p>2000-03-01</text:p>
          </table:table-cell>
          <table:table-cell office:value-type="float" office:value="35.13">
            <text:p>35.13</text:p>
          </table:table-cell>
          <table:table-cell office:value-type="float" office:value="45.25">
            <text:p>45.25</text:p>
          </table:table-cell>
          <table:table-cell office:value-type="float" office:value="32.63">
            <text:p>32.63</text:p>
          </table:table-cell>
          <table:table-cell office:value-type="float" office:value="44.81">
            <text:p>44.81</text:p>
          </table:table-cell>
          <table:table-cell office:value-type="float" office:value="9506800">
            <text:p>9506800</text:p>
          </table:table-cell>
          <table:table-cell office:value-type="float" office:value="10.77">
            <text:p>10.77</text:p>
          </table:table-cell>
          <table:table-cell/>
          <table:table-cell table:formula="of:=[.G86]/[.G85]-1" office:value-type="float" office:value="0.274556213017751">
            <text:p>0.274556213</text:p>
          </table:table-cell>
          <table:table-cell table:formula="of:=LN([.I86]+1)" office:value-type="float" office:value="0.242598049799215">
            <text:p>0.2425980498</text:p>
          </table:table-cell>
          <table:table-cell table:formula="of:=([.G86]/[.G74])-1" office:value-type="float" office:value="0.595555555555555">
            <text:p>0.5955555556</text:p>
          </table:table-cell>
          <table:table-cell table:formula="of:=SUM([.J75:.J86])" office:value-type="float" office:value="0.467221986283859">
            <text:p>0.4672219863</text:p>
          </table:table-cell>
        </table:table-row>
        <table:table-row table:style-name="ro2">
          <table:table-cell table:style-name="ce1" office:value-type="string">
            <text:p>2000-04-03</text:p>
          </table:table-cell>
          <table:table-cell office:value-type="float" office:value="40.19">
            <text:p>40.19</text:p>
          </table:table-cell>
          <table:table-cell office:value-type="float" office:value="43.5">
            <text:p>43.5</text:p>
          </table:table-cell>
          <table:table-cell office:value-type="float" office:value="30">
            <text:p>30</text:p>
          </table:table-cell>
          <table:table-cell office:value-type="float" office:value="30.23">
            <text:p>30.23</text:p>
          </table:table-cell>
          <table:table-cell office:value-type="float" office:value="16593300">
            <text:p>16593300</text:p>
          </table:table-cell>
          <table:table-cell office:value-type="float" office:value="7.27">
            <text:p>7.27</text:p>
          </table:table-cell>
          <table:table-cell/>
          <table:table-cell table:formula="of:=[.G87]/[.G86]-1" office:value-type="float" office:value="-0.324976787372331">
            <text:p>-0.3249767874</text:p>
          </table:table-cell>
          <table:table-cell table:formula="of:=LN([.I87]+1)" office:value-type="float" office:value="-0.393008199622869">
            <text:p>-0.3930081996</text:p>
          </table:table-cell>
          <table:table-cell table:formula="of:=([.G87]/[.G75])-1" office:value-type="float" office:value="-0.181306306306306">
            <text:p>-0.1813063063</text:p>
          </table:table-cell>
          <table:table-cell table:formula="of:=SUM([.J76:.J87])" office:value-type="float" office:value="-0.200045265458651">
            <text:p>-0.2000452655</text:p>
          </table:table-cell>
        </table:table-row>
        <table:table-row table:style-name="ro2">
          <table:table-cell table:style-name="ce1" office:value-type="string">
            <text:p>2000-05-01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9590400">
            <text:p>9590400</text:p>
          </table:table-cell>
          <table:table-cell office:value-type="float" office:value="8.17">
            <text:p>8.17</text:p>
          </table:table-cell>
          <table:table-cell/>
          <table:table-cell table:formula="of:=[.G88]/[.G87]-1" office:value-type="float" office:value="0.123796423658872">
            <text:p>0.1237964237</text:p>
          </table:table-cell>
          <table:table-cell table:formula="of:=LN([.I88]+1)" office:value-type="float" office:value="0.116712617326484">
            <text:p>0.1167126173</text:p>
          </table:table-cell>
          <table:table-cell table:formula="of:=([.G88]/[.G76])-1" office:value-type="float" office:value="-0.0789177001127395">
            <text:p>-0.0789177001</text:p>
          </table:table-cell>
          <table:table-cell table:formula="of:=SUM([.J77:.J88])" office:value-type="float" office:value="-0.0822058874495767">
            <text:p>-0.0822058874</text:p>
          </table:table-cell>
        </table:table-row>
        <table:table-row table:style-name="ro2">
          <table:table-cell table:style-name="ce1" office:value-type="string">
            <text:p>2000-06-01</text:p>
          </table:table-cell>
          <table:table-cell office:value-type="float" office:value="34.13">
            <text:p>34.13</text:p>
          </table:table-cell>
          <table:table-cell office:value-type="float" office:value="39.5">
            <text:p>39.5</text:p>
          </table:table-cell>
          <table:table-cell office:value-type="float" office:value="32">
            <text:p>32</text:p>
          </table:table-cell>
          <table:table-cell office:value-type="float" office:value="38.19">
            <text:p>38.19</text:p>
          </table:table-cell>
          <table:table-cell office:value-type="float" office:value="15440000">
            <text:p>15440000</text:p>
          </table:table-cell>
          <table:table-cell office:value-type="float" office:value="9.18">
            <text:p>9.18</text:p>
          </table:table-cell>
          <table:table-cell/>
          <table:table-cell table:formula="of:=[.G89]/[.G88]-1" office:value-type="float" office:value="0.123623011015912">
            <text:p>0.123623011</text:p>
          </table:table-cell>
          <table:table-cell table:formula="of:=LN([.I89]+1)" office:value-type="float" office:value="0.116558295760487">
            <text:p>0.1165582958</text:p>
          </table:table-cell>
          <table:table-cell table:formula="of:=([.G89]/[.G77])-1" office:value-type="float" office:value="0.0166112956810631">
            <text:p>0.0166112957</text:p>
          </table:table-cell>
          <table:table-cell table:formula="of:=SUM([.J78:.J89])" office:value-type="float" office:value="0.016474837203505">
            <text:p>0.0164748372</text:p>
          </table:table-cell>
        </table:table-row>
        <table:table-row table:style-name="ro2">
          <table:table-cell table:style-name="ce1" office:value-type="string">
            <text:p>2000-07-03</text:p>
          </table:table-cell>
          <table:table-cell office:value-type="float" office:value="38">
            <text:p>38</text:p>
          </table:table-cell>
          <table:table-cell office:value-type="float" office:value="42.75">
            <text:p>42.75</text:p>
          </table:table-cell>
          <table:table-cell office:value-type="float" office:value="35.94">
            <text:p>35.94</text:p>
          </table:table-cell>
          <table:table-cell office:value-type="float" office:value="37.5">
            <text:p>37.5</text:p>
          </table:table-cell>
          <table:table-cell office:value-type="float" office:value="8731600">
            <text:p>8731600</text:p>
          </table:table-cell>
          <table:table-cell office:value-type="float" office:value="9.02">
            <text:p>9.02</text:p>
          </table:table-cell>
          <table:table-cell/>
          <table:table-cell table:formula="of:=[.G90]/[.G89]-1" office:value-type="float" office:value="-0.0174291938997821">
            <text:p>-0.0174291939</text:p>
          </table:table-cell>
          <table:table-cell table:formula="of:=LN([.I90]+1)" office:value-type="float" office:value="-0.0175828705578668">
            <text:p>-0.0175828706</text:p>
          </table:table-cell>
          <table:table-cell table:formula="of:=([.G90]/[.G78])-1" office:value-type="float" office:value="0.613595706618962">
            <text:p>0.6135957066</text:p>
          </table:table-cell>
          <table:table-cell table:formula="of:=SUM([.J79:.J90])" office:value-type="float" office:value="0.478465046907524">
            <text:p>0.4784650469</text:p>
          </table:table-cell>
        </table:table-row>
        <table:table-row table:style-name="ro2">
          <table:table-cell table:style-name="ce1" office:value-type="string">
            <text:p>2000-08-01</text:p>
          </table:table-cell>
          <table:table-cell office:value-type="float" office:value="37.47">
            <text:p>37.47</text:p>
          </table:table-cell>
          <table:table-cell office:value-type="float" office:value="44.13">
            <text:p>44.13</text:p>
          </table:table-cell>
          <table:table-cell office:value-type="float" office:value="34.56">
            <text:p>34.56</text:p>
          </table:table-cell>
          <table:table-cell office:value-type="float" office:value="36.63">
            <text:p>36.63</text:p>
          </table:table-cell>
          <table:table-cell office:value-type="float" office:value="8862100">
            <text:p>8862100</text:p>
          </table:table-cell>
          <table:table-cell office:value-type="float" office:value="8.81">
            <text:p>8.81</text:p>
          </table:table-cell>
          <table:table-cell/>
          <table:table-cell table:formula="of:=[.G91]/[.G90]-1" office:value-type="float" office:value="-0.0232815964523281">
            <text:p>-0.0232815965</text:p>
          </table:table-cell>
          <table:table-cell table:formula="of:=LN([.I91]+1)" office:value-type="float" office:value="-0.0235568941264441">
            <text:p>-0.0235568941</text:p>
          </table:table-cell>
          <table:table-cell table:formula="of:=([.G91]/[.G79])-1" office:value-type="float" office:value="0.601818181818182">
            <text:p>0.6018181818</text:p>
          </table:table-cell>
          <table:table-cell table:formula="of:=SUM([.J80:.J91])" office:value-type="float" office:value="0.471139347709663">
            <text:p>0.4711393477</text:p>
          </table:table-cell>
        </table:table-row>
        <table:table-row table:style-name="ro2">
          <table:table-cell table:style-name="ce1" office:value-type="string">
            <text:p>2000-09-01</text:p>
          </table:table-cell>
          <table:table-cell office:value-type="float" office:value="38.25">
            <text:p>38.25</text:p>
          </table:table-cell>
          <table:table-cell office:value-type="float" office:value="41.75">
            <text:p>41.75</text:p>
          </table:table-cell>
          <table:table-cell office:value-type="float" office:value="35.88">
            <text:p>35.88</text:p>
          </table:table-cell>
          <table:table-cell office:value-type="float" office:value="40.06">
            <text:p>40.06</text:p>
          </table:table-cell>
          <table:table-cell office:value-type="float" office:value="5687300">
            <text:p>5687300</text:p>
          </table:table-cell>
          <table:table-cell office:value-type="float" office:value="9.63">
            <text:p>9.63</text:p>
          </table:table-cell>
          <table:table-cell/>
          <table:table-cell table:formula="of:=[.G92]/[.G91]-1" office:value-type="float" office:value="0.0930760499432464">
            <text:p>0.0930760499</text:p>
          </table:table-cell>
          <table:table-cell table:formula="of:=LN([.I92]+1)" office:value-type="float" office:value="0.0889957858619461">
            <text:p>0.0889957859</text:p>
          </table:table-cell>
          <table:table-cell table:formula="of:=([.G92]/[.G80])-1" office:value-type="float" office:value="0.615771812080537">
            <text:p>0.6157718121</text:p>
          </table:table-cell>
          <table:table-cell table:formula="of:=SUM([.J81:.J92])" office:value-type="float" office:value="0.479812744732776">
            <text:p>0.4798127447</text:p>
          </table:table-cell>
        </table:table-row>
        <table:table-row table:style-name="ro2">
          <table:table-cell table:style-name="ce1" office:value-type="string">
            <text:p>2000-10-02</text:p>
          </table:table-cell>
          <table:table-cell office:value-type="float" office:value="40.13">
            <text:p>40.13</text:p>
          </table:table-cell>
          <table:table-cell office:value-type="float" office:value="44.88">
            <text:p>44.88</text:p>
          </table:table-cell>
          <table:table-cell office:value-type="float" office:value="36.75">
            <text:p>36.75</text:p>
          </table:table-cell>
          <table:table-cell office:value-type="float" office:value="44.69">
            <text:p>44.69</text:p>
          </table:table-cell>
          <table:table-cell office:value-type="float" office:value="8128200">
            <text:p>8128200</text:p>
          </table:table-cell>
          <table:table-cell office:value-type="float" office:value="10.74">
            <text:p>10.74</text:p>
          </table:table-cell>
          <table:table-cell/>
          <table:table-cell table:formula="of:=[.G93]/[.G92]-1" office:value-type="float" office:value="0.115264797507788">
            <text:p>0.1152647975</text:p>
          </table:table-cell>
          <table:table-cell table:formula="of:=LN([.I93]+1)" office:value-type="float" office:value="0.109091863270684">
            <text:p>0.1090918633</text:p>
          </table:table-cell>
          <table:table-cell table:formula="of:=([.G93]/[.G81])-1" office:value-type="float" office:value="0.642201834862385">
            <text:p>0.6422018349</text:p>
          </table:table-cell>
          <table:table-cell table:formula="of:=SUM([.J82:.J93])" office:value-type="float" office:value="0.496037923611611">
            <text:p>0.4960379236</text:p>
          </table:table-cell>
        </table:table-row>
        <table:table-row table:style-name="ro2">
          <table:table-cell table:style-name="ce1" office:value-type="string">
            <text:p>2000-11-01</text:p>
          </table:table-cell>
          <table:table-cell office:value-type="float" office:value="44.31">
            <text:p>44.31</text:p>
          </table:table-cell>
          <table:table-cell office:value-type="float" office:value="50.81">
            <text:p>50.81</text:p>
          </table:table-cell>
          <table:table-cell office:value-type="float" office:value="43">
            <text:p>43</text:p>
          </table:table-cell>
          <table:table-cell office:value-type="float" office:value="45.56">
            <text:p>45.56</text:p>
          </table:table-cell>
          <table:table-cell office:value-type="float" office:value="12164900">
            <text:p>12164900</text:p>
          </table:table-cell>
          <table:table-cell office:value-type="float" office:value="10.95">
            <text:p>10.95</text:p>
          </table:table-cell>
          <table:table-cell/>
          <table:table-cell table:formula="of:=[.G94]/[.G93]-1" office:value-type="float" office:value="0.0195530726256983">
            <text:p>0.0195530726</text:p>
          </table:table-cell>
          <table:table-cell table:formula="of:=LN([.I94]+1)" office:value-type="float" office:value="0.0193643671817912">
            <text:p>0.0193643672</text:p>
          </table:table-cell>
          <table:table-cell table:formula="of:=([.G94]/[.G82])-1" office:value-type="float" office:value="0.713615023474179">
            <text:p>0.7136150235</text:p>
          </table:table-cell>
          <table:table-cell table:formula="of:=SUM([.J83:.J94])" office:value-type="float" office:value="0.538605187873066">
            <text:p>0.5386051879</text:p>
          </table:table-cell>
        </table:table-row>
        <table:table-row table:style-name="ro2">
          <table:table-cell table:style-name="ce1" office:value-type="string">
            <text:p>2000-12-01</text:p>
          </table:table-cell>
          <table:table-cell office:value-type="float" office:value="46.25">
            <text:p>46.25</text:p>
          </table:table-cell>
          <table:table-cell office:value-type="float" office:value="47">
            <text:p>47</text:p>
          </table:table-cell>
          <table:table-cell office:value-type="float" office:value="41.38">
            <text:p>41.38</text:p>
          </table:table-cell>
          <table:table-cell office:value-type="float" office:value="44.25">
            <text:p>44.25</text:p>
          </table:table-cell>
          <table:table-cell office:value-type="float" office:value="8998700">
            <text:p>8998700</text:p>
          </table:table-cell>
          <table:table-cell office:value-type="float" office:value="10.64">
            <text:p>10.64</text:p>
          </table:table-cell>
          <table:table-cell/>
          <table:table-cell table:formula="of:=[.G95]/[.G94]-1" office:value-type="float" office:value="-0.0283105022831049">
            <text:p>-0.0283105023</text:p>
          </table:table-cell>
          <table:table-cell table:formula="of:=LN([.I95]+1)" office:value-type="float" office:value="-0.0287189723490114">
            <text:p>-0.0287189723</text:p>
          </table:table-cell>
          <table:table-cell table:formula="of:=([.G95]/[.G83])-1" office:value-type="float" office:value="0.825042881646655">
            <text:p>0.8250428816</text:p>
          </table:table-cell>
          <table:table-cell table:formula="of:=SUM([.J84:.J95])" office:value-type="float" office:value="0.601603483551097">
            <text:p>0.6016034836</text:p>
          </table:table-cell>
        </table:table-row>
        <table:table-row table:style-name="ro2">
          <table:table-cell table:style-name="ce1" office:value-type="string">
            <text:p>2001-01-02</text:p>
          </table:table-cell>
          <table:table-cell office:value-type="float" office:value="43.92">
            <text:p>43.92</text:p>
          </table:table-cell>
          <table:table-cell office:value-type="float" office:value="50.06">
            <text:p>50.06</text:p>
          </table:table-cell>
          <table:table-cell office:value-type="float" office:value="40.38">
            <text:p>40.38</text:p>
          </table:table-cell>
          <table:table-cell office:value-type="float" office:value="49.94">
            <text:p>49.94</text:p>
          </table:table-cell>
          <table:table-cell office:value-type="float" office:value="10369300">
            <text:p>10369300</text:p>
          </table:table-cell>
          <table:table-cell office:value-type="float" office:value="12.01">
            <text:p>12.01</text:p>
          </table:table-cell>
          <table:table-cell/>
          <table:table-cell table:formula="of:=[.G96]/[.G95]-1" office:value-type="float" office:value="0.128759398496241">
            <text:p>0.1287593985</text:p>
          </table:table-cell>
          <table:table-cell table:formula="of:=LN([.I96]+1)" office:value-type="float" office:value="0.121119152178394">
            <text:p>0.1211191522</text:p>
          </table:table-cell>
          <table:table-cell table:formula="of:=([.G96]/[.G84])-1" office:value-type="float" office:value="0.561768530559168">
            <text:p>0.5617685306</text:p>
          </table:table-cell>
          <table:table-cell table:formula="of:=SUM([.J85:.J96])" office:value-type="float" office:value="0.445818852574339">
            <text:p>0.4458188526</text:p>
          </table:table-cell>
        </table:table-row>
        <table:table-row table:style-name="ro2">
          <table:table-cell table:style-name="ce1" office:value-type="string">
            <text:p>2001-02-01</text:p>
          </table:table-cell>
          <table:table-cell office:value-type="float" office:value="49.38">
            <text:p>49.38</text:p>
          </table:table-cell>
          <table:table-cell office:value-type="float" office:value="51.31">
            <text:p>51.31</text:p>
          </table:table-cell>
          <table:table-cell office:value-type="float" office:value="46.25">
            <text:p>46.25</text:p>
          </table:table-cell>
          <table:table-cell office:value-type="float" office:value="47.63">
            <text:p>47.63</text:p>
          </table:table-cell>
          <table:table-cell office:value-type="float" office:value="9134000">
            <text:p>9134000</text:p>
          </table:table-cell>
          <table:table-cell office:value-type="float" office:value="11.45">
            <text:p>11.45</text:p>
          </table:table-cell>
          <table:table-cell/>
          <table:table-cell table:formula="of:=[.G97]/[.G96]-1" office:value-type="float" office:value="-0.0466278101582015">
            <text:p>-0.0466278102</text:p>
          </table:table-cell>
          <table:table-cell table:formula="of:=LN([.I97]+1)" office:value-type="float" office:value="-0.0477499060916435">
            <text:p>-0.0477499061</text:p>
          </table:table-cell>
          <table:table-cell table:formula="of:=([.G97]/[.G85])-1" office:value-type="float" office:value="0.355029585798817">
            <text:p>0.3550295858</text:p>
          </table:table-cell>
          <table:table-cell table:formula="of:=SUM([.J86:.J97])" office:value-type="float" office:value="0.303823288631166">
            <text:p>0.3038232886</text:p>
          </table:table-cell>
        </table:table-row>
        <table:table-row table:style-name="ro2">
          <table:table-cell table:style-name="ce1" office:value-type="string">
            <text:p>2001-03-01</text:p>
          </table:table-cell>
          <table:table-cell office:value-type="float" office:value="47.5">
            <text:p>47.5</text:p>
          </table:table-cell>
          <table:table-cell office:value-type="float" office:value="49.06">
            <text:p>49.06</text:p>
          </table:table-cell>
          <table:table-cell office:value-type="float" office:value="38.56">
            <text:p>38.56</text:p>
          </table:table-cell>
          <table:table-cell office:value-type="float" office:value="42.44">
            <text:p>42.44</text:p>
          </table:table-cell>
          <table:table-cell office:value-type="float" office:value="11230100">
            <text:p>11230100</text:p>
          </table:table-cell>
          <table:table-cell office:value-type="float" office:value="10.2">
            <text:p>10.2</text:p>
          </table:table-cell>
          <table:table-cell/>
          <table:table-cell table:formula="of:=[.G98]/[.G97]-1" office:value-type="float" office:value="-0.109170305676856">
            <text:p>-0.1091703057</text:p>
          </table:table-cell>
          <table:table-cell table:formula="of:=LN([.I98]+1)" office:value-type="float" office:value="-0.115602009710023">
            <text:p>-0.1156020097</text:p>
          </table:table-cell>
          <table:table-cell table:formula="of:=([.G98]/[.G86])-1" office:value-type="float" office:value="-0.052924791086351">
            <text:p>-0.0529247911</text:p>
          </table:table-cell>
          <table:table-cell table:formula="of:=SUM([.J87:.J98])" office:value-type="float" office:value="-0.054376770878072">
            <text:p>-0.0543767709</text:p>
          </table:table-cell>
        </table:table-row>
        <table:table-row table:style-name="ro2">
          <table:table-cell table:style-name="ce1" office:value-type="string">
            <text:p>2001-04-02</text:p>
          </table:table-cell>
          <table:table-cell office:value-type="float" office:value="42.56">
            <text:p>42.56</text:p>
          </table:table-cell>
          <table:table-cell office:value-type="float" office:value="43.56">
            <text:p>43.56</text:p>
          </table:table-cell>
          <table:table-cell office:value-type="float" office:value="18.5">
            <text:p>18.5</text:p>
          </table:table-cell>
          <table:table-cell office:value-type="float" office:value="19.35">
            <text:p>19.35</text:p>
          </table:table-cell>
          <table:table-cell office:value-type="float" office:value="15611700">
            <text:p>15611700</text:p>
          </table:table-cell>
          <table:table-cell office:value-type="float" office:value="9.3">
            <text:p>9.3</text:p>
          </table:table-cell>
          <table:table-cell/>
          <table:table-cell table:formula="of:=[.G99]/[.G98]-1" office:value-type="float" office:value="-0.088235294117647">
            <text:p>-0.0882352941</text:p>
          </table:table-cell>
          <table:table-cell table:formula="of:=LN([.I99]+1)" office:value-type="float" office:value="-0.092373320131015">
            <text:p>-0.0923733201</text:p>
          </table:table-cell>
          <table:table-cell table:formula="of:=([.G99]/[.G87])-1" office:value-type="float" office:value="0.279229711141678">
            <text:p>0.2792297111</text:p>
          </table:table-cell>
          <table:table-cell table:formula="of:=SUM([.J88:.J99])" office:value-type="float" office:value="0.246258108613782">
            <text:p>0.2462581086</text:p>
          </table:table-cell>
        </table:table-row>
        <table:table-row table:style-name="ro2">
          <table:table-cell table:style-name="ce1" office:value-type="string">
            <text:p>2001-05-01</text:p>
          </table:table-cell>
          <table:table-cell office:value-type="float" office:value="19.35">
            <text:p>19.35</text:p>
          </table:table-cell>
          <table:table-cell office:value-type="float" office:value="21.53">
            <text:p>21.53</text:p>
          </table:table-cell>
          <table:table-cell office:value-type="float" office:value="18">
            <text:p>18</text:p>
          </table:table-cell>
          <table:table-cell office:value-type="float" office:value="19.52">
            <text:p>19.52</text:p>
          </table:table-cell>
          <table:table-cell office:value-type="float" office:value="9061500">
            <text:p>9061500</text:p>
          </table:table-cell>
          <table:table-cell office:value-type="float" office:value="9.39">
            <text:p>9.39</text:p>
          </table:table-cell>
          <table:table-cell/>
          <table:table-cell table:formula="of:=[.G100]/[.G99]-1" office:value-type="float" office:value="0.00967741935483879">
            <text:p>0.0096774194</text:p>
          </table:table-cell>
          <table:table-cell table:formula="of:=LN([.I100]+1)" office:value-type="float" office:value="0.00963089306096137">
            <text:p>0.0096308931</text:p>
          </table:table-cell>
          <table:table-cell table:formula="of:=([.G100]/[.G88])-1" office:value-type="float" office:value="0.149326805385557">
            <text:p>0.1493268054</text:p>
          </table:table-cell>
          <table:table-cell table:formula="of:=SUM([.J89:.J100])" office:value-type="float" office:value="0.13917638434826">
            <text:p>0.1391763843</text:p>
          </table:table-cell>
        </table:table-row>
        <table:table-row table:style-name="ro2">
          <table:table-cell table:style-name="ce1" office:value-type="string">
            <text:p>2001-06-01</text:p>
          </table:table-cell>
          <table:table-cell office:value-type="float" office:value="20">
            <text:p>20</text:p>
          </table:table-cell>
          <table:table-cell office:value-type="float" office:value="23.31">
            <text:p>23.31</text:p>
          </table:table-cell>
          <table:table-cell office:value-type="float" office:value="18.93">
            <text:p>18.93</text:p>
          </table:table-cell>
          <table:table-cell office:value-type="float" office:value="23">
            <text:p>23</text:p>
          </table:table-cell>
          <table:table-cell office:value-type="float" office:value="7377400">
            <text:p>7377400</text:p>
          </table:table-cell>
          <table:table-cell office:value-type="float" office:value="11.06">
            <text:p>11.06</text:p>
          </table:table-cell>
          <table:table-cell/>
          <table:table-cell table:formula="of:=[.G101]/[.G100]-1" office:value-type="float" office:value="0.177848775292865">
            <text:p>0.1778487753</text:p>
          </table:table-cell>
          <table:table-cell table:formula="of:=LN([.I101]+1)" office:value-type="float" office:value="0.163689702874017">
            <text:p>0.1636897029</text:p>
          </table:table-cell>
          <table:table-cell table:formula="of:=([.G101]/[.G89])-1" office:value-type="float" office:value="0.20479302832244">
            <text:p>0.2047930283</text:p>
          </table:table-cell>
          <table:table-cell table:formula="of:=SUM([.J90:.J101])" office:value-type="float" office:value="0.18630779146179">
            <text:p>0.1863077915</text:p>
          </table:table-cell>
        </table:table-row>
        <table:table-row table:style-name="ro2">
          <table:table-cell table:style-name="ce1" office:value-type="string">
            <text:p>2001-07-02</text:p>
          </table:table-cell>
          <table:table-cell office:value-type="float" office:value="22.49">
            <text:p>22.49</text:p>
          </table:table-cell>
          <table:table-cell office:value-type="float" office:value="22.9">
            <text:p>22.9</text:p>
          </table:table-cell>
          <table:table-cell office:value-type="float" office:value="17.9">
            <text:p>17.9</text:p>
          </table:table-cell>
          <table:table-cell office:value-type="float" office:value="18.04">
            <text:p>18.04</text:p>
          </table:table-cell>
          <table:table-cell office:value-type="float" office:value="9428900">
            <text:p>9428900</text:p>
          </table:table-cell>
          <table:table-cell office:value-type="float" office:value="8.67">
            <text:p>8.67</text:p>
          </table:table-cell>
          <table:table-cell/>
          <table:table-cell table:formula="of:=[.G102]/[.G101]-1" office:value-type="float" office:value="-0.216094032549729">
            <text:p>-0.2160940325</text:p>
          </table:table-cell>
          <table:table-cell table:formula="of:=LN([.I102]+1)" office:value-type="float" office:value="-0.243466205301738">
            <text:p>-0.2434662053</text:p>
          </table:table-cell>
          <table:table-cell table:formula="of:=([.G102]/[.G90])-1" office:value-type="float" office:value="-0.0388026607538803">
            <text:p>-0.0388026608</text:p>
          </table:table-cell>
          <table:table-cell table:formula="of:=SUM([.J91:.J102])" office:value-type="float" office:value="-0.0395755432820816">
            <text:p>-0.0395755433</text:p>
          </table:table-cell>
        </table:table-row>
        <table:table-row table:style-name="ro2">
          <table:table-cell table:style-name="ce1" office:value-type="string">
            <text:p>2001-08-01</text:p>
          </table:table-cell>
          <table:table-cell office:value-type="float" office:value="18.13">
            <text:p>18.13</text:p>
          </table:table-cell>
          <table:table-cell office:value-type="float" office:value="19.09">
            <text:p>19.09</text:p>
          </table:table-cell>
          <table:table-cell office:value-type="float" office:value="16.8">
            <text:p>16.8</text:p>
          </table:table-cell>
          <table:table-cell office:value-type="float" office:value="16.87">
            <text:p>16.87</text:p>
          </table:table-cell>
          <table:table-cell office:value-type="float" office:value="8252400">
            <text:p>8252400</text:p>
          </table:table-cell>
          <table:table-cell office:value-type="float" office:value="8.11">
            <text:p>8.11</text:p>
          </table:table-cell>
          <table:table-cell/>
          <table:table-cell table:formula="of:=[.G103]/[.G102]-1" office:value-type="float" office:value="-0.0645905420991927">
            <text:p>-0.0645905421</text:p>
          </table:table-cell>
          <table:table-cell table:formula="of:=LN([.I103]+1)" office:value-type="float" office:value="-0.066770922665129">
            <text:p>-0.0667709227</text:p>
          </table:table-cell>
          <table:table-cell table:formula="of:=([.G103]/[.G91])-1" office:value-type="float" office:value="-0.0794551645856982">
            <text:p>-0.0794551646</text:p>
          </table:table-cell>
          <table:table-cell table:formula="of:=SUM([.J92:.J103])" office:value-type="float" office:value="-0.0827895718207666">
            <text:p>-0.0827895718</text:p>
          </table:table-cell>
        </table:table-row>
        <table:table-row table:style-name="ro2">
          <table:table-cell table:style-name="ce1" office:value-type="string">
            <text:p>2001-09-04</text:p>
          </table:table-cell>
          <table:table-cell office:value-type="float" office:value="16.86">
            <text:p>16.86</text:p>
          </table:table-cell>
          <table:table-cell office:value-type="float" office:value="17.32">
            <text:p>17.32</text:p>
          </table:table-cell>
          <table:table-cell office:value-type="float" office:value="13.46">
            <text:p>13.46</text:p>
          </table:table-cell>
          <table:table-cell office:value-type="float" office:value="14.94">
            <text:p>14.94</text:p>
          </table:table-cell>
          <table:table-cell office:value-type="float" office:value="11820700">
            <text:p>11820700</text:p>
          </table:table-cell>
          <table:table-cell office:value-type="float" office:value="7.18">
            <text:p>7.18</text:p>
          </table:table-cell>
          <table:table-cell/>
          <table:table-cell table:formula="of:=[.G104]/[.G103]-1" office:value-type="float" office:value="-0.114673242909988">
            <text:p>-0.1146732429</text:p>
          </table:table-cell>
          <table:table-cell table:formula="of:=LN([.I104]+1)" office:value-type="float" office:value="-0.121798485067189">
            <text:p>-0.1217984851</text:p>
          </table:table-cell>
          <table:table-cell table:formula="of:=([.G104]/[.G92])-1" office:value-type="float" office:value="-0.254413291796469">
            <text:p>-0.2544132918</text:p>
          </table:table-cell>
          <table:table-cell table:formula="of:=SUM([.J93:.J104])" office:value-type="float" office:value="-0.293583842749901">
            <text:p>-0.2935838427</text:p>
          </table:table-cell>
        </table:table-row>
        <table:table-row table:style-name="ro2">
          <table:table-cell table:style-name="ce1" office:value-type="string">
            <text:p>2001-10-01</text:p>
          </table:table-cell>
          <table:table-cell office:value-type="float" office:value="14.8">
            <text:p>14.8</text:p>
          </table:table-cell>
          <table:table-cell office:value-type="float" office:value="17.95">
            <text:p>17.95</text:p>
          </table:table-cell>
          <table:table-cell office:value-type="float" office:value="14.16">
            <text:p>14.16</text:p>
          </table:table-cell>
          <table:table-cell office:value-type="float" office:value="17.12">
            <text:p>17.12</text:p>
          </table:table-cell>
          <table:table-cell office:value-type="float" office:value="8716500">
            <text:p>8716500</text:p>
          </table:table-cell>
          <table:table-cell office:value-type="float" office:value="8.23">
            <text:p>8.23</text:p>
          </table:table-cell>
          <table:table-cell/>
          <table:table-cell table:formula="of:=[.G105]/[.G104]-1" office:value-type="float" office:value="0.146239554317549">
            <text:p>0.1462395543</text:p>
          </table:table-cell>
          <table:table-cell table:formula="of:=LN([.I105]+1)" office:value-type="float" office:value="0.136486631628846">
            <text:p>0.1364866316</text:p>
          </table:table-cell>
          <table:table-cell table:formula="of:=([.G105]/[.G93])-1" office:value-type="float" office:value="-0.233705772811918">
            <text:p>-0.2337057728</text:p>
          </table:table-cell>
          <table:table-cell table:formula="of:=SUM([.J94:.J105])" office:value-type="float" office:value="-0.26618907439174">
            <text:p>-0.2661890744</text:p>
          </table:table-cell>
        </table:table-row>
        <table:table-row table:style-name="ro2">
          <table:table-cell table:style-name="ce1" office:value-type="string">
            <text:p>2001-11-01</text:p>
          </table:table-cell>
          <table:table-cell office:value-type="float" office:value="17.15">
            <text:p>17.15</text:p>
          </table:table-cell>
          <table:table-cell office:value-type="float" office:value="19.55">
            <text:p>19.55</text:p>
          </table:table-cell>
          <table:table-cell office:value-type="float" office:value="16.68">
            <text:p>16.68</text:p>
          </table:table-cell>
          <table:table-cell office:value-type="float" office:value="17.72">
            <text:p>17.72</text:p>
          </table:table-cell>
          <table:table-cell office:value-type="float" office:value="9549500">
            <text:p>9549500</text:p>
          </table:table-cell>
          <table:table-cell office:value-type="float" office:value="8.52">
            <text:p>8.52</text:p>
          </table:table-cell>
          <table:table-cell/>
          <table:table-cell table:formula="of:=[.G106]/[.G105]-1" office:value-type="float" office:value="0.0352369380315916">
            <text:p>0.035236938</text:p>
          </table:table-cell>
          <table:table-cell table:formula="of:=LN([.I106]+1)" office:value-type="float" office:value="0.0346303261522457">
            <text:p>0.0346303262</text:p>
          </table:table-cell>
          <table:table-cell table:formula="of:=([.G106]/[.G94])-1" office:value-type="float" office:value="-0.221917808219178">
            <text:p>-0.2219178082</text:p>
          </table:table-cell>
          <table:table-cell table:formula="of:=SUM([.J95:.J106])" office:value-type="float" office:value="-0.250923115421285">
            <text:p>-0.2509231154</text:p>
          </table:table-cell>
        </table:table-row>
        <table:table-row table:style-name="ro2">
          <table:table-cell table:style-name="ce1" office:value-type="string">
            <text:p>2001-12-03</text:p>
          </table:table-cell>
          <table:table-cell office:value-type="float" office:value="17.63">
            <text:p>17.63</text:p>
          </table:table-cell>
          <table:table-cell office:value-type="float" office:value="19.97">
            <text:p>19.97</text:p>
          </table:table-cell>
          <table:table-cell office:value-type="float" office:value="17.6">
            <text:p>17.6</text:p>
          </table:table-cell>
          <table:table-cell office:value-type="float" office:value="19.05">
            <text:p>19.05</text:p>
          </table:table-cell>
          <table:table-cell office:value-type="float" office:value="7328100">
            <text:p>7328100</text:p>
          </table:table-cell>
          <table:table-cell office:value-type="float" office:value="9.16">
            <text:p>9.16</text:p>
          </table:table-cell>
          <table:table-cell/>
          <table:table-cell table:formula="of:=[.G107]/[.G106]-1" office:value-type="float" office:value="0.0751173708920188">
            <text:p>0.0751173709</text:p>
          </table:table-cell>
          <table:table-cell table:formula="of:=LN([.I107]+1)" office:value-type="float" office:value="0.0724298378448145">
            <text:p>0.0724298378</text:p>
          </table:table-cell>
          <table:table-cell table:formula="of:=([.G107]/[.G95])-1" office:value-type="float" office:value="-0.139097744360902">
            <text:p>-0.1390977444</text:p>
          </table:table-cell>
          <table:table-cell table:formula="of:=SUM([.J96:.J107])" office:value-type="float" office:value="-0.14977430522746">
            <text:p>-0.1497743052</text:p>
          </table:table-cell>
        </table:table-row>
        <table:table-row table:style-name="ro2">
          <table:table-cell table:style-name="ce1" office:value-type="string">
            <text:p>2002-01-02</text:p>
          </table:table-cell>
          <table:table-cell office:value-type="float" office:value="19.11">
            <text:p>19.11</text:p>
          </table:table-cell>
          <table:table-cell office:value-type="float" office:value="23.88">
            <text:p>23.88</text:p>
          </table:table-cell>
          <table:table-cell office:value-type="float" office:value="19">
            <text:p>19</text:p>
          </table:table-cell>
          <table:table-cell office:value-type="float" office:value="23.77">
            <text:p>23.77</text:p>
          </table:table-cell>
          <table:table-cell office:value-type="float" office:value="10734400">
            <text:p>10734400</text:p>
          </table:table-cell>
          <table:table-cell office:value-type="float" office:value="11.43">
            <text:p>11.43</text:p>
          </table:table-cell>
          <table:table-cell/>
          <table:table-cell table:formula="of:=[.G108]/[.G107]-1" office:value-type="float" office:value="0.247816593886463">
            <text:p>0.2478165939</text:p>
          </table:table-cell>
          <table:table-cell table:formula="of:=LN([.I108]+1)" office:value-type="float" office:value="0.22139529912068">
            <text:p>0.2213952991</text:p>
          </table:table-cell>
          <table:table-cell table:formula="of:=([.G108]/[.G96])-1" office:value-type="float" office:value="-0.048293089092423">
            <text:p>-0.0482930891</text:p>
          </table:table-cell>
          <table:table-cell table:formula="of:=SUM([.J97:.J108])" office:value-type="float" office:value="-0.0494981582851729">
            <text:p>-0.0494981583</text:p>
          </table:table-cell>
        </table:table-row>
        <table:table-row table:style-name="ro2">
          <table:table-cell table:style-name="ce1" office:value-type="string">
            <text:p>2002-02-04</text:p>
          </table:table-cell>
          <table:table-cell office:value-type="float" office:value="22.82">
            <text:p>22.82</text:p>
          </table:table-cell>
          <table:table-cell office:value-type="float" office:value="23.6">
            <text:p>23.6</text:p>
          </table:table-cell>
          <table:table-cell office:value-type="float" office:value="20.82">
            <text:p>20.82</text:p>
          </table:table-cell>
          <table:table-cell office:value-type="float" office:value="23.01">
            <text:p>23.01</text:p>
          </table:table-cell>
          <table:table-cell office:value-type="float" office:value="6284700">
            <text:p>6284700</text:p>
          </table:table-cell>
          <table:table-cell office:value-type="float" office:value="11.06">
            <text:p>11.06</text:p>
          </table:table-cell>
          <table:table-cell/>
          <table:table-cell table:formula="of:=[.G109]/[.G108]-1" office:value-type="float" office:value="-0.0323709536307961">
            <text:p>-0.0323709536</text:p>
          </table:table-cell>
          <table:table-cell table:formula="of:=LN([.I109]+1)" office:value-type="float" office:value="-0.0329064817125305">
            <text:p>-0.0329064817</text:p>
          </table:table-cell>
          <table:table-cell table:formula="of:=([.G109]/[.G97])-1" office:value-type="float" office:value="-0.0340611353711789">
            <text:p>-0.0340611354</text:p>
          </table:table-cell>
          <table:table-cell table:formula="of:=SUM([.J98:.J109])" office:value-type="float" office:value="-0.0346547339060599">
            <text:p>-0.0346547339</text:p>
          </table:table-cell>
        </table:table-row>
        <table:table-row table:style-name="ro2">
          <table:table-cell table:style-name="ce1" office:value-type="string">
            <text:p>2002-03-01</text:p>
          </table:table-cell>
          <table:table-cell office:value-type="float" office:value="23.56">
            <text:p>23.56</text:p>
          </table:table-cell>
          <table:table-cell office:value-type="float" office:value="24.53">
            <text:p>24.53</text:p>
          </table:table-cell>
          <table:table-cell office:value-type="float" office:value="22.35">
            <text:p>22.35</text:p>
          </table:table-cell>
          <table:table-cell office:value-type="float" office:value="23.13">
            <text:p>23.13</text:p>
          </table:table-cell>
          <table:table-cell office:value-type="float" office:value="6709500">
            <text:p>6709500</text:p>
          </table:table-cell>
          <table:table-cell office:value-type="float" office:value="11.12">
            <text:p>11.12</text:p>
          </table:table-cell>
          <table:table-cell/>
          <table:table-cell table:formula="of:=[.G110]/[.G109]-1" office:value-type="float" office:value="0.0054249547920433">
            <text:p>0.0054249548</text:p>
          </table:table-cell>
          <table:table-cell table:formula="of:=LN([.I110]+1)" office:value-type="float" office:value="0.00541029272824748">
            <text:p>0.0054102927</text:p>
          </table:table-cell>
          <table:table-cell table:formula="of:=([.G110]/[.G98])-1" office:value-type="float" office:value="0.0901960784313724">
            <text:p>0.0901960784</text:p>
          </table:table-cell>
          <table:table-cell table:formula="of:=SUM([.J99:.J110])" office:value-type="float" office:value="0.0863575685322109">
            <text:p>0.0863575685</text:p>
          </table:table-cell>
        </table:table-row>
        <table:table-row table:style-name="ro2">
          <table:table-cell table:style-name="ce1" office:value-type="string">
            <text:p>2002-04-01</text:p>
          </table:table-cell>
          <table:table-cell office:value-type="float" office:value="23.07">
            <text:p>23.07</text:p>
          </table:table-cell>
          <table:table-cell office:value-type="float" office:value="25.7">
            <text:p>25.7</text:p>
          </table:table-cell>
          <table:table-cell office:value-type="float" office:value="22.64">
            <text:p>22.64</text:p>
          </table:table-cell>
          <table:table-cell office:value-type="float" office:value="22.82">
            <text:p>22.82</text:p>
          </table:table-cell>
          <table:table-cell office:value-type="float" office:value="7910900">
            <text:p>7910900</text:p>
          </table:table-cell>
          <table:table-cell office:value-type="float" office:value="10.97">
            <text:p>10.97</text:p>
          </table:table-cell>
          <table:table-cell/>
          <table:table-cell table:formula="of:=[.G111]/[.G110]-1" office:value-type="float" office:value="-0.0134892086330934">
            <text:p>-0.0134892086</text:p>
          </table:table-cell>
          <table:table-cell table:formula="of:=LN([.I111]+1)" office:value-type="float" office:value="-0.0135810145352974">
            <text:p>-0.0135810145</text:p>
          </table:table-cell>
          <table:table-cell table:formula="of:=([.G111]/[.G99])-1" office:value-type="float" office:value="0.179569892473118">
            <text:p>0.1795698925</text:p>
          </table:table-cell>
          <table:table-cell table:formula="of:=SUM([.J100:.J111])" office:value-type="float" office:value="0.165149874127929">
            <text:p>0.1651498741</text:p>
          </table:table-cell>
        </table:table-row>
        <table:table-row table:style-name="ro2">
          <table:table-cell table:style-name="ce1" office:value-type="string">
            <text:p>2002-05-01</text:p>
          </table:table-cell>
          <table:table-cell office:value-type="float" office:value="22.85">
            <text:p>22.85</text:p>
          </table:table-cell>
          <table:table-cell office:value-type="float" office:value="24.5">
            <text:p>24.5</text:p>
          </table:table-cell>
          <table:table-cell office:value-type="float" office:value="21.93">
            <text:p>21.93</text:p>
          </table:table-cell>
          <table:table-cell office:value-type="float" office:value="24.28">
            <text:p>24.28</text:p>
          </table:table-cell>
          <table:table-cell office:value-type="float" office:value="8507600">
            <text:p>8507600</text:p>
          </table:table-cell>
          <table:table-cell office:value-type="float" office:value="11.67">
            <text:p>11.67</text:p>
          </table:table-cell>
          <table:table-cell/>
          <table:table-cell table:formula="of:=[.G112]/[.G111]-1" office:value-type="float" office:value="0.0638103919781221">
            <text:p>0.063810392</text:p>
          </table:table-cell>
          <table:table-cell table:formula="of:=LN([.I112]+1)" office:value-type="float" office:value="0.0618571720113257">
            <text:p>0.061857172</text:p>
          </table:table-cell>
          <table:table-cell table:formula="of:=([.G112]/[.G100])-1" office:value-type="float" office:value="0.242811501597444">
            <text:p>0.2428115016</text:p>
          </table:table-cell>
          <table:table-cell table:formula="of:=SUM([.J101:.J112])" office:value-type="float" office:value="0.217376153078293">
            <text:p>0.2173761531</text:p>
          </table:table-cell>
        </table:table-row>
        <table:table-row table:style-name="ro2">
          <table:table-cell table:style-name="ce1" office:value-type="string">
            <text:p>2002-06-03</text:p>
          </table:table-cell>
          <table:table-cell office:value-type="float" office:value="24.3">
            <text:p>24.3</text:p>
          </table:table-cell>
          <table:table-cell office:value-type="float" office:value="25.3">
            <text:p>25.3</text:p>
          </table:table-cell>
          <table:table-cell office:value-type="float" office:value="22.44">
            <text:p>22.44</text:p>
          </table:table-cell>
          <table:table-cell office:value-type="float" office:value="24.85">
            <text:p>24.85</text:p>
          </table:table-cell>
          <table:table-cell office:value-type="float" office:value="9265500">
            <text:p>9265500</text:p>
          </table:table-cell>
          <table:table-cell office:value-type="float" office:value="11.95">
            <text:p>11.95</text:p>
          </table:table-cell>
          <table:table-cell/>
          <table:table-cell table:formula="of:=[.G113]/[.G112]-1" office:value-type="float" office:value="0.0239931448157669">
            <text:p>0.0239931448</text:p>
          </table:table-cell>
          <table:table-cell table:formula="of:=LN([.I113]+1)" office:value-type="float" office:value="0.023709832079055">
            <text:p>0.0237098321</text:p>
          </table:table-cell>
          <table:table-cell table:formula="of:=([.G113]/[.G101])-1" office:value-type="float" office:value="0.0804701627486437">
            <text:p>0.0804701627</text:p>
          </table:table-cell>
          <table:table-cell table:formula="of:=SUM([.J102:.J113])" office:value-type="float" office:value="0.0773962822833306">
            <text:p>0.0773962823</text:p>
          </table:table-cell>
        </table:table-row>
        <table:table-row table:style-name="ro2">
          <table:table-cell table:style-name="ce1" office:value-type="string">
            <text:p>2002-07-01</text:p>
          </table:table-cell>
          <table:table-cell office:value-type="float" office:value="24.42">
            <text:p>24.42</text:p>
          </table:table-cell>
          <table:table-cell office:value-type="float" office:value="24.96">
            <text:p>24.96</text:p>
          </table:table-cell>
          <table:table-cell office:value-type="float" office:value="18.44">
            <text:p>18.44</text:p>
          </table:table-cell>
          <table:table-cell office:value-type="float" office:value="19.63">
            <text:p>19.63</text:p>
          </table:table-cell>
          <table:table-cell office:value-type="float" office:value="11228600">
            <text:p>11228600</text:p>
          </table:table-cell>
          <table:table-cell office:value-type="float" office:value="9.44">
            <text:p>9.44</text:p>
          </table:table-cell>
          <table:table-cell/>
          <table:table-cell table:formula="of:=[.G114]/[.G113]-1" office:value-type="float" office:value="-0.210041841004184">
            <text:p>-0.210041841</text:p>
          </table:table-cell>
          <table:table-cell table:formula="of:=LN([.I114]+1)" office:value-type="float" office:value="-0.23577529822011">
            <text:p>-0.2357752982</text:p>
          </table:table-cell>
          <table:table-cell table:formula="of:=([.G114]/[.G102])-1" office:value-type="float" office:value="0.0888119953863897">
            <text:p>0.0888119954</text:p>
          </table:table-cell>
          <table:table-cell table:formula="of:=SUM([.J103:.J114])" office:value-type="float" office:value="0.0850871893649586">
            <text:p>0.0850871894</text:p>
          </table:table-cell>
        </table:table-row>
        <table:table-row table:style-name="ro2">
          <table:table-cell table:style-name="ce1" office:value-type="string">
            <text:p>2002-08-01</text:p>
          </table:table-cell>
          <table:table-cell office:value-type="float" office:value="19.52">
            <text:p>19.52</text:p>
          </table:table-cell>
          <table:table-cell office:value-type="float" office:value="21.82">
            <text:p>21.82</text:p>
          </table:table-cell>
          <table:table-cell office:value-type="float" office:value="18.47">
            <text:p>18.47</text:p>
          </table:table-cell>
          <table:table-cell office:value-type="float" office:value="20.1">
            <text:p>20.1</text:p>
          </table:table-cell>
          <table:table-cell office:value-type="float" office:value="7705600">
            <text:p>7705600</text:p>
          </table:table-cell>
          <table:table-cell office:value-type="float" office:value="9.66">
            <text:p>9.66</text:p>
          </table:table-cell>
          <table:table-cell/>
          <table:table-cell table:formula="of:=[.G115]/[.G114]-1" office:value-type="float" office:value="0.0233050847457628">
            <text:p>0.0233050847</text:p>
          </table:table-cell>
          <table:table-cell table:formula="of:=LN([.I115]+1)" office:value-type="float" office:value="0.0230376680670174">
            <text:p>0.0230376681</text:p>
          </table:table-cell>
          <table:table-cell table:formula="of:=([.G115]/[.G103])-1" office:value-type="float" office:value="0.191122071516646">
            <text:p>0.1911220715</text:p>
          </table:table-cell>
          <table:table-cell table:formula="of:=SUM([.J104:.J115])" office:value-type="float" office:value="0.174895780097105">
            <text:p>0.1748957801</text:p>
          </table:table-cell>
        </table:table-row>
        <table:table-row table:style-name="ro2">
          <table:table-cell table:style-name="ce1" office:value-type="string">
            <text:p>2002-09-03</text:p>
          </table:table-cell>
          <table:table-cell office:value-type="float" office:value="19.99">
            <text:p>19.99</text:p>
          </table:table-cell>
          <table:table-cell office:value-type="float" office:value="21.57">
            <text:p>21.57</text:p>
          </table:table-cell>
          <table:table-cell office:value-type="float" office:value="19.6">
            <text:p>19.6</text:p>
          </table:table-cell>
          <table:table-cell office:value-type="float" office:value="20.66">
            <text:p>20.66</text:p>
          </table:table-cell>
          <table:table-cell office:value-type="float" office:value="7485100">
            <text:p>7485100</text:p>
          </table:table-cell>
          <table:table-cell office:value-type="float" office:value="9.93">
            <text:p>9.93</text:p>
          </table:table-cell>
          <table:table-cell/>
          <table:table-cell table:formula="of:=[.G116]/[.G115]-1" office:value-type="float" office:value="0.0279503105590062">
            <text:p>0.0279503106</text:p>
          </table:table-cell>
          <table:table-cell table:formula="of:=LN([.I116]+1)" office:value-type="float" office:value="0.0275668298326546">
            <text:p>0.0275668298</text:p>
          </table:table-cell>
          <table:table-cell table:formula="of:=([.G116]/[.G104])-1" office:value-type="float" office:value="0.383008356545961">
            <text:p>0.3830083565</text:p>
          </table:table-cell>
          <table:table-cell table:formula="of:=SUM([.J105:.J116])" office:value-type="float" office:value="0.324261094996948">
            <text:p>0.324261095</text:p>
          </table:table-cell>
        </table:table-row>
        <table:table-row table:style-name="ro2">
          <table:table-cell table:style-name="ce1" office:value-type="string">
            <text:p>2002-10-01</text:p>
          </table:table-cell>
          <table:table-cell office:value-type="float" office:value="20.66">
            <text:p>20.66</text:p>
          </table:table-cell>
          <table:table-cell office:value-type="float" office:value="24.1">
            <text:p>24.1</text:p>
          </table:table-cell>
          <table:table-cell office:value-type="float" office:value="20.66">
            <text:p>20.66</text:p>
          </table:table-cell>
          <table:table-cell office:value-type="float" office:value="23.84">
            <text:p>23.84</text:p>
          </table:table-cell>
          <table:table-cell office:value-type="float" office:value="9692200">
            <text:p>9692200</text:p>
          </table:table-cell>
          <table:table-cell office:value-type="float" office:value="11.46">
            <text:p>11.46</text:p>
          </table:table-cell>
          <table:table-cell/>
          <table:table-cell table:formula="of:=[.G117]/[.G116]-1" office:value-type="float" office:value="0.154078549848943">
            <text:p>0.1540785498</text:p>
          </table:table-cell>
          <table:table-cell table:formula="of:=LN([.I117]+1)" office:value-type="float" office:value="0.143302233229512">
            <text:p>0.1433022332</text:p>
          </table:table-cell>
          <table:table-cell table:formula="of:=([.G117]/[.G105])-1" office:value-type="float" office:value="0.392466585662211">
            <text:p>0.3924665857</text:p>
          </table:table-cell>
          <table:table-cell table:formula="of:=SUM([.J106:.J117])" office:value-type="float" office:value="0.331076696597615">
            <text:p>0.3310766966</text:p>
          </table:table-cell>
        </table:table-row>
        <table:table-row table:style-name="ro2">
          <table:table-cell table:style-name="ce1" office:value-type="string">
            <text:p>2002-11-01</text:p>
          </table:table-cell>
          <table:table-cell office:value-type="float" office:value="24.05">
            <text:p>24.05</text:p>
          </table:table-cell>
          <table:table-cell office:value-type="float" office:value="24.16">
            <text:p>24.16</text:p>
          </table:table-cell>
          <table:table-cell office:value-type="float" office:value="20.85">
            <text:p>20.85</text:p>
          </table:table-cell>
          <table:table-cell office:value-type="float" office:value="21.74">
            <text:p>21.74</text:p>
          </table:table-cell>
          <table:table-cell office:value-type="float" office:value="7750700">
            <text:p>7750700</text:p>
          </table:table-cell>
          <table:table-cell office:value-type="float" office:value="10.45">
            <text:p>10.45</text:p>
          </table:table-cell>
          <table:table-cell/>
          <table:table-cell table:formula="of:=[.G118]/[.G117]-1" office:value-type="float" office:value="-0.0881326352530543">
            <text:p>-0.0881326353</text:p>
          </table:table-cell>
          <table:table-cell table:formula="of:=LN([.I118]+1)" office:value-type="float" office:value="-0.0922607328757737">
            <text:p>-0.0922607329</text:p>
          </table:table-cell>
          <table:table-cell table:formula="of:=([.G118]/[.G106])-1" office:value-type="float" office:value="0.226525821596244">
            <text:p>0.2265258216</text:p>
          </table:table-cell>
          <table:table-cell table:formula="of:=SUM([.J107:.J118])" office:value-type="float" office:value="0.204185637569595">
            <text:p>0.2041856376</text:p>
          </table:table-cell>
        </table:table-row>
        <table:table-row table:style-name="ro2">
          <table:table-cell table:style-name="ce1" office:value-type="string">
            <text:p>2002-12-02</text:p>
          </table:table-cell>
          <table:table-cell office:value-type="float" office:value="22">
            <text:p>22</text:p>
          </table:table-cell>
          <table:table-cell office:value-type="float" office:value="22.09">
            <text:p>22.09</text:p>
          </table:table-cell>
          <table:table-cell office:value-type="float" office:value="20.18">
            <text:p>20.18</text:p>
          </table:table-cell>
          <table:table-cell office:value-type="float" office:value="20.38">
            <text:p>20.38</text:p>
          </table:table-cell>
          <table:table-cell office:value-type="float" office:value="6944100">
            <text:p>6944100</text:p>
          </table:table-cell>
          <table:table-cell office:value-type="float" office:value="9.8">
            <text:p>9.8</text:p>
          </table:table-cell>
          <table:table-cell/>
          <table:table-cell table:formula="of:=[.G119]/[.G118]-1" office:value-type="float" office:value="-0.0622009569377989">
            <text:p>-0.0622009569</text:p>
          </table:table-cell>
          <table:table-cell table:formula="of:=LN([.I119]+1)" office:value-type="float" office:value="-0.0642195927342937">
            <text:p>-0.0642195927</text:p>
          </table:table-cell>
          <table:table-cell table:formula="of:=([.G119]/[.G107])-1" office:value-type="float" office:value="0.0698689956331879">
            <text:p>0.0698689956</text:p>
          </table:table-cell>
          <table:table-cell table:formula="of:=SUM([.J108:.J119])" office:value-type="float" office:value="0.0675362069904874">
            <text:p>0.067536207</text:p>
          </table:table-cell>
        </table:table-row>
        <table:table-row table:style-name="ro2">
          <table:table-cell table:style-name="ce1" office:value-type="string">
            <text:p>2003-01-02</text:p>
          </table:table-cell>
          <table:table-cell office:value-type="float" office:value="20.47">
            <text:p>20.47</text:p>
          </table:table-cell>
          <table:table-cell office:value-type="float" office:value="23.3">
            <text:p>23.3</text:p>
          </table:table-cell>
          <table:table-cell office:value-type="float" office:value="19.62">
            <text:p>19.62</text:p>
          </table:table-cell>
          <table:table-cell office:value-type="float" office:value="22.72">
            <text:p>22.72</text:p>
          </table:table-cell>
          <table:table-cell office:value-type="float" office:value="8963600">
            <text:p>8963600</text:p>
          </table:table-cell>
          <table:table-cell office:value-type="float" office:value="10.92">
            <text:p>10.92</text:p>
          </table:table-cell>
          <table:table-cell/>
          <table:table-cell table:formula="of:=[.G120]/[.G119]-1" office:value-type="float" office:value="0.114285714285714">
            <text:p>0.1142857143</text:p>
          </table:table-cell>
          <table:table-cell table:formula="of:=LN([.I120]+1)" office:value-type="float" office:value="0.108213584640233">
            <text:p>0.1082135846</text:p>
          </table:table-cell>
          <table:table-cell table:formula="of:=([.G120]/[.G108])-1" office:value-type="float" office:value="-0.0446194225721784">
            <text:p>-0.0446194226</text:p>
          </table:table-cell>
          <table:table-cell table:formula="of:=SUM([.J109:.J120])" office:value-type="float" office:value="-0.0456455074899605">
            <text:p>-0.0456455075</text:p>
          </table:table-cell>
        </table:table-row>
        <table:table-row table:style-name="ro2">
          <table:table-cell table:style-name="ce1" office:value-type="string">
            <text:p>2003-02-03</text:p>
          </table:table-cell>
          <table:table-cell office:value-type="float" office:value="22.67">
            <text:p>22.67</text:p>
          </table:table-cell>
          <table:table-cell office:value-type="float" office:value="23.52">
            <text:p>23.52</text:p>
          </table:table-cell>
          <table:table-cell office:value-type="float" office:value="21.6">
            <text:p>21.6</text:p>
          </table:table-cell>
          <table:table-cell office:value-type="float" office:value="23.45">
            <text:p>23.45</text:p>
          </table:table-cell>
          <table:table-cell office:value-type="float" office:value="8353500">
            <text:p>8353500</text:p>
          </table:table-cell>
          <table:table-cell office:value-type="float" office:value="11.28">
            <text:p>11.28</text:p>
          </table:table-cell>
          <table:table-cell/>
          <table:table-cell table:formula="of:=[.G121]/[.G120]-1" office:value-type="float" office:value="0.0329670329670328">
            <text:p>0.032967033</text:p>
          </table:table-cell>
          <table:table-cell table:formula="of:=LN([.I121]+1)" office:value-type="float" office:value="0.0324352757531537">
            <text:p>0.0324352758</text:p>
          </table:table-cell>
          <table:table-cell table:formula="of:=([.G121]/[.G109])-1" office:value-type="float" office:value="0.0198915009041589">
            <text:p>0.0198915009</text:p>
          </table:table-cell>
          <table:table-cell table:formula="of:=SUM([.J110:.J121])" office:value-type="float" office:value="0.0196962499757238">
            <text:p>0.01969625</text:p>
          </table:table-cell>
        </table:table-row>
        <table:table-row table:style-name="ro2">
          <table:table-cell table:style-name="ce1" office:value-type="string">
            <text:p>2003-03-03</text:p>
          </table:table-cell>
          <table:table-cell office:value-type="float" office:value="23.62">
            <text:p>23.62</text:p>
          </table:table-cell>
          <table:table-cell office:value-type="float" office:value="26.52">
            <text:p>26.52</text:p>
          </table:table-cell>
          <table:table-cell office:value-type="float" office:value="22.2">
            <text:p>22.2</text:p>
          </table:table-cell>
          <table:table-cell office:value-type="float" office:value="25.76">
            <text:p>25.76</text:p>
          </table:table-cell>
          <table:table-cell office:value-type="float" office:value="9391900">
            <text:p>9391900</text:p>
          </table:table-cell>
          <table:table-cell office:value-type="float" office:value="12.39">
            <text:p>12.39</text:p>
          </table:table-cell>
          <table:table-cell/>
          <table:table-cell table:formula="of:=[.G122]/[.G121]-1" office:value-type="float" office:value="0.0984042553191491">
            <text:p>0.0984042553</text:p>
          </table:table-cell>
          <table:table-cell table:formula="of:=LN([.I122]+1)" office:value-type="float" office:value="0.0938584495711384">
            <text:p>0.0938584496</text:p>
          </table:table-cell>
          <table:table-cell table:formula="of:=([.G122]/[.G110])-1" office:value-type="float" office:value="0.114208633093525">
            <text:p>0.1142086331</text:p>
          </table:table-cell>
          <table:table-cell table:formula="of:=SUM([.J111:.J122])" office:value-type="float" office:value="0.108144406818615">
            <text:p>0.1081444068</text:p>
          </table:table-cell>
        </table:table-row>
        <table:table-row table:style-name="ro2">
          <table:table-cell table:style-name="ce1" office:value-type="string">
            <text:p>2003-04-01</text:p>
          </table:table-cell>
          <table:table-cell office:value-type="float" office:value="25.81">
            <text:p>25.81</text:p>
          </table:table-cell>
          <table:table-cell office:value-type="float" office:value="26.87">
            <text:p>26.87</text:p>
          </table:table-cell>
          <table:table-cell office:value-type="float" office:value="23.35">
            <text:p>23.35</text:p>
          </table:table-cell>
          <table:table-cell office:value-type="float" office:value="23.51">
            <text:p>23.51</text:p>
          </table:table-cell>
          <table:table-cell office:value-type="float" office:value="10588300">
            <text:p>10588300</text:p>
          </table:table-cell>
          <table:table-cell office:value-type="float" office:value="11.3">
            <text:p>11.3</text:p>
          </table:table-cell>
          <table:table-cell/>
          <table:table-cell table:formula="of:=[.G123]/[.G122]-1" office:value-type="float" office:value="-0.0879741727199355">
            <text:p>-0.0879741727</text:p>
          </table:table-cell>
          <table:table-cell table:formula="of:=LN([.I123]+1)" office:value-type="float" office:value="-0.0920869699227562">
            <text:p>-0.0920869699</text:p>
          </table:table-cell>
          <table:table-cell table:formula="of:=([.G123]/[.G111])-1" office:value-type="float" office:value="0.0300820419325434">
            <text:p>0.0300820419</text:p>
          </table:table-cell>
          <table:table-cell table:formula="of:=SUM([.J112:.J123])" office:value-type="float" office:value="0.0296384514311558">
            <text:p>0.0296384514</text:p>
          </table:table-cell>
        </table:table-row>
        <table:table-row table:style-name="ro2">
          <table:table-cell table:style-name="ce1" office:value-type="string">
            <text:p>2003-05-01</text:p>
          </table:table-cell>
          <table:table-cell office:value-type="float" office:value="23.42">
            <text:p>23.42</text:p>
          </table:table-cell>
          <table:table-cell office:value-type="float" office:value="24.83">
            <text:p>24.83</text:p>
          </table:table-cell>
          <table:table-cell office:value-type="float" office:value="22.8">
            <text:p>22.8</text:p>
          </table:table-cell>
          <table:table-cell office:value-type="float" office:value="24.67">
            <text:p>24.67</text:p>
          </table:table-cell>
          <table:table-cell office:value-type="float" office:value="9829400">
            <text:p>9829400</text:p>
          </table:table-cell>
          <table:table-cell office:value-type="float" office:value="11.86">
            <text:p>11.86</text:p>
          </table:table-cell>
          <table:table-cell/>
          <table:table-cell table:formula="of:=[.G124]/[.G123]-1" office:value-type="float" office:value="0.0495575221238938">
            <text:p>0.0495575221</text:p>
          </table:table-cell>
          <table:table-cell table:formula="of:=LN([.I124]+1)" office:value-type="float" office:value="0.0483686678512845">
            <text:p>0.0483686679</text:p>
          </table:table-cell>
          <table:table-cell table:formula="of:=([.G124]/[.G112])-1" office:value-type="float" office:value="0.0162810625535561">
            <text:p>0.0162810626</text:p>
          </table:table-cell>
          <table:table-cell table:formula="of:=SUM([.J113:.J124])" office:value-type="float" office:value="0.0161499472711146">
            <text:p>0.0161499473</text:p>
          </table:table-cell>
        </table:table-row>
        <table:table-row table:style-name="ro2">
          <table:table-cell table:style-name="ce1" office:value-type="string">
            <text:p>2003-06-02</text:p>
          </table:table-cell>
          <table:table-cell office:value-type="float" office:value="24.56">
            <text:p>24.56</text:p>
          </table:table-cell>
          <table:table-cell office:value-type="float" office:value="25.46">
            <text:p>25.46</text:p>
          </table:table-cell>
          <table:table-cell office:value-type="float" office:value="23.75">
            <text:p>23.75</text:p>
          </table:table-cell>
          <table:table-cell office:value-type="float" office:value="24.55">
            <text:p>24.55</text:p>
          </table:table-cell>
          <table:table-cell office:value-type="float" office:value="7069500">
            <text:p>7069500</text:p>
          </table:table-cell>
          <table:table-cell office:value-type="float" office:value="11.8">
            <text:p>11.8</text:p>
          </table:table-cell>
          <table:table-cell/>
          <table:table-cell table:formula="of:=[.G125]/[.G124]-1" office:value-type="float" office:value="-0.00505902192242824">
            <text:p>-0.0050590219</text:p>
          </table:table-cell>
          <table:table-cell table:formula="of:=LN([.I125]+1)" office:value-type="float" office:value="-0.00507186209796023">
            <text:p>-0.0050718621</text:p>
          </table:table-cell>
          <table:table-cell table:formula="of:=([.G125]/[.G113])-1" office:value-type="float" office:value="-0.01255230125523">
            <text:p>-0.0125523013</text:p>
          </table:table-cell>
          <table:table-cell table:formula="of:=SUM([.J114:.J125])" office:value-type="float" office:value="-0.0126317469059006">
            <text:p>-0.0126317469</text:p>
          </table:table-cell>
        </table:table-row>
        <table:table-row table:style-name="ro2">
          <table:table-cell table:style-name="ce1" office:value-type="string">
            <text:p>2003-07-01</text:p>
          </table:table-cell>
          <table:table-cell office:value-type="float" office:value="24.95">
            <text:p>24.95</text:p>
          </table:table-cell>
          <table:table-cell office:value-type="float" office:value="27.77">
            <text:p>27.77</text:p>
          </table:table-cell>
          <table:table-cell office:value-type="float" office:value="24.78">
            <text:p>24.78</text:p>
          </table:table-cell>
          <table:table-cell office:value-type="float" office:value="27.33">
            <text:p>27.33</text:p>
          </table:table-cell>
          <table:table-cell office:value-type="float" office:value="8161600">
            <text:p>8161600</text:p>
          </table:table-cell>
          <table:table-cell office:value-type="float" office:value="13.14">
            <text:p>13.14</text:p>
          </table:table-cell>
          <table:table-cell/>
          <table:table-cell table:formula="of:=[.G126]/[.G125]-1" office:value-type="float" office:value="0.113559322033898">
            <text:p>0.113559322</text:p>
          </table:table-cell>
          <table:table-cell table:formula="of:=LN([.I126]+1)" office:value-type="float" office:value="0.107561481584845">
            <text:p>0.1075614816</text:p>
          </table:table-cell>
          <table:table-cell table:formula="of:=([.G126]/[.G114])-1" office:value-type="float" office:value="0.391949152542373">
            <text:p>0.3919491525</text:p>
          </table:table-cell>
          <table:table-cell table:formula="of:=SUM([.J115:.J126])" office:value-type="float" office:value="0.330705032899055">
            <text:p>0.3307050329</text:p>
          </table:table-cell>
        </table:table-row>
        <table:table-row table:style-name="ro2">
          <table:table-cell table:style-name="ce1" office:value-type="string">
            <text:p>2003-08-01</text:p>
          </table:table-cell>
          <table:table-cell office:value-type="float" office:value="27.4">
            <text:p>27.4</text:p>
          </table:table-cell>
          <table:table-cell office:value-type="float" office:value="28.53">
            <text:p>28.53</text:p>
          </table:table-cell>
          <table:table-cell office:value-type="float" office:value="26">
            <text:p>26</text:p>
          </table:table-cell>
          <table:table-cell office:value-type="float" office:value="28.39">
            <text:p>28.39</text:p>
          </table:table-cell>
          <table:table-cell office:value-type="float" office:value="5088200">
            <text:p>5088200</text:p>
          </table:table-cell>
          <table:table-cell office:value-type="float" office:value="13.65">
            <text:p>13.65</text:p>
          </table:table-cell>
          <table:table-cell/>
          <table:table-cell table:formula="of:=[.G127]/[.G126]-1" office:value-type="float" office:value="0.0388127853881279">
            <text:p>0.0388127854</text:p>
          </table:table-cell>
          <table:table-cell table:formula="of:=LN([.I127]+1)" office:value-type="float" office:value="0.0380785085745044">
            <text:p>0.0380785086</text:p>
          </table:table-cell>
          <table:table-cell table:formula="of:=([.G127]/[.G115])-1" office:value-type="float" office:value="0.41304347826087">
            <text:p>0.4130434783</text:p>
          </table:table-cell>
          <table:table-cell table:formula="of:=SUM([.J116:.J127])" office:value-type="float" office:value="0.345745873406542">
            <text:p>0.3457458734</text:p>
          </table:table-cell>
        </table:table-row>
        <table:table-row table:style-name="ro2">
          <table:table-cell table:style-name="ce1" office:value-type="string">
            <text:p>2003-09-02</text:p>
          </table:table-cell>
          <table:table-cell office:value-type="float" office:value="28.09">
            <text:p>28.09</text:p>
          </table:table-cell>
          <table:table-cell office:value-type="float" office:value="30.95">
            <text:p>30.95</text:p>
          </table:table-cell>
          <table:table-cell office:value-type="float" office:value="28.06">
            <text:p>28.06</text:p>
          </table:table-cell>
          <table:table-cell office:value-type="float" office:value="28.8">
            <text:p>28.8</text:p>
          </table:table-cell>
          <table:table-cell office:value-type="float" office:value="7880600">
            <text:p>7880600</text:p>
          </table:table-cell>
          <table:table-cell office:value-type="float" office:value="13.85">
            <text:p>13.85</text:p>
          </table:table-cell>
          <table:table-cell/>
          <table:table-cell table:formula="of:=[.G128]/[.G127]-1" office:value-type="float" office:value="0.0146520146520146">
            <text:p>0.0146520147</text:p>
          </table:table-cell>
          <table:table-cell table:formula="of:=LN([.I128]+1)" office:value-type="float" office:value="0.0145457110023787">
            <text:p>0.014545711</text:p>
          </table:table-cell>
          <table:table-cell table:formula="of:=([.G128]/[.G116])-1" office:value-type="float" office:value="0.394763343403827">
            <text:p>0.3947633434</text:p>
          </table:table-cell>
          <table:table-cell table:formula="of:=SUM([.J117:.J128])" office:value-type="float" office:value="0.332724754576266">
            <text:p>0.3327247546</text:p>
          </table:table-cell>
        </table:table-row>
        <table:table-row table:style-name="ro2">
          <table:table-cell table:style-name="ce1" office:value-type="string">
            <text:p>2003-10-01</text:p>
          </table:table-cell>
          <table:table-cell office:value-type="float" office:value="29.04">
            <text:p>29.04</text:p>
          </table:table-cell>
          <table:table-cell office:value-type="float" office:value="32">
            <text:p>32</text:p>
          </table:table-cell>
          <table:table-cell office:value-type="float" office:value="28.8">
            <text:p>28.8</text:p>
          </table:table-cell>
          <table:table-cell office:value-type="float" office:value="31.6">
            <text:p>31.6</text:p>
          </table:table-cell>
          <table:table-cell office:value-type="float" office:value="5073600">
            <text:p>5073600</text:p>
          </table:table-cell>
          <table:table-cell office:value-type="float" office:value="15.19">
            <text:p>15.19</text:p>
          </table:table-cell>
          <table:table-cell/>
          <table:table-cell table:formula="of:=[.G129]/[.G128]-1" office:value-type="float" office:value="0.0967509025270759">
            <text:p>0.0967509025</text:p>
          </table:table-cell>
          <table:table-cell table:formula="of:=LN([.I129]+1)" office:value-type="float" office:value="0.092352083974334">
            <text:p>0.092352084</text:p>
          </table:table-cell>
          <table:table-cell table:formula="of:=([.G129]/[.G117])-1" office:value-type="float" office:value="0.325479930191972">
            <text:p>0.3254799302</text:p>
          </table:table-cell>
          <table:table-cell table:formula="of:=SUM([.J118:.J129])" office:value-type="float" office:value="0.281774605321088">
            <text:p>0.2817746053</text:p>
          </table:table-cell>
        </table:table-row>
        <table:table-row table:style-name="ro2">
          <table:table-cell table:style-name="ce1" office:value-type="string">
            <text:p>2003-11-03</text:p>
          </table:table-cell>
          <table:table-cell office:value-type="float" office:value="31.36">
            <text:p>31.36</text:p>
          </table:table-cell>
          <table:table-cell office:value-type="float" office:value="33.05">
            <text:p>33.05</text:p>
          </table:table-cell>
          <table:table-cell office:value-type="float" office:value="30">
            <text:p>30</text:p>
          </table:table-cell>
          <table:table-cell office:value-type="float" office:value="32.17">
            <text:p>32.17</text:p>
          </table:table-cell>
          <table:table-cell office:value-type="float" office:value="5819000">
            <text:p>5819000</text:p>
          </table:table-cell>
          <table:table-cell office:value-type="float" office:value="15.47">
            <text:p>15.47</text:p>
          </table:table-cell>
          <table:table-cell/>
          <table:table-cell table:formula="of:=[.G130]/[.G129]-1" office:value-type="float" office:value="0.0184331797235024">
            <text:p>0.0184331797</text:p>
          </table:table-cell>
          <table:table-cell table:formula="of:=LN([.I130]+1)" office:value-type="float" office:value="0.0182653479772934">
            <text:p>0.018265348</text:p>
          </table:table-cell>
          <table:table-cell table:formula="of:=([.G130]/[.G118])-1" office:value-type="float" office:value="0.480382775119617">
            <text:p>0.4803827751</text:p>
          </table:table-cell>
          <table:table-cell table:formula="of:=SUM([.J119:.J130])" office:value-type="float" office:value="0.392300686174155">
            <text:p>0.3923006862</text:p>
          </table:table-cell>
        </table:table-row>
        <table:table-row table:style-name="ro2">
          <table:table-cell table:style-name="ce1" office:value-type="string">
            <text:p>2003-12-01</text:p>
          </table:table-cell>
          <table:table-cell office:value-type="float" office:value="32.08">
            <text:p>32.08</text:p>
          </table:table-cell>
          <table:table-cell office:value-type="float" office:value="33.43">
            <text:p>33.43</text:p>
          </table:table-cell>
          <table:table-cell office:value-type="float" office:value="31.42">
            <text:p>31.42</text:p>
          </table:table-cell>
          <table:table-cell office:value-type="float" office:value="33.16">
            <text:p>33.16</text:p>
          </table:table-cell>
          <table:table-cell office:value-type="float" office:value="4838700">
            <text:p>4838700</text:p>
          </table:table-cell>
          <table:table-cell office:value-type="float" office:value="15.94">
            <text:p>15.94</text:p>
          </table:table-cell>
          <table:table-cell/>
          <table:table-cell table:formula="of:=[.G131]/[.G130]-1" office:value-type="float" office:value="0.0303813833225597">
            <text:p>0.0303813833</text:p>
          </table:table-cell>
          <table:table-cell table:formula="of:=LN([.I131]+1)" office:value-type="float" office:value="0.0299290087770941">
            <text:p>0.0299290088</text:p>
          </table:table-cell>
          <table:table-cell table:formula="of:=([.G131]/[.G119])-1" office:value-type="float" office:value="0.626530612244898">
            <text:p>0.6265306122</text:p>
          </table:table-cell>
          <table:table-cell table:formula="of:=SUM([.J120:.J131])" office:value-type="float" office:value="0.486449287685543">
            <text:p>0.4864492877</text:p>
          </table:table-cell>
        </table:table-row>
        <table:table-row table:style-name="ro2">
          <table:table-cell table:style-name="ce1" office:value-type="string">
            <text:p>2004-01-02</text:p>
          </table:table-cell>
          <table:table-cell office:value-type="float" office:value="33.45">
            <text:p>33.45</text:p>
          </table:table-cell>
          <table:table-cell office:value-type="float" office:value="36.81">
            <text:p>36.81</text:p>
          </table:table-cell>
          <table:table-cell office:value-type="float" office:value="32.9">
            <text:p>32.9</text:p>
          </table:table-cell>
          <table:table-cell office:value-type="float" office:value="36.61">
            <text:p>36.61</text:p>
          </table:table-cell>
          <table:table-cell office:value-type="float" office:value="7217800">
            <text:p>7217800</text:p>
          </table:table-cell>
          <table:table-cell office:value-type="float" office:value="17.6">
            <text:p>17.6</text:p>
          </table:table-cell>
          <table:table-cell/>
          <table:table-cell table:formula="of:=[.G132]/[.G131]-1" office:value-type="float" office:value="0.104140526976161">
            <text:p>0.104140527</text:p>
          </table:table-cell>
          <table:table-cell table:formula="of:=LN([.I132]+1)" office:value-type="float" office:value="0.0990672286820373">
            <text:p>0.0990672287</text:p>
          </table:table-cell>
          <table:table-cell table:formula="of:=([.G132]/[.G120])-1" office:value-type="float" office:value="0.611721611721612">
            <text:p>0.6117216117</text:p>
          </table:table-cell>
          <table:table-cell table:formula="of:=SUM([.J121:.J132])" office:value-type="float" office:value="0.477302931727347">
            <text:p>0.4773029317</text:p>
          </table:table-cell>
        </table:table-row>
        <table:table-row table:style-name="ro2">
          <table:table-cell table:style-name="ce1" office:value-type="string">
            <text:p>2004-02-02</text:p>
          </table:table-cell>
          <table:table-cell office:value-type="float" office:value="36.82">
            <text:p>36.82</text:p>
          </table:table-cell>
          <table:table-cell office:value-type="float" office:value="39.68">
            <text:p>39.68</text:p>
          </table:table-cell>
          <table:table-cell office:value-type="float" office:value="36">
            <text:p>36</text:p>
          </table:table-cell>
          <table:table-cell office:value-type="float" office:value="37.4">
            <text:p>37.4</text:p>
          </table:table-cell>
          <table:table-cell office:value-type="float" office:value="7621800">
            <text:p>7621800</text:p>
          </table:table-cell>
          <table:table-cell office:value-type="float" office:value="17.98">
            <text:p>17.98</text:p>
          </table:table-cell>
          <table:table-cell/>
          <table:table-cell table:formula="of:=[.G133]/[.G132]-1" office:value-type="float" office:value="0.021590909090909">
            <text:p>0.0215909091</text:p>
          </table:table-cell>
          <table:table-cell table:formula="of:=LN([.I133]+1)" office:value-type="float" office:value="0.021361126999368">
            <text:p>0.021361127</text:p>
          </table:table-cell>
          <table:table-cell table:formula="of:=([.G133]/[.G121])-1" office:value-type="float" office:value="0.593971631205674">
            <text:p>0.5939716312</text:p>
          </table:table-cell>
          <table:table-cell table:formula="of:=SUM([.J122:.J133])" office:value-type="float" office:value="0.466228782973562">
            <text:p>0.466228783</text:p>
          </table:table-cell>
        </table:table-row>
        <table:table-row table:style-name="ro2">
          <table:table-cell table:style-name="ce1" office:value-type="string">
            <text:p>2004-03-01</text:p>
          </table:table-cell>
          <table:table-cell office:value-type="float" office:value="37.89">
            <text:p>37.89</text:p>
          </table:table-cell>
          <table:table-cell office:value-type="float" office:value="38.74">
            <text:p>38.74</text:p>
          </table:table-cell>
          <table:table-cell office:value-type="float" office:value="36.51">
            <text:p>36.51</text:p>
          </table:table-cell>
          <table:table-cell office:value-type="float" office:value="37.87">
            <text:p>37.87</text:p>
          </table:table-cell>
          <table:table-cell office:value-type="float" office:value="6473300">
            <text:p>6473300</text:p>
          </table:table-cell>
          <table:table-cell office:value-type="float" office:value="18.21">
            <text:p>18.21</text:p>
          </table:table-cell>
          <table:table-cell/>
          <table:table-cell table:formula="of:=[.G134]/[.G133]-1" office:value-type="float" office:value="0.0127919911012235">
            <text:p>0.0127919911</text:p>
          </table:table-cell>
          <table:table-cell table:formula="of:=LN([.I134]+1)" office:value-type="float" office:value="0.0127108646960423">
            <text:p>0.0127108647</text:p>
          </table:table-cell>
          <table:table-cell table:formula="of:=([.G134]/[.G122])-1" office:value-type="float" office:value="0.469733656174334">
            <text:p>0.4697336562</text:p>
          </table:table-cell>
          <table:table-cell table:formula="of:=SUM([.J123:.J134])" office:value-type="float" office:value="0.385081198098466">
            <text:p>0.3850811981</text:p>
          </table:table-cell>
        </table:table-row>
        <table:table-row table:style-name="ro2">
          <table:table-cell table:style-name="ce1" office:value-type="string">
            <text:p>2004-04-01</text:p>
          </table:table-cell>
          <table:table-cell office:value-type="float" office:value="38.14">
            <text:p>38.14</text:p>
          </table:table-cell>
          <table:table-cell office:value-type="float" office:value="39.91">
            <text:p>39.91</text:p>
          </table:table-cell>
          <table:table-cell office:value-type="float" office:value="36.74">
            <text:p>36.74</text:p>
          </table:table-cell>
          <table:table-cell office:value-type="float" office:value="38.92">
            <text:p>38.92</text:p>
          </table:table-cell>
          <table:table-cell office:value-type="float" office:value="5974400">
            <text:p>5974400</text:p>
          </table:table-cell>
          <table:table-cell office:value-type="float" office:value="18.71">
            <text:p>18.71</text:p>
          </table:table-cell>
          <table:table-cell/>
          <table:table-cell table:formula="of:=[.G135]/[.G134]-1" office:value-type="float" office:value="0.0274574409665018">
            <text:p>0.027457441</text:p>
          </table:table-cell>
          <table:table-cell table:formula="of:=LN([.I135]+1)" office:value-type="float" office:value="0.0270872465464816">
            <text:p>0.0270872465</text:p>
          </table:table-cell>
          <table:table-cell table:formula="of:=([.G135]/[.G123])-1" office:value-type="float" office:value="0.65575221238938">
            <text:p>0.6557522124</text:p>
          </table:table-cell>
          <table:table-cell table:formula="of:=SUM([.J124:.J135])" office:value-type="float" office:value="0.504255414567703">
            <text:p>0.5042554146</text:p>
          </table:table-cell>
        </table:table-row>
        <table:table-row table:style-name="ro2">
          <table:table-cell table:style-name="ce1" office:value-type="string">
            <text:p>2004-05-03</text:p>
          </table:table-cell>
          <table:table-cell office:value-type="float" office:value="38.82">
            <text:p>38.82</text:p>
          </table:table-cell>
          <table:table-cell office:value-type="float" office:value="41.2">
            <text:p>41.2</text:p>
          </table:table-cell>
          <table:table-cell office:value-type="float" office:value="37.03">
            <text:p>37.03</text:p>
          </table:table-cell>
          <table:table-cell office:value-type="float" office:value="40.6">
            <text:p>40.6</text:p>
          </table:table-cell>
          <table:table-cell office:value-type="float" office:value="6205400">
            <text:p>6205400</text:p>
          </table:table-cell>
          <table:table-cell office:value-type="float" office:value="19.52">
            <text:p>19.52</text:p>
          </table:table-cell>
          <table:table-cell/>
          <table:table-cell table:formula="of:=[.G136]/[.G135]-1" office:value-type="float" office:value="0.043292357028327">
            <text:p>0.043292357</text:p>
          </table:table-cell>
          <table:table-cell table:formula="of:=LN([.I136]+1)" office:value-type="float" office:value="0.0423814406989481">
            <text:p>0.0423814407</text:p>
          </table:table-cell>
          <table:table-cell table:formula="of:=([.G136]/[.G124])-1" office:value-type="float" office:value="0.645868465430017">
            <text:p>0.6458684654</text:p>
          </table:table-cell>
          <table:table-cell table:formula="of:=SUM([.J125:.J136])" office:value-type="float" office:value="0.498268187415367">
            <text:p>0.4982681874</text:p>
          </table:table-cell>
        </table:table-row>
        <table:table-row table:style-name="ro2">
          <table:table-cell table:style-name="ce1" office:value-type="string">
            <text:p>2004-06-01</text:p>
          </table:table-cell>
          <table:table-cell office:value-type="float" office:value="40.7">
            <text:p>40.7</text:p>
          </table:table-cell>
          <table:table-cell office:value-type="float" office:value="44.4">
            <text:p>44.4</text:p>
          </table:table-cell>
          <table:table-cell office:value-type="float" office:value="40.62">
            <text:p>40.62</text:p>
          </table:table-cell>
          <table:table-cell office:value-type="float" office:value="43.49">
            <text:p>43.49</text:p>
          </table:table-cell>
          <table:table-cell office:value-type="float" office:value="6077200">
            <text:p>6077200</text:p>
          </table:table-cell>
          <table:table-cell office:value-type="float" office:value="20.91">
            <text:p>20.91</text:p>
          </table:table-cell>
          <table:table-cell/>
          <table:table-cell table:formula="of:=[.G137]/[.G136]-1" office:value-type="float" office:value="0.0712090163934427">
            <text:p>0.0712090164</text:p>
          </table:table-cell>
          <table:table-cell table:formula="of:=LN([.I137]+1)" office:value-type="float" office:value="0.0687879324555958">
            <text:p>0.0687879325</text:p>
          </table:table-cell>
          <table:table-cell table:formula="of:=([.G137]/[.G125])-1" office:value-type="float" office:value="0.772033898305085">
            <text:p>0.7720338983</text:p>
          </table:table-cell>
          <table:table-cell table:formula="of:=SUM([.J126:.J137])" office:value-type="float" office:value="0.572127981968923">
            <text:p>0.572127982</text:p>
          </table:table-cell>
        </table:table-row>
        <table:table-row table:style-name="ro2">
          <table:table-cell table:style-name="ce1" office:value-type="string">
            <text:p>2004-07-01</text:p>
          </table:table-cell>
          <table:table-cell office:value-type="float" office:value="44.65">
            <text:p>44.65</text:p>
          </table:table-cell>
          <table:table-cell office:value-type="float" office:value="48.4">
            <text:p>48.4</text:p>
          </table:table-cell>
          <table:table-cell office:value-type="float" office:value="44.02">
            <text:p>44.02</text:p>
          </table:table-cell>
          <table:table-cell office:value-type="float" office:value="46.99">
            <text:p>46.99</text:p>
          </table:table-cell>
          <table:table-cell office:value-type="float" office:value="7604900">
            <text:p>7604900</text:p>
          </table:table-cell>
          <table:table-cell office:value-type="float" office:value="22.59">
            <text:p>22.59</text:p>
          </table:table-cell>
          <table:table-cell/>
          <table:table-cell table:formula="of:=[.G138]/[.G137]-1" office:value-type="float" office:value="0.0803443328550932">
            <text:p>0.0803443329</text:p>
          </table:table-cell>
          <table:table-cell table:formula="of:=LN([.I138]+1)" office:value-type="float" office:value="0.0772798170393697">
            <text:p>0.077279817</text:p>
          </table:table-cell>
          <table:table-cell table:formula="of:=([.G138]/[.G126])-1" office:value-type="float" office:value="0.719178082191781">
            <text:p>0.7191780822</text:p>
          </table:table-cell>
          <table:table-cell table:formula="of:=SUM([.J127:.J138])" office:value-type="float" office:value="0.541846317423447">
            <text:p>0.5418463174</text:p>
          </table:table-cell>
        </table:table-row>
        <table:table-row table:style-name="ro2">
          <table:table-cell table:style-name="ce1" office:value-type="string">
            <text:p>2004-08-02</text:p>
          </table:table-cell>
          <table:table-cell office:value-type="float" office:value="46.87">
            <text:p>46.87</text:p>
          </table:table-cell>
          <table:table-cell office:value-type="float" office:value="47.13">
            <text:p>47.13</text:p>
          </table:table-cell>
          <table:table-cell office:value-type="float" office:value="42.05">
            <text:p>42.05</text:p>
          </table:table-cell>
          <table:table-cell office:value-type="float" office:value="43.24">
            <text:p>43.24</text:p>
          </table:table-cell>
          <table:table-cell office:value-type="float" office:value="7669800">
            <text:p>7669800</text:p>
          </table:table-cell>
          <table:table-cell office:value-type="float" office:value="20.79">
            <text:p>20.79</text:p>
          </table:table-cell>
          <table:table-cell/>
          <table:table-cell table:formula="of:=[.G139]/[.G138]-1" office:value-type="float" office:value="-0.0796812749003984">
            <text:p>-0.0796812749</text:p>
          </table:table-cell>
          <table:table-cell table:formula="of:=LN([.I139]+1)" office:value-type="float" office:value="-0.0830352286099904">
            <text:p>-0.0830352286</text:p>
          </table:table-cell>
          <table:table-cell table:formula="of:=([.G139]/[.G127])-1" office:value-type="float" office:value="0.523076923076923">
            <text:p>0.5230769231</text:p>
          </table:table-cell>
          <table:table-cell table:formula="of:=SUM([.J128:.J139])" office:value-type="float" office:value="0.420732580238953">
            <text:p>0.4207325802</text:p>
          </table:table-cell>
        </table:table-row>
        <table:table-row table:style-name="ro2">
          <table:table-cell table:style-name="ce1" office:value-type="string">
            <text:p>2004-09-01</text:p>
          </table:table-cell>
          <table:table-cell office:value-type="float" office:value="42.99">
            <text:p>42.99</text:p>
          </table:table-cell>
          <table:table-cell office:value-type="float" office:value="46.29">
            <text:p>46.29</text:p>
          </table:table-cell>
          <table:table-cell office:value-type="float" office:value="42.79">
            <text:p>42.79</text:p>
          </table:table-cell>
          <table:table-cell office:value-type="float" office:value="45.46">
            <text:p>45.46</text:p>
          </table:table-cell>
          <table:table-cell office:value-type="float" office:value="5226800">
            <text:p>5226800</text:p>
          </table:table-cell>
          <table:table-cell office:value-type="float" office:value="21.86">
            <text:p>21.86</text:p>
          </table:table-cell>
          <table:table-cell/>
          <table:table-cell table:formula="of:=[.G140]/[.G139]-1" office:value-type="float" office:value="0.0514670514670514">
            <text:p>0.0514670515</text:p>
          </table:table-cell>
          <table:table-cell table:formula="of:=LN([.I140]+1)" office:value-type="float" office:value="0.0501863808784709">
            <text:p>0.0501863809</text:p>
          </table:table-cell>
          <table:table-cell table:formula="of:=([.G140]/[.G128])-1" office:value-type="float" office:value="0.578339350180505">
            <text:p>0.5783393502</text:p>
          </table:table-cell>
          <table:table-cell table:formula="of:=SUM([.J129:.J140])" office:value-type="float" office:value="0.456373250115045">
            <text:p>0.4563732501</text:p>
          </table:table-cell>
        </table:table-row>
        <table:table-row table:style-name="ro2">
          <table:table-cell table:style-name="ce1" office:value-type="string">
            <text:p>2004-10-01</text:p>
          </table:table-cell>
          <table:table-cell office:value-type="float" office:value="45.97">
            <text:p>45.97</text:p>
          </table:table-cell>
          <table:table-cell office:value-type="float" office:value="53.25">
            <text:p>53.25</text:p>
          </table:table-cell>
          <table:table-cell office:value-type="float" office:value="45.29">
            <text:p>45.29</text:p>
          </table:table-cell>
          <table:table-cell office:value-type="float" office:value="52.88">
            <text:p>52.88</text:p>
          </table:table-cell>
          <table:table-cell office:value-type="float" office:value="7314000">
            <text:p>7314000</text:p>
          </table:table-cell>
          <table:table-cell office:value-type="float" office:value="25.43">
            <text:p>25.43</text:p>
          </table:table-cell>
          <table:table-cell/>
          <table:table-cell table:formula="of:=[.G141]/[.G140]-1" office:value-type="float" office:value="0.163311985361391">
            <text:p>0.1633119854</text:p>
          </table:table-cell>
          <table:table-cell table:formula="of:=LN([.I141]+1)" office:value-type="float" office:value="0.151271096685636">
            <text:p>0.1512710967</text:p>
          </table:table-cell>
          <table:table-cell table:formula="of:=([.G141]/[.G129])-1" office:value-type="float" office:value="0.67412771560237">
            <text:p>0.6741277156</text:p>
          </table:table-cell>
          <table:table-cell table:formula="of:=SUM([.J130:.J141])" office:value-type="float" office:value="0.515292262826347">
            <text:p>0.5152922628</text:p>
          </table:table-cell>
        </table:table-row>
        <table:table-row table:style-name="ro2">
          <table:table-cell table:style-name="ce1" office:value-type="string">
            <text:p>2004-11-01</text:p>
          </table:table-cell>
          <table:table-cell office:value-type="float" office:value="52.92">
            <text:p>52.92</text:p>
          </table:table-cell>
          <table:table-cell office:value-type="float" office:value="57">
            <text:p>57</text:p>
          </table:table-cell>
          <table:table-cell office:value-type="float" office:value="52.6">
            <text:p>52.6</text:p>
          </table:table-cell>
          <table:table-cell office:value-type="float" office:value="56.26">
            <text:p>56.26</text:p>
          </table:table-cell>
          <table:table-cell office:value-type="float" office:value="6063200">
            <text:p>6063200</text:p>
          </table:table-cell>
          <table:table-cell office:value-type="float" office:value="27.05">
            <text:p>27.05</text:p>
          </table:table-cell>
          <table:table-cell/>
          <table:table-cell table:formula="of:=[.G142]/[.G141]-1" office:value-type="float" office:value="0.063704286276052">
            <text:p>0.0637042863</text:p>
          </table:table-cell>
          <table:table-cell table:formula="of:=LN([.I142]+1)" office:value-type="float" office:value="0.0617574258584623">
            <text:p>0.0617574259</text:p>
          </table:table-cell>
          <table:table-cell table:formula="of:=([.G142]/[.G130])-1" office:value-type="float" office:value="0.748545572074984">
            <text:p>0.7485455721</text:p>
          </table:table-cell>
          <table:table-cell table:formula="of:=SUM([.J131:.J142])" office:value-type="float" office:value="0.558784340707516">
            <text:p>0.5587843407</text:p>
          </table:table-cell>
        </table:table-row>
        <table:table-row table:style-name="ro2">
          <table:table-cell table:style-name="ce1" office:value-type="string">
            <text:p>2004-12-01</text:p>
          </table:table-cell>
          <table:table-cell office:value-type="float" office:value="56.33">
            <text:p>56.33</text:p>
          </table:table-cell>
          <table:table-cell office:value-type="float" office:value="64.26">
            <text:p>64.26</text:p>
          </table:table-cell>
          <table:table-cell office:value-type="float" office:value="56.29">
            <text:p>56.29</text:p>
          </table:table-cell>
          <table:table-cell office:value-type="float" office:value="62.36">
            <text:p>62.36</text:p>
          </table:table-cell>
          <table:table-cell office:value-type="float" office:value="6022800">
            <text:p>6022800</text:p>
          </table:table-cell>
          <table:table-cell office:value-type="float" office:value="29.98">
            <text:p>29.98</text:p>
          </table:table-cell>
          <table:table-cell/>
          <table:table-cell table:formula="of:=[.G143]/[.G142]-1" office:value-type="float" office:value="0.108317929759704">
            <text:p>0.1083179298</text:p>
          </table:table-cell>
          <table:table-cell table:formula="of:=LN([.I143]+1)" office:value-type="float" office:value="0.102843487381961">
            <text:p>0.1028434874</text:p>
          </table:table-cell>
          <table:table-cell table:formula="of:=([.G143]/[.G131])-1" office:value-type="float" office:value="0.880803011292346">
            <text:p>0.8808030113</text:p>
          </table:table-cell>
          <table:table-cell table:formula="of:=SUM([.J132:.J143])" office:value-type="float" office:value="0.631698819312383">
            <text:p>0.6316988193</text:p>
          </table:table-cell>
        </table:table-row>
        <table:table-row table:style-name="ro2">
          <table:table-cell table:style-name="ce1" office:value-type="string">
            <text:p>2005-01-03</text:p>
          </table:table-cell>
          <table:table-cell office:value-type="float" office:value="63.29">
            <text:p>63.29</text:p>
          </table:table-cell>
          <table:table-cell office:value-type="float" office:value="63.34">
            <text:p>63.34</text:p>
          </table:table-cell>
          <table:table-cell office:value-type="float" office:value="52.1">
            <text:p>52.1</text:p>
          </table:table-cell>
          <table:table-cell office:value-type="float" office:value="54">
            <text:p>54</text:p>
          </table:table-cell>
          <table:table-cell office:value-type="float" office:value="12119800">
            <text:p>12119800</text:p>
          </table:table-cell>
          <table:table-cell office:value-type="float" office:value="25.96">
            <text:p>25.96</text:p>
          </table:table-cell>
          <table:table-cell/>
          <table:table-cell table:formula="of:=[.G144]/[.G143]-1" office:value-type="float" office:value="-0.134089392928619">
            <text:p>-0.1340893929</text:p>
          </table:table-cell>
          <table:table-cell table:formula="of:=LN([.I144]+1)" office:value-type="float" office:value="-0.143973600838562">
            <text:p>-0.1439736008</text:p>
          </table:table-cell>
          <table:table-cell table:formula="of:=([.G144]/[.G132])-1" office:value-type="float" office:value="0.475">
            <text:p>0.475</text:p>
          </table:table-cell>
          <table:table-cell table:formula="of:=SUM([.J133:.J144])" office:value-type="float" office:value="0.388657989791783">
            <text:p>0.3886579898</text:p>
          </table:table-cell>
        </table:table-row>
        <table:table-row table:style-name="ro2">
          <table:table-cell table:style-name="ce1" office:value-type="string">
            <text:p>2005-02-01</text:p>
          </table:table-cell>
          <table:table-cell office:value-type="float" office:value="54.16">
            <text:p>54.16</text:p>
          </table:table-cell>
          <table:table-cell office:value-type="float" office:value="54.98">
            <text:p>54.98</text:p>
          </table:table-cell>
          <table:table-cell office:value-type="float" office:value="49.14">
            <text:p>49.14</text:p>
          </table:table-cell>
          <table:table-cell office:value-type="float" office:value="51.81">
            <text:p>51.81</text:p>
          </table:table-cell>
          <table:table-cell office:value-type="float" office:value="8706700">
            <text:p>8706700</text:p>
          </table:table-cell>
          <table:table-cell office:value-type="float" office:value="24.91">
            <text:p>24.91</text:p>
          </table:table-cell>
          <table:table-cell/>
          <table:table-cell table:formula="of:=[.G145]/[.G144]-1" office:value-type="float" office:value="-0.040446841294299">
            <text:p>-0.0404468413</text:p>
          </table:table-cell>
          <table:table-cell table:formula="of:=LN([.I145]+1)" office:value-type="float" office:value="-0.0412875625618003">
            <text:p>-0.0412875626</text:p>
          </table:table-cell>
          <table:table-cell table:formula="of:=([.G145]/[.G133])-1" office:value-type="float" office:value="0.385428253615128">
            <text:p>0.3854282536</text:p>
          </table:table-cell>
          <table:table-cell table:formula="of:=SUM([.J134:.J145])" office:value-type="float" office:value="0.326009300230615">
            <text:p>0.3260093002</text:p>
          </table:table-cell>
        </table:table-row>
        <table:table-row table:style-name="ro2">
          <table:table-cell table:style-name="ce1" office:value-type="string">
            <text:p>2005-03-01</text:p>
          </table:table-cell>
          <table:table-cell office:value-type="float" office:value="51.89">
            <text:p>51.89</text:p>
          </table:table-cell>
          <table:table-cell office:value-type="float" office:value="55.59">
            <text:p>55.59</text:p>
          </table:table-cell>
          <table:table-cell office:value-type="float" office:value="50.72">
            <text:p>50.72</text:p>
          </table:table-cell>
          <table:table-cell office:value-type="float" office:value="51.66">
            <text:p>51.66</text:p>
          </table:table-cell>
          <table:table-cell office:value-type="float" office:value="6383600">
            <text:p>6383600</text:p>
          </table:table-cell>
          <table:table-cell office:value-type="float" office:value="24.84">
            <text:p>24.84</text:p>
          </table:table-cell>
          <table:table-cell/>
          <table:table-cell table:formula="of:=[.G146]/[.G145]-1" office:value-type="float" office:value="-0.00281011641910878">
            <text:p>-0.0028101164</text:p>
          </table:table-cell>
          <table:table-cell table:formula="of:=LN([.I146]+1)" office:value-type="float" office:value="-0.00281407220881102">
            <text:p>-0.0028140722</text:p>
          </table:table-cell>
          <table:table-cell table:formula="of:=([.G146]/[.G134])-1" office:value-type="float" office:value="0.364085667215815">
            <text:p>0.3640856672</text:p>
          </table:table-cell>
          <table:table-cell table:formula="of:=SUM([.J135:.J146])" office:value-type="float" office:value="0.310484363325761">
            <text:p>0.3104843633</text:p>
          </table:table-cell>
        </table:table-row>
        <table:table-row table:style-name="ro2">
          <table:table-cell table:style-name="ce1" office:value-type="string">
            <text:p>2005-04-01</text:p>
          </table:table-cell>
          <table:table-cell office:value-type="float" office:value="52.23">
            <text:p>52.23</text:p>
          </table:table-cell>
          <table:table-cell office:value-type="float" office:value="52.38">
            <text:p>52.38</text:p>
          </table:table-cell>
          <table:table-cell office:value-type="float" office:value="44.58">
            <text:p>44.58</text:p>
          </table:table-cell>
          <table:table-cell office:value-type="float" office:value="49.52">
            <text:p>49.52</text:p>
          </table:table-cell>
          <table:table-cell office:value-type="float" office:value="10609100">
            <text:p>10609100</text:p>
          </table:table-cell>
          <table:table-cell office:value-type="float" office:value="23.81">
            <text:p>23.81</text:p>
          </table:table-cell>
          <table:table-cell/>
          <table:table-cell table:formula="of:=[.G147]/[.G146]-1" office:value-type="float" office:value="-0.0414653784219002">
            <text:p>-0.0414653784</text:p>
          </table:table-cell>
          <table:table-cell table:formula="of:=LN([.I147]+1)" office:value-type="float" office:value="-0.0423495965665067">
            <text:p>-0.0423495966</text:p>
          </table:table-cell>
          <table:table-cell table:formula="of:=([.G147]/[.G135])-1" office:value-type="float" office:value="0.272581507215393">
            <text:p>0.2725815072</text:p>
          </table:table-cell>
          <table:table-cell table:formula="of:=SUM([.J136:.J147])" office:value-type="float" office:value="0.241047520212773">
            <text:p>0.2410475202</text:p>
          </table:table-cell>
        </table:table-row>
        <table:table-row table:style-name="ro2">
          <table:table-cell table:style-name="ce1" office:value-type="string">
            <text:p>2005-05-02</text:p>
          </table:table-cell>
          <table:table-cell office:value-type="float" office:value="49.9">
            <text:p>49.9</text:p>
          </table:table-cell>
          <table:table-cell office:value-type="float" office:value="55.72">
            <text:p>55.72</text:p>
          </table:table-cell>
          <table:table-cell office:value-type="float" office:value="49.2">
            <text:p>49.2</text:p>
          </table:table-cell>
          <table:table-cell office:value-type="float" office:value="54.79">
            <text:p>54.79</text:p>
          </table:table-cell>
          <table:table-cell office:value-type="float" office:value="6564900">
            <text:p>6564900</text:p>
          </table:table-cell>
          <table:table-cell office:value-type="float" office:value="26.34">
            <text:p>26.34</text:p>
          </table:table-cell>
          <table:table-cell/>
          <table:table-cell table:formula="of:=[.G148]/[.G147]-1" office:value-type="float" office:value="0.106257874842503">
            <text:p>0.1062578748</text:p>
          </table:table-cell>
          <table:table-cell table:formula="of:=LN([.I148]+1)" office:value-type="float" office:value="0.100983035816364">
            <text:p>0.1009830358</text:p>
          </table:table-cell>
          <table:table-cell table:formula="of:=([.G148]/[.G136])-1" office:value-type="float" office:value="0.349385245901639">
            <text:p>0.3493852459</text:p>
          </table:table-cell>
          <table:table-cell table:formula="of:=SUM([.J137:.J148])" office:value-type="float" office:value="0.299649115330188">
            <text:p>0.2996491153</text:p>
          </table:table-cell>
        </table:table-row>
        <table:table-row table:style-name="ro2">
          <table:table-cell table:style-name="ce1" office:value-type="string">
            <text:p>2005-06-01</text:p>
          </table:table-cell>
          <table:table-cell office:value-type="float" office:value="54.92">
            <text:p>54.92</text:p>
          </table:table-cell>
          <table:table-cell office:value-type="float" office:value="56.9">
            <text:p>56.9</text:p>
          </table:table-cell>
          <table:table-cell office:value-type="float" office:value="51.52">
            <text:p>51.52</text:p>
          </table:table-cell>
          <table:table-cell office:value-type="float" office:value="51.66">
            <text:p>51.66</text:p>
          </table:table-cell>
          <table:table-cell office:value-type="float" office:value="5501900">
            <text:p>5501900</text:p>
          </table:table-cell>
          <table:table-cell office:value-type="float" office:value="24.84">
            <text:p>24.84</text:p>
          </table:table-cell>
          <table:table-cell/>
          <table:table-cell table:formula="of:=[.G149]/[.G148]-1" office:value-type="float" office:value="-0.0569476082004556">
            <text:p>-0.0569476082</text:p>
          </table:table-cell>
          <table:table-cell table:formula="of:=LN([.I149]+1)" office:value-type="float" office:value="-0.058633439249857">
            <text:p>-0.0586334392</text:p>
          </table:table-cell>
          <table:table-cell table:formula="of:=([.G149]/[.G137])-1" office:value-type="float" office:value="0.187948350071736">
            <text:p>0.1879483501</text:p>
          </table:table-cell>
          <table:table-cell table:formula="of:=SUM([.J138:.J149])" office:value-type="float" office:value="0.172227743624736">
            <text:p>0.1722277436</text:p>
          </table:table-cell>
        </table:table-row>
        <table:table-row table:style-name="ro2">
          <table:table-cell table:style-name="ce1" office:value-type="string">
            <text:p>2005-07-01</text:p>
          </table:table-cell>
          <table:table-cell office:value-type="float" office:value="51.73">
            <text:p>51.73</text:p>
          </table:table-cell>
          <table:table-cell office:value-type="float" office:value="54.39">
            <text:p>54.39</text:p>
          </table:table-cell>
          <table:table-cell office:value-type="float" office:value="49.28">
            <text:p>49.28</text:p>
          </table:table-cell>
          <table:table-cell office:value-type="float" office:value="52.55">
            <text:p>52.55</text:p>
          </table:table-cell>
          <table:table-cell office:value-type="float" office:value="7140300">
            <text:p>7140300</text:p>
          </table:table-cell>
          <table:table-cell office:value-type="float" office:value="25.27">
            <text:p>25.27</text:p>
          </table:table-cell>
          <table:table-cell/>
          <table:table-cell table:formula="of:=[.G150]/[.G149]-1" office:value-type="float" office:value="0.0173107890499196">
            <text:p>0.017310789</text:p>
          </table:table-cell>
          <table:table-cell table:formula="of:=LN([.I150]+1)" office:value-type="float" office:value="0.0171626643348249">
            <text:p>0.0171626643</text:p>
          </table:table-cell>
          <table:table-cell table:formula="of:=([.G150]/[.G138])-1" office:value-type="float" office:value="0.118636564851704">
            <text:p>0.1186365649</text:p>
          </table:table-cell>
          <table:table-cell table:formula="of:=SUM([.J139:.J150])" office:value-type="float" office:value="0.112110590920191">
            <text:p>0.1121105909</text:p>
          </table:table-cell>
        </table:table-row>
        <table:table-row table:style-name="ro2">
          <table:table-cell table:style-name="ce1" office:value-type="string">
            <text:p>2005-08-01</text:p>
          </table:table-cell>
          <table:table-cell office:value-type="float" office:value="52.55">
            <text:p>52.55</text:p>
          </table:table-cell>
          <table:table-cell office:value-type="float" office:value="52.77">
            <text:p>52.77</text:p>
          </table:table-cell>
          <table:table-cell office:value-type="float" office:value="48">
            <text:p>48</text:p>
          </table:table-cell>
          <table:table-cell office:value-type="float" office:value="49.03">
            <text:p>49.03</text:p>
          </table:table-cell>
          <table:table-cell office:value-type="float" office:value="5057900">
            <text:p>5057900</text:p>
          </table:table-cell>
          <table:table-cell office:value-type="float" office:value="23.58">
            <text:p>23.58</text:p>
          </table:table-cell>
          <table:table-cell/>
          <table:table-cell table:formula="of:=[.G151]/[.G150]-1" office:value-type="float" office:value="-0.0668777206173329">
            <text:p>-0.0668777206</text:p>
          </table:table-cell>
          <table:table-cell table:formula="of:=LN([.I151]+1)" office:value-type="float" office:value="-0.0692190262908781">
            <text:p>-0.0692190263</text:p>
          </table:table-cell>
          <table:table-cell table:formula="of:=([.G151]/[.G139])-1" office:value-type="float" office:value="0.134199134199134">
            <text:p>0.1341991342</text:p>
          </table:table-cell>
          <table:table-cell table:formula="of:=SUM([.J140:.J151])" office:value-type="float" office:value="0.125926793239303">
            <text:p>0.1259267932</text:p>
          </table:table-cell>
        </table:table-row>
        <table:table-row table:style-name="ro2">
          <table:table-cell table:style-name="ce1" office:value-type="string">
            <text:p>2005-09-01</text:p>
          </table:table-cell>
          <table:table-cell office:value-type="float" office:value="49.8">
            <text:p>49.8</text:p>
          </table:table-cell>
          <table:table-cell office:value-type="float" office:value="50.16">
            <text:p>50.16</text:p>
          </table:table-cell>
          <table:table-cell office:value-type="float" office:value="46.01">
            <text:p>46.01</text:p>
          </table:table-cell>
          <table:table-cell office:value-type="float" office:value="50.1">
            <text:p>50.1</text:p>
          </table:table-cell>
          <table:table-cell office:value-type="float" office:value="6704000">
            <text:p>6704000</text:p>
          </table:table-cell>
          <table:table-cell office:value-type="float" office:value="24.09">
            <text:p>24.09</text:p>
          </table:table-cell>
          <table:table-cell/>
          <table:table-cell table:formula="of:=[.G152]/[.G151]-1" office:value-type="float" office:value="0.0216284987277355">
            <text:p>0.0216284987</text:p>
          </table:table-cell>
          <table:table-cell table:formula="of:=LN([.I152]+1)" office:value-type="float" office:value="0.0213979215175553">
            <text:p>0.0213979215</text:p>
          </table:table-cell>
          <table:table-cell table:formula="of:=([.G152]/[.G140])-1" office:value-type="float" office:value="0.102012808783166">
            <text:p>0.1020128088</text:p>
          </table:table-cell>
          <table:table-cell table:formula="of:=SUM([.J141:.J152])" office:value-type="float" office:value="0.0971383338783876">
            <text:p>0.0971383339</text:p>
          </table:table-cell>
        </table:table-row>
        <table:table-row table:style-name="ro2">
          <table:table-cell table:style-name="ce1" office:value-type="string">
            <text:p>2005-10-03</text:p>
          </table:table-cell>
          <table:table-cell office:value-type="float" office:value="50.31">
            <text:p>50.31</text:p>
          </table:table-cell>
          <table:table-cell office:value-type="float" office:value="55.25">
            <text:p>55.25</text:p>
          </table:table-cell>
          <table:table-cell office:value-type="float" office:value="26.87">
            <text:p>26.87</text:p>
          </table:table-cell>
          <table:table-cell office:value-type="float" office:value="28.28">
            <text:p>28.28</text:p>
          </table:table-cell>
          <table:table-cell office:value-type="float" office:value="7031700">
            <text:p>7031700</text:p>
          </table:table-cell>
          <table:table-cell office:value-type="float" office:value="27.2">
            <text:p>27.2</text:p>
          </table:table-cell>
          <table:table-cell/>
          <table:table-cell table:formula="of:=[.G153]/[.G152]-1" office:value-type="float" office:value="0.129099211290992">
            <text:p>0.1290992113</text:p>
          </table:table-cell>
          <table:table-cell table:formula="of:=LN([.I153]+1)" office:value-type="float" office:value="0.121420156675172">
            <text:p>0.1214201567</text:p>
          </table:table-cell>
          <table:table-cell table:formula="of:=([.G153]/[.G141])-1" office:value-type="float" office:value="0.0696028313016122">
            <text:p>0.0696028313</text:p>
          </table:table-cell>
          <table:table-cell table:formula="of:=SUM([.J142:.J153])" office:value-type="float" office:value="0.0672873938679234">
            <text:p>0.0672873939</text:p>
          </table:table-cell>
        </table:table-row>
        <table:table-row table:style-name="ro2">
          <table:table-cell table:style-name="ce1" office:value-type="string">
            <text:p>2005-11-01</text:p>
          </table:table-cell>
          <table:table-cell office:value-type="float" office:value="28.3">
            <text:p>28.3</text:p>
          </table:table-cell>
          <table:table-cell office:value-type="float" office:value="32">
            <text:p>32</text:p>
          </table:table-cell>
          <table:table-cell office:value-type="float" office:value="28.07">
            <text:p>28.07</text:p>
          </table:table-cell>
          <table:table-cell office:value-type="float" office:value="30.45">
            <text:p>30.45</text:p>
          </table:table-cell>
          <table:table-cell office:value-type="float" office:value="5806500">
            <text:p>5806500</text:p>
          </table:table-cell>
          <table:table-cell office:value-type="float" office:value="29.28">
            <text:p>29.28</text:p>
          </table:table-cell>
          <table:table-cell/>
          <table:table-cell table:formula="of:=[.G154]/[.G153]-1" office:value-type="float" office:value="0.0764705882352943">
            <text:p>0.0764705882</text:p>
          </table:table-cell>
          <table:table-cell table:formula="of:=LN([.I154]+1)" office:value-type="float" office:value="0.0736877157911593">
            <text:p>0.0736877158</text:p>
          </table:table-cell>
          <table:table-cell table:formula="of:=([.G154]/[.G142])-1" office:value-type="float" office:value="0.0824399260628466">
            <text:p>0.0824399261</text:p>
          </table:table-cell>
          <table:table-cell table:formula="of:=SUM([.J143:.J154])" office:value-type="float" office:value="0.0792176838006205">
            <text:p>0.0792176838</text:p>
          </table:table-cell>
        </table:table-row>
        <table:table-row table:style-name="ro2">
          <table:table-cell table:style-name="ce1" office:value-type="string">
            <text:p>2005-12-01</text:p>
          </table:table-cell>
          <table:table-cell office:value-type="float" office:value="30.34">
            <text:p>30.34</text:p>
          </table:table-cell>
          <table:table-cell office:value-type="float" office:value="32.46">
            <text:p>32.46</text:p>
          </table:table-cell>
          <table:table-cell office:value-type="float" office:value="29.94">
            <text:p>29.94</text:p>
          </table:table-cell>
          <table:table-cell office:value-type="float" office:value="30.01">
            <text:p>30.01</text:p>
          </table:table-cell>
          <table:table-cell office:value-type="float" office:value="4481200">
            <text:p>4481200</text:p>
          </table:table-cell>
          <table:table-cell office:value-type="float" office:value="28.86">
            <text:p>28.86</text:p>
          </table:table-cell>
          <table:table-cell/>
          <table:table-cell table:formula="of:=[.G155]/[.G154]-1" office:value-type="float" office:value="-0.014344262295082">
            <text:p>-0.0143442623</text:p>
          </table:table-cell>
          <table:table-cell table:formula="of:=LN([.I155]+1)" office:value-type="float" office:value="-0.014448135747386">
            <text:p>-0.0144481357</text:p>
          </table:table-cell>
          <table:table-cell table:formula="of:=([.G155]/[.G143])-1" office:value-type="float" office:value="-0.037358238825884">
            <text:p>-0.0373582388</text:p>
          </table:table-cell>
          <table:table-cell table:formula="of:=SUM([.J144:.J155])" office:value-type="float" office:value="-0.0380739393287268">
            <text:p>-0.0380739393</text:p>
          </table:table-cell>
        </table:table-row>
        <table:table-row table:style-name="ro2">
          <table:table-cell table:style-name="ce1" office:value-type="string">
            <text:p>2006-01-03</text:p>
          </table:table-cell>
          <table:table-cell office:value-type="float" office:value="30.57">
            <text:p>30.57</text:p>
          </table:table-cell>
          <table:table-cell office:value-type="float" office:value="32.32">
            <text:p>32.32</text:p>
          </table:table-cell>
          <table:table-cell office:value-type="float" office:value="29.9">
            <text:p>29.9</text:p>
          </table:table-cell>
          <table:table-cell office:value-type="float" office:value="31.7">
            <text:p>31.7</text:p>
          </table:table-cell>
          <table:table-cell office:value-type="float" office:value="4410800">
            <text:p>4410800</text:p>
          </table:table-cell>
          <table:table-cell office:value-type="float" office:value="30.48">
            <text:p>30.48</text:p>
          </table:table-cell>
          <table:table-cell/>
          <table:table-cell table:formula="of:=[.G156]/[.G155]-1" office:value-type="float" office:value="0.0561330561330562">
            <text:p>0.0561330561</text:p>
          </table:table-cell>
          <table:table-cell table:formula="of:=LN([.I156]+1)" office:value-type="float" office:value="0.0546141774727208">
            <text:p>0.0546141775</text:p>
          </table:table-cell>
          <table:table-cell table:formula="of:=([.G156]/[.G144])-1" office:value-type="float" office:value="0.174114021571649">
            <text:p>0.1741140216</text:p>
          </table:table-cell>
          <table:table-cell table:formula="of:=SUM([.J145:.J156])" office:value-type="float" office:value="0.160513838982556">
            <text:p>0.160513839</text:p>
          </table:table-cell>
        </table:table-row>
        <table:table-row table:style-name="ro2">
          <table:table-cell table:style-name="ce1" office:value-type="string">
            <text:p>2006-02-01</text:p>
          </table:table-cell>
          <table:table-cell office:value-type="float" office:value="31.28">
            <text:p>31.28</text:p>
          </table:table-cell>
          <table:table-cell office:value-type="float" office:value="36.87">
            <text:p>36.87</text:p>
          </table:table-cell>
          <table:table-cell office:value-type="float" office:value="31.14">
            <text:p>31.14</text:p>
          </table:table-cell>
          <table:table-cell office:value-type="float" office:value="36.32">
            <text:p>36.32</text:p>
          </table:table-cell>
          <table:table-cell office:value-type="float" office:value="6791500">
            <text:p>6791500</text:p>
          </table:table-cell>
          <table:table-cell office:value-type="float" office:value="34.93">
            <text:p>34.93</text:p>
          </table:table-cell>
          <table:table-cell/>
          <table:table-cell table:formula="of:=[.G157]/[.G156]-1" office:value-type="float" office:value="0.145997375328084">
            <text:p>0.1459973753</text:p>
          </table:table-cell>
          <table:table-cell table:formula="of:=LN([.I157]+1)" office:value-type="float" office:value="0.136275328000295">
            <text:p>0.136275328</text:p>
          </table:table-cell>
          <table:table-cell table:formula="of:=([.G157]/[.G145])-1" office:value-type="float" office:value="0.402248093135287">
            <text:p>0.4022480931</text:p>
          </table:table-cell>
          <table:table-cell table:formula="of:=SUM([.J146:.J157])" office:value-type="float" office:value="0.338076729544652">
            <text:p>0.3380767295</text:p>
          </table:table-cell>
        </table:table-row>
        <table:table-row table:style-name="ro2">
          <table:table-cell table:style-name="ce1" office:value-type="string">
            <text:p>2006-03-01</text:p>
          </table:table-cell>
          <table:table-cell office:value-type="float" office:value="36.33">
            <text:p>36.33</text:p>
          </table:table-cell>
          <table:table-cell office:value-type="float" office:value="38.11">
            <text:p>38.11</text:p>
          </table:table-cell>
          <table:table-cell office:value-type="float" office:value="34.73">
            <text:p>34.73</text:p>
          </table:table-cell>
          <table:table-cell office:value-type="float" office:value="37.63">
            <text:p>37.63</text:p>
          </table:table-cell>
          <table:table-cell office:value-type="float" office:value="5098500">
            <text:p>5098500</text:p>
          </table:table-cell>
          <table:table-cell office:value-type="float" office:value="36.19">
            <text:p>36.19</text:p>
          </table:table-cell>
          <table:table-cell/>
          <table:table-cell table:formula="of:=[.G158]/[.G157]-1" office:value-type="float" office:value="0.0360721442885772">
            <text:p>0.0360721443</text:p>
          </table:table-cell>
          <table:table-cell table:formula="of:=LN([.I158]+1)" office:value-type="float" office:value="0.0354367787569105">
            <text:p>0.0354367788</text:p>
          </table:table-cell>
          <table:table-cell table:formula="of:=([.G158]/[.G146])-1" office:value-type="float" office:value="0.456924315619968">
            <text:p>0.4569243156</text:p>
          </table:table-cell>
          <table:table-cell table:formula="of:=SUM([.J147:.J158])" office:value-type="float" office:value="0.376327580510373">
            <text:p>0.3763275805</text:p>
          </table:table-cell>
        </table:table-row>
        <table:table-row table:style-name="ro2">
          <table:table-cell table:style-name="ce1" office:value-type="string">
            <text:p>2006-04-03</text:p>
          </table:table-cell>
          <table:table-cell office:value-type="float" office:value="37.98">
            <text:p>37.98</text:p>
          </table:table-cell>
          <table:table-cell office:value-type="float" office:value="39.5">
            <text:p>39.5</text:p>
          </table:table-cell>
          <table:table-cell office:value-type="float" office:value="36.77">
            <text:p>36.77</text:p>
          </table:table-cell>
          <table:table-cell office:value-type="float" office:value="37.27">
            <text:p>37.27</text:p>
          </table:table-cell>
          <table:table-cell office:value-type="float" office:value="5459000">
            <text:p>5459000</text:p>
          </table:table-cell>
          <table:table-cell office:value-type="float" office:value="35.84">
            <text:p>35.84</text:p>
          </table:table-cell>
          <table:table-cell/>
          <table:table-cell table:formula="of:=[.G159]/[.G158]-1" office:value-type="float" office:value="-0.00967117988394572">
            <text:p>-0.0096711799</text:p>
          </table:table-cell>
          <table:table-cell table:formula="of:=LN([.I159]+1)" office:value-type="float" office:value="-0.00971824946892123">
            <text:p>-0.0097182495</text:p>
          </table:table-cell>
          <table:table-cell table:formula="of:=([.G159]/[.G147])-1" office:value-type="float" office:value="0.5052498950021">
            <text:p>0.505249895</text:p>
          </table:table-cell>
          <table:table-cell table:formula="of:=SUM([.J148:.J159])" office:value-type="float" office:value="0.408958927607959">
            <text:p>0.4089589276</text:p>
          </table:table-cell>
        </table:table-row>
        <table:table-row table:style-name="ro2">
          <table:table-cell table:style-name="ce1" office:value-type="string">
            <text:p>2006-05-01</text:p>
          </table:table-cell>
          <table:table-cell office:value-type="float" office:value="37.63">
            <text:p>37.63</text:p>
          </table:table-cell>
          <table:table-cell office:value-type="float" office:value="39.88">
            <text:p>39.88</text:p>
          </table:table-cell>
          <table:table-cell office:value-type="float" office:value="34.6">
            <text:p>34.6</text:p>
          </table:table-cell>
          <table:table-cell office:value-type="float" office:value="35.65">
            <text:p>35.65</text:p>
          </table:table-cell>
          <table:table-cell office:value-type="float" office:value="7918100">
            <text:p>7918100</text:p>
          </table:table-cell>
          <table:table-cell office:value-type="float" office:value="34.28">
            <text:p>34.28</text:p>
          </table:table-cell>
          <table:table-cell/>
          <table:table-cell table:formula="of:=[.G160]/[.G159]-1" office:value-type="float" office:value="-0.0435267857142858">
            <text:p>-0.0435267857</text:p>
          </table:table-cell>
          <table:table-cell table:formula="of:=LN([.I160]+1)" office:value-type="float" office:value="-0.0445024943771508">
            <text:p>-0.0445024944</text:p>
          </table:table-cell>
          <table:table-cell table:formula="of:=([.G160]/[.G148])-1" office:value-type="float" office:value="0.301442672741078">
            <text:p>0.3014426727</text:p>
          </table:table-cell>
          <table:table-cell table:formula="of:=SUM([.J149:.J160])" office:value-type="float" office:value="0.263473397414444">
            <text:p>0.2634733974</text:p>
          </table:table-cell>
        </table:table-row>
        <table:table-row table:style-name="ro2">
          <table:table-cell table:style-name="ce1" office:value-type="string">
            <text:p>2006-06-01</text:p>
          </table:table-cell>
          <table:table-cell office:value-type="float" office:value="35.49">
            <text:p>35.49</text:p>
          </table:table-cell>
          <table:table-cell office:value-type="float" office:value="38.02">
            <text:p>38.02</text:p>
          </table:table-cell>
          <table:table-cell office:value-type="float" office:value="34.91">
            <text:p>34.91</text:p>
          </table:table-cell>
          <table:table-cell office:value-type="float" office:value="37.76">
            <text:p>37.76</text:p>
          </table:table-cell>
          <table:table-cell office:value-type="float" office:value="6046900">
            <text:p>6046900</text:p>
          </table:table-cell>
          <table:table-cell office:value-type="float" office:value="36.31">
            <text:p>36.31</text:p>
          </table:table-cell>
          <table:table-cell/>
          <table:table-cell table:formula="of:=[.G161]/[.G160]-1" office:value-type="float" office:value="0.0592182030338391">
            <text:p>0.059218203</text:p>
          </table:table-cell>
          <table:table-cell table:formula="of:=LN([.I161]+1)" office:value-type="float" office:value="0.0575310916966655">
            <text:p>0.0575310917</text:p>
          </table:table-cell>
          <table:table-cell table:formula="of:=([.G161]/[.G149])-1" office:value-type="float" office:value="0.461755233494364">
            <text:p>0.4617552335</text:p>
          </table:table-cell>
          <table:table-cell table:formula="of:=SUM([.J150:.J161])" office:value-type="float" office:value="0.379637928360967">
            <text:p>0.3796379284</text:p>
          </table:table-cell>
        </table:table-row>
        <table:table-row table:style-name="ro2">
          <table:table-cell table:style-name="ce1" office:value-type="string">
            <text:p>2006-07-03</text:p>
          </table:table-cell>
          <table:table-cell office:value-type="float" office:value="37.96">
            <text:p>37.96</text:p>
          </table:table-cell>
          <table:table-cell office:value-type="float" office:value="38.33">
            <text:p>38.33</text:p>
          </table:table-cell>
          <table:table-cell office:value-type="float" office:value="32.93">
            <text:p>32.93</text:p>
          </table:table-cell>
          <table:table-cell office:value-type="float" office:value="34.23">
            <text:p>34.23</text:p>
          </table:table-cell>
          <table:table-cell office:value-type="float" office:value="7994000">
            <text:p>7994000</text:p>
          </table:table-cell>
          <table:table-cell office:value-type="float" office:value="32.92">
            <text:p>32.92</text:p>
          </table:table-cell>
          <table:table-cell/>
          <table:table-cell table:formula="of:=[.G162]/[.G161]-1" office:value-type="float" office:value="-0.0933627099972459">
            <text:p>-0.09336271</text:p>
          </table:table-cell>
          <table:table-cell table:formula="of:=LN([.I162]+1)" office:value-type="float" office:value="-0.0980128096173753">
            <text:p>-0.0980128096</text:p>
          </table:table-cell>
          <table:table-cell table:formula="of:=([.G162]/[.G150])-1" office:value-type="float" office:value="0.302730510486743">
            <text:p>0.3027305105</text:p>
          </table:table-cell>
          <table:table-cell table:formula="of:=SUM([.J151:.J162])" office:value-type="float" office:value="0.264462454408766">
            <text:p>0.2644624544</text:p>
          </table:table-cell>
        </table:table-row>
        <table:table-row table:style-name="ro2">
          <table:table-cell table:style-name="ce1" office:value-type="string">
            <text:p>2006-08-01</text:p>
          </table:table-cell>
          <table:table-cell table:number-columns-repeated="2" office:value-type="float" office:value="33.99">
            <text:p>33.99</text:p>
          </table:table-cell>
          <table:table-cell office:value-type="float" office:value="28.72">
            <text:p>28.72</text:p>
          </table:table-cell>
          <table:table-cell office:value-type="float" office:value="31.01">
            <text:p>31.01</text:p>
          </table:table-cell>
          <table:table-cell office:value-type="float" office:value="11989600">
            <text:p>11989600</text:p>
          </table:table-cell>
          <table:table-cell office:value-type="float" office:value="29.82">
            <text:p>29.82</text:p>
          </table:table-cell>
          <table:table-cell/>
          <table:table-cell table:formula="of:=[.G163]/[.G162]-1" office:value-type="float" office:value="-0.0941676792223572">
            <text:p>-0.0941676792</text:p>
          </table:table-cell>
          <table:table-cell table:formula="of:=LN([.I163]+1)" office:value-type="float" office:value="-0.0989010664722767">
            <text:p>-0.0989010665</text:p>
          </table:table-cell>
          <table:table-cell table:formula="of:=([.G163]/[.G151])-1" office:value-type="float" office:value="0.264631043256998">
            <text:p>0.2646310433</text:p>
          </table:table-cell>
          <table:table-cell table:formula="of:=SUM([.J152:.J163])" office:value-type="float" office:value="0.234780414227368">
            <text:p>0.2347804142</text:p>
          </table:table-cell>
        </table:table-row>
        <table:table-row table:style-name="ro2">
          <table:table-cell table:style-name="ce1" office:value-type="string">
            <text:p>2006-09-01</text:p>
          </table:table-cell>
          <table:table-cell office:value-type="float" office:value="31.61">
            <text:p>31.61</text:p>
          </table:table-cell>
          <table:table-cell office:value-type="float" office:value="35.04">
            <text:p>35.04</text:p>
          </table:table-cell>
          <table:table-cell office:value-type="float" office:value="30.53">
            <text:p>30.53</text:p>
          </table:table-cell>
          <table:table-cell office:value-type="float" office:value="34.05">
            <text:p>34.05</text:p>
          </table:table-cell>
          <table:table-cell office:value-type="float" office:value="8194200">
            <text:p>8194200</text:p>
          </table:table-cell>
          <table:table-cell office:value-type="float" office:value="32.74">
            <text:p>32.74</text:p>
          </table:table-cell>
          <table:table-cell/>
          <table:table-cell table:formula="of:=[.G164]/[.G163]-1" office:value-type="float" office:value="0.0979208584842388">
            <text:p>0.0979208585</text:p>
          </table:table-cell>
          <table:table-cell table:formula="of:=LN([.I164]+1)" office:value-type="float" office:value="0.0934182626063965">
            <text:p>0.0934182626</text:p>
          </table:table-cell>
          <table:table-cell table:formula="of:=([.G164]/[.G152])-1" office:value-type="float" office:value="0.359070153590702">
            <text:p>0.3590701536</text:p>
          </table:table-cell>
          <table:table-cell table:formula="of:=SUM([.J153:.J164])" office:value-type="float" office:value="0.306800755316209">
            <text:p>0.3068007553</text:p>
          </table:table-cell>
        </table:table-row>
        <table:table-row table:style-name="ro2">
          <table:table-cell table:style-name="ce1" office:value-type="string">
            <text:p>2006-10-02</text:p>
          </table:table-cell>
          <table:table-cell office:value-type="float" office:value="34.15">
            <text:p>34.15</text:p>
          </table:table-cell>
          <table:table-cell office:value-type="float" office:value="39.5">
            <text:p>39.5</text:p>
          </table:table-cell>
          <table:table-cell office:value-type="float" office:value="33.61">
            <text:p>33.61</text:p>
          </table:table-cell>
          <table:table-cell office:value-type="float" office:value="37.75">
            <text:p>37.75</text:p>
          </table:table-cell>
          <table:table-cell office:value-type="float" office:value="8627800">
            <text:p>8627800</text:p>
          </table:table-cell>
          <table:table-cell office:value-type="float" office:value="36.3">
            <text:p>36.3</text:p>
          </table:table-cell>
          <table:table-cell/>
          <table:table-cell table:formula="of:=[.G165]/[.G164]-1" office:value-type="float" office:value="0.108735491753207">
            <text:p>0.1087354918</text:p>
          </table:table-cell>
          <table:table-cell table:formula="of:=LN([.I165]+1)" office:value-type="float" office:value="0.103220169327816">
            <text:p>0.1032201693</text:p>
          </table:table-cell>
          <table:table-cell table:formula="of:=([.G165]/[.G153])-1" office:value-type="float" office:value="0.334558823529412">
            <text:p>0.3345588235</text:p>
          </table:table-cell>
          <table:table-cell table:formula="of:=SUM([.J154:.J165])" office:value-type="float" office:value="0.288600767968853">
            <text:p>0.288600768</text:p>
          </table:table-cell>
        </table:table-row>
        <table:table-row table:style-name="ro2">
          <table:table-cell table:style-name="ce1" office:value-type="string">
            <text:p>2006-11-01</text:p>
          </table:table-cell>
          <table:table-cell office:value-type="float" office:value="37.99">
            <text:p>37.99</text:p>
          </table:table-cell>
          <table:table-cell office:value-type="float" office:value="40.01">
            <text:p>40.01</text:p>
          </table:table-cell>
          <table:table-cell office:value-type="float" office:value="35.16">
            <text:p>35.16</text:p>
          </table:table-cell>
          <table:table-cell office:value-type="float" office:value="35.29">
            <text:p>35.29</text:p>
          </table:table-cell>
          <table:table-cell office:value-type="float" office:value="8192600">
            <text:p>8192600</text:p>
          </table:table-cell>
          <table:table-cell office:value-type="float" office:value="33.94">
            <text:p>33.94</text:p>
          </table:table-cell>
          <table:table-cell/>
          <table:table-cell table:formula="of:=[.G166]/[.G165]-1" office:value-type="float" office:value="-0.0650137741046832">
            <text:p>-0.0650137741</text:p>
          </table:table-cell>
          <table:table-cell table:formula="of:=LN([.I166]+1)" office:value-type="float" office:value="-0.0672234814647249">
            <text:p>-0.0672234815</text:p>
          </table:table-cell>
          <table:table-cell table:formula="of:=([.G166]/[.G154])-1" office:value-type="float" office:value="0.159153005464481">
            <text:p>0.1591530055</text:p>
          </table:table-cell>
          <table:table-cell table:formula="of:=SUM([.J155:.J166])" office:value-type="float" office:value="0.147689570712969">
            <text:p>0.1476895707</text:p>
          </table:table-cell>
        </table:table-row>
        <table:table-row table:style-name="ro2">
          <table:table-cell table:style-name="ce1" office:value-type="string">
            <text:p>2006-12-01</text:p>
          </table:table-cell>
          <table:table-cell office:value-type="float" office:value="35.25">
            <text:p>35.25</text:p>
          </table:table-cell>
          <table:table-cell office:value-type="float" office:value="37.14">
            <text:p>37.14</text:p>
          </table:table-cell>
          <table:table-cell office:value-type="float" office:value="34.9">
            <text:p>34.9</text:p>
          </table:table-cell>
          <table:table-cell office:value-type="float" office:value="35.42">
            <text:p>35.42</text:p>
          </table:table-cell>
          <table:table-cell office:value-type="float" office:value="5455800">
            <text:p>5455800</text:p>
          </table:table-cell>
          <table:table-cell office:value-type="float" office:value="34.06">
            <text:p>34.06</text:p>
          </table:table-cell>
          <table:table-cell/>
          <table:table-cell table:formula="of:=[.G167]/[.G166]-1" office:value-type="float" office:value="0.00353565114908672">
            <text:p>0.0035356511</text:p>
          </table:table-cell>
          <table:table-cell table:formula="of:=LN([.I167]+1)" office:value-type="float" office:value="0.00352941542846206">
            <text:p>0.0035294154</text:p>
          </table:table-cell>
          <table:table-cell table:formula="of:=([.G167]/[.G155])-1" office:value-type="float" office:value="0.18018018018018">
            <text:p>0.1801801802</text:p>
          </table:table-cell>
          <table:table-cell table:formula="of:=SUM([.J156:.J167])" office:value-type="float" office:value="0.165667121888817">
            <text:p>0.1656671219</text:p>
          </table:table-cell>
        </table:table-row>
        <table:table-row table:style-name="ro2">
          <table:table-cell table:style-name="ce1" office:value-type="string">
            <text:p>2007-01-03</text:p>
          </table:table-cell>
          <table:table-cell office:value-type="float" office:value="35.6">
            <text:p>35.6</text:p>
          </table:table-cell>
          <table:table-cell office:value-type="float" office:value="36.61">
            <text:p>36.61</text:p>
          </table:table-cell>
          <table:table-cell office:value-type="float" office:value="33.49">
            <text:p>33.49</text:p>
          </table:table-cell>
          <table:table-cell office:value-type="float" office:value="34.94">
            <text:p>34.94</text:p>
          </table:table-cell>
          <table:table-cell office:value-type="float" office:value="8635100">
            <text:p>8635100</text:p>
          </table:table-cell>
          <table:table-cell office:value-type="float" office:value="33.6">
            <text:p>33.6</text:p>
          </table:table-cell>
          <table:table-cell/>
          <table:table-cell table:formula="of:=[.G168]/[.G167]-1" office:value-type="float" office:value="-0.0135055783910746">
            <text:p>-0.0135055784</text:p>
          </table:table-cell>
          <table:table-cell table:formula="of:=LN([.I168]+1)" office:value-type="float" office:value="-0.0135976082653837">
            <text:p>-0.0135976083</text:p>
          </table:table-cell>
          <table:table-cell table:formula="of:=([.G168]/[.G156])-1" office:value-type="float" office:value="0.102362204724409">
            <text:p>0.1023622047</text:p>
          </table:table-cell>
          <table:table-cell table:formula="of:=SUM([.J157:.J168])" office:value-type="float" office:value="0.097455336150713">
            <text:p>0.0974553362</text:p>
          </table:table-cell>
        </table:table-row>
        <table:table-row table:style-name="ro2">
          <table:table-cell table:style-name="ce1" office:value-type="string">
            <text:p>2007-02-01</text:p>
          </table:table-cell>
          <table:table-cell office:value-type="float" office:value="35.13">
            <text:p>35.13</text:p>
          </table:table-cell>
          <table:table-cell office:value-type="float" office:value="35.42">
            <text:p>35.42</text:p>
          </table:table-cell>
          <table:table-cell office:value-type="float" office:value="30.24">
            <text:p>30.24</text:p>
          </table:table-cell>
          <table:table-cell office:value-type="float" office:value="30.9">
            <text:p>30.9</text:p>
          </table:table-cell>
          <table:table-cell office:value-type="float" office:value="10784200">
            <text:p>10784200</text:p>
          </table:table-cell>
          <table:table-cell office:value-type="float" office:value="29.72">
            <text:p>29.72</text:p>
          </table:table-cell>
          <table:table-cell/>
          <table:table-cell table:formula="of:=[.G169]/[.G168]-1" office:value-type="float" office:value="-0.115476190476191">
            <text:p>-0.1154761905</text:p>
          </table:table-cell>
          <table:table-cell table:formula="of:=LN([.I169]+1)" office:value-type="float" office:value="-0.1227058471196">
            <text:p>-0.1227058471</text:p>
          </table:table-cell>
          <table:table-cell table:formula="of:=([.G169]/[.G157])-1" office:value-type="float" office:value="-0.149155453764672">
            <text:p>-0.1491554538</text:p>
          </table:table-cell>
          <table:table-cell table:formula="of:=SUM([.J158:.J169])" office:value-type="float" office:value="-0.161525838969182">
            <text:p>-0.161525839</text:p>
          </table:table-cell>
        </table:table-row>
        <table:table-row table:style-name="ro2">
          <table:table-cell table:style-name="ce1" office:value-type="string">
            <text:p>2007-03-01</text:p>
          </table:table-cell>
          <table:table-cell office:value-type="float" office:value="30.2">
            <text:p>30.2</text:p>
          </table:table-cell>
          <table:table-cell office:value-type="float" office:value="32.45">
            <text:p>32.45</text:p>
          </table:table-cell>
          <table:table-cell office:value-type="float" office:value="28.86">
            <text:p>28.86</text:p>
          </table:table-cell>
          <table:table-cell office:value-type="float" office:value="31.36">
            <text:p>31.36</text:p>
          </table:table-cell>
          <table:table-cell office:value-type="float" office:value="12966000">
            <text:p>12966000</text:p>
          </table:table-cell>
          <table:table-cell office:value-type="float" office:value="30.16">
            <text:p>30.16</text:p>
          </table:table-cell>
          <table:table-cell/>
          <table:table-cell table:formula="of:=[.G170]/[.G169]-1" office:value-type="float" office:value="0.0148048452220728">
            <text:p>0.0148048452</text:p>
          </table:table-cell>
          <table:table-cell table:formula="of:=LN([.I170]+1)" office:value-type="float" office:value="0.014696323290197">
            <text:p>0.0146963233</text:p>
          </table:table-cell>
          <table:table-cell table:formula="of:=([.G170]/[.G158])-1" office:value-type="float" office:value="-0.166620613429124">
            <text:p>-0.1666206134</text:p>
          </table:table-cell>
          <table:table-cell table:formula="of:=SUM([.J159:.J170])" office:value-type="float" office:value="-0.182266294435896">
            <text:p>-0.1822662944</text:p>
          </table:table-cell>
        </table:table-row>
        <table:table-row table:style-name="ro2">
          <table:table-cell table:style-name="ce1" office:value-type="string">
            <text:p>2007-04-02</text:p>
          </table:table-cell>
          <table:table-cell office:value-type="float" office:value="31.54">
            <text:p>31.54</text:p>
          </table:table-cell>
          <table:table-cell office:value-type="float" office:value="32.3">
            <text:p>32.3</text:p>
          </table:table-cell>
          <table:table-cell office:value-type="float" office:value="30.3">
            <text:p>30.3</text:p>
          </table:table-cell>
          <table:table-cell office:value-type="float" office:value="31.02">
            <text:p>31.02</text:p>
          </table:table-cell>
          <table:table-cell office:value-type="float" office:value="9228800">
            <text:p>9228800</text:p>
          </table:table-cell>
          <table:table-cell office:value-type="float" office:value="29.83">
            <text:p>29.83</text:p>
          </table:table-cell>
          <table:table-cell/>
          <table:table-cell table:formula="of:=[.G171]/[.G170]-1" office:value-type="float" office:value="-0.0109416445623343">
            <text:p>-0.0109416446</text:p>
          </table:table-cell>
          <table:table-cell table:formula="of:=LN([.I171]+1)" office:value-type="float" office:value="-0.0110019446130982">
            <text:p>-0.0110019446</text:p>
          </table:table-cell>
          <table:table-cell table:formula="of:=([.G171]/[.G159])-1" office:value-type="float" office:value="-0.167689732142857">
            <text:p>-0.1676897321</text:p>
          </table:table-cell>
          <table:table-cell table:formula="of:=SUM([.J160:.J171])" office:value-type="float" office:value="-0.183549989580073">
            <text:p>-0.1835499896</text:p>
          </table:table-cell>
        </table:table-row>
        <table:table-row table:style-name="ro2">
          <table:table-cell table:style-name="ce1" office:value-type="string">
            <text:p>2007-05-01</text:p>
          </table:table-cell>
          <table:table-cell office:value-type="float" office:value="31.16">
            <text:p>31.16</text:p>
          </table:table-cell>
          <table:table-cell office:value-type="float" office:value="31.9">
            <text:p>31.9</text:p>
          </table:table-cell>
          <table:table-cell office:value-type="float" office:value="28.03">
            <text:p>28.03</text:p>
          </table:table-cell>
          <table:table-cell office:value-type="float" office:value="28.81">
            <text:p>28.81</text:p>
          </table:table-cell>
          <table:table-cell office:value-type="float" office:value="15132000">
            <text:p>15132000</text:p>
          </table:table-cell>
          <table:table-cell office:value-type="float" office:value="27.71">
            <text:p>27.71</text:p>
          </table:table-cell>
          <table:table-cell/>
          <table:table-cell table:formula="of:=[.G172]/[.G171]-1" office:value-type="float" office:value="-0.0710693932282935">
            <text:p>-0.0710693932</text:p>
          </table:table-cell>
          <table:table-cell table:formula="of:=LN([.I172]+1)" office:value-type="float" office:value="-0.07372123965177">
            <text:p>-0.0737212397</text:p>
          </table:table-cell>
          <table:table-cell table:formula="of:=([.G172]/[.G160])-1" office:value-type="float" office:value="-0.191656942823804">
            <text:p>-0.1916569428</text:p>
          </table:table-cell>
          <table:table-cell table:formula="of:=SUM([.J161:.J172])" office:value-type="float" office:value="-0.212768734854692">
            <text:p>-0.2127687349</text:p>
          </table:table-cell>
        </table:table-row>
        <table:table-row table:style-name="ro2">
          <table:table-cell table:style-name="ce1" office:value-type="string">
            <text:p>2007-06-01</text:p>
          </table:table-cell>
          <table:table-cell office:value-type="float" office:value="28.8">
            <text:p>28.8</text:p>
          </table:table-cell>
          <table:table-cell office:value-type="float" office:value="29.15">
            <text:p>29.15</text:p>
          </table:table-cell>
          <table:table-cell office:value-type="float" office:value="25.22">
            <text:p>25.22</text:p>
          </table:table-cell>
          <table:table-cell office:value-type="float" office:value="26.24">
            <text:p>26.24</text:p>
          </table:table-cell>
          <table:table-cell office:value-type="float" office:value="18001300">
            <text:p>18001300</text:p>
          </table:table-cell>
          <table:table-cell office:value-type="float" office:value="25.23">
            <text:p>25.23</text:p>
          </table:table-cell>
          <table:table-cell/>
          <table:table-cell table:formula="of:=[.G173]/[.G172]-1" office:value-type="float" office:value="-0.0894983760375316">
            <text:p>-0.089498376</text:p>
          </table:table-cell>
          <table:table-cell table:formula="of:=LN([.I173]+1)" office:value-type="float" office:value="-0.0937595962219207">
            <text:p>-0.0937595962</text:p>
          </table:table-cell>
          <table:table-cell table:formula="of:=([.G173]/[.G161])-1" office:value-type="float" office:value="-0.305150096392178">
            <text:p>-0.3051500964</text:p>
          </table:table-cell>
          <table:table-cell table:formula="of:=SUM([.J162:.J173])" office:value-type="float" office:value="-0.364059422773278">
            <text:p>-0.3640594228</text:p>
          </table:table-cell>
        </table:table-row>
        <table:table-row table:style-name="ro2">
          <table:table-cell table:style-name="ce1" office:value-type="string">
            <text:p>2007-07-02</text:p>
          </table:table-cell>
          <table:table-cell office:value-type="float" office:value="26.4">
            <text:p>26.4</text:p>
          </table:table-cell>
          <table:table-cell office:value-type="float" office:value="28.5">
            <text:p>28.5</text:p>
          </table:table-cell>
          <table:table-cell office:value-type="float" office:value="25.63">
            <text:p>25.63</text:p>
          </table:table-cell>
          <table:table-cell office:value-type="float" office:value="26.68">
            <text:p>26.68</text:p>
          </table:table-cell>
          <table:table-cell office:value-type="float" office:value="16492900">
            <text:p>16492900</text:p>
          </table:table-cell>
          <table:table-cell office:value-type="float" office:value="25.66">
            <text:p>25.66</text:p>
          </table:table-cell>
          <table:table-cell/>
          <table:table-cell table:formula="of:=[.G174]/[.G173]-1" office:value-type="float" office:value="0.0170432025366627">
            <text:p>0.0170432025</text:p>
          </table:table-cell>
          <table:table-cell table:formula="of:=LN([.I174]+1)" office:value-type="float" office:value="0.016899596534524">
            <text:p>0.0168995965</text:p>
          </table:table-cell>
          <table:table-cell table:formula="of:=([.G174]/[.G162])-1" office:value-type="float" office:value="-0.220534629404617">
            <text:p>-0.2205346294</text:p>
          </table:table-cell>
          <table:table-cell table:formula="of:=SUM([.J163:.J174])" office:value-type="float" office:value="-0.249147016621379">
            <text:p>-0.2491470166</text:p>
          </table:table-cell>
        </table:table-row>
        <table:table-row table:style-name="ro2">
          <table:table-cell table:style-name="ce1" office:value-type="string">
            <text:p>2007-08-01</text:p>
          </table:table-cell>
          <table:table-cell office:value-type="float" office:value="26.51">
            <text:p>26.51</text:p>
          </table:table-cell>
          <table:table-cell office:value-type="float" office:value="28.6">
            <text:p>28.6</text:p>
          </table:table-cell>
          <table:table-cell office:value-type="float" office:value="26.03">
            <text:p>26.03</text:p>
          </table:table-cell>
          <table:table-cell office:value-type="float" office:value="27.55">
            <text:p>27.55</text:p>
          </table:table-cell>
          <table:table-cell office:value-type="float" office:value="12381800">
            <text:p>12381800</text:p>
          </table:table-cell>
          <table:table-cell office:value-type="float" office:value="26.49">
            <text:p>26.49</text:p>
          </table:table-cell>
          <table:table-cell/>
          <table:table-cell table:formula="of:=[.G175]/[.G174]-1" office:value-type="float" office:value="0.0323460639127044">
            <text:p>0.0323460639</text:p>
          </table:table-cell>
          <table:table-cell table:formula="of:=LN([.I175]+1)" office:value-type="float" office:value="0.0318339440964878">
            <text:p>0.0318339441</text:p>
          </table:table-cell>
          <table:table-cell table:formula="of:=([.G175]/[.G163])-1" office:value-type="float" office:value="-0.111670020120724">
            <text:p>-0.1116700201</text:p>
          </table:table-cell>
          <table:table-cell table:formula="of:=SUM([.J164:.J175])" office:value-type="float" office:value="-0.118412006052614">
            <text:p>-0.1184120061</text:p>
          </table:table-cell>
        </table:table-row>
        <table:table-row table:style-name="ro2">
          <table:table-cell table:style-name="ce1" office:value-type="string">
            <text:p>2007-09-04</text:p>
          </table:table-cell>
          <table:table-cell office:value-type="float" office:value="27.67">
            <text:p>27.67</text:p>
          </table:table-cell>
          <table:table-cell office:value-type="float" office:value="28.19">
            <text:p>28.19</text:p>
          </table:table-cell>
          <table:table-cell office:value-type="float" office:value="25.95">
            <text:p>25.95</text:p>
          </table:table-cell>
          <table:table-cell office:value-type="float" office:value="26.2">
            <text:p>26.2</text:p>
          </table:table-cell>
          <table:table-cell office:value-type="float" office:value="11225900">
            <text:p>11225900</text:p>
          </table:table-cell>
          <table:table-cell office:value-type="float" office:value="25.2">
            <text:p>25.2</text:p>
          </table:table-cell>
          <table:table-cell/>
          <table:table-cell table:formula="of:=[.G176]/[.G175]-1" office:value-type="float" office:value="-0.0486976217440543">
            <text:p>-0.0486976217</text:p>
          </table:table-cell>
          <table:table-cell table:formula="of:=LN([.I176]+1)" office:value-type="float" office:value="-0.0499233087666007">
            <text:p>-0.0499233088</text:p>
          </table:table-cell>
          <table:table-cell table:formula="of:=([.G176]/[.G164])-1" office:value-type="float" office:value="-0.230299328039096">
            <text:p>-0.230299328</text:p>
          </table:table-cell>
          <table:table-cell table:formula="of:=SUM([.J165:.J176])" office:value-type="float" office:value="-0.261753577425611">
            <text:p>-0.2617535774</text:p>
          </table:table-cell>
        </table:table-row>
        <table:table-row table:style-name="ro2">
          <table:table-cell table:style-name="ce1" office:value-type="string">
            <text:p>2007-10-01</text:p>
          </table:table-cell>
          <table:table-cell office:value-type="float" office:value="26.27">
            <text:p>26.27</text:p>
          </table:table-cell>
          <table:table-cell office:value-type="float" office:value="26.92">
            <text:p>26.92</text:p>
          </table:table-cell>
          <table:table-cell office:value-type="float" office:value="25.63">
            <text:p>25.63</text:p>
          </table:table-cell>
          <table:table-cell office:value-type="float" office:value="26.68">
            <text:p>26.68</text:p>
          </table:table-cell>
          <table:table-cell office:value-type="float" office:value="9327000">
            <text:p>9327000</text:p>
          </table:table-cell>
          <table:table-cell office:value-type="float" office:value="25.66">
            <text:p>25.66</text:p>
          </table:table-cell>
          <table:table-cell/>
          <table:table-cell table:formula="of:=[.G177]/[.G176]-1" office:value-type="float" office:value="0.0182539682539682">
            <text:p>0.0182539683</text:p>
          </table:table-cell>
          <table:table-cell table:formula="of:=LN([.I177]+1)" office:value-type="float" office:value="0.0180893646701127">
            <text:p>0.0180893647</text:p>
          </table:table-cell>
          <table:table-cell table:formula="of:=([.G177]/[.G165])-1" office:value-type="float" office:value="-0.293112947658402">
            <text:p>-0.2931129477</text:p>
          </table:table-cell>
          <table:table-cell table:formula="of:=SUM([.J166:.J177])" office:value-type="float" office:value="-0.346884382083315">
            <text:p>-0.3468843821</text:p>
          </table:table-cell>
        </table:table-row>
        <table:table-row table:style-name="ro2">
          <table:table-cell table:style-name="ce1" office:value-type="string">
            <text:p>2007-11-01</text:p>
          </table:table-cell>
          <table:table-cell office:value-type="float" office:value="26.4">
            <text:p>26.4</text:p>
          </table:table-cell>
          <table:table-cell office:value-type="float" office:value="26.68">
            <text:p>26.68</text:p>
          </table:table-cell>
          <table:table-cell office:value-type="float" office:value="21.77">
            <text:p>21.77</text:p>
          </table:table-cell>
          <table:table-cell office:value-type="float" office:value="23.39">
            <text:p>23.39</text:p>
          </table:table-cell>
          <table:table-cell office:value-type="float" office:value="20232800">
            <text:p>20232800</text:p>
          </table:table-cell>
          <table:table-cell office:value-type="float" office:value="22.49">
            <text:p>22.49</text:p>
          </table:table-cell>
          <table:table-cell/>
          <table:table-cell table:formula="of:=[.G178]/[.G177]-1" office:value-type="float" office:value="-0.123538581449727">
            <text:p>-0.1235385814</text:p>
          </table:table-cell>
          <table:table-cell table:formula="of:=LN([.I178]+1)" office:value-type="float" office:value="-0.131862593216266">
            <text:p>-0.1318625932</text:p>
          </table:table-cell>
          <table:table-cell table:formula="of:=([.G178]/[.G166])-1" office:value-type="float" office:value="-0.337360047142015">
            <text:p>-0.3373600471</text:p>
          </table:table-cell>
          <table:table-cell table:formula="of:=SUM([.J167:.J178])" office:value-type="float" office:value="-0.411523493834856">
            <text:p>-0.4115234938</text:p>
          </table:table-cell>
        </table:table-row>
        <table:table-row table:style-name="ro2">
          <table:table-cell table:style-name="ce1" office:value-type="string">
            <text:p>2007-12-03</text:p>
          </table:table-cell>
          <table:table-cell office:value-type="float" office:value="23.23">
            <text:p>23.23</text:p>
          </table:table-cell>
          <table:table-cell office:value-type="float" office:value="23.43">
            <text:p>23.43</text:p>
          </table:table-cell>
          <table:table-cell office:value-type="float" office:value="19.89">
            <text:p>19.89</text:p>
          </table:table-cell>
          <table:table-cell office:value-type="float" office:value="20.47">
            <text:p>20.47</text:p>
          </table:table-cell>
          <table:table-cell office:value-type="float" office:value="12201200">
            <text:p>12201200</text:p>
          </table:table-cell>
          <table:table-cell office:value-type="float" office:value="19.69">
            <text:p>19.69</text:p>
          </table:table-cell>
          <table:table-cell/>
          <table:table-cell table:formula="of:=[.G179]/[.G178]-1" office:value-type="float" office:value="-0.124499777678968">
            <text:p>-0.1244997777</text:p>
          </table:table-cell>
          <table:table-cell table:formula="of:=LN([.I179]+1)" office:value-type="float" office:value="-0.13295987332019">
            <text:p>-0.1329598733</text:p>
          </table:table-cell>
          <table:table-cell table:formula="of:=([.G179]/[.G167])-1" office:value-type="float" office:value="-0.42190252495596">
            <text:p>-0.421902525</text:p>
          </table:table-cell>
          <table:table-cell table:formula="of:=SUM([.J168:.J179])" office:value-type="float" office:value="-0.548012782583508">
            <text:p>-0.5480127826</text:p>
          </table:table-cell>
        </table:table-row>
        <table:table-row table:style-name="ro2">
          <table:table-cell table:style-name="ce1" office:value-type="string">
            <text:p>2008-01-02</text:p>
          </table:table-cell>
          <table:table-cell office:value-type="float" office:value="20.14">
            <text:p>20.14</text:p>
          </table:table-cell>
          <table:table-cell office:value-type="float" office:value="21.01">
            <text:p>21.01</text:p>
          </table:table-cell>
          <table:table-cell office:value-type="float" office:value="17.66">
            <text:p>17.66</text:p>
          </table:table-cell>
          <table:table-cell office:value-type="float" office:value="18.91">
            <text:p>18.91</text:p>
          </table:table-cell>
          <table:table-cell office:value-type="float" office:value="24534800">
            <text:p>24534800</text:p>
          </table:table-cell>
          <table:table-cell office:value-type="float" office:value="18.19">
            <text:p>18.19</text:p>
          </table:table-cell>
          <table:table-cell/>
          <table:table-cell table:formula="of:=[.G180]/[.G179]-1" office:value-type="float" office:value="-0.0761808024377857">
            <text:p>-0.0761808024</text:p>
          </table:table-cell>
          <table:table-cell table:formula="of:=LN([.I180]+1)" office:value-type="float" office:value="-0.0792389001210033">
            <text:p>-0.0792389001</text:p>
          </table:table-cell>
          <table:table-cell table:formula="of:=([.G180]/[.G168])-1" office:value-type="float" office:value="-0.458630952380952">
            <text:p>-0.4586309524</text:p>
          </table:table-cell>
          <table:table-cell table:formula="of:=SUM([.J169:.J180])" office:value-type="float" office:value="-0.613654074439128">
            <text:p>-0.6136540744</text:p>
          </table:table-cell>
        </table:table-row>
        <table:table-row table:style-name="ro2">
          <table:table-cell table:style-name="ce1" office:value-type="string">
            <text:p>2008-02-01</text:p>
          </table:table-cell>
          <table:table-cell office:value-type="float" office:value="18.97">
            <text:p>18.97</text:p>
          </table:table-cell>
          <table:table-cell office:value-type="float" office:value="19.35">
            <text:p>19.35</text:p>
          </table:table-cell>
          <table:table-cell office:value-type="float" office:value="17.75">
            <text:p>17.75</text:p>
          </table:table-cell>
          <table:table-cell office:value-type="float" office:value="17.98">
            <text:p>17.98</text:p>
          </table:table-cell>
          <table:table-cell office:value-type="float" office:value="13260300">
            <text:p>13260300</text:p>
          </table:table-cell>
          <table:table-cell office:value-type="float" office:value="17.29">
            <text:p>17.29</text:p>
          </table:table-cell>
          <table:table-cell/>
          <table:table-cell table:formula="of:=[.G181]/[.G180]-1" office:value-type="float" office:value="-0.0494777350192415">
            <text:p>-0.049477735</text:p>
          </table:table-cell>
          <table:table-cell table:formula="of:=LN([.I181]+1)" office:value-type="float" office:value="-0.0507436928348319">
            <text:p>-0.0507436928</text:p>
          </table:table-cell>
          <table:table-cell table:formula="of:=([.G181]/[.G169])-1" office:value-type="float" office:value="-0.418236877523553">
            <text:p>-0.4182368775</text:p>
          </table:table-cell>
          <table:table-cell table:formula="of:=SUM([.J170:.J181])" office:value-type="float" office:value="-0.54169192015436">
            <text:p>-0.5416919202</text:p>
          </table:table-cell>
        </table:table-row>
        <table:table-row table:style-name="ro2">
          <table:table-cell table:style-name="ce1" office:value-type="string">
            <text:p>2008-03-03</text:p>
          </table:table-cell>
          <table:table-cell office:value-type="float" office:value="18.02">
            <text:p>18.02</text:p>
          </table:table-cell>
          <table:table-cell office:value-type="float" office:value="18.5">
            <text:p>18.5</text:p>
          </table:table-cell>
          <table:table-cell office:value-type="float" office:value="16.77">
            <text:p>16.77</text:p>
          </table:table-cell>
          <table:table-cell office:value-type="float" office:value="17.5">
            <text:p>17.5</text:p>
          </table:table-cell>
          <table:table-cell office:value-type="float" office:value="15459300">
            <text:p>15459300</text:p>
          </table:table-cell>
          <table:table-cell office:value-type="float" office:value="16.83">
            <text:p>16.83</text:p>
          </table:table-cell>
          <table:table-cell/>
          <table:table-cell table:formula="of:=[.G182]/[.G181]-1" office:value-type="float" office:value="-0.0266049739733951">
            <text:p>-0.026604974</text:p>
          </table:table-cell>
          <table:table-cell table:formula="of:=LN([.I182]+1)" office:value-type="float" office:value="-0.0269652914924846">
            <text:p>-0.0269652915</text:p>
          </table:table-cell>
          <table:table-cell table:formula="of:=([.G182]/[.G170])-1" office:value-type="float" office:value="-0.441976127320955">
            <text:p>-0.4419761273</text:p>
          </table:table-cell>
          <table:table-cell table:formula="of:=SUM([.J171:.J182])" office:value-type="float" office:value="-0.583353534937041">
            <text:p>-0.5833535349</text:p>
          </table:table-cell>
        </table:table-row>
        <table:table-row table:style-name="ro2" table:number-rows-repeated="1048393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2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17T15:14:51</dc:date>
    <dc:creator>Lucas Santos</dc:creator>
    <meta:document-statistic meta:table-count="1" meta:cell-count="1976" meta:object-count="4"/>
    <meta:generator>LibreOffice/3.5$Linux_x86 LibreOffice_project/235ab8a-3802056-4a8fed3-2d66ea8-e241b8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094cm" svg:height="7.071cm" xlink:href=".." xlink:type="simple" chart:class="chart:line" chart:style-name="ch1">
        <chart:legend chart:legend-position="end" svg:x="26.474cm" svg:y="3.236cm" style:legend-expansion="high" chart:style-name="ch2"/>
        <chart:plot-area chart:style-name="ch3" table:cell-range-address="Sheet1.A1:Sheet1.A182 Sheet1.I1:Sheet1.I182" chart:data-source-has-labels="both" svg:x="1.051cm" svg:y="0.699cm" svg:width="24.222cm" svg:height="5.811cm">
          <chartooo:coordinate-region svg:x="4.582cm" svg:y="0.898cm" svg:width="19.843cm" svg:height="5.413cm"/>
          <chart:axis chart:dimension="x" chart:name="primary-x" chart:style-name="ch4" chartooo:axis-type="auto">
            <chartooo:date-scale/>
            <chart:categories table:cell-range-address="Sheet1.A3:Sheet1.A1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3:Sheet1.I182" chart:label-cell-address="Sheet1.I1:Sheet1.I2" chart:class="chart:line">
            <chart:data-point chart:repeated="1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 Return</text:p>
                <text:list>
                  <text:list-item>
                    <text:p>Simple Return</text:p>
                  </text:list-item>
                  <text:list-item>
                    <text:p/>
                  </text:list-item>
                </text:list>
                <draw:g>
                  <svg:desc>Sheet1.I1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993-04-01</text:p>
                <draw:g>
                  <svg:desc>Sheet1.A3:Sheet1.A182</svg:desc>
                </draw:g>
              </table:table-cell>
              <table:table-cell office:value-type="float" office:value="0.0175438596491229">
                <text:p>0.0175438596491229</text:p>
                <draw:g>
                  <svg:desc>Sheet1.I3:Sheet1.I182</svg:desc>
                </draw:g>
              </table:table-cell>
            </table:table-row>
            <table:table-row>
              <table:table-cell office:value-type="string">
                <text:p>1993-05-03</text:p>
              </table:table-cell>
              <table:table-cell office:value-type="float" office:value="0.241379310344828">
                <text:p>0.241379310344828</text:p>
              </table:table-cell>
            </table:table-row>
            <table:table-row>
              <table:table-cell office:value-type="string">
                <text:p>1993-06-01</text:p>
              </table:table-cell>
              <table:table-cell office:value-type="float" office:value="0.0208333333333333">
                <text:p>0.0208333333333333</text:p>
              </table:table-cell>
            </table:table-row>
            <table:table-row>
              <table:table-cell office:value-type="string">
                <text:p>1993-07-01</text:p>
              </table:table-cell>
              <table:table-cell office:value-type="float" office:value="-0.0272108843537415">
                <text:p>-0.0272108843537415</text:p>
              </table:table-cell>
            </table:table-row>
            <table:table-row>
              <table:table-cell office:value-type="string">
                <text:p>1993-08-02</text:p>
              </table:table-cell>
              <table:table-cell office:value-type="float" office:value="0.020979020979021">
                <text:p>0.020979020979021</text:p>
              </table:table-cell>
            </table:table-row>
            <table:table-row>
              <table:table-cell office:value-type="string">
                <text:p>1993-09-01</text:p>
              </table:table-cell>
              <table:table-cell office:value-type="float" office:value="0.13013698630137">
                <text:p>0.13013698630137</text:p>
              </table:table-cell>
            </table:table-row>
            <table:table-row>
              <table:table-cell office:value-type="string">
                <text:p>1993-10-01</text:p>
              </table:table-cell>
              <table:table-cell office:value-type="float" office:value="-0.0242424242424242">
                <text:p>-0.0242424242424242</text:p>
              </table:table-cell>
            </table:table-row>
            <table:table-row>
              <table:table-cell office:value-type="string">
                <text:p>1993-11-01</text:p>
              </table:table-cell>
              <table:table-cell office:value-type="float" office:value="-0.167701863354037">
                <text:p>-0.167701863354037</text:p>
              </table:table-cell>
            </table:table-row>
            <table:table-row>
              <table:table-cell office:value-type="string">
                <text:p>1993-12-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4-01-03</text:p>
              </table:table-cell>
              <table:table-cell office:value-type="float" office:value="0.0746268656716418">
                <text:p>0.0746268656716418</text:p>
              </table:table-cell>
            </table:table-row>
            <table:table-row>
              <table:table-cell office:value-type="string">
                <text:p>1994-02-01</text:p>
              </table:table-cell>
              <table:table-cell office:value-type="float" office:value="-0.0277777777777778">
                <text:p>-0.0277777777777778</text:p>
              </table:table-cell>
            </table:table-row>
            <table:table-row>
              <table:table-cell office:value-type="string">
                <text:p>1994-03-01</text:p>
              </table:table-cell>
              <table:table-cell office:value-type="float" office:value="0.0428571428571429">
                <text:p>0.0428571428571429</text:p>
              </table:table-cell>
            </table:table-row>
            <table:table-row>
              <table:table-cell office:value-type="string">
                <text:p>1994-04-04</text:p>
              </table:table-cell>
              <table:table-cell office:value-type="float" office:value="0.226027397260274">
                <text:p>0.226027397260274</text:p>
              </table:table-cell>
            </table:table-row>
            <table:table-row>
              <table:table-cell office:value-type="string">
                <text:p>1994-05-02</text:p>
              </table:table-cell>
              <table:table-cell office:value-type="float" office:value="-0.0446927374301677">
                <text:p>-0.0446927374301677</text:p>
              </table:table-cell>
            </table:table-row>
            <table:table-row>
              <table:table-cell office:value-type="string">
                <text:p>1994-06-01</text:p>
              </table:table-cell>
              <table:table-cell office:value-type="float" office:value="-0.111111111111111">
                <text:p>-0.111111111111111</text:p>
              </table:table-cell>
            </table:table-row>
            <table:table-row>
              <table:table-cell office:value-type="string">
                <text:p>1994-07-01</text:p>
              </table:table-cell>
              <table:table-cell office:value-type="float" office:value="0.144736842105263">
                <text:p>0.144736842105263</text:p>
              </table:table-cell>
            </table:table-row>
            <table:table-row>
              <table:table-cell office:value-type="string">
                <text:p>1994-08-01</text:p>
              </table:table-cell>
              <table:table-cell office:value-type="float" office:value="-0.0229885057471264">
                <text:p>-0.0229885057471264</text:p>
              </table:table-cell>
            </table:table-row>
            <table:table-row>
              <table:table-cell office:value-type="string">
                <text:p>1994-09-01</text:p>
              </table:table-cell>
              <table:table-cell office:value-type="float" office:value="-0.182352941176471">
                <text:p>-0.182352941176471</text:p>
              </table:table-cell>
            </table:table-row>
            <table:table-row>
              <table:table-cell office:value-type="string">
                <text:p>1994-10-03</text:p>
              </table:table-cell>
              <table:table-cell office:value-type="float" office:value="0.172661870503597">
                <text:p>0.172661870503597</text:p>
              </table:table-cell>
            </table:table-row>
            <table:table-row>
              <table:table-cell office:value-type="string">
                <text:p>1994-11-01</text:p>
              </table:table-cell>
              <table:table-cell office:value-type="float" office:value="-0.0122699386503068">
                <text:p>-0.0122699386503068</text:p>
              </table:table-cell>
            </table:table-row>
            <table:table-row>
              <table:table-cell office:value-type="string">
                <text:p>1994-12-01</text:p>
              </table:table-cell>
              <table:table-cell office:value-type="float" office:value="0.0248447204968942">
                <text:p>0.0248447204968942</text:p>
              </table:table-cell>
            </table:table-row>
            <table:table-row>
              <table:table-cell office:value-type="string">
                <text:p>1995-01-03</text:p>
              </table:table-cell>
              <table:table-cell office:value-type="float" office:value="-0.127272727272727">
                <text:p>-0.127272727272727</text:p>
              </table:table-cell>
            </table:table-row>
            <table:table-row>
              <table:table-cell office:value-type="string">
                <text:p>1995-02-01</text:p>
              </table:table-cell>
              <table:table-cell office:value-type="float" office:value="-0.00694444444444442">
                <text:p>-0.00694444444444442</text:p>
              </table:table-cell>
            </table:table-row>
            <table:table-row>
              <table:table-cell office:value-type="string">
                <text:p>1995-03-01</text:p>
              </table:table-cell>
              <table:table-cell office:value-type="float" office:value="0.00699300699300709">
                <text:p>0.00699300699300709</text:p>
              </table:table-cell>
            </table:table-row>
            <table:table-row>
              <table:table-cell office:value-type="string">
                <text:p>1995-04-03</text:p>
              </table:table-cell>
              <table:table-cell office:value-type="float" office:value="-0.0208333333333334">
                <text:p>-0.0208333333333334</text:p>
              </table:table-cell>
            </table:table-row>
            <table:table-row>
              <table:table-cell office:value-type="string">
                <text:p>1995-05-01</text:p>
              </table:table-cell>
              <table:table-cell office:value-type="float" office:value="0.24113475177305">
                <text:p>0.24113475177305</text:p>
              </table:table-cell>
            </table:table-row>
            <table:table-row>
              <table:table-cell office:value-type="string">
                <text:p>1995-06-01</text:p>
              </table:table-cell>
              <table:table-cell office:value-type="float" office:value="0.222857142857143">
                <text:p>0.222857142857143</text:p>
              </table:table-cell>
            </table:table-row>
            <table:table-row>
              <table:table-cell office:value-type="string">
                <text:p>1995-07-03</text:p>
              </table:table-cell>
              <table:table-cell office:value-type="float" office:value="0.0514018691588785">
                <text:p>0.0514018691588785</text:p>
              </table:table-cell>
            </table:table-row>
            <table:table-row>
              <table:table-cell office:value-type="string">
                <text:p>1995-08-01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995-09-0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995-10-02</text:p>
              </table:table-cell>
              <table:table-cell office:value-type="float" office:value="0.0350877192982457">
                <text:p>0.0350877192982457</text:p>
              </table:table-cell>
            </table:table-row>
            <table:table-row>
              <table:table-cell office:value-type="string">
                <text:p>1995-11-01</text:p>
              </table:table-cell>
              <table:table-cell office:value-type="float" office:value="0.076271186440678">
                <text:p>0.076271186440678</text:p>
              </table:table-cell>
            </table:table-row>
            <table:table-row>
              <table:table-cell office:value-type="string">
                <text:p>1995-12-01</text:p>
              </table:table-cell>
              <table:table-cell office:value-type="float" office:value="-0.00787401574803148">
                <text:p>-0.00787401574803148</text:p>
              </table:table-cell>
            </table:table-row>
            <table:table-row>
              <table:table-cell office:value-type="string">
                <text:p>1996-01-02</text:p>
              </table:table-cell>
              <table:table-cell office:value-type="float" office:value="-0.202380952380952">
                <text:p>-0.202380952380952</text:p>
              </table:table-cell>
            </table:table-row>
            <table:table-row>
              <table:table-cell office:value-type="string">
                <text:p>1996-02-01</text:p>
              </table:table-cell>
              <table:table-cell office:value-type="float" office:value="0.0547263681592041">
                <text:p>0.0547263681592041</text:p>
              </table:table-cell>
            </table:table-row>
            <table:table-row>
              <table:table-cell office:value-type="string">
                <text:p>1996-03-01</text:p>
              </table:table-cell>
              <table:table-cell office:value-type="float" office:value="0.320754716981132">
                <text:p>0.320754716981132</text:p>
              </table:table-cell>
            </table:table-row>
            <table:table-row>
              <table:table-cell office:value-type="string">
                <text:p>1996-04-01</text:p>
              </table:table-cell>
              <table:table-cell office:value-type="float" office:value="0.164285714285714">
                <text:p>0.164285714285714</text:p>
              </table:table-cell>
            </table:table-row>
            <table:table-row>
              <table:table-cell office:value-type="string">
                <text:p>1996-05-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6-06-03</text:p>
              </table:table-cell>
              <table:table-cell office:value-type="float" office:value="0.0429447852760736">
                <text:p>0.0429447852760736</text:p>
              </table:table-cell>
            </table:table-row>
            <table:table-row>
              <table:table-cell office:value-type="string">
                <text:p>1996-07-01</text:p>
              </table:table-cell>
              <table:table-cell office:value-type="float" office:value="-0.0794117647058824">
                <text:p>-0.0794117647058824</text:p>
              </table:table-cell>
            </table:table-row>
            <table:table-row>
              <table:table-cell office:value-type="string">
                <text:p>1996-08-01</text:p>
              </table:table-cell>
              <table:table-cell office:value-type="float" office:value="0.258785942492013">
                <text:p>0.258785942492013</text:p>
              </table:table-cell>
            </table:table-row>
            <table:table-row>
              <table:table-cell office:value-type="string">
                <text:p>1996-09-03</text:p>
              </table:table-cell>
              <table:table-cell office:value-type="float" office:value="0.00761421319796951">
                <text:p>0.00761421319796951</text:p>
              </table:table-cell>
            </table:table-row>
            <table:table-row>
              <table:table-cell office:value-type="string">
                <text:p>1996-10-01</text:p>
              </table:table-cell>
              <table:table-cell office:value-type="float" office:value="-0.0151133501259446">
                <text:p>-0.0151133501259446</text:p>
              </table:table-cell>
            </table:table-row>
            <table:table-row>
              <table:table-cell office:value-type="string">
                <text:p>1996-11-01</text:p>
              </table:table-cell>
              <table:table-cell office:value-type="float" office:value="0.0639386189258313">
                <text:p>0.0639386189258313</text:p>
              </table:table-cell>
            </table:table-row>
            <table:table-row>
              <table:table-cell office:value-type="string">
                <text:p>1996-12-02</text:p>
              </table:table-cell>
              <table:table-cell office:value-type="float" office:value="-0.173076923076923">
                <text:p>-0.173076923076923</text:p>
              </table:table-cell>
            </table:table-row>
            <table:table-row>
              <table:table-cell office:value-type="string">
                <text:p>1997-01-02</text:p>
              </table:table-cell>
              <table:table-cell office:value-type="float" office:value="0.197674418604651">
                <text:p>0.197674418604651</text:p>
              </table:table-cell>
            </table:table-row>
            <table:table-row>
              <table:table-cell office:value-type="string">
                <text:p>1997-02-03</text:p>
              </table:table-cell>
              <table:table-cell office:value-type="float" office:value="-0.0194174757281553">
                <text:p>-0.0194174757281553</text:p>
              </table:table-cell>
            </table:table-row>
            <table:table-row>
              <table:table-cell office:value-type="string">
                <text:p>1997-03-03</text:p>
              </table:table-cell>
              <table:table-cell office:value-type="float" office:value="-0.118811881188119">
                <text:p>-0.118811881188119</text:p>
              </table:table-cell>
            </table:table-row>
            <table:table-row>
              <table:table-cell office:value-type="string">
                <text:p>1997-04-01</text:p>
              </table:table-cell>
              <table:table-cell office:value-type="float" office:value="0.0084269662921348">
                <text:p>0.0084269662921348</text:p>
              </table:table-cell>
            </table:table-row>
            <table:table-row>
              <table:table-cell office:value-type="string">
                <text:p>1997-05-01</text:p>
              </table:table-cell>
              <table:table-cell office:value-type="float" office:value="0.0557103064066853">
                <text:p>0.0557103064066853</text:p>
              </table:table-cell>
            </table:table-row>
            <table:table-row>
              <table:table-cell office:value-type="string">
                <text:p>1997-06-02</text:p>
              </table:table-cell>
              <table:table-cell office:value-type="float" office:value="0.234828496042216">
                <text:p>0.234828496042216</text:p>
              </table:table-cell>
            </table:table-row>
            <table:table-row>
              <table:table-cell office:value-type="string">
                <text:p>1997-07-01</text:p>
              </table:table-cell>
              <table:table-cell office:value-type="float" office:value="0.0512820512820513">
                <text:p>0.0512820512820513</text:p>
              </table:table-cell>
            </table:table-row>
            <table:table-row>
              <table:table-cell office:value-type="string">
                <text:p>1997-08-01</text:p>
              </table:table-cell>
              <table:table-cell office:value-type="float" office:value="0.00203252032520318">
                <text:p>0.00203252032520318</text:p>
              </table:table-cell>
            </table:table-row>
            <table:table-row>
              <table:table-cell office:value-type="string">
                <text:p>1997-09-02</text:p>
              </table:table-cell>
              <table:table-cell office:value-type="float" office:value="0.0202839756592292">
                <text:p>0.0202839756592292</text:p>
              </table:table-cell>
            </table:table-row>
            <table:table-row>
              <table:table-cell office:value-type="string">
                <text:p>1997-10-01</text:p>
              </table:table-cell>
              <table:table-cell office:value-type="float" office:value="-0.210735586481113">
                <text:p>-0.210735586481113</text:p>
              </table:table-cell>
            </table:table-row>
            <table:table-row>
              <table:table-cell office:value-type="string">
                <text:p>1997-11-03</text:p>
              </table:table-cell>
              <table:table-cell office:value-type="float" office:value="0.0554156171284634">
                <text:p>0.0554156171284634</text:p>
              </table:table-cell>
            </table:table-row>
            <table:table-row>
              <table:table-cell office:value-type="string">
                <text:p>1997-12-01</text:p>
              </table:table-cell>
              <table:table-cell office:value-type="float" office:value="0.100238663484487">
                <text:p>0.100238663484487</text:p>
              </table:table-cell>
            </table:table-row>
            <table:table-row>
              <table:table-cell office:value-type="string">
                <text:p>1998-01-02</text:p>
              </table:table-cell>
              <table:table-cell office:value-type="float" office:value="-0.0477223427331889">
                <text:p>-0.0477223427331889</text:p>
              </table:table-cell>
            </table:table-row>
            <table:table-row>
              <table:table-cell office:value-type="string">
                <text:p>1998-02-02</text:p>
              </table:table-cell>
              <table:table-cell office:value-type="float" office:value="0.0842824601366743">
                <text:p>0.0842824601366743</text:p>
              </table:table-cell>
            </table:table-row>
            <table:table-row>
              <table:table-cell office:value-type="string">
                <text:p>1998-03-02</text:p>
              </table:table-cell>
              <table:table-cell office:value-type="float" office:value="0.144957983193277">
                <text:p>0.144957983193277</text:p>
              </table:table-cell>
            </table:table-row>
            <table:table-row>
              <table:table-cell office:value-type="string">
                <text:p>1998-04-01</text:p>
              </table:table-cell>
              <table:table-cell office:value-type="float" office:value="0.0623853211009173">
                <text:p>0.0623853211009173</text:p>
              </table:table-cell>
            </table:table-row>
            <table:table-row>
              <table:table-cell office:value-type="string">
                <text:p>1998-05-01</text:p>
              </table:table-cell>
              <table:table-cell office:value-type="float" office:value="-0.00345423143350609">
                <text:p>-0.00345423143350609</text:p>
              </table:table-cell>
            </table:table-row>
            <table:table-row>
              <table:table-cell office:value-type="string">
                <text:p>1998-06-01</text:p>
              </table:table-cell>
              <table:table-cell office:value-type="float" office:value="0.112651646447141">
                <text:p>0.112651646447141</text:p>
              </table:table-cell>
            </table:table-row>
            <table:table-row>
              <table:table-cell office:value-type="string">
                <text:p>1998-07-01</text:p>
              </table:table-cell>
              <table:table-cell office:value-type="float" office:value="-0.216510903426791">
                <text:p>-0.216510903426791</text:p>
              </table:table-cell>
            </table:table-row>
            <table:table-row>
              <table:table-cell office:value-type="string">
                <text:p>1998-08-03</text:p>
              </table:table-cell>
              <table:table-cell office:value-type="float" office:value="-0.246520874751491">
                <text:p>-0.246520874751491</text:p>
              </table:table-cell>
            </table:table-row>
            <table:table-row>
              <table:table-cell office:value-type="string">
                <text:p>1998-09-01</text:p>
              </table:table-cell>
              <table:table-cell office:value-type="float" office:value="0.147757255936675">
                <text:p>0.147757255936675</text:p>
              </table:table-cell>
            </table:table-row>
            <table:table-row>
              <table:table-cell office:value-type="string">
                <text:p>1998-10-01</text:p>
              </table:table-cell>
              <table:table-cell office:value-type="float" office:value="0.197701149425287">
                <text:p>0.197701149425287</text:p>
              </table:table-cell>
            </table:table-row>
            <table:table-row>
              <table:table-cell office:value-type="string">
                <text:p>1998-11-02</text:p>
              </table:table-cell>
              <table:table-cell office:value-type="float" office:value="0.0652591170825336">
                <text:p>0.0652591170825336</text:p>
              </table:table-cell>
            </table:table-row>
            <table:table-row>
              <table:table-cell office:value-type="string">
                <text:p>1998-12-01</text:p>
              </table:table-cell>
              <table:table-cell office:value-type="float" office:value="0.216216216216216">
                <text:p>0.216216216216216</text:p>
              </table:table-cell>
            </table:table-row>
            <table:table-row>
              <table:table-cell office:value-type="string">
                <text:p>1999-01-04</text:p>
              </table:table-cell>
              <table:table-cell office:value-type="float" office:value="-0.0725925925925927">
                <text:p>-0.0725925925925927</text:p>
              </table:table-cell>
            </table:table-row>
            <table:table-row>
              <table:table-cell office:value-type="string">
                <text:p>1999-02-01</text:p>
              </table:table-cell>
              <table:table-cell office:value-type="float" office:value="0.0159744408945688">
                <text:p>0.0159744408945688</text:p>
              </table:table-cell>
            </table:table-row>
            <table:table-row>
              <table:table-cell office:value-type="string">
                <text:p>1999-03-01</text:p>
              </table:table-cell>
              <table:table-cell office:value-type="float" office:value="0.0613207547169812">
                <text:p>0.0613207547169812</text:p>
              </table:table-cell>
            </table:table-row>
            <table:table-row>
              <table:table-cell office:value-type="string">
                <text:p>1999-04-01</text:p>
              </table:table-cell>
              <table:table-cell office:value-type="float" office:value="0.315555555555556">
                <text:p>0.315555555555556</text:p>
              </table:table-cell>
            </table:table-row>
            <table:table-row>
              <table:table-cell office:value-type="string">
                <text:p>1999-05-03</text:p>
              </table:table-cell>
              <table:table-cell office:value-type="float" office:value="-0.00112612612612628">
                <text:p>-0.00112612612612628</text:p>
              </table:table-cell>
            </table:table-row>
            <table:table-row>
              <table:table-cell office:value-type="string">
                <text:p>1999-06-01</text:p>
              </table:table-cell>
              <table:table-cell office:value-type="float" office:value="0.0180383314543404">
                <text:p>0.0180383314543404</text:p>
              </table:table-cell>
            </table:table-row>
            <table:table-row>
              <table:table-cell office:value-type="string">
                <text:p>1999-07-01</text:p>
              </table:table-cell>
              <table:table-cell office:value-type="float" office:value="-0.380952380952381">
                <text:p>-0.380952380952381</text:p>
              </table:table-cell>
            </table:table-row>
            <table:table-row>
              <table:table-cell office:value-type="string">
                <text:p>1999-08-02</text:p>
              </table:table-cell>
              <table:table-cell office:value-type="float" office:value="-0.0161001788908766">
                <text:p>-0.0161001788908766</text:p>
              </table:table-cell>
            </table:table-row>
            <table:table-row>
              <table:table-cell office:value-type="string">
                <text:p>1999-09-01</text:p>
              </table:table-cell>
              <table:table-cell office:value-type="float" office:value="0.0836363636363637">
                <text:p>0.0836363636363637</text:p>
              </table:table-cell>
            </table:table-row>
            <table:table-row>
              <table:table-cell office:value-type="string">
                <text:p>1999-10-01</text:p>
              </table:table-cell>
              <table:table-cell office:value-type="float" office:value="0.0973154362416106">
                <text:p>0.0973154362416106</text:p>
              </table:table-cell>
            </table:table-row>
            <table:table-row>
              <table:table-cell office:value-type="string">
                <text:p>1999-11-01</text:p>
              </table:table-cell>
              <table:table-cell office:value-type="float" office:value="-0.0229357798165138">
                <text:p>-0.0229357798165138</text:p>
              </table:table-cell>
            </table:table-row>
            <table:table-row>
              <table:table-cell office:value-type="string">
                <text:p>1999-12-01</text:p>
              </table:table-cell>
              <table:table-cell office:value-type="float" office:value="-0.0876369327073552">
                <text:p>-0.0876369327073552</text:p>
              </table:table-cell>
            </table:table-row>
            <table:table-row>
              <table:table-cell office:value-type="string">
                <text:p>2000-01-03</text:p>
              </table:table-cell>
              <table:table-cell office:value-type="float" office:value="0.319039451114923">
                <text:p>0.319039451114923</text:p>
              </table:table-cell>
            </table:table-row>
            <table:table-row>
              <table:table-cell office:value-type="string">
                <text:p>2000-02-01</text:p>
              </table:table-cell>
              <table:table-cell office:value-type="float" office:value="0.0988296488946683">
                <text:p>0.0988296488946683</text:p>
              </table:table-cell>
            </table:table-row>
            <table:table-row>
              <table:table-cell office:value-type="string">
                <text:p>2000-03-01</text:p>
              </table:table-cell>
              <table:table-cell office:value-type="float" office:value="0.274556213017751">
                <text:p>0.274556213017751</text:p>
              </table:table-cell>
            </table:table-row>
            <table:table-row>
              <table:table-cell office:value-type="string">
                <text:p>2000-04-03</text:p>
              </table:table-cell>
              <table:table-cell office:value-type="float" office:value="-0.324976787372331">
                <text:p>-0.324976787372331</text:p>
              </table:table-cell>
            </table:table-row>
            <table:table-row>
              <table:table-cell office:value-type="string">
                <text:p>2000-05-01</text:p>
              </table:table-cell>
              <table:table-cell office:value-type="float" office:value="0.123796423658872">
                <text:p>0.123796423658872</text:p>
              </table:table-cell>
            </table:table-row>
            <table:table-row>
              <table:table-cell office:value-type="string">
                <text:p>2000-06-01</text:p>
              </table:table-cell>
              <table:table-cell office:value-type="float" office:value="0.123623011015912">
                <text:p>0.123623011015912</text:p>
              </table:table-cell>
            </table:table-row>
            <table:table-row>
              <table:table-cell office:value-type="string">
                <text:p>2000-07-03</text:p>
              </table:table-cell>
              <table:table-cell office:value-type="float" office:value="-0.0174291938997821">
                <text:p>-0.0174291938997821</text:p>
              </table:table-cell>
            </table:table-row>
            <table:table-row>
              <table:table-cell office:value-type="string">
                <text:p>2000-08-01</text:p>
              </table:table-cell>
              <table:table-cell office:value-type="float" office:value="-0.0232815964523281">
                <text:p>-0.0232815964523281</text:p>
              </table:table-cell>
            </table:table-row>
            <table:table-row>
              <table:table-cell office:value-type="string">
                <text:p>2000-09-01</text:p>
              </table:table-cell>
              <table:table-cell office:value-type="float" office:value="0.0930760499432464">
                <text:p>0.0930760499432464</text:p>
              </table:table-cell>
            </table:table-row>
            <table:table-row>
              <table:table-cell office:value-type="string">
                <text:p>2000-10-02</text:p>
              </table:table-cell>
              <table:table-cell office:value-type="float" office:value="0.115264797507788">
                <text:p>0.115264797507788</text:p>
              </table:table-cell>
            </table:table-row>
            <table:table-row>
              <table:table-cell office:value-type="string">
                <text:p>2000-11-01</text:p>
              </table:table-cell>
              <table:table-cell office:value-type="float" office:value="0.0195530726256983">
                <text:p>0.0195530726256983</text:p>
              </table:table-cell>
            </table:table-row>
            <table:table-row>
              <table:table-cell office:value-type="string">
                <text:p>2000-12-01</text:p>
              </table:table-cell>
              <table:table-cell office:value-type="float" office:value="-0.0283105022831049">
                <text:p>-0.0283105022831049</text:p>
              </table:table-cell>
            </table:table-row>
            <table:table-row>
              <table:table-cell office:value-type="string">
                <text:p>2001-01-02</text:p>
              </table:table-cell>
              <table:table-cell office:value-type="float" office:value="0.128759398496241">
                <text:p>0.128759398496241</text:p>
              </table:table-cell>
            </table:table-row>
            <table:table-row>
              <table:table-cell office:value-type="string">
                <text:p>2001-02-01</text:p>
              </table:table-cell>
              <table:table-cell office:value-type="float" office:value="-0.0466278101582015">
                <text:p>-0.0466278101582015</text:p>
              </table:table-cell>
            </table:table-row>
            <table:table-row>
              <table:table-cell office:value-type="string">
                <text:p>2001-03-01</text:p>
              </table:table-cell>
              <table:table-cell office:value-type="float" office:value="-0.109170305676856">
                <text:p>-0.109170305676856</text:p>
              </table:table-cell>
            </table:table-row>
            <table:table-row>
              <table:table-cell office:value-type="string">
                <text:p>2001-04-02</text:p>
              </table:table-cell>
              <table:table-cell office:value-type="float" office:value="-0.088235294117647">
                <text:p>-0.088235294117647</text:p>
              </table:table-cell>
            </table:table-row>
            <table:table-row>
              <table:table-cell office:value-type="string">
                <text:p>2001-05-01</text:p>
              </table:table-cell>
              <table:table-cell office:value-type="float" office:value="0.00967741935483879">
                <text:p>0.00967741935483879</text:p>
              </table:table-cell>
            </table:table-row>
            <table:table-row>
              <table:table-cell office:value-type="string">
                <text:p>2001-06-01</text:p>
              </table:table-cell>
              <table:table-cell office:value-type="float" office:value="0.177848775292865">
                <text:p>0.177848775292865</text:p>
              </table:table-cell>
            </table:table-row>
            <table:table-row>
              <table:table-cell office:value-type="string">
                <text:p>2001-07-02</text:p>
              </table:table-cell>
              <table:table-cell office:value-type="float" office:value="-0.216094032549729">
                <text:p>-0.216094032549729</text:p>
              </table:table-cell>
            </table:table-row>
            <table:table-row>
              <table:table-cell office:value-type="string">
                <text:p>2001-08-01</text:p>
              </table:table-cell>
              <table:table-cell office:value-type="float" office:value="-0.0645905420991927">
                <text:p>-0.0645905420991927</text:p>
              </table:table-cell>
            </table:table-row>
            <table:table-row>
              <table:table-cell office:value-type="string">
                <text:p>2001-09-04</text:p>
              </table:table-cell>
              <table:table-cell office:value-type="float" office:value="-0.114673242909988">
                <text:p>-0.114673242909988</text:p>
              </table:table-cell>
            </table:table-row>
            <table:table-row>
              <table:table-cell office:value-type="string">
                <text:p>2001-10-01</text:p>
              </table:table-cell>
              <table:table-cell office:value-type="float" office:value="0.146239554317549">
                <text:p>0.146239554317549</text:p>
              </table:table-cell>
            </table:table-row>
            <table:table-row>
              <table:table-cell office:value-type="string">
                <text:p>2001-11-01</text:p>
              </table:table-cell>
              <table:table-cell office:value-type="float" office:value="0.0352369380315916">
                <text:p>0.0352369380315916</text:p>
              </table:table-cell>
            </table:table-row>
            <table:table-row>
              <table:table-cell office:value-type="string">
                <text:p>2001-12-03</text:p>
              </table:table-cell>
              <table:table-cell office:value-type="float" office:value="0.0751173708920188">
                <text:p>0.0751173708920188</text:p>
              </table:table-cell>
            </table:table-row>
            <table:table-row>
              <table:table-cell office:value-type="string">
                <text:p>2002-01-02</text:p>
              </table:table-cell>
              <table:table-cell office:value-type="float" office:value="0.247816593886463">
                <text:p>0.247816593886463</text:p>
              </table:table-cell>
            </table:table-row>
            <table:table-row>
              <table:table-cell office:value-type="string">
                <text:p>2002-02-04</text:p>
              </table:table-cell>
              <table:table-cell office:value-type="float" office:value="-0.0323709536307961">
                <text:p>-0.0323709536307961</text:p>
              </table:table-cell>
            </table:table-row>
            <table:table-row>
              <table:table-cell office:value-type="string">
                <text:p>2002-03-01</text:p>
              </table:table-cell>
              <table:table-cell office:value-type="float" office:value="0.0054249547920433">
                <text:p>0.0054249547920433</text:p>
              </table:table-cell>
            </table:table-row>
            <table:table-row>
              <table:table-cell office:value-type="string">
                <text:p>2002-04-01</text:p>
              </table:table-cell>
              <table:table-cell office:value-type="float" office:value="-0.0134892086330934">
                <text:p>-0.0134892086330934</text:p>
              </table:table-cell>
            </table:table-row>
            <table:table-row>
              <table:table-cell office:value-type="string">
                <text:p>2002-05-01</text:p>
              </table:table-cell>
              <table:table-cell office:value-type="float" office:value="0.0638103919781221">
                <text:p>0.0638103919781221</text:p>
              </table:table-cell>
            </table:table-row>
            <table:table-row>
              <table:table-cell office:value-type="string">
                <text:p>2002-06-03</text:p>
              </table:table-cell>
              <table:table-cell office:value-type="float" office:value="0.0239931448157669">
                <text:p>0.0239931448157669</text:p>
              </table:table-cell>
            </table:table-row>
            <table:table-row>
              <table:table-cell office:value-type="string">
                <text:p>2002-07-01</text:p>
              </table:table-cell>
              <table:table-cell office:value-type="float" office:value="-0.210041841004184">
                <text:p>-0.210041841004184</text:p>
              </table:table-cell>
            </table:table-row>
            <table:table-row>
              <table:table-cell office:value-type="string">
                <text:p>2002-08-01</text:p>
              </table:table-cell>
              <table:table-cell office:value-type="float" office:value="0.0233050847457628">
                <text:p>0.0233050847457628</text:p>
              </table:table-cell>
            </table:table-row>
            <table:table-row>
              <table:table-cell office:value-type="string">
                <text:p>2002-09-03</text:p>
              </table:table-cell>
              <table:table-cell office:value-type="float" office:value="0.0279503105590062">
                <text:p>0.0279503105590062</text:p>
              </table:table-cell>
            </table:table-row>
            <table:table-row>
              <table:table-cell office:value-type="string">
                <text:p>2002-10-01</text:p>
              </table:table-cell>
              <table:table-cell office:value-type="float" office:value="0.154078549848943">
                <text:p>0.154078549848943</text:p>
              </table:table-cell>
            </table:table-row>
            <table:table-row>
              <table:table-cell office:value-type="string">
                <text:p>2002-11-01</text:p>
              </table:table-cell>
              <table:table-cell office:value-type="float" office:value="-0.0881326352530543">
                <text:p>-0.0881326352530543</text:p>
              </table:table-cell>
            </table:table-row>
            <table:table-row>
              <table:table-cell office:value-type="string">
                <text:p>2002-12-02</text:p>
              </table:table-cell>
              <table:table-cell office:value-type="float" office:value="-0.0622009569377989">
                <text:p>-0.0622009569377989</text:p>
              </table:table-cell>
            </table:table-row>
            <table:table-row>
              <table:table-cell office:value-type="string">
                <text:p>2003-01-02</text:p>
              </table:table-cell>
              <table:table-cell office:value-type="float" office:value="0.114285714285714">
                <text:p>0.114285714285714</text:p>
              </table:table-cell>
            </table:table-row>
            <table:table-row>
              <table:table-cell office:value-type="string">
                <text:p>2003-02-03</text:p>
              </table:table-cell>
              <table:table-cell office:value-type="float" office:value="0.0329670329670328">
                <text:p>0.0329670329670328</text:p>
              </table:table-cell>
            </table:table-row>
            <table:table-row>
              <table:table-cell office:value-type="string">
                <text:p>2003-03-03</text:p>
              </table:table-cell>
              <table:table-cell office:value-type="float" office:value="0.0984042553191491">
                <text:p>0.0984042553191491</text:p>
              </table:table-cell>
            </table:table-row>
            <table:table-row>
              <table:table-cell office:value-type="string">
                <text:p>2003-04-01</text:p>
              </table:table-cell>
              <table:table-cell office:value-type="float" office:value="-0.0879741727199355">
                <text:p>-0.0879741727199355</text:p>
              </table:table-cell>
            </table:table-row>
            <table:table-row>
              <table:table-cell office:value-type="string">
                <text:p>2003-05-01</text:p>
              </table:table-cell>
              <table:table-cell office:value-type="float" office:value="0.0495575221238938">
                <text:p>0.0495575221238938</text:p>
              </table:table-cell>
            </table:table-row>
            <table:table-row>
              <table:table-cell office:value-type="string">
                <text:p>2003-06-02</text:p>
              </table:table-cell>
              <table:table-cell office:value-type="float" office:value="-0.00505902192242824">
                <text:p>-0.00505902192242824</text:p>
              </table:table-cell>
            </table:table-row>
            <table:table-row>
              <table:table-cell office:value-type="string">
                <text:p>2003-07-01</text:p>
              </table:table-cell>
              <table:table-cell office:value-type="float" office:value="0.113559322033898">
                <text:p>0.113559322033898</text:p>
              </table:table-cell>
            </table:table-row>
            <table:table-row>
              <table:table-cell office:value-type="string">
                <text:p>2003-08-01</text:p>
              </table:table-cell>
              <table:table-cell office:value-type="float" office:value="0.0388127853881279">
                <text:p>0.0388127853881279</text:p>
              </table:table-cell>
            </table:table-row>
            <table:table-row>
              <table:table-cell office:value-type="string">
                <text:p>2003-09-02</text:p>
              </table:table-cell>
              <table:table-cell office:value-type="float" office:value="0.0146520146520146">
                <text:p>0.0146520146520146</text:p>
              </table:table-cell>
            </table:table-row>
            <table:table-row>
              <table:table-cell office:value-type="string">
                <text:p>2003-10-01</text:p>
              </table:table-cell>
              <table:table-cell office:value-type="float" office:value="0.0967509025270759">
                <text:p>0.0967509025270759</text:p>
              </table:table-cell>
            </table:table-row>
            <table:table-row>
              <table:table-cell office:value-type="string">
                <text:p>2003-11-03</text:p>
              </table:table-cell>
              <table:table-cell office:value-type="float" office:value="0.0184331797235024">
                <text:p>0.0184331797235024</text:p>
              </table:table-cell>
            </table:table-row>
            <table:table-row>
              <table:table-cell office:value-type="string">
                <text:p>2003-12-01</text:p>
              </table:table-cell>
              <table:table-cell office:value-type="float" office:value="0.0303813833225597">
                <text:p>0.0303813833225597</text:p>
              </table:table-cell>
            </table:table-row>
            <table:table-row>
              <table:table-cell office:value-type="string">
                <text:p>2004-01-02</text:p>
              </table:table-cell>
              <table:table-cell office:value-type="float" office:value="0.104140526976161">
                <text:p>0.104140526976161</text:p>
              </table:table-cell>
            </table:table-row>
            <table:table-row>
              <table:table-cell office:value-type="string">
                <text:p>2004-02-02</text:p>
              </table:table-cell>
              <table:table-cell office:value-type="float" office:value="0.021590909090909">
                <text:p>0.021590909090909</text:p>
              </table:table-cell>
            </table:table-row>
            <table:table-row>
              <table:table-cell office:value-type="string">
                <text:p>2004-03-01</text:p>
              </table:table-cell>
              <table:table-cell office:value-type="float" office:value="0.0127919911012235">
                <text:p>0.0127919911012235</text:p>
              </table:table-cell>
            </table:table-row>
            <table:table-row>
              <table:table-cell office:value-type="string">
                <text:p>2004-04-01</text:p>
              </table:table-cell>
              <table:table-cell office:value-type="float" office:value="0.0274574409665018">
                <text:p>0.0274574409665018</text:p>
              </table:table-cell>
            </table:table-row>
            <table:table-row>
              <table:table-cell office:value-type="string">
                <text:p>2004-05-03</text:p>
              </table:table-cell>
              <table:table-cell office:value-type="float" office:value="0.043292357028327">
                <text:p>0.043292357028327</text:p>
              </table:table-cell>
            </table:table-row>
            <table:table-row>
              <table:table-cell office:value-type="string">
                <text:p>2004-06-01</text:p>
              </table:table-cell>
              <table:table-cell office:value-type="float" office:value="0.0712090163934427">
                <text:p>0.0712090163934427</text:p>
              </table:table-cell>
            </table:table-row>
            <table:table-row>
              <table:table-cell office:value-type="string">
                <text:p>2004-07-01</text:p>
              </table:table-cell>
              <table:table-cell office:value-type="float" office:value="0.0803443328550932">
                <text:p>0.0803443328550932</text:p>
              </table:table-cell>
            </table:table-row>
            <table:table-row>
              <table:table-cell office:value-type="string">
                <text:p>2004-08-02</text:p>
              </table:table-cell>
              <table:table-cell office:value-type="float" office:value="-0.0796812749003984">
                <text:p>-0.0796812749003984</text:p>
              </table:table-cell>
            </table:table-row>
            <table:table-row>
              <table:table-cell office:value-type="string">
                <text:p>2004-09-01</text:p>
              </table:table-cell>
              <table:table-cell office:value-type="float" office:value="0.0514670514670514">
                <text:p>0.0514670514670514</text:p>
              </table:table-cell>
            </table:table-row>
            <table:table-row>
              <table:table-cell office:value-type="string">
                <text:p>2004-10-01</text:p>
              </table:table-cell>
              <table:table-cell office:value-type="float" office:value="0.163311985361391">
                <text:p>0.163311985361391</text:p>
              </table:table-cell>
            </table:table-row>
            <table:table-row>
              <table:table-cell office:value-type="string">
                <text:p>2004-11-01</text:p>
              </table:table-cell>
              <table:table-cell office:value-type="float" office:value="0.063704286276052">
                <text:p>0.063704286276052</text:p>
              </table:table-cell>
            </table:table-row>
            <table:table-row>
              <table:table-cell office:value-type="string">
                <text:p>2004-12-01</text:p>
              </table:table-cell>
              <table:table-cell office:value-type="float" office:value="0.108317929759704">
                <text:p>0.108317929759704</text:p>
              </table:table-cell>
            </table:table-row>
            <table:table-row>
              <table:table-cell office:value-type="string">
                <text:p>2005-01-03</text:p>
              </table:table-cell>
              <table:table-cell office:value-type="float" office:value="-0.134089392928619">
                <text:p>-0.134089392928619</text:p>
              </table:table-cell>
            </table:table-row>
            <table:table-row>
              <table:table-cell office:value-type="string">
                <text:p>2005-02-01</text:p>
              </table:table-cell>
              <table:table-cell office:value-type="float" office:value="-0.040446841294299">
                <text:p>-0.040446841294299</text:p>
              </table:table-cell>
            </table:table-row>
            <table:table-row>
              <table:table-cell office:value-type="string">
                <text:p>2005-03-01</text:p>
              </table:table-cell>
              <table:table-cell office:value-type="float" office:value="-0.00281011641910878">
                <text:p>-0.00281011641910878</text:p>
              </table:table-cell>
            </table:table-row>
            <table:table-row>
              <table:table-cell office:value-type="string">
                <text:p>2005-04-01</text:p>
              </table:table-cell>
              <table:table-cell office:value-type="float" office:value="-0.0414653784219002">
                <text:p>-0.0414653784219002</text:p>
              </table:table-cell>
            </table:table-row>
            <table:table-row>
              <table:table-cell office:value-type="string">
                <text:p>2005-05-02</text:p>
              </table:table-cell>
              <table:table-cell office:value-type="float" office:value="0.106257874842503">
                <text:p>0.106257874842503</text:p>
              </table:table-cell>
            </table:table-row>
            <table:table-row>
              <table:table-cell office:value-type="string">
                <text:p>2005-06-01</text:p>
              </table:table-cell>
              <table:table-cell office:value-type="float" office:value="-0.0569476082004556">
                <text:p>-0.0569476082004556</text:p>
              </table:table-cell>
            </table:table-row>
            <table:table-row>
              <table:table-cell office:value-type="string">
                <text:p>2005-07-01</text:p>
              </table:table-cell>
              <table:table-cell office:value-type="float" office:value="0.0173107890499196">
                <text:p>0.0173107890499196</text:p>
              </table:table-cell>
            </table:table-row>
            <table:table-row>
              <table:table-cell office:value-type="string">
                <text:p>2005-08-01</text:p>
              </table:table-cell>
              <table:table-cell office:value-type="float" office:value="-0.0668777206173329">
                <text:p>-0.0668777206173329</text:p>
              </table:table-cell>
            </table:table-row>
            <table:table-row>
              <table:table-cell office:value-type="string">
                <text:p>2005-09-01</text:p>
              </table:table-cell>
              <table:table-cell office:value-type="float" office:value="0.0216284987277355">
                <text:p>0.0216284987277355</text:p>
              </table:table-cell>
            </table:table-row>
            <table:table-row>
              <table:table-cell office:value-type="string">
                <text:p>2005-10-03</text:p>
              </table:table-cell>
              <table:table-cell office:value-type="float" office:value="0.129099211290992">
                <text:p>0.129099211290992</text:p>
              </table:table-cell>
            </table:table-row>
            <table:table-row>
              <table:table-cell office:value-type="string">
                <text:p>2005-11-01</text:p>
              </table:table-cell>
              <table:table-cell office:value-type="float" office:value="0.0764705882352943">
                <text:p>0.0764705882352943</text:p>
              </table:table-cell>
            </table:table-row>
            <table:table-row>
              <table:table-cell office:value-type="string">
                <text:p>2005-12-01</text:p>
              </table:table-cell>
              <table:table-cell office:value-type="float" office:value="-0.014344262295082">
                <text:p>-0.014344262295082</text:p>
              </table:table-cell>
            </table:table-row>
            <table:table-row>
              <table:table-cell office:value-type="string">
                <text:p>2006-01-03</text:p>
              </table:table-cell>
              <table:table-cell office:value-type="float" office:value="0.0561330561330562">
                <text:p>0.0561330561330562</text:p>
              </table:table-cell>
            </table:table-row>
            <table:table-row>
              <table:table-cell office:value-type="string">
                <text:p>2006-02-01</text:p>
              </table:table-cell>
              <table:table-cell office:value-type="float" office:value="0.145997375328084">
                <text:p>0.145997375328084</text:p>
              </table:table-cell>
            </table:table-row>
            <table:table-row>
              <table:table-cell office:value-type="string">
                <text:p>2006-03-01</text:p>
              </table:table-cell>
              <table:table-cell office:value-type="float" office:value="0.0360721442885772">
                <text:p>0.0360721442885772</text:p>
              </table:table-cell>
            </table:table-row>
            <table:table-row>
              <table:table-cell office:value-type="string">
                <text:p>2006-04-03</text:p>
              </table:table-cell>
              <table:table-cell office:value-type="float" office:value="-0.00967117988394572">
                <text:p>-0.00967117988394572</text:p>
              </table:table-cell>
            </table:table-row>
            <table:table-row>
              <table:table-cell office:value-type="string">
                <text:p>2006-05-01</text:p>
              </table:table-cell>
              <table:table-cell office:value-type="float" office:value="-0.0435267857142858">
                <text:p>-0.0435267857142858</text:p>
              </table:table-cell>
            </table:table-row>
            <table:table-row>
              <table:table-cell office:value-type="string">
                <text:p>2006-06-01</text:p>
              </table:table-cell>
              <table:table-cell office:value-type="float" office:value="0.0592182030338391">
                <text:p>0.0592182030338391</text:p>
              </table:table-cell>
            </table:table-row>
            <table:table-row>
              <table:table-cell office:value-type="string">
                <text:p>2006-07-03</text:p>
              </table:table-cell>
              <table:table-cell office:value-type="float" office:value="-0.0933627099972459">
                <text:p>-0.0933627099972459</text:p>
              </table:table-cell>
            </table:table-row>
            <table:table-row>
              <table:table-cell office:value-type="string">
                <text:p>2006-08-01</text:p>
              </table:table-cell>
              <table:table-cell office:value-type="float" office:value="-0.0941676792223572">
                <text:p>-0.0941676792223572</text:p>
              </table:table-cell>
            </table:table-row>
            <table:table-row>
              <table:table-cell office:value-type="string">
                <text:p>2006-09-01</text:p>
              </table:table-cell>
              <table:table-cell office:value-type="float" office:value="0.0979208584842388">
                <text:p>0.0979208584842388</text:p>
              </table:table-cell>
            </table:table-row>
            <table:table-row>
              <table:table-cell office:value-type="string">
                <text:p>2006-10-02</text:p>
              </table:table-cell>
              <table:table-cell office:value-type="float" office:value="0.108735491753207">
                <text:p>0.108735491753207</text:p>
              </table:table-cell>
            </table:table-row>
            <table:table-row>
              <table:table-cell office:value-type="string">
                <text:p>2006-11-01</text:p>
              </table:table-cell>
              <table:table-cell office:value-type="float" office:value="-0.0650137741046832">
                <text:p>-0.0650137741046832</text:p>
              </table:table-cell>
            </table:table-row>
            <table:table-row>
              <table:table-cell office:value-type="string">
                <text:p>2006-12-01</text:p>
              </table:table-cell>
              <table:table-cell office:value-type="float" office:value="0.00353565114908672">
                <text:p>0.00353565114908672</text:p>
              </table:table-cell>
            </table:table-row>
            <table:table-row>
              <table:table-cell office:value-type="string">
                <text:p>2007-01-03</text:p>
              </table:table-cell>
              <table:table-cell office:value-type="float" office:value="-0.0135055783910746">
                <text:p>-0.0135055783910746</text:p>
              </table:table-cell>
            </table:table-row>
            <table:table-row>
              <table:table-cell office:value-type="string">
                <text:p>2007-02-01</text:p>
              </table:table-cell>
              <table:table-cell office:value-type="float" office:value="-0.115476190476191">
                <text:p>-0.115476190476191</text:p>
              </table:table-cell>
            </table:table-row>
            <table:table-row>
              <table:table-cell office:value-type="string">
                <text:p>2007-03-01</text:p>
              </table:table-cell>
              <table:table-cell office:value-type="float" office:value="0.0148048452220728">
                <text:p>0.0148048452220728</text:p>
              </table:table-cell>
            </table:table-row>
            <table:table-row>
              <table:table-cell office:value-type="string">
                <text:p>2007-04-02</text:p>
              </table:table-cell>
              <table:table-cell office:value-type="float" office:value="-0.0109416445623343">
                <text:p>-0.0109416445623343</text:p>
              </table:table-cell>
            </table:table-row>
            <table:table-row>
              <table:table-cell office:value-type="string">
                <text:p>2007-05-01</text:p>
              </table:table-cell>
              <table:table-cell office:value-type="float" office:value="-0.0710693932282935">
                <text:p>-0.0710693932282935</text:p>
              </table:table-cell>
            </table:table-row>
            <table:table-row>
              <table:table-cell office:value-type="string">
                <text:p>2007-06-01</text:p>
              </table:table-cell>
              <table:table-cell office:value-type="float" office:value="-0.0894983760375316">
                <text:p>-0.0894983760375316</text:p>
              </table:table-cell>
            </table:table-row>
            <table:table-row>
              <table:table-cell office:value-type="string">
                <text:p>2007-07-02</text:p>
              </table:table-cell>
              <table:table-cell office:value-type="float" office:value="0.0170432025366627">
                <text:p>0.0170432025366627</text:p>
              </table:table-cell>
            </table:table-row>
            <table:table-row>
              <table:table-cell office:value-type="string">
                <text:p>2007-08-01</text:p>
              </table:table-cell>
              <table:table-cell office:value-type="float" office:value="0.0323460639127044">
                <text:p>0.0323460639127044</text:p>
              </table:table-cell>
            </table:table-row>
            <table:table-row>
              <table:table-cell office:value-type="string">
                <text:p>2007-09-04</text:p>
              </table:table-cell>
              <table:table-cell office:value-type="float" office:value="-0.0486976217440543">
                <text:p>-0.0486976217440543</text:p>
              </table:table-cell>
            </table:table-row>
            <table:table-row>
              <table:table-cell office:value-type="string">
                <text:p>2007-10-01</text:p>
              </table:table-cell>
              <table:table-cell office:value-type="float" office:value="0.0182539682539682">
                <text:p>0.0182539682539682</text:p>
              </table:table-cell>
            </table:table-row>
            <table:table-row>
              <table:table-cell office:value-type="string">
                <text:p>2007-11-01</text:p>
              </table:table-cell>
              <table:table-cell office:value-type="float" office:value="-0.123538581449727">
                <text:p>-0.123538581449727</text:p>
              </table:table-cell>
            </table:table-row>
            <table:table-row>
              <table:table-cell office:value-type="string">
                <text:p>2007-12-03</text:p>
              </table:table-cell>
              <table:table-cell office:value-type="float" office:value="-0.124499777678968">
                <text:p>-0.124499777678968</text:p>
              </table:table-cell>
            </table:table-row>
            <table:table-row>
              <table:table-cell office:value-type="string">
                <text:p>2008-01-02</text:p>
              </table:table-cell>
              <table:table-cell office:value-type="float" office:value="-0.0761808024377857">
                <text:p>-0.0761808024377857</text:p>
              </table:table-cell>
            </table:table-row>
            <table:table-row>
              <table:table-cell office:value-type="string">
                <text:p>2008-02-01</text:p>
              </table:table-cell>
              <table:table-cell office:value-type="float" office:value="-0.0494777350192415">
                <text:p>-0.0494777350192415</text:p>
              </table:table-cell>
            </table:table-row>
            <table:table-row>
              <table:table-cell office:value-type="string">
                <text:p>2008-03-03</text:p>
              </table:table-cell>
              <table:table-cell office:value-type="float" office:value="-0.0266049739733951">
                <text:p>-0.02660497397339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235ab8a-3802056-4a8fed3-2d66ea8-e241b8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87cm" svg:height="5.924cm" xlink:href=".." xlink:type="simple" chart:class="chart:line" chart:style-name="ch1">
        <chart:legend chart:legend-position="end" svg:x="26.833cm" svg:y="2.663cm" style:legend-expansion="high" chart:style-name="ch2"/>
        <chart:plot-area chart:style-name="ch3" table:cell-range-address="Sheet1.A1:Sheet1.A182 Sheet1.J1:Sheet1.J182" chart:data-source-has-labels="both" svg:x="1.047cm" svg:y="0.607cm" svg:width="24.592cm" svg:height="4.779cm">
          <chartooo:coordinate-region svg:x="4.675cm" svg:y="0.806cm" svg:width="20.116cm" svg:height="4.381cm"/>
          <chart:axis chart:dimension="x" chart:name="primary-x" chart:style-name="ch4" chartooo:axis-type="auto">
            <chartooo:date-scale/>
            <chart:categories table:cell-range-address="Sheet1.A3:Sheet1.A1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J182" chart:label-cell-address="Sheet1.J1:Sheet1.J2" chart:class="chart:line">
            <chart:data-point chart:repeated="1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C Return</text:p>
                <text:list>
                  <text:list-item>
                    <text:p>CC Return</text:p>
                  </text:list-item>
                  <text:list-item>
                    <text:p/>
                  </text:list-item>
                </text:list>
                <draw:g>
                  <svg:desc>Sheet1.J1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993-04-01</text:p>
                <draw:g>
                  <svg:desc>Sheet1.A3:Sheet1.A182</svg:desc>
                </draw:g>
              </table:table-cell>
              <table:table-cell office:value-type="float" office:value="0.0173917427118692">
                <text:p>0.0173917427118692</text:p>
                <draw:g>
                  <svg:desc>Sheet1.J3:Sheet1.J182</svg:desc>
                </draw:g>
              </table:table-cell>
            </table:table-row>
            <table:table-row>
              <table:table-cell office:value-type="string">
                <text:p>1993-05-03</text:p>
              </table:table-cell>
              <table:table-cell office:value-type="float" office:value="0.216223108469636">
                <text:p>0.216223108469636</text:p>
              </table:table-cell>
            </table:table-row>
            <table:table-row>
              <table:table-cell office:value-type="string">
                <text:p>1993-06-01</text:p>
              </table:table-cell>
              <table:table-cell office:value-type="float" office:value="0.0206192872027356">
                <text:p>0.0206192872027356</text:p>
              </table:table-cell>
            </table:table-row>
            <table:table-row>
              <table:table-cell office:value-type="string">
                <text:p>1993-07-01</text:p>
              </table:table-cell>
              <table:table-cell office:value-type="float" office:value="-0.027587956518829">
                <text:p>-0.027587956518829</text:p>
              </table:table-cell>
            </table:table-row>
            <table:table-row>
              <table:table-cell office:value-type="string">
                <text:p>1993-08-02</text:p>
              </table:table-cell>
              <table:table-cell office:value-type="float" office:value="0.0207619914484292">
                <text:p>0.0207619914484292</text:p>
              </table:table-cell>
            </table:table-row>
            <table:table-row>
              <table:table-cell office:value-type="string">
                <text:p>1993-09-01</text:p>
              </table:table-cell>
              <table:table-cell office:value-type="float" office:value="0.122338852192244">
                <text:p>0.122338852192244</text:p>
              </table:table-cell>
            </table:table-row>
            <table:table-row>
              <table:table-cell office:value-type="string">
                <text:p>1993-10-01</text:p>
              </table:table-cell>
              <table:table-cell office:value-type="float" office:value="-0.0245411089161175">
                <text:p>-0.0245411089161175</text:p>
              </table:table-cell>
            </table:table-row>
            <table:table-row>
              <table:table-cell office:value-type="string">
                <text:p>1993-11-01</text:p>
              </table:table-cell>
              <table:table-cell office:value-type="float" office:value="-0.183564565033552">
                <text:p>-0.183564565033552</text:p>
              </table:table-cell>
            </table:table-row>
            <table:table-row>
              <table:table-cell office:value-type="string">
                <text:p>1993-12-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4-01-03</text:p>
              </table:table-cell>
              <table:table-cell office:value-type="float" office:value="0.0719734996250892">
                <text:p>0.0719734996250892</text:p>
              </table:table-cell>
            </table:table-row>
            <table:table-row>
              <table:table-cell office:value-type="string">
                <text:p>1994-02-01</text:p>
              </table:table-cell>
              <table:table-cell office:value-type="float" office:value="-0.0281708769666963">
                <text:p>-0.0281708769666963</text:p>
              </table:table-cell>
            </table:table-row>
            <table:table-row>
              <table:table-cell office:value-type="string">
                <text:p>1994-03-01</text:p>
              </table:table-cell>
              <table:table-cell office:value-type="float" office:value="0.0419641990990322">
                <text:p>0.0419641990990322</text:p>
              </table:table-cell>
            </table:table-row>
            <table:table-row>
              <table:table-cell office:value-type="string">
                <text:p>1994-04-04</text:p>
              </table:table-cell>
              <table:table-cell office:value-type="float" office:value="0.203779184132419">
                <text:p>0.203779184132419</text:p>
              </table:table-cell>
            </table:table-row>
            <table:table-row>
              <table:table-cell office:value-type="string">
                <text:p>1994-05-02</text:p>
              </table:table-cell>
              <table:table-cell office:value-type="float" office:value="-0.0457222493380952">
                <text:p>-0.0457222493380952</text:p>
              </table:table-cell>
            </table:table-row>
            <table:table-row>
              <table:table-cell office:value-type="string">
                <text:p>1994-06-01</text:p>
              </table:table-cell>
              <table:table-cell office:value-type="float" office:value="-0.117783035656383">
                <text:p>-0.117783035656383</text:p>
              </table:table-cell>
            </table:table-row>
            <table:table-row>
              <table:table-cell office:value-type="string">
                <text:p>1994-07-01</text:p>
              </table:table-cell>
              <table:table-cell office:value-type="float" office:value="0.135174778368253">
                <text:p>0.135174778368253</text:p>
              </table:table-cell>
            </table:table-row>
            <table:table-row>
              <table:table-cell office:value-type="string">
                <text:p>1994-08-01</text:p>
              </table:table-cell>
              <table:table-cell office:value-type="float" office:value="-0.0232568621642672">
                <text:p>-0.0232568621642672</text:p>
              </table:table-cell>
            </table:table-row>
            <table:table-row>
              <table:table-cell office:value-type="string">
                <text:p>1994-09-01</text:p>
              </table:table-cell>
              <table:table-cell office:value-type="float" office:value="-0.20132450391957">
                <text:p>-0.20132450391957</text:p>
              </table:table-cell>
            </table:table-row>
            <table:table-row>
              <table:table-cell office:value-type="string">
                <text:p>1994-10-03</text:p>
              </table:table-cell>
              <table:table-cell office:value-type="float" office:value="0.159276267676071">
                <text:p>0.159276267676071</text:p>
              </table:table-cell>
            </table:table-row>
            <table:table-row>
              <table:table-cell office:value-type="string">
                <text:p>1994-11-01</text:p>
              </table:table-cell>
              <table:table-cell office:value-type="float" office:value="-0.0123458358222994">
                <text:p>-0.0123458358222994</text:p>
              </table:table-cell>
            </table:table-row>
            <table:table-row>
              <table:table-cell office:value-type="string">
                <text:p>1994-12-01</text:p>
              </table:table-cell>
              <table:table-cell office:value-type="float" office:value="0.0245411089161174">
                <text:p>0.0245411089161174</text:p>
              </table:table-cell>
            </table:table-row>
            <table:table-row>
              <table:table-cell office:value-type="string">
                <text:p>1995-01-03</text:p>
              </table:table-cell>
              <table:table-cell office:value-type="float" office:value="-0.13613217432458">
                <text:p>-0.13613217432458</text:p>
              </table:table-cell>
            </table:table-row>
            <table:table-row>
              <table:table-cell office:value-type="string">
                <text:p>1995-02-01</text:p>
              </table:table-cell>
              <table:table-cell office:value-type="float" office:value="-0.00696866931609332">
                <text:p>-0.00696866931609332</text:p>
              </table:table-cell>
            </table:table-row>
            <table:table-row>
              <table:table-cell office:value-type="string">
                <text:p>1995-03-01</text:p>
              </table:table-cell>
              <table:table-cell office:value-type="float" office:value="0.00696866931609344">
                <text:p>0.00696866931609344</text:p>
              </table:table-cell>
            </table:table-row>
            <table:table-row>
              <table:table-cell office:value-type="string">
                <text:p>1995-04-03</text:p>
              </table:table-cell>
              <table:table-cell office:value-type="float" office:value="-0.0210534091978324">
                <text:p>-0.0210534091978324</text:p>
              </table:table-cell>
            </table:table-row>
            <table:table-row>
              <table:table-cell office:value-type="string">
                <text:p>1995-05-01</text:p>
              </table:table-cell>
              <table:table-cell office:value-type="float" office:value="0.216026083545346">
                <text:p>0.216026083545346</text:p>
              </table:table-cell>
            </table:table-row>
            <table:table-row>
              <table:table-cell office:value-type="string">
                <text:p>1995-06-01</text:p>
              </table:table-cell>
              <table:table-cell office:value-type="float" office:value="0.201190041098337">
                <text:p>0.201190041098337</text:p>
              </table:table-cell>
            </table:table-row>
            <table:table-row>
              <table:table-cell office:value-type="string">
                <text:p>1995-07-03</text:p>
              </table:table-cell>
              <table:table-cell office:value-type="float" office:value="0.0501243871825686">
                <text:p>0.0501243871825686</text:p>
              </table:table-cell>
            </table:table-row>
            <table:table-row>
              <table:table-cell office:value-type="string">
                <text:p>1995-08-01</text:p>
              </table:table-cell>
              <table:table-cell office:value-type="float" office:value="0.0645385211375712">
                <text:p>0.0645385211375712</text:p>
              </table:table-cell>
            </table:table-row>
            <table:table-row>
              <table:table-cell office:value-type="string">
                <text:p>1995-09-01</text:p>
              </table:table-cell>
              <table:table-cell office:value-type="float" office:value="-0.0512932943875506">
                <text:p>-0.0512932943875506</text:p>
              </table:table-cell>
            </table:table-row>
            <table:table-row>
              <table:table-cell office:value-type="string">
                <text:p>1995-10-02</text:p>
              </table:table-cell>
              <table:table-cell office:value-type="float" office:value="0.0344861760711694">
                <text:p>0.0344861760711694</text:p>
              </table:table-cell>
            </table:table-row>
            <table:table-row>
              <table:table-cell office:value-type="string">
                <text:p>1995-11-01</text:p>
              </table:table-cell>
              <table:table-cell office:value-type="float" office:value="0.0735024619929265">
                <text:p>0.0735024619929265</text:p>
              </table:table-cell>
            </table:table-row>
            <table:table-row>
              <table:table-cell office:value-type="string">
                <text:p>1995-12-01</text:p>
              </table:table-cell>
              <table:table-cell office:value-type="float" office:value="-0.00790517950711326">
                <text:p>-0.00790517950711326</text:p>
              </table:table-cell>
            </table:table-row>
            <table:table-row>
              <table:table-cell office:value-type="string">
                <text:p>1996-01-02</text:p>
              </table:table-cell>
              <table:table-cell office:value-type="float" office:value="-0.226124179452348">
                <text:p>-0.226124179452348</text:p>
              </table:table-cell>
            </table:table-row>
            <table:table-row>
              <table:table-cell office:value-type="string">
                <text:p>1996-02-01</text:p>
              </table:table-cell>
              <table:table-cell office:value-type="float" office:value="0.0532813666129368">
                <text:p>0.0532813666129368</text:p>
              </table:table-cell>
            </table:table-row>
            <table:table-row>
              <table:table-cell office:value-type="string">
                <text:p>1996-03-01</text:p>
              </table:table-cell>
              <table:table-cell office:value-type="float" office:value="0.278203328497237">
                <text:p>0.278203328497237</text:p>
              </table:table-cell>
            </table:table-row>
            <table:table-row>
              <table:table-cell office:value-type="string">
                <text:p>1996-04-01</text:p>
              </table:table-cell>
              <table:table-cell office:value-type="float" office:value="0.152107778197458">
                <text:p>0.152107778197458</text:p>
              </table:table-cell>
            </table:table-row>
            <table:table-row>
              <table:table-cell office:value-type="string">
                <text:p>1996-05-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6-06-03</text:p>
              </table:table-cell>
              <table:table-cell office:value-type="float" office:value="0.0420482362434994">
                <text:p>0.0420482362434994</text:p>
              </table:table-cell>
            </table:table-row>
            <table:table-row>
              <table:table-cell office:value-type="string">
                <text:p>1996-07-01</text:p>
              </table:table-cell>
              <table:table-cell office:value-type="float" office:value="-0.0827424270700539">
                <text:p>-0.0827424270700539</text:p>
              </table:table-cell>
            </table:table-row>
            <table:table-row>
              <table:table-cell office:value-type="string">
                <text:p>1996-08-01</text:p>
              </table:table-cell>
              <table:table-cell office:value-type="float" office:value="0.23014771875778">
                <text:p>0.23014771875778</text:p>
              </table:table-cell>
            </table:table-row>
            <table:table-row>
              <table:table-cell office:value-type="string">
                <text:p>1996-09-03</text:p>
              </table:table-cell>
              <table:table-cell office:value-type="float" office:value="0.00758537138925656">
                <text:p>0.00758537138925656</text:p>
              </table:table-cell>
            </table:table-row>
            <table:table-row>
              <table:table-cell office:value-type="string">
                <text:p>1996-10-01</text:p>
              </table:table-cell>
              <table:table-cell office:value-type="float" office:value="-0.0152287207018247">
                <text:p>-0.0152287207018247</text:p>
              </table:table-cell>
            </table:table-row>
            <table:table-row>
              <table:table-cell office:value-type="string">
                <text:p>1996-11-01</text:p>
              </table:table-cell>
              <table:table-cell office:value-type="float" office:value="0.0619777002758976">
                <text:p>0.0619777002758976</text:p>
              </table:table-cell>
            </table:table-row>
            <table:table-row>
              <table:table-cell office:value-type="string">
                <text:p>1996-12-02</text:p>
              </table:table-cell>
              <table:table-cell office:value-type="float" office:value="-0.190043602887865">
                <text:p>-0.190043602887865</text:p>
              </table:table-cell>
            </table:table-row>
            <table:table-row>
              <table:table-cell office:value-type="string">
                <text:p>1997-01-02</text:p>
              </table:table-cell>
              <table:table-cell office:value-type="float" office:value="0.180381691976128">
                <text:p>0.180381691976128</text:p>
              </table:table-cell>
            </table:table-row>
            <table:table-row>
              <table:table-cell office:value-type="string">
                <text:p>1997-02-03</text:p>
              </table:table-cell>
              <table:table-cell office:value-type="float" office:value="-0.0196084713883763">
                <text:p>-0.0196084713883763</text:p>
              </table:table-cell>
            </table:table-row>
            <table:table-row>
              <table:table-cell office:value-type="string">
                <text:p>1997-03-03</text:p>
              </table:table-cell>
              <table:table-cell office:value-type="float" office:value="-0.12648414710912">
                <text:p>-0.12648414710912</text:p>
              </table:table-cell>
            </table:table-row>
            <table:table-row>
              <table:table-cell office:value-type="string">
                <text:p>1997-04-01</text:p>
              </table:table-cell>
              <table:table-cell office:value-type="float" office:value="0.00839165763624838">
                <text:p>0.00839165763624838</text:p>
              </table:table-cell>
            </table:table-row>
            <table:table-row>
              <table:table-cell office:value-type="string">
                <text:p>1997-05-01</text:p>
              </table:table-cell>
              <table:table-cell office:value-type="float" office:value="0.0542138165941475">
                <text:p>0.0542138165941475</text:p>
              </table:table-cell>
            </table:table-row>
            <table:table-row>
              <table:table-cell office:value-type="string">
                <text:p>1997-06-02</text:p>
              </table:table-cell>
              <table:table-cell office:value-type="float" office:value="0.21093209083522">
                <text:p>0.21093209083522</text:p>
              </table:table-cell>
            </table:table-row>
            <table:table-row>
              <table:table-cell office:value-type="string">
                <text:p>1997-07-01</text:p>
              </table:table-cell>
              <table:table-cell office:value-type="float" office:value="0.0500104205746614">
                <text:p>0.0500104205746614</text:p>
              </table:table-cell>
            </table:table-row>
            <table:table-row>
              <table:table-cell office:value-type="string">
                <text:p>1997-08-01</text:p>
              </table:table-cell>
              <table:table-cell office:value-type="float" office:value="0.00203045755038192">
                <text:p>0.00203045755038192</text:p>
              </table:table-cell>
            </table:table-row>
            <table:table-row>
              <table:table-cell office:value-type="string">
                <text:p>1997-09-02</text:p>
              </table:table-cell>
              <table:table-cell office:value-type="float" office:value="0.0200809960570491">
                <text:p>0.0200809960570491</text:p>
              </table:table-cell>
            </table:table-row>
            <table:table-row>
              <table:table-cell office:value-type="string">
                <text:p>1997-10-01</text:p>
              </table:table-cell>
              <table:table-cell office:value-type="float" office:value="-0.236653889412549">
                <text:p>-0.236653889412549</text:p>
              </table:table-cell>
            </table:table-row>
            <table:table-row>
              <table:table-cell office:value-type="string">
                <text:p>1997-11-03</text:p>
              </table:table-cell>
              <table:table-cell office:value-type="float" office:value="0.0539346392349473">
                <text:p>0.0539346392349473</text:p>
              </table:table-cell>
            </table:table-row>
            <table:table-row>
              <table:table-cell office:value-type="string">
                <text:p>1997-12-01</text:p>
              </table:table-cell>
              <table:table-cell office:value-type="float" office:value="0.0955271230745109">
                <text:p>0.0955271230745109</text:p>
              </table:table-cell>
            </table:table-row>
            <table:table-row>
              <table:table-cell office:value-type="string">
                <text:p>1998-01-02</text:p>
              </table:table-cell>
              <table:table-cell office:value-type="float" office:value="-0.0488986299214773">
                <text:p>-0.0488986299214773</text:p>
              </table:table-cell>
            </table:table-row>
            <table:table-row>
              <table:table-cell office:value-type="string">
                <text:p>1998-02-02</text:p>
              </table:table-cell>
              <table:table-cell office:value-type="float" office:value="0.0809184411562487">
                <text:p>0.0809184411562487</text:p>
              </table:table-cell>
            </table:table-row>
            <table:table-row>
              <table:table-cell office:value-type="string">
                <text:p>1998-03-02</text:p>
              </table:table-cell>
              <table:table-cell office:value-type="float" office:value="0.135367940431824">
                <text:p>0.135367940431824</text:p>
              </table:table-cell>
            </table:table-row>
            <table:table-row>
              <table:table-cell office:value-type="string">
                <text:p>1998-04-01</text:p>
              </table:table-cell>
              <table:table-cell office:value-type="float" office:value="0.0605166829097511">
                <text:p>0.0605166829097511</text:p>
              </table:table-cell>
            </table:table-row>
            <table:table-row>
              <table:table-cell office:value-type="string">
                <text:p>1998-05-01</text:p>
              </table:table-cell>
              <table:table-cell office:value-type="float" office:value="-0.00346021106489573">
                <text:p>-0.00346021106489573</text:p>
              </table:table-cell>
            </table:table-row>
            <table:table-row>
              <table:table-cell office:value-type="string">
                <text:p>1998-06-01</text:p>
              </table:table-cell>
              <table:table-cell office:value-type="float" office:value="0.106746037181862">
                <text:p>0.106746037181862</text:p>
              </table:table-cell>
            </table:table-row>
            <table:table-row>
              <table:table-cell office:value-type="string">
                <text:p>1998-07-01</text:p>
              </table:table-cell>
              <table:table-cell office:value-type="float" office:value="-0.243998133590222">
                <text:p>-0.243998133590222</text:p>
              </table:table-cell>
            </table:table-row>
            <table:table-row>
              <table:table-cell office:value-type="string">
                <text:p>1998-08-03</text:p>
              </table:table-cell>
              <table:table-cell office:value-type="float" office:value="-0.283053965017313">
                <text:p>-0.283053965017313</text:p>
              </table:table-cell>
            </table:table-row>
            <table:table-row>
              <table:table-cell office:value-type="string">
                <text:p>1998-09-01</text:p>
              </table:table-cell>
              <table:table-cell office:value-type="float" office:value="0.137809826006258">
                <text:p>0.137809826006258</text:p>
              </table:table-cell>
            </table:table-row>
            <table:table-row>
              <table:table-cell office:value-type="string">
                <text:p>1998-10-01</text:p>
              </table:table-cell>
              <table:table-cell office:value-type="float" office:value="0.180404010664683">
                <text:p>0.180404010664683</text:p>
              </table:table-cell>
            </table:table-row>
            <table:table-row>
              <table:table-cell office:value-type="string">
                <text:p>1998-11-02</text:p>
              </table:table-cell>
              <table:table-cell office:value-type="float" office:value="0.0632180719930676">
                <text:p>0.0632180719930676</text:p>
              </table:table-cell>
            </table:table-row>
            <table:table-row>
              <table:table-cell office:value-type="string">
                <text:p>1998-12-01</text:p>
              </table:table-cell>
              <table:table-cell office:value-type="float" office:value="0.195744577126095">
                <text:p>0.195744577126095</text:p>
              </table:table-cell>
            </table:table-row>
            <table:table-row>
              <table:table-cell office:value-type="string">
                <text:p>1999-01-04</text:p>
              </table:table-cell>
              <table:table-cell office:value-type="float" office:value="-0.0753623197724314">
                <text:p>-0.0753623197724314</text:p>
              </table:table-cell>
            </table:table-row>
            <table:table-row>
              <table:table-cell office:value-type="string">
                <text:p>1999-02-01</text:p>
              </table:table-cell>
              <table:table-cell office:value-type="float" office:value="0.0158481922400237">
                <text:p>0.0158481922400237</text:p>
              </table:table-cell>
            </table:table-row>
            <table:table-row>
              <table:table-cell office:value-type="string">
                <text:p>1999-03-01</text:p>
              </table:table-cell>
              <table:table-cell office:value-type="float" office:value="0.0595141275324077">
                <text:p>0.0595141275324077</text:p>
              </table:table-cell>
            </table:table-row>
            <table:table-row>
              <table:table-cell office:value-type="string">
                <text:p>1999-04-01</text:p>
              </table:table-cell>
              <table:table-cell office:value-type="float" office:value="0.27425905211964">
                <text:p>0.27425905211964</text:p>
              </table:table-cell>
            </table:table-row>
            <table:table-row>
              <table:table-cell office:value-type="string">
                <text:p>1999-05-03</text:p>
              </table:table-cell>
              <table:table-cell office:value-type="float" office:value="-0.00112676068259073">
                <text:p>-0.00112676068259073</text:p>
              </table:table-cell>
            </table:table-row>
            <table:table-row>
              <table:table-cell office:value-type="string">
                <text:p>1999-06-01</text:p>
              </table:table-cell>
              <table:table-cell office:value-type="float" office:value="0.0178775711074059">
                <text:p>0.0178775711074059</text:p>
              </table:table-cell>
            </table:table-row>
            <table:table-row>
              <table:table-cell office:value-type="string">
                <text:p>1999-07-01</text:p>
              </table:table-cell>
              <table:table-cell office:value-type="float" office:value="-0.479573080261886">
                <text:p>-0.479573080261886</text:p>
              </table:table-cell>
            </table:table-row>
            <table:table-row>
              <table:table-cell office:value-type="string">
                <text:p>1999-08-02</text:p>
              </table:table-cell>
              <table:table-cell office:value-type="float" office:value="-0.0162311949285826">
                <text:p>-0.0162311949285826</text:p>
              </table:table-cell>
            </table:table-row>
            <table:table-row>
              <table:table-cell office:value-type="string">
                <text:p>1999-09-01</text:p>
              </table:table-cell>
              <table:table-cell office:value-type="float" office:value="0.0803223888388333">
                <text:p>0.0803223888388333</text:p>
              </table:table-cell>
            </table:table-row>
            <table:table-row>
              <table:table-cell office:value-type="string">
                <text:p>1999-10-01</text:p>
              </table:table-cell>
              <table:table-cell office:value-type="float" office:value="0.0928666843918489">
                <text:p>0.0928666843918489</text:p>
              </table:table-cell>
            </table:table-row>
            <table:table-row>
              <table:table-cell office:value-type="string">
                <text:p>1999-11-01</text:p>
              </table:table-cell>
              <table:table-cell office:value-type="float" office:value="-0.023202897079664">
                <text:p>-0.023202897079664</text:p>
              </table:table-cell>
            </table:table-row>
            <table:table-row>
              <table:table-cell office:value-type="string">
                <text:p>1999-12-01</text:p>
              </table:table-cell>
              <table:table-cell office:value-type="float" office:value="-0.0917172680270424">
                <text:p>-0.0917172680270424</text:p>
              </table:table-cell>
            </table:table-row>
            <table:table-row>
              <table:table-cell office:value-type="string">
                <text:p>2000-01-03</text:p>
              </table:table-cell>
              <table:table-cell office:value-type="float" office:value="0.276903783155152">
                <text:p>0.276903783155152</text:p>
              </table:table-cell>
            </table:table-row>
            <table:table-row>
              <table:table-cell office:value-type="string">
                <text:p>2000-02-01</text:p>
              </table:table-cell>
              <table:table-cell office:value-type="float" office:value="0.0942456578515298">
                <text:p>0.0942456578515298</text:p>
              </table:table-cell>
            </table:table-row>
            <table:table-row>
              <table:table-cell office:value-type="string">
                <text:p>2000-03-01</text:p>
              </table:table-cell>
              <table:table-cell office:value-type="float" office:value="0.242598049799215">
                <text:p>0.242598049799215</text:p>
              </table:table-cell>
            </table:table-row>
            <table:table-row>
              <table:table-cell office:value-type="string">
                <text:p>2000-04-03</text:p>
              </table:table-cell>
              <table:table-cell office:value-type="float" office:value="-0.393008199622869">
                <text:p>-0.393008199622869</text:p>
              </table:table-cell>
            </table:table-row>
            <table:table-row>
              <table:table-cell office:value-type="string">
                <text:p>2000-05-01</text:p>
              </table:table-cell>
              <table:table-cell office:value-type="float" office:value="0.116712617326484">
                <text:p>0.116712617326484</text:p>
              </table:table-cell>
            </table:table-row>
            <table:table-row>
              <table:table-cell office:value-type="string">
                <text:p>2000-06-01</text:p>
              </table:table-cell>
              <table:table-cell office:value-type="float" office:value="0.116558295760487">
                <text:p>0.116558295760487</text:p>
              </table:table-cell>
            </table:table-row>
            <table:table-row>
              <table:table-cell office:value-type="string">
                <text:p>2000-07-03</text:p>
              </table:table-cell>
              <table:table-cell office:value-type="float" office:value="-0.0175828705578668">
                <text:p>-0.0175828705578668</text:p>
              </table:table-cell>
            </table:table-row>
            <table:table-row>
              <table:table-cell office:value-type="string">
                <text:p>2000-08-01</text:p>
              </table:table-cell>
              <table:table-cell office:value-type="float" office:value="-0.0235568941264441">
                <text:p>-0.0235568941264441</text:p>
              </table:table-cell>
            </table:table-row>
            <table:table-row>
              <table:table-cell office:value-type="string">
                <text:p>2000-09-01</text:p>
              </table:table-cell>
              <table:table-cell office:value-type="float" office:value="0.0889957858619461">
                <text:p>0.0889957858619461</text:p>
              </table:table-cell>
            </table:table-row>
            <table:table-row>
              <table:table-cell office:value-type="string">
                <text:p>2000-10-02</text:p>
              </table:table-cell>
              <table:table-cell office:value-type="float" office:value="0.109091863270684">
                <text:p>0.109091863270684</text:p>
              </table:table-cell>
            </table:table-row>
            <table:table-row>
              <table:table-cell office:value-type="string">
                <text:p>2000-11-01</text:p>
              </table:table-cell>
              <table:table-cell office:value-type="float" office:value="0.0193643671817912">
                <text:p>0.0193643671817912</text:p>
              </table:table-cell>
            </table:table-row>
            <table:table-row>
              <table:table-cell office:value-type="string">
                <text:p>2000-12-01</text:p>
              </table:table-cell>
              <table:table-cell office:value-type="float" office:value="-0.0287189723490114">
                <text:p>-0.0287189723490114</text:p>
              </table:table-cell>
            </table:table-row>
            <table:table-row>
              <table:table-cell office:value-type="string">
                <text:p>2001-01-02</text:p>
              </table:table-cell>
              <table:table-cell office:value-type="float" office:value="0.121119152178394">
                <text:p>0.121119152178394</text:p>
              </table:table-cell>
            </table:table-row>
            <table:table-row>
              <table:table-cell office:value-type="string">
                <text:p>2001-02-01</text:p>
              </table:table-cell>
              <table:table-cell office:value-type="float" office:value="-0.0477499060916435">
                <text:p>-0.0477499060916435</text:p>
              </table:table-cell>
            </table:table-row>
            <table:table-row>
              <table:table-cell office:value-type="string">
                <text:p>2001-03-01</text:p>
              </table:table-cell>
              <table:table-cell office:value-type="float" office:value="-0.115602009710023">
                <text:p>-0.115602009710023</text:p>
              </table:table-cell>
            </table:table-row>
            <table:table-row>
              <table:table-cell office:value-type="string">
                <text:p>2001-04-02</text:p>
              </table:table-cell>
              <table:table-cell office:value-type="float" office:value="-0.092373320131015">
                <text:p>-0.092373320131015</text:p>
              </table:table-cell>
            </table:table-row>
            <table:table-row>
              <table:table-cell office:value-type="string">
                <text:p>2001-05-01</text:p>
              </table:table-cell>
              <table:table-cell office:value-type="float" office:value="0.00963089306096137">
                <text:p>0.00963089306096137</text:p>
              </table:table-cell>
            </table:table-row>
            <table:table-row>
              <table:table-cell office:value-type="string">
                <text:p>2001-06-01</text:p>
              </table:table-cell>
              <table:table-cell office:value-type="float" office:value="0.163689702874017">
                <text:p>0.163689702874017</text:p>
              </table:table-cell>
            </table:table-row>
            <table:table-row>
              <table:table-cell office:value-type="string">
                <text:p>2001-07-02</text:p>
              </table:table-cell>
              <table:table-cell office:value-type="float" office:value="-0.243466205301738">
                <text:p>-0.243466205301738</text:p>
              </table:table-cell>
            </table:table-row>
            <table:table-row>
              <table:table-cell office:value-type="string">
                <text:p>2001-08-01</text:p>
              </table:table-cell>
              <table:table-cell office:value-type="float" office:value="-0.066770922665129">
                <text:p>-0.066770922665129</text:p>
              </table:table-cell>
            </table:table-row>
            <table:table-row>
              <table:table-cell office:value-type="string">
                <text:p>2001-09-04</text:p>
              </table:table-cell>
              <table:table-cell office:value-type="float" office:value="-0.121798485067189">
                <text:p>-0.121798485067189</text:p>
              </table:table-cell>
            </table:table-row>
            <table:table-row>
              <table:table-cell office:value-type="string">
                <text:p>2001-10-01</text:p>
              </table:table-cell>
              <table:table-cell office:value-type="float" office:value="0.136486631628846">
                <text:p>0.136486631628846</text:p>
              </table:table-cell>
            </table:table-row>
            <table:table-row>
              <table:table-cell office:value-type="string">
                <text:p>2001-11-01</text:p>
              </table:table-cell>
              <table:table-cell office:value-type="float" office:value="0.0346303261522457">
                <text:p>0.0346303261522457</text:p>
              </table:table-cell>
            </table:table-row>
            <table:table-row>
              <table:table-cell office:value-type="string">
                <text:p>2001-12-03</text:p>
              </table:table-cell>
              <table:table-cell office:value-type="float" office:value="0.0724298378448145">
                <text:p>0.0724298378448145</text:p>
              </table:table-cell>
            </table:table-row>
            <table:table-row>
              <table:table-cell office:value-type="string">
                <text:p>2002-01-02</text:p>
              </table:table-cell>
              <table:table-cell office:value-type="float" office:value="0.22139529912068">
                <text:p>0.22139529912068</text:p>
              </table:table-cell>
            </table:table-row>
            <table:table-row>
              <table:table-cell office:value-type="string">
                <text:p>2002-02-04</text:p>
              </table:table-cell>
              <table:table-cell office:value-type="float" office:value="-0.0329064817125305">
                <text:p>-0.0329064817125305</text:p>
              </table:table-cell>
            </table:table-row>
            <table:table-row>
              <table:table-cell office:value-type="string">
                <text:p>2002-03-01</text:p>
              </table:table-cell>
              <table:table-cell office:value-type="float" office:value="0.00541029272824748">
                <text:p>0.00541029272824748</text:p>
              </table:table-cell>
            </table:table-row>
            <table:table-row>
              <table:table-cell office:value-type="string">
                <text:p>2002-04-01</text:p>
              </table:table-cell>
              <table:table-cell office:value-type="float" office:value="-0.0135810145352974">
                <text:p>-0.0135810145352974</text:p>
              </table:table-cell>
            </table:table-row>
            <table:table-row>
              <table:table-cell office:value-type="string">
                <text:p>2002-05-01</text:p>
              </table:table-cell>
              <table:table-cell office:value-type="float" office:value="0.0618571720113257">
                <text:p>0.0618571720113257</text:p>
              </table:table-cell>
            </table:table-row>
            <table:table-row>
              <table:table-cell office:value-type="string">
                <text:p>2002-06-03</text:p>
              </table:table-cell>
              <table:table-cell office:value-type="float" office:value="0.023709832079055">
                <text:p>0.023709832079055</text:p>
              </table:table-cell>
            </table:table-row>
            <table:table-row>
              <table:table-cell office:value-type="string">
                <text:p>2002-07-01</text:p>
              </table:table-cell>
              <table:table-cell office:value-type="float" office:value="-0.23577529822011">
                <text:p>-0.23577529822011</text:p>
              </table:table-cell>
            </table:table-row>
            <table:table-row>
              <table:table-cell office:value-type="string">
                <text:p>2002-08-01</text:p>
              </table:table-cell>
              <table:table-cell office:value-type="float" office:value="0.0230376680670174">
                <text:p>0.0230376680670174</text:p>
              </table:table-cell>
            </table:table-row>
            <table:table-row>
              <table:table-cell office:value-type="string">
                <text:p>2002-09-03</text:p>
              </table:table-cell>
              <table:table-cell office:value-type="float" office:value="0.0275668298326546">
                <text:p>0.0275668298326546</text:p>
              </table:table-cell>
            </table:table-row>
            <table:table-row>
              <table:table-cell office:value-type="string">
                <text:p>2002-10-01</text:p>
              </table:table-cell>
              <table:table-cell office:value-type="float" office:value="0.143302233229512">
                <text:p>0.143302233229512</text:p>
              </table:table-cell>
            </table:table-row>
            <table:table-row>
              <table:table-cell office:value-type="string">
                <text:p>2002-11-01</text:p>
              </table:table-cell>
              <table:table-cell office:value-type="float" office:value="-0.0922607328757737">
                <text:p>-0.0922607328757737</text:p>
              </table:table-cell>
            </table:table-row>
            <table:table-row>
              <table:table-cell office:value-type="string">
                <text:p>2002-12-02</text:p>
              </table:table-cell>
              <table:table-cell office:value-type="float" office:value="-0.0642195927342937">
                <text:p>-0.0642195927342937</text:p>
              </table:table-cell>
            </table:table-row>
            <table:table-row>
              <table:table-cell office:value-type="string">
                <text:p>2003-01-02</text:p>
              </table:table-cell>
              <table:table-cell office:value-type="float" office:value="0.108213584640233">
                <text:p>0.108213584640233</text:p>
              </table:table-cell>
            </table:table-row>
            <table:table-row>
              <table:table-cell office:value-type="string">
                <text:p>2003-02-03</text:p>
              </table:table-cell>
              <table:table-cell office:value-type="float" office:value="0.0324352757531537">
                <text:p>0.0324352757531537</text:p>
              </table:table-cell>
            </table:table-row>
            <table:table-row>
              <table:table-cell office:value-type="string">
                <text:p>2003-03-03</text:p>
              </table:table-cell>
              <table:table-cell office:value-type="float" office:value="0.0938584495711384">
                <text:p>0.0938584495711384</text:p>
              </table:table-cell>
            </table:table-row>
            <table:table-row>
              <table:table-cell office:value-type="string">
                <text:p>2003-04-01</text:p>
              </table:table-cell>
              <table:table-cell office:value-type="float" office:value="-0.0920869699227562">
                <text:p>-0.0920869699227562</text:p>
              </table:table-cell>
            </table:table-row>
            <table:table-row>
              <table:table-cell office:value-type="string">
                <text:p>2003-05-01</text:p>
              </table:table-cell>
              <table:table-cell office:value-type="float" office:value="0.0483686678512845">
                <text:p>0.0483686678512845</text:p>
              </table:table-cell>
            </table:table-row>
            <table:table-row>
              <table:table-cell office:value-type="string">
                <text:p>2003-06-02</text:p>
              </table:table-cell>
              <table:table-cell office:value-type="float" office:value="-0.00507186209796023">
                <text:p>-0.00507186209796023</text:p>
              </table:table-cell>
            </table:table-row>
            <table:table-row>
              <table:table-cell office:value-type="string">
                <text:p>2003-07-01</text:p>
              </table:table-cell>
              <table:table-cell office:value-type="float" office:value="0.107561481584845">
                <text:p>0.107561481584845</text:p>
              </table:table-cell>
            </table:table-row>
            <table:table-row>
              <table:table-cell office:value-type="string">
                <text:p>2003-08-01</text:p>
              </table:table-cell>
              <table:table-cell office:value-type="float" office:value="0.0380785085745044">
                <text:p>0.0380785085745044</text:p>
              </table:table-cell>
            </table:table-row>
            <table:table-row>
              <table:table-cell office:value-type="string">
                <text:p>2003-09-02</text:p>
              </table:table-cell>
              <table:table-cell office:value-type="float" office:value="0.0145457110023787">
                <text:p>0.0145457110023787</text:p>
              </table:table-cell>
            </table:table-row>
            <table:table-row>
              <table:table-cell office:value-type="string">
                <text:p>2003-10-01</text:p>
              </table:table-cell>
              <table:table-cell office:value-type="float" office:value="0.092352083974334">
                <text:p>0.092352083974334</text:p>
              </table:table-cell>
            </table:table-row>
            <table:table-row>
              <table:table-cell office:value-type="string">
                <text:p>2003-11-03</text:p>
              </table:table-cell>
              <table:table-cell office:value-type="float" office:value="0.0182653479772934">
                <text:p>0.0182653479772934</text:p>
              </table:table-cell>
            </table:table-row>
            <table:table-row>
              <table:table-cell office:value-type="string">
                <text:p>2003-12-01</text:p>
              </table:table-cell>
              <table:table-cell office:value-type="float" office:value="0.0299290087770941">
                <text:p>0.0299290087770941</text:p>
              </table:table-cell>
            </table:table-row>
            <table:table-row>
              <table:table-cell office:value-type="string">
                <text:p>2004-01-02</text:p>
              </table:table-cell>
              <table:table-cell office:value-type="float" office:value="0.0990672286820373">
                <text:p>0.0990672286820373</text:p>
              </table:table-cell>
            </table:table-row>
            <table:table-row>
              <table:table-cell office:value-type="string">
                <text:p>2004-02-02</text:p>
              </table:table-cell>
              <table:table-cell office:value-type="float" office:value="0.021361126999368">
                <text:p>0.021361126999368</text:p>
              </table:table-cell>
            </table:table-row>
            <table:table-row>
              <table:table-cell office:value-type="string">
                <text:p>2004-03-01</text:p>
              </table:table-cell>
              <table:table-cell office:value-type="float" office:value="0.0127108646960423">
                <text:p>0.0127108646960423</text:p>
              </table:table-cell>
            </table:table-row>
            <table:table-row>
              <table:table-cell office:value-type="string">
                <text:p>2004-04-01</text:p>
              </table:table-cell>
              <table:table-cell office:value-type="float" office:value="0.0270872465464816">
                <text:p>0.0270872465464816</text:p>
              </table:table-cell>
            </table:table-row>
            <table:table-row>
              <table:table-cell office:value-type="string">
                <text:p>2004-05-03</text:p>
              </table:table-cell>
              <table:table-cell office:value-type="float" office:value="0.0423814406989481">
                <text:p>0.0423814406989481</text:p>
              </table:table-cell>
            </table:table-row>
            <table:table-row>
              <table:table-cell office:value-type="string">
                <text:p>2004-06-01</text:p>
              </table:table-cell>
              <table:table-cell office:value-type="float" office:value="0.0687879324555958">
                <text:p>0.0687879324555958</text:p>
              </table:table-cell>
            </table:table-row>
            <table:table-row>
              <table:table-cell office:value-type="string">
                <text:p>2004-07-01</text:p>
              </table:table-cell>
              <table:table-cell office:value-type="float" office:value="0.0772798170393697">
                <text:p>0.0772798170393697</text:p>
              </table:table-cell>
            </table:table-row>
            <table:table-row>
              <table:table-cell office:value-type="string">
                <text:p>2004-08-02</text:p>
              </table:table-cell>
              <table:table-cell office:value-type="float" office:value="-0.0830352286099904">
                <text:p>-0.0830352286099904</text:p>
              </table:table-cell>
            </table:table-row>
            <table:table-row>
              <table:table-cell office:value-type="string">
                <text:p>2004-09-01</text:p>
              </table:table-cell>
              <table:table-cell office:value-type="float" office:value="0.0501863808784709">
                <text:p>0.0501863808784709</text:p>
              </table:table-cell>
            </table:table-row>
            <table:table-row>
              <table:table-cell office:value-type="string">
                <text:p>2004-10-01</text:p>
              </table:table-cell>
              <table:table-cell office:value-type="float" office:value="0.151271096685636">
                <text:p>0.151271096685636</text:p>
              </table:table-cell>
            </table:table-row>
            <table:table-row>
              <table:table-cell office:value-type="string">
                <text:p>2004-11-01</text:p>
              </table:table-cell>
              <table:table-cell office:value-type="float" office:value="0.0617574258584623">
                <text:p>0.0617574258584623</text:p>
              </table:table-cell>
            </table:table-row>
            <table:table-row>
              <table:table-cell office:value-type="string">
                <text:p>2004-12-01</text:p>
              </table:table-cell>
              <table:table-cell office:value-type="float" office:value="0.102843487381961">
                <text:p>0.102843487381961</text:p>
              </table:table-cell>
            </table:table-row>
            <table:table-row>
              <table:table-cell office:value-type="string">
                <text:p>2005-01-03</text:p>
              </table:table-cell>
              <table:table-cell office:value-type="float" office:value="-0.143973600838562">
                <text:p>-0.143973600838562</text:p>
              </table:table-cell>
            </table:table-row>
            <table:table-row>
              <table:table-cell office:value-type="string">
                <text:p>2005-02-01</text:p>
              </table:table-cell>
              <table:table-cell office:value-type="float" office:value="-0.0412875625618003">
                <text:p>-0.0412875625618003</text:p>
              </table:table-cell>
            </table:table-row>
            <table:table-row>
              <table:table-cell office:value-type="string">
                <text:p>2005-03-01</text:p>
              </table:table-cell>
              <table:table-cell office:value-type="float" office:value="-0.00281407220881102">
                <text:p>-0.00281407220881102</text:p>
              </table:table-cell>
            </table:table-row>
            <table:table-row>
              <table:table-cell office:value-type="string">
                <text:p>2005-04-01</text:p>
              </table:table-cell>
              <table:table-cell office:value-type="float" office:value="-0.0423495965665067">
                <text:p>-0.0423495965665067</text:p>
              </table:table-cell>
            </table:table-row>
            <table:table-row>
              <table:table-cell office:value-type="string">
                <text:p>2005-05-02</text:p>
              </table:table-cell>
              <table:table-cell office:value-type="float" office:value="0.100983035816364">
                <text:p>0.100983035816364</text:p>
              </table:table-cell>
            </table:table-row>
            <table:table-row>
              <table:table-cell office:value-type="string">
                <text:p>2005-06-01</text:p>
              </table:table-cell>
              <table:table-cell office:value-type="float" office:value="-0.058633439249857">
                <text:p>-0.058633439249857</text:p>
              </table:table-cell>
            </table:table-row>
            <table:table-row>
              <table:table-cell office:value-type="string">
                <text:p>2005-07-01</text:p>
              </table:table-cell>
              <table:table-cell office:value-type="float" office:value="0.0171626643348249">
                <text:p>0.0171626643348249</text:p>
              </table:table-cell>
            </table:table-row>
            <table:table-row>
              <table:table-cell office:value-type="string">
                <text:p>2005-08-01</text:p>
              </table:table-cell>
              <table:table-cell office:value-type="float" office:value="-0.0692190262908781">
                <text:p>-0.0692190262908781</text:p>
              </table:table-cell>
            </table:table-row>
            <table:table-row>
              <table:table-cell office:value-type="string">
                <text:p>2005-09-01</text:p>
              </table:table-cell>
              <table:table-cell office:value-type="float" office:value="0.0213979215175553">
                <text:p>0.0213979215175553</text:p>
              </table:table-cell>
            </table:table-row>
            <table:table-row>
              <table:table-cell office:value-type="string">
                <text:p>2005-10-03</text:p>
              </table:table-cell>
              <table:table-cell office:value-type="float" office:value="0.121420156675172">
                <text:p>0.121420156675172</text:p>
              </table:table-cell>
            </table:table-row>
            <table:table-row>
              <table:table-cell office:value-type="string">
                <text:p>2005-11-01</text:p>
              </table:table-cell>
              <table:table-cell office:value-type="float" office:value="0.0736877157911593">
                <text:p>0.0736877157911593</text:p>
              </table:table-cell>
            </table:table-row>
            <table:table-row>
              <table:table-cell office:value-type="string">
                <text:p>2005-12-01</text:p>
              </table:table-cell>
              <table:table-cell office:value-type="float" office:value="-0.014448135747386">
                <text:p>-0.014448135747386</text:p>
              </table:table-cell>
            </table:table-row>
            <table:table-row>
              <table:table-cell office:value-type="string">
                <text:p>2006-01-03</text:p>
              </table:table-cell>
              <table:table-cell office:value-type="float" office:value="0.0546141774727208">
                <text:p>0.0546141774727208</text:p>
              </table:table-cell>
            </table:table-row>
            <table:table-row>
              <table:table-cell office:value-type="string">
                <text:p>2006-02-01</text:p>
              </table:table-cell>
              <table:table-cell office:value-type="float" office:value="0.136275328000295">
                <text:p>0.136275328000295</text:p>
              </table:table-cell>
            </table:table-row>
            <table:table-row>
              <table:table-cell office:value-type="string">
                <text:p>2006-03-01</text:p>
              </table:table-cell>
              <table:table-cell office:value-type="float" office:value="0.0354367787569105">
                <text:p>0.0354367787569105</text:p>
              </table:table-cell>
            </table:table-row>
            <table:table-row>
              <table:table-cell office:value-type="string">
                <text:p>2006-04-03</text:p>
              </table:table-cell>
              <table:table-cell office:value-type="float" office:value="-0.00971824946892123">
                <text:p>-0.00971824946892123</text:p>
              </table:table-cell>
            </table:table-row>
            <table:table-row>
              <table:table-cell office:value-type="string">
                <text:p>2006-05-01</text:p>
              </table:table-cell>
              <table:table-cell office:value-type="float" office:value="-0.0445024943771508">
                <text:p>-0.0445024943771508</text:p>
              </table:table-cell>
            </table:table-row>
            <table:table-row>
              <table:table-cell office:value-type="string">
                <text:p>2006-06-01</text:p>
              </table:table-cell>
              <table:table-cell office:value-type="float" office:value="0.0575310916966655">
                <text:p>0.0575310916966655</text:p>
              </table:table-cell>
            </table:table-row>
            <table:table-row>
              <table:table-cell office:value-type="string">
                <text:p>2006-07-03</text:p>
              </table:table-cell>
              <table:table-cell office:value-type="float" office:value="-0.0980128096173753">
                <text:p>-0.0980128096173753</text:p>
              </table:table-cell>
            </table:table-row>
            <table:table-row>
              <table:table-cell office:value-type="string">
                <text:p>2006-08-01</text:p>
              </table:table-cell>
              <table:table-cell office:value-type="float" office:value="-0.0989010664722767">
                <text:p>-0.0989010664722767</text:p>
              </table:table-cell>
            </table:table-row>
            <table:table-row>
              <table:table-cell office:value-type="string">
                <text:p>2006-09-01</text:p>
              </table:table-cell>
              <table:table-cell office:value-type="float" office:value="0.0934182626063965">
                <text:p>0.0934182626063965</text:p>
              </table:table-cell>
            </table:table-row>
            <table:table-row>
              <table:table-cell office:value-type="string">
                <text:p>2006-10-02</text:p>
              </table:table-cell>
              <table:table-cell office:value-type="float" office:value="0.103220169327816">
                <text:p>0.103220169327816</text:p>
              </table:table-cell>
            </table:table-row>
            <table:table-row>
              <table:table-cell office:value-type="string">
                <text:p>2006-11-01</text:p>
              </table:table-cell>
              <table:table-cell office:value-type="float" office:value="-0.0672234814647249">
                <text:p>-0.0672234814647249</text:p>
              </table:table-cell>
            </table:table-row>
            <table:table-row>
              <table:table-cell office:value-type="string">
                <text:p>2006-12-01</text:p>
              </table:table-cell>
              <table:table-cell office:value-type="float" office:value="0.00352941542846206">
                <text:p>0.00352941542846206</text:p>
              </table:table-cell>
            </table:table-row>
            <table:table-row>
              <table:table-cell office:value-type="string">
                <text:p>2007-01-03</text:p>
              </table:table-cell>
              <table:table-cell office:value-type="float" office:value="-0.0135976082653837">
                <text:p>-0.0135976082653837</text:p>
              </table:table-cell>
            </table:table-row>
            <table:table-row>
              <table:table-cell office:value-type="string">
                <text:p>2007-02-01</text:p>
              </table:table-cell>
              <table:table-cell office:value-type="float" office:value="-0.1227058471196">
                <text:p>-0.1227058471196</text:p>
              </table:table-cell>
            </table:table-row>
            <table:table-row>
              <table:table-cell office:value-type="string">
                <text:p>2007-03-01</text:p>
              </table:table-cell>
              <table:table-cell office:value-type="float" office:value="0.014696323290197">
                <text:p>0.014696323290197</text:p>
              </table:table-cell>
            </table:table-row>
            <table:table-row>
              <table:table-cell office:value-type="string">
                <text:p>2007-04-02</text:p>
              </table:table-cell>
              <table:table-cell office:value-type="float" office:value="-0.0110019446130982">
                <text:p>-0.0110019446130982</text:p>
              </table:table-cell>
            </table:table-row>
            <table:table-row>
              <table:table-cell office:value-type="string">
                <text:p>2007-05-01</text:p>
              </table:table-cell>
              <table:table-cell office:value-type="float" office:value="-0.07372123965177">
                <text:p>-0.07372123965177</text:p>
              </table:table-cell>
            </table:table-row>
            <table:table-row>
              <table:table-cell office:value-type="string">
                <text:p>2007-06-01</text:p>
              </table:table-cell>
              <table:table-cell office:value-type="float" office:value="-0.0937595962219207">
                <text:p>-0.0937595962219207</text:p>
              </table:table-cell>
            </table:table-row>
            <table:table-row>
              <table:table-cell office:value-type="string">
                <text:p>2007-07-02</text:p>
              </table:table-cell>
              <table:table-cell office:value-type="float" office:value="0.016899596534524">
                <text:p>0.016899596534524</text:p>
              </table:table-cell>
            </table:table-row>
            <table:table-row>
              <table:table-cell office:value-type="string">
                <text:p>2007-08-01</text:p>
              </table:table-cell>
              <table:table-cell office:value-type="float" office:value="0.0318339440964878">
                <text:p>0.0318339440964878</text:p>
              </table:table-cell>
            </table:table-row>
            <table:table-row>
              <table:table-cell office:value-type="string">
                <text:p>2007-09-04</text:p>
              </table:table-cell>
              <table:table-cell office:value-type="float" office:value="-0.0499233087666007">
                <text:p>-0.0499233087666007</text:p>
              </table:table-cell>
            </table:table-row>
            <table:table-row>
              <table:table-cell office:value-type="string">
                <text:p>2007-10-01</text:p>
              </table:table-cell>
              <table:table-cell office:value-type="float" office:value="0.0180893646701127">
                <text:p>0.0180893646701127</text:p>
              </table:table-cell>
            </table:table-row>
            <table:table-row>
              <table:table-cell office:value-type="string">
                <text:p>2007-11-01</text:p>
              </table:table-cell>
              <table:table-cell office:value-type="float" office:value="-0.131862593216266">
                <text:p>-0.131862593216266</text:p>
              </table:table-cell>
            </table:table-row>
            <table:table-row>
              <table:table-cell office:value-type="string">
                <text:p>2007-12-03</text:p>
              </table:table-cell>
              <table:table-cell office:value-type="float" office:value="-0.13295987332019">
                <text:p>-0.13295987332019</text:p>
              </table:table-cell>
            </table:table-row>
            <table:table-row>
              <table:table-cell office:value-type="string">
                <text:p>2008-01-02</text:p>
              </table:table-cell>
              <table:table-cell office:value-type="float" office:value="-0.0792389001210033">
                <text:p>-0.0792389001210033</text:p>
              </table:table-cell>
            </table:table-row>
            <table:table-row>
              <table:table-cell office:value-type="string">
                <text:p>2008-02-01</text:p>
              </table:table-cell>
              <table:table-cell office:value-type="float" office:value="-0.0507436928348319">
                <text:p>-0.0507436928348319</text:p>
              </table:table-cell>
            </table:table-row>
            <table:table-row>
              <table:table-cell office:value-type="string">
                <text:p>2008-03-03</text:p>
              </table:table-cell>
              <table:table-cell office:value-type="float" office:value="-0.0269652914924846">
                <text:p>-0.02696529149248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235ab8a-3802056-4a8fed3-2d66ea8-e241b8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cm" svg:height="7.818cm" xlink:href=".." xlink:type="simple" chart:class="chart:line" chart:style-name="ch1">
        <chart:legend chart:legend-position="end" svg:x="11.883cm" svg:y="3.61cm" style:legend-expansion="high" chart:style-name="ch2"/>
        <chart:plot-area chart:style-name="ch3" table:cell-range-address="Sheet1.A1:Sheet1.A182 Sheet1.K1:Sheet1.K182" chart:data-source-has-labels="both" svg:x="0.769cm" svg:y="0.759cm" svg:width="10.477cm" svg:height="6.483cm">
          <chartooo:coordinate-region svg:x="1.616cm" svg:y="0.958cm" svg:width="9.567cm" svg:height="6.085cm"/>
          <chart:axis chart:dimension="x" chart:name="primary-x" chart:style-name="ch4" chartooo:axis-type="auto">
            <chartooo:date-scale/>
            <chart:categories table:cell-range-address="Sheet1.A14:Sheet1.A1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K14:Sheet1.K182" chart:label-cell-address="Sheet1.K1:Sheet1.K13" chart:class="chart:line">
            <chart:data-point chart:repeated="16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eturn</text:p>
                <text:list>
                  <text:list-item>
                    <text:p>SAReturn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K1:Sheet1.K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994-03-01</text:p>
                <draw:g>
                  <svg:desc>Sheet1.A14:Sheet1.A182</svg:desc>
                </draw:g>
              </table:table-cell>
              <table:table-cell office:value-type="float" office:value="0.280701754385965">
                <text:p>0.280701754385965</text:p>
                <draw:g>
                  <svg:desc>Sheet1.K14:Sheet1.K182</svg:desc>
                </draw:g>
              </table:table-cell>
            </table:table-row>
            <table:table-row>
              <table:table-cell office:value-type="string">
                <text:p>1994-04-04</text:p>
              </table:table-cell>
              <table:table-cell office:value-type="float" office:value="0.543103448275862">
                <text:p>0.543103448275862</text:p>
              </table:table-cell>
            </table:table-row>
            <table:table-row>
              <table:table-cell office:value-type="string">
                <text:p>1994-05-02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1994-06-01</text:p>
              </table:table-cell>
              <table:table-cell office:value-type="float" office:value="0.0340136054421769">
                <text:p>0.0340136054421769</text:p>
              </table:table-cell>
            </table:table-row>
            <table:table-row>
              <table:table-cell office:value-type="string">
                <text:p>1994-07-01</text:p>
              </table:table-cell>
              <table:table-cell office:value-type="float" office:value="0.216783216783217">
                <text:p>0.216783216783217</text:p>
              </table:table-cell>
            </table:table-row>
            <table:table-row>
              <table:table-cell office:value-type="string">
                <text:p>1994-08-01</text:p>
              </table:table-cell>
              <table:table-cell office:value-type="float" office:value="0.164383561643836">
                <text:p>0.164383561643836</text:p>
              </table:table-cell>
            </table:table-row>
            <table:table-row>
              <table:table-cell office:value-type="string">
                <text:p>1994-09-01</text:p>
              </table:table-cell>
              <table:table-cell office:value-type="float" office:value="-0.157575757575758">
                <text:p>-0.157575757575758</text:p>
              </table:table-cell>
            </table:table-row>
            <table:table-row>
              <table:table-cell office:value-type="string">
                <text:p>1994-10-03</text:p>
              </table:table-cell>
              <table:table-cell office:value-type="float" office:value="0.0124223602484472">
                <text:p>0.0124223602484472</text:p>
              </table:table-cell>
            </table:table-row>
            <table:table-row>
              <table:table-cell office:value-type="string">
                <text:p>1994-11-01</text:p>
              </table:table-cell>
              <table:table-cell office:value-type="float" office:value="0.201492537313433">
                <text:p>0.201492537313433</text:p>
              </table:table-cell>
            </table:table-row>
            <table:table-row>
              <table:table-cell office:value-type="string">
                <text:p>1994-12-01</text:p>
              </table:table-cell>
              <table:table-cell office:value-type="float" office:value="0.231343283582089">
                <text:p>0.231343283582089</text:p>
              </table:table-cell>
            </table:table-row>
            <table:table-row>
              <table:table-cell office:value-type="string">
                <text:p>1995-01-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5-02-01</text:p>
              </table:table-cell>
              <table:table-cell office:value-type="float" office:value="0.0214285714285714">
                <text:p>0.0214285714285714</text:p>
              </table:table-cell>
            </table:table-row>
            <table:table-row>
              <table:table-cell office:value-type="string">
                <text:p>1995-03-01</text:p>
              </table:table-cell>
              <table:table-cell office:value-type="float" office:value="-0.0136986301369864">
                <text:p>-0.0136986301369864</text:p>
              </table:table-cell>
            </table:table-row>
            <table:table-row>
              <table:table-cell office:value-type="string">
                <text:p>1995-04-03</text:p>
              </table:table-cell>
              <table:table-cell office:value-type="float" office:value="-0.212290502793296">
                <text:p>-0.212290502793296</text:p>
              </table:table-cell>
            </table:table-row>
            <table:table-row>
              <table:table-cell office:value-type="string">
                <text:p>1995-05-01</text:p>
              </table:table-cell>
              <table:table-cell office:value-type="float" office:value="0.0233918128654971">
                <text:p>0.0233918128654971</text:p>
              </table:table-cell>
            </table:table-row>
            <table:table-row>
              <table:table-cell office:value-type="string">
                <text:p>1995-06-01</text:p>
              </table:table-cell>
              <table:table-cell office:value-type="float" office:value="0.407894736842105">
                <text:p>0.407894736842105</text:p>
              </table:table-cell>
            </table:table-row>
            <table:table-row>
              <table:table-cell office:value-type="string">
                <text:p>1995-07-03</text:p>
              </table:table-cell>
              <table:table-cell office:value-type="float" office:value="0.293103448275862">
                <text:p>0.293103448275862</text:p>
              </table:table-cell>
            </table:table-row>
            <table:table-row>
              <table:table-cell office:value-type="string">
                <text:p>1995-08-01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1995-09-01</text:p>
              </table:table-cell>
              <table:table-cell office:value-type="float" office:value="0.640287769784173">
                <text:p>0.640287769784173</text:p>
              </table:table-cell>
            </table:table-row>
            <table:table-row>
              <table:table-cell office:value-type="string">
                <text:p>1995-10-02</text:p>
              </table:table-cell>
              <table:table-cell office:value-type="float" office:value="0.447852760736196">
                <text:p>0.447852760736196</text:p>
              </table:table-cell>
            </table:table-row>
            <table:table-row>
              <table:table-cell office:value-type="string">
                <text:p>1995-11-01</text:p>
              </table:table-cell>
              <table:table-cell office:value-type="float" office:value="0.577639751552795">
                <text:p>0.577639751552795</text:p>
              </table:table-cell>
            </table:table-row>
            <table:table-row>
              <table:table-cell office:value-type="string">
                <text:p>1995-12-01</text:p>
              </table:table-cell>
              <table:table-cell office:value-type="float" office:value="0.527272727272727">
                <text:p>0.527272727272727</text:p>
              </table:table-cell>
            </table:table-row>
            <table:table-row>
              <table:table-cell office:value-type="string">
                <text:p>1996-01-02</text:p>
              </table:table-cell>
              <table:table-cell office:value-type="float" office:value="0.395833333333333">
                <text:p>0.395833333333333</text:p>
              </table:table-cell>
            </table:table-row>
            <table:table-row>
              <table:table-cell office:value-type="string">
                <text:p>1996-02-01</text:p>
              </table:table-cell>
              <table:table-cell office:value-type="float" office:value="0.482517482517483">
                <text:p>0.482517482517483</text:p>
              </table:table-cell>
            </table:table-row>
            <table:table-row>
              <table:table-cell office:value-type="string">
                <text:p>1996-03-01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1996-04-01</text:p>
              </table:table-cell>
              <table:table-cell office:value-type="float" office:value="1.31205673758865">
                <text:p>1.31205673758865</text:p>
              </table:table-cell>
            </table:table-row>
            <table:table-row>
              <table:table-cell office:value-type="string">
                <text:p>1996-05-01</text:p>
              </table:table-cell>
              <table:table-cell office:value-type="float" office:value="0.862857142857143">
                <text:p>0.862857142857143</text:p>
              </table:table-cell>
            </table:table-row>
            <table:table-row>
              <table:table-cell office:value-type="string">
                <text:p>1996-06-03</text:p>
              </table:table-cell>
              <table:table-cell office:value-type="float" office:value="0.588785046728972">
                <text:p>0.588785046728972</text:p>
              </table:table-cell>
            </table:table-row>
            <table:table-row>
              <table:table-cell office:value-type="string">
                <text:p>1996-07-01</text:p>
              </table:table-cell>
              <table:table-cell office:value-type="float" office:value="0.391111111111111">
                <text:p>0.391111111111111</text:p>
              </table:table-cell>
            </table:table-row>
            <table:table-row>
              <table:table-cell office:value-type="string">
                <text:p>1996-08-01</text:p>
              </table:table-cell>
              <table:table-cell office:value-type="float" office:value="0.641666666666667">
                <text:p>0.641666666666667</text:p>
              </table:table-cell>
            </table:table-row>
            <table:table-row>
              <table:table-cell office:value-type="string">
                <text:p>1996-09-03</text:p>
              </table:table-cell>
              <table:table-cell office:value-type="float" office:value="0.741228070175439">
                <text:p>0.741228070175439</text:p>
              </table:table-cell>
            </table:table-row>
            <table:table-row>
              <table:table-cell office:value-type="string">
                <text:p>1996-10-01</text:p>
              </table:table-cell>
              <table:table-cell office:value-type="float" office:value="0.656779661016949">
                <text:p>0.656779661016949</text:p>
              </table:table-cell>
            </table:table-row>
            <table:table-row>
              <table:table-cell office:value-type="string">
                <text:p>1996-11-01</text:p>
              </table:table-cell>
              <table:table-cell office:value-type="float" office:value="0.637795275590551">
                <text:p>0.637795275590551</text:p>
              </table:table-cell>
            </table:table-row>
            <table:table-row>
              <table:table-cell office:value-type="string">
                <text:p>1996-12-02</text:p>
              </table:table-cell>
              <table:table-cell office:value-type="float" office:value="0.365079365079365">
                <text:p>0.365079365079365</text:p>
              </table:table-cell>
            </table:table-row>
            <table:table-row>
              <table:table-cell office:value-type="string">
                <text:p>1997-01-02</text:p>
              </table:table-cell>
              <table:table-cell office:value-type="float" office:value="1.0497512437811">
                <text:p>1.0497512437811</text:p>
              </table:table-cell>
            </table:table-row>
            <table:table-row>
              <table:table-cell office:value-type="string">
                <text:p>1997-02-03</text:p>
              </table:table-cell>
              <table:table-cell office:value-type="float" office:value="0.905660377358491">
                <text:p>0.905660377358491</text:p>
              </table:table-cell>
            </table:table-row>
            <table:table-row>
              <table:table-cell office:value-type="string">
                <text:p>1997-03-03</text:p>
              </table:table-cell>
              <table:table-cell office:value-type="float" office:value="0.271428571428572">
                <text:p>0.271428571428572</text:p>
              </table:table-cell>
            </table:table-row>
            <table:table-row>
              <table:table-cell office:value-type="string">
                <text:p>1997-04-01</text:p>
              </table:table-cell>
              <table:table-cell office:value-type="float" office:value="0.101226993865031">
                <text:p>0.101226993865031</text:p>
              </table:table-cell>
            </table:table-row>
            <table:table-row>
              <table:table-cell office:value-type="string">
                <text:p>1997-05-01</text:p>
              </table:table-cell>
              <table:table-cell office:value-type="float" office:value="0.162576687116565">
                <text:p>0.162576687116565</text:p>
              </table:table-cell>
            </table:table-row>
            <table:table-row>
              <table:table-cell office:value-type="string">
                <text:p>1997-06-02</text:p>
              </table:table-cell>
              <table:table-cell office:value-type="float" office:value="0.376470588235294">
                <text:p>0.376470588235294</text:p>
              </table:table-cell>
            </table:table-row>
            <table:table-row>
              <table:table-cell office:value-type="string">
                <text:p>1997-07-01</text:p>
              </table:table-cell>
              <table:table-cell office:value-type="float" office:value="0.571884984025559">
                <text:p>0.571884984025559</text:p>
              </table:table-cell>
            </table:table-row>
            <table:table-row>
              <table:table-cell office:value-type="string">
                <text:p>1997-08-01</text:p>
              </table:table-cell>
              <table:table-cell office:value-type="float" office:value="0.251269035532995">
                <text:p>0.251269035532995</text:p>
              </table:table-cell>
            </table:table-row>
            <table:table-row>
              <table:table-cell office:value-type="string">
                <text:p>1997-09-02</text:p>
              </table:table-cell>
              <table:table-cell office:value-type="float" office:value="0.267002518891688">
                <text:p>0.267002518891688</text:p>
              </table:table-cell>
            </table:table-row>
            <table:table-row>
              <table:table-cell office:value-type="string">
                <text:p>1997-10-01</text:p>
              </table:table-cell>
              <table:table-cell office:value-type="float" office:value="0.0153452685421995">
                <text:p>0.0153452685421995</text:p>
              </table:table-cell>
            </table:table-row>
            <table:table-row>
              <table:table-cell office:value-type="string">
                <text:p>1997-11-03</text:p>
              </table:table-cell>
              <table:table-cell office:value-type="float" office:value="0.00721153846153855">
                <text:p>0.00721153846153855</text:p>
              </table:table-cell>
            </table:table-row>
            <table:table-row>
              <table:table-cell office:value-type="string">
                <text:p>1997-12-01</text:p>
              </table:table-cell>
              <table:table-cell office:value-type="float" office:value="0.340116279069768">
                <text:p>0.340116279069768</text:p>
              </table:table-cell>
            </table:table-row>
            <table:table-row>
              <table:table-cell office:value-type="string">
                <text:p>1998-01-02</text:p>
              </table:table-cell>
              <table:table-cell office:value-type="float" office:value="0.0655339805825241">
                <text:p>0.0655339805825241</text:p>
              </table:table-cell>
            </table:table-row>
            <table:table-row>
              <table:table-cell office:value-type="string">
                <text:p>1998-02-02</text:p>
              </table:table-cell>
              <table:table-cell office:value-type="float" office:value="0.178217821782178">
                <text:p>0.178217821782178</text:p>
              </table:table-cell>
            </table:table-row>
            <table:table-row>
              <table:table-cell office:value-type="string">
                <text:p>1998-03-02</text:p>
              </table:table-cell>
              <table:table-cell office:value-type="float" office:value="0.530898876404494">
                <text:p>0.530898876404494</text:p>
              </table:table-cell>
            </table:table-row>
            <table:table-row>
              <table:table-cell office:value-type="string">
                <text:p>1998-04-01</text:p>
              </table:table-cell>
              <table:table-cell office:value-type="float" office:value="0.612813370473538">
                <text:p>0.612813370473538</text:p>
              </table:table-cell>
            </table:table-row>
            <table:table-row>
              <table:table-cell office:value-type="string">
                <text:p>1998-05-01</text:p>
              </table:table-cell>
              <table:table-cell office:value-type="float" office:value="0.522427440633245">
                <text:p>0.522427440633245</text:p>
              </table:table-cell>
            </table:table-row>
            <table:table-row>
              <table:table-cell office:value-type="string">
                <text:p>1998-06-01</text:p>
              </table:table-cell>
              <table:table-cell office:value-type="float" office:value="0.371794871794872">
                <text:p>0.371794871794872</text:p>
              </table:table-cell>
            </table:table-row>
            <table:table-row>
              <table:table-cell office:value-type="string">
                <text:p>1998-07-01</text:p>
              </table:table-cell>
              <table:table-cell office:value-type="float" office:value="0.0223577235772359">
                <text:p>0.0223577235772359</text:p>
              </table:table-cell>
            </table:table-row>
            <table:table-row>
              <table:table-cell office:value-type="string">
                <text:p>1998-08-03</text:p>
              </table:table-cell>
              <table:table-cell office:value-type="float" office:value="-0.231237322515213">
                <text:p>-0.231237322515213</text:p>
              </table:table-cell>
            </table:table-row>
            <table:table-row>
              <table:table-cell office:value-type="string">
                <text:p>1998-09-01</text:p>
              </table:table-cell>
              <table:table-cell office:value-type="float" office:value="-0.135188866799205">
                <text:p>-0.135188866799205</text:p>
              </table:table-cell>
            </table:table-row>
            <table:table-row>
              <table:table-cell office:value-type="string">
                <text:p>1998-10-01</text:p>
              </table:table-cell>
              <table:table-cell office:value-type="float" office:value="0.312342569269521">
                <text:p>0.312342569269521</text:p>
              </table:table-cell>
            </table:table-row>
            <table:table-row>
              <table:table-cell office:value-type="string">
                <text:p>1998-11-02</text:p>
              </table:table-cell>
              <table:table-cell office:value-type="float" office:value="0.324582338902148">
                <text:p>0.324582338902148</text:p>
              </table:table-cell>
            </table:table-row>
            <table:table-row>
              <table:table-cell office:value-type="string">
                <text:p>1998-12-01</text:p>
              </table:table-cell>
              <table:table-cell office:value-type="float" office:value="0.464208242950108">
                <text:p>0.464208242950108</text:p>
              </table:table-cell>
            </table:table-row>
            <table:table-row>
              <table:table-cell office:value-type="string">
                <text:p>1999-01-04</text:p>
              </table:table-cell>
              <table:table-cell office:value-type="float" office:value="0.425968109339408">
                <text:p>0.425968109339408</text:p>
              </table:table-cell>
            </table:table-row>
            <table:table-row>
              <table:table-cell office:value-type="string">
                <text:p>1999-02-01</text:p>
              </table:table-cell>
              <table:table-cell office:value-type="float" office:value="0.336134453781513">
                <text:p>0.336134453781513</text:p>
              </table:table-cell>
            </table:table-row>
            <table:table-row>
              <table:table-cell office:value-type="string">
                <text:p>1999-03-01</text:p>
              </table:table-cell>
              <table:table-cell office:value-type="float" office:value="0.238532110091743">
                <text:p>0.238532110091743</text:p>
              </table:table-cell>
            </table:table-row>
            <table:table-row>
              <table:table-cell office:value-type="string">
                <text:p>1999-04-01</text:p>
              </table:table-cell>
              <table:table-cell office:value-type="float" office:value="0.533678756476684">
                <text:p>0.533678756476684</text:p>
              </table:table-cell>
            </table:table-row>
            <table:table-row>
              <table:table-cell office:value-type="string">
                <text:p>1999-05-03</text:p>
              </table:table-cell>
              <table:table-cell office:value-type="float" office:value="0.537261698440208">
                <text:p>0.537261698440208</text:p>
              </table:table-cell>
            </table:table-row>
            <table:table-row>
              <table:table-cell office:value-type="string">
                <text:p>1999-06-01</text:p>
              </table:table-cell>
              <table:table-cell office:value-type="float" office:value="0.406542056074766">
                <text:p>0.406542056074766</text:p>
              </table:table-cell>
            </table:table-row>
            <table:table-row>
              <table:table-cell office:value-type="string">
                <text:p>1999-07-01</text:p>
              </table:table-cell>
              <table:table-cell office:value-type="float" office:value="0.111332007952286">
                <text:p>0.111332007952286</text:p>
              </table:table-cell>
            </table:table-row>
            <table:table-row>
              <table:table-cell office:value-type="string">
                <text:p>1999-08-02</text:p>
              </table:table-cell>
              <table:table-cell office:value-type="float" office:value="0.451187335092348">
                <text:p>0.451187335092348</text:p>
              </table:table-cell>
            </table:table-row>
            <table:table-row>
              <table:table-cell office:value-type="string">
                <text:p>1999-09-01</text:p>
              </table:table-cell>
              <table:table-cell office:value-type="float" office:value="0.370114942528736">
                <text:p>0.370114942528736</text:p>
              </table:table-cell>
            </table:table-row>
            <table:table-row>
              <table:table-cell office:value-type="string">
                <text:p>1999-10-01</text:p>
              </table:table-cell>
              <table:table-cell office:value-type="float" office:value="0.255278310940499">
                <text:p>0.255278310940499</text:p>
              </table:table-cell>
            </table:table-row>
            <table:table-row>
              <table:table-cell office:value-type="string">
                <text:p>1999-11-01</text:p>
              </table:table-cell>
              <table:table-cell office:value-type="float" office:value="0.151351351351351">
                <text:p>0.151351351351351</text:p>
              </table:table-cell>
            </table:table-row>
            <table:table-row>
              <table:table-cell office:value-type="string">
                <text:p>1999-12-01</text:p>
              </table:table-cell>
              <table:table-cell office:value-type="float" office:value="-0.136296296296296">
                <text:p>-0.136296296296296</text:p>
              </table:table-cell>
            </table:table-row>
            <table:table-row>
              <table:table-cell office:value-type="string">
                <text:p>2000-01-03</text:p>
              </table:table-cell>
              <table:table-cell office:value-type="float" office:value="0.228434504792332">
                <text:p>0.228434504792332</text:p>
              </table:table-cell>
            </table:table-row>
            <table:table-row>
              <table:table-cell office:value-type="string">
                <text:p>2000-02-01</text:p>
              </table:table-cell>
              <table:table-cell office:value-type="float" office:value="0.328616352201258">
                <text:p>0.328616352201258</text:p>
              </table:table-cell>
            </table:table-row>
            <table:table-row>
              <table:table-cell office:value-type="string">
                <text:p>2000-03-01</text:p>
              </table:table-cell>
              <table:table-cell office:value-type="float" office:value="0.595555555555555">
                <text:p>0.595555555555555</text:p>
              </table:table-cell>
            </table:table-row>
            <table:table-row>
              <table:table-cell office:value-type="string">
                <text:p>2000-04-03</text:p>
              </table:table-cell>
              <table:table-cell office:value-type="float" office:value="-0.181306306306306">
                <text:p>-0.181306306306306</text:p>
              </table:table-cell>
            </table:table-row>
            <table:table-row>
              <table:table-cell office:value-type="string">
                <text:p>2000-05-01</text:p>
              </table:table-cell>
              <table:table-cell office:value-type="float" office:value="-0.0789177001127395">
                <text:p>-0.0789177001127395</text:p>
              </table:table-cell>
            </table:table-row>
            <table:table-row>
              <table:table-cell office:value-type="string">
                <text:p>2000-06-01</text:p>
              </table:table-cell>
              <table:table-cell office:value-type="float" office:value="0.0166112956810631">
                <text:p>0.0166112956810631</text:p>
              </table:table-cell>
            </table:table-row>
            <table:table-row>
              <table:table-cell office:value-type="string">
                <text:p>2000-07-03</text:p>
              </table:table-cell>
              <table:table-cell office:value-type="float" office:value="0.613595706618962">
                <text:p>0.613595706618962</text:p>
              </table:table-cell>
            </table:table-row>
            <table:table-row>
              <table:table-cell office:value-type="string">
                <text:p>2000-08-01</text:p>
              </table:table-cell>
              <table:table-cell office:value-type="float" office:value="0.601818181818182">
                <text:p>0.601818181818182</text:p>
              </table:table-cell>
            </table:table-row>
            <table:table-row>
              <table:table-cell office:value-type="string">
                <text:p>2000-09-01</text:p>
              </table:table-cell>
              <table:table-cell office:value-type="float" office:value="0.615771812080537">
                <text:p>0.615771812080537</text:p>
              </table:table-cell>
            </table:table-row>
            <table:table-row>
              <table:table-cell office:value-type="string">
                <text:p>2000-10-02</text:p>
              </table:table-cell>
              <table:table-cell office:value-type="float" office:value="0.642201834862385">
                <text:p>0.642201834862385</text:p>
              </table:table-cell>
            </table:table-row>
            <table:table-row>
              <table:table-cell office:value-type="string">
                <text:p>2000-11-01</text:p>
              </table:table-cell>
              <table:table-cell office:value-type="float" office:value="0.713615023474179">
                <text:p>0.713615023474179</text:p>
              </table:table-cell>
            </table:table-row>
            <table:table-row>
              <table:table-cell office:value-type="string">
                <text:p>2000-12-01</text:p>
              </table:table-cell>
              <table:table-cell office:value-type="float" office:value="0.825042881646655">
                <text:p>0.825042881646655</text:p>
              </table:table-cell>
            </table:table-row>
            <table:table-row>
              <table:table-cell office:value-type="string">
                <text:p>2001-01-02</text:p>
              </table:table-cell>
              <table:table-cell office:value-type="float" office:value="0.561768530559168">
                <text:p>0.561768530559168</text:p>
              </table:table-cell>
            </table:table-row>
            <table:table-row>
              <table:table-cell office:value-type="string">
                <text:p>2001-02-01</text:p>
              </table:table-cell>
              <table:table-cell office:value-type="float" office:value="0.355029585798817">
                <text:p>0.355029585798817</text:p>
              </table:table-cell>
            </table:table-row>
            <table:table-row>
              <table:table-cell office:value-type="string">
                <text:p>2001-03-01</text:p>
              </table:table-cell>
              <table:table-cell office:value-type="float" office:value="-0.052924791086351">
                <text:p>-0.052924791086351</text:p>
              </table:table-cell>
            </table:table-row>
            <table:table-row>
              <table:table-cell office:value-type="string">
                <text:p>2001-04-02</text:p>
              </table:table-cell>
              <table:table-cell office:value-type="float" office:value="0.279229711141678">
                <text:p>0.279229711141678</text:p>
              </table:table-cell>
            </table:table-row>
            <table:table-row>
              <table:table-cell office:value-type="string">
                <text:p>2001-05-01</text:p>
              </table:table-cell>
              <table:table-cell office:value-type="float" office:value="0.149326805385557">
                <text:p>0.149326805385557</text:p>
              </table:table-cell>
            </table:table-row>
            <table:table-row>
              <table:table-cell office:value-type="string">
                <text:p>2001-06-01</text:p>
              </table:table-cell>
              <table:table-cell office:value-type="float" office:value="0.20479302832244">
                <text:p>0.20479302832244</text:p>
              </table:table-cell>
            </table:table-row>
            <table:table-row>
              <table:table-cell office:value-type="string">
                <text:p>2001-07-02</text:p>
              </table:table-cell>
              <table:table-cell office:value-type="float" office:value="-0.0388026607538803">
                <text:p>-0.0388026607538803</text:p>
              </table:table-cell>
            </table:table-row>
            <table:table-row>
              <table:table-cell office:value-type="string">
                <text:p>2001-08-01</text:p>
              </table:table-cell>
              <table:table-cell office:value-type="float" office:value="-0.0794551645856982">
                <text:p>-0.0794551645856982</text:p>
              </table:table-cell>
            </table:table-row>
            <table:table-row>
              <table:table-cell office:value-type="string">
                <text:p>2001-09-04</text:p>
              </table:table-cell>
              <table:table-cell office:value-type="float" office:value="-0.254413291796469">
                <text:p>-0.254413291796469</text:p>
              </table:table-cell>
            </table:table-row>
            <table:table-row>
              <table:table-cell office:value-type="string">
                <text:p>2001-10-01</text:p>
              </table:table-cell>
              <table:table-cell office:value-type="float" office:value="-0.233705772811918">
                <text:p>-0.233705772811918</text:p>
              </table:table-cell>
            </table:table-row>
            <table:table-row>
              <table:table-cell office:value-type="string">
                <text:p>2001-11-01</text:p>
              </table:table-cell>
              <table:table-cell office:value-type="float" office:value="-0.221917808219178">
                <text:p>-0.221917808219178</text:p>
              </table:table-cell>
            </table:table-row>
            <table:table-row>
              <table:table-cell office:value-type="string">
                <text:p>2001-12-03</text:p>
              </table:table-cell>
              <table:table-cell office:value-type="float" office:value="-0.139097744360902">
                <text:p>-0.139097744360902</text:p>
              </table:table-cell>
            </table:table-row>
            <table:table-row>
              <table:table-cell office:value-type="string">
                <text:p>2002-01-02</text:p>
              </table:table-cell>
              <table:table-cell office:value-type="float" office:value="-0.048293089092423">
                <text:p>-0.048293089092423</text:p>
              </table:table-cell>
            </table:table-row>
            <table:table-row>
              <table:table-cell office:value-type="string">
                <text:p>2002-02-04</text:p>
              </table:table-cell>
              <table:table-cell office:value-type="float" office:value="-0.0340611353711789">
                <text:p>-0.0340611353711789</text:p>
              </table:table-cell>
            </table:table-row>
            <table:table-row>
              <table:table-cell office:value-type="string">
                <text:p>2002-03-01</text:p>
              </table:table-cell>
              <table:table-cell office:value-type="float" office:value="0.0901960784313724">
                <text:p>0.0901960784313724</text:p>
              </table:table-cell>
            </table:table-row>
            <table:table-row>
              <table:table-cell office:value-type="string">
                <text:p>2002-04-01</text:p>
              </table:table-cell>
              <table:table-cell office:value-type="float" office:value="0.179569892473118">
                <text:p>0.179569892473118</text:p>
              </table:table-cell>
            </table:table-row>
            <table:table-row>
              <table:table-cell office:value-type="string">
                <text:p>2002-05-01</text:p>
              </table:table-cell>
              <table:table-cell office:value-type="float" office:value="0.242811501597444">
                <text:p>0.242811501597444</text:p>
              </table:table-cell>
            </table:table-row>
            <table:table-row>
              <table:table-cell office:value-type="string">
                <text:p>2002-06-03</text:p>
              </table:table-cell>
              <table:table-cell office:value-type="float" office:value="0.0804701627486437">
                <text:p>0.0804701627486437</text:p>
              </table:table-cell>
            </table:table-row>
            <table:table-row>
              <table:table-cell office:value-type="string">
                <text:p>2002-07-01</text:p>
              </table:table-cell>
              <table:table-cell office:value-type="float" office:value="0.0888119953863897">
                <text:p>0.0888119953863897</text:p>
              </table:table-cell>
            </table:table-row>
            <table:table-row>
              <table:table-cell office:value-type="string">
                <text:p>2002-08-01</text:p>
              </table:table-cell>
              <table:table-cell office:value-type="float" office:value="0.191122071516646">
                <text:p>0.191122071516646</text:p>
              </table:table-cell>
            </table:table-row>
            <table:table-row>
              <table:table-cell office:value-type="string">
                <text:p>2002-09-03</text:p>
              </table:table-cell>
              <table:table-cell office:value-type="float" office:value="0.383008356545961">
                <text:p>0.383008356545961</text:p>
              </table:table-cell>
            </table:table-row>
            <table:table-row>
              <table:table-cell office:value-type="string">
                <text:p>2002-10-01</text:p>
              </table:table-cell>
              <table:table-cell office:value-type="float" office:value="0.392466585662211">
                <text:p>0.392466585662211</text:p>
              </table:table-cell>
            </table:table-row>
            <table:table-row>
              <table:table-cell office:value-type="string">
                <text:p>2002-11-01</text:p>
              </table:table-cell>
              <table:table-cell office:value-type="float" office:value="0.226525821596244">
                <text:p>0.226525821596244</text:p>
              </table:table-cell>
            </table:table-row>
            <table:table-row>
              <table:table-cell office:value-type="string">
                <text:p>2002-12-02</text:p>
              </table:table-cell>
              <table:table-cell office:value-type="float" office:value="0.0698689956331879">
                <text:p>0.0698689956331879</text:p>
              </table:table-cell>
            </table:table-row>
            <table:table-row>
              <table:table-cell office:value-type="string">
                <text:p>2003-01-02</text:p>
              </table:table-cell>
              <table:table-cell office:value-type="float" office:value="-0.0446194225721784">
                <text:p>-0.0446194225721784</text:p>
              </table:table-cell>
            </table:table-row>
            <table:table-row>
              <table:table-cell office:value-type="string">
                <text:p>2003-02-03</text:p>
              </table:table-cell>
              <table:table-cell office:value-type="float" office:value="0.0198915009041589">
                <text:p>0.0198915009041589</text:p>
              </table:table-cell>
            </table:table-row>
            <table:table-row>
              <table:table-cell office:value-type="string">
                <text:p>2003-03-03</text:p>
              </table:table-cell>
              <table:table-cell office:value-type="float" office:value="0.114208633093525">
                <text:p>0.114208633093525</text:p>
              </table:table-cell>
            </table:table-row>
            <table:table-row>
              <table:table-cell office:value-type="string">
                <text:p>2003-04-01</text:p>
              </table:table-cell>
              <table:table-cell office:value-type="float" office:value="0.0300820419325434">
                <text:p>0.0300820419325434</text:p>
              </table:table-cell>
            </table:table-row>
            <table:table-row>
              <table:table-cell office:value-type="string">
                <text:p>2003-05-01</text:p>
              </table:table-cell>
              <table:table-cell office:value-type="float" office:value="0.0162810625535561">
                <text:p>0.0162810625535561</text:p>
              </table:table-cell>
            </table:table-row>
            <table:table-row>
              <table:table-cell office:value-type="string">
                <text:p>2003-06-02</text:p>
              </table:table-cell>
              <table:table-cell office:value-type="float" office:value="-0.01255230125523">
                <text:p>-0.01255230125523</text:p>
              </table:table-cell>
            </table:table-row>
            <table:table-row>
              <table:table-cell office:value-type="string">
                <text:p>2003-07-01</text:p>
              </table:table-cell>
              <table:table-cell office:value-type="float" office:value="0.391949152542373">
                <text:p>0.391949152542373</text:p>
              </table:table-cell>
            </table:table-row>
            <table:table-row>
              <table:table-cell office:value-type="string">
                <text:p>2003-08-01</text:p>
              </table:table-cell>
              <table:table-cell office:value-type="float" office:value="0.41304347826087">
                <text:p>0.41304347826087</text:p>
              </table:table-cell>
            </table:table-row>
            <table:table-row>
              <table:table-cell office:value-type="string">
                <text:p>2003-09-02</text:p>
              </table:table-cell>
              <table:table-cell office:value-type="float" office:value="0.394763343403827">
                <text:p>0.394763343403827</text:p>
              </table:table-cell>
            </table:table-row>
            <table:table-row>
              <table:table-cell office:value-type="string">
                <text:p>2003-10-01</text:p>
              </table:table-cell>
              <table:table-cell office:value-type="float" office:value="0.325479930191972">
                <text:p>0.325479930191972</text:p>
              </table:table-cell>
            </table:table-row>
            <table:table-row>
              <table:table-cell office:value-type="string">
                <text:p>2003-11-03</text:p>
              </table:table-cell>
              <table:table-cell office:value-type="float" office:value="0.480382775119617">
                <text:p>0.480382775119617</text:p>
              </table:table-cell>
            </table:table-row>
            <table:table-row>
              <table:table-cell office:value-type="string">
                <text:p>2003-12-01</text:p>
              </table:table-cell>
              <table:table-cell office:value-type="float" office:value="0.626530612244898">
                <text:p>0.626530612244898</text:p>
              </table:table-cell>
            </table:table-row>
            <table:table-row>
              <table:table-cell office:value-type="string">
                <text:p>2004-01-02</text:p>
              </table:table-cell>
              <table:table-cell office:value-type="float" office:value="0.611721611721612">
                <text:p>0.611721611721612</text:p>
              </table:table-cell>
            </table:table-row>
            <table:table-row>
              <table:table-cell office:value-type="string">
                <text:p>2004-02-02</text:p>
              </table:table-cell>
              <table:table-cell office:value-type="float" office:value="0.593971631205674">
                <text:p>0.593971631205674</text:p>
              </table:table-cell>
            </table:table-row>
            <table:table-row>
              <table:table-cell office:value-type="string">
                <text:p>2004-03-01</text:p>
              </table:table-cell>
              <table:table-cell office:value-type="float" office:value="0.469733656174334">
                <text:p>0.469733656174334</text:p>
              </table:table-cell>
            </table:table-row>
            <table:table-row>
              <table:table-cell office:value-type="string">
                <text:p>2004-04-01</text:p>
              </table:table-cell>
              <table:table-cell office:value-type="float" office:value="0.65575221238938">
                <text:p>0.65575221238938</text:p>
              </table:table-cell>
            </table:table-row>
            <table:table-row>
              <table:table-cell office:value-type="string">
                <text:p>2004-05-03</text:p>
              </table:table-cell>
              <table:table-cell office:value-type="float" office:value="0.645868465430017">
                <text:p>0.645868465430017</text:p>
              </table:table-cell>
            </table:table-row>
            <table:table-row>
              <table:table-cell office:value-type="string">
                <text:p>2004-06-01</text:p>
              </table:table-cell>
              <table:table-cell office:value-type="float" office:value="0.772033898305085">
                <text:p>0.772033898305085</text:p>
              </table:table-cell>
            </table:table-row>
            <table:table-row>
              <table:table-cell office:value-type="string">
                <text:p>2004-07-01</text:p>
              </table:table-cell>
              <table:table-cell office:value-type="float" office:value="0.719178082191781">
                <text:p>0.719178082191781</text:p>
              </table:table-cell>
            </table:table-row>
            <table:table-row>
              <table:table-cell office:value-type="string">
                <text:p>2004-08-02</text:p>
              </table:table-cell>
              <table:table-cell office:value-type="float" office:value="0.523076923076923">
                <text:p>0.523076923076923</text:p>
              </table:table-cell>
            </table:table-row>
            <table:table-row>
              <table:table-cell office:value-type="string">
                <text:p>2004-09-01</text:p>
              </table:table-cell>
              <table:table-cell office:value-type="float" office:value="0.578339350180505">
                <text:p>0.578339350180505</text:p>
              </table:table-cell>
            </table:table-row>
            <table:table-row>
              <table:table-cell office:value-type="string">
                <text:p>2004-10-01</text:p>
              </table:table-cell>
              <table:table-cell office:value-type="float" office:value="0.67412771560237">
                <text:p>0.67412771560237</text:p>
              </table:table-cell>
            </table:table-row>
            <table:table-row>
              <table:table-cell office:value-type="string">
                <text:p>2004-11-01</text:p>
              </table:table-cell>
              <table:table-cell office:value-type="float" office:value="0.748545572074984">
                <text:p>0.748545572074984</text:p>
              </table:table-cell>
            </table:table-row>
            <table:table-row>
              <table:table-cell office:value-type="string">
                <text:p>2004-12-01</text:p>
              </table:table-cell>
              <table:table-cell office:value-type="float" office:value="0.880803011292346">
                <text:p>0.880803011292346</text:p>
              </table:table-cell>
            </table:table-row>
            <table:table-row>
              <table:table-cell office:value-type="string">
                <text:p>2005-01-03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2005-02-01</text:p>
              </table:table-cell>
              <table:table-cell office:value-type="float" office:value="0.385428253615128">
                <text:p>0.385428253615128</text:p>
              </table:table-cell>
            </table:table-row>
            <table:table-row>
              <table:table-cell office:value-type="string">
                <text:p>2005-03-01</text:p>
              </table:table-cell>
              <table:table-cell office:value-type="float" office:value="0.364085667215815">
                <text:p>0.364085667215815</text:p>
              </table:table-cell>
            </table:table-row>
            <table:table-row>
              <table:table-cell office:value-type="string">
                <text:p>2005-04-01</text:p>
              </table:table-cell>
              <table:table-cell office:value-type="float" office:value="0.272581507215393">
                <text:p>0.272581507215393</text:p>
              </table:table-cell>
            </table:table-row>
            <table:table-row>
              <table:table-cell office:value-type="string">
                <text:p>2005-05-02</text:p>
              </table:table-cell>
              <table:table-cell office:value-type="float" office:value="0.349385245901639">
                <text:p>0.349385245901639</text:p>
              </table:table-cell>
            </table:table-row>
            <table:table-row>
              <table:table-cell office:value-type="string">
                <text:p>2005-06-01</text:p>
              </table:table-cell>
              <table:table-cell office:value-type="float" office:value="0.187948350071736">
                <text:p>0.187948350071736</text:p>
              </table:table-cell>
            </table:table-row>
            <table:table-row>
              <table:table-cell office:value-type="string">
                <text:p>2005-07-01</text:p>
              </table:table-cell>
              <table:table-cell office:value-type="float" office:value="0.118636564851704">
                <text:p>0.118636564851704</text:p>
              </table:table-cell>
            </table:table-row>
            <table:table-row>
              <table:table-cell office:value-type="string">
                <text:p>2005-08-01</text:p>
              </table:table-cell>
              <table:table-cell office:value-type="float" office:value="0.134199134199134">
                <text:p>0.134199134199134</text:p>
              </table:table-cell>
            </table:table-row>
            <table:table-row>
              <table:table-cell office:value-type="string">
                <text:p>2005-09-01</text:p>
              </table:table-cell>
              <table:table-cell office:value-type="float" office:value="0.102012808783166">
                <text:p>0.102012808783166</text:p>
              </table:table-cell>
            </table:table-row>
            <table:table-row>
              <table:table-cell office:value-type="string">
                <text:p>2005-10-03</text:p>
              </table:table-cell>
              <table:table-cell office:value-type="float" office:value="0.0696028313016122">
                <text:p>0.0696028313016122</text:p>
              </table:table-cell>
            </table:table-row>
            <table:table-row>
              <table:table-cell office:value-type="string">
                <text:p>2005-11-01</text:p>
              </table:table-cell>
              <table:table-cell office:value-type="float" office:value="0.0824399260628466">
                <text:p>0.0824399260628466</text:p>
              </table:table-cell>
            </table:table-row>
            <table:table-row>
              <table:table-cell office:value-type="string">
                <text:p>2005-12-01</text:p>
              </table:table-cell>
              <table:table-cell office:value-type="float" office:value="-0.037358238825884">
                <text:p>-0.037358238825884</text:p>
              </table:table-cell>
            </table:table-row>
            <table:table-row>
              <table:table-cell office:value-type="string">
                <text:p>2006-01-03</text:p>
              </table:table-cell>
              <table:table-cell office:value-type="float" office:value="0.174114021571649">
                <text:p>0.174114021571649</text:p>
              </table:table-cell>
            </table:table-row>
            <table:table-row>
              <table:table-cell office:value-type="string">
                <text:p>2006-02-01</text:p>
              </table:table-cell>
              <table:table-cell office:value-type="float" office:value="0.402248093135287">
                <text:p>0.402248093135287</text:p>
              </table:table-cell>
            </table:table-row>
            <table:table-row>
              <table:table-cell office:value-type="string">
                <text:p>2006-03-01</text:p>
              </table:table-cell>
              <table:table-cell office:value-type="float" office:value="0.456924315619968">
                <text:p>0.456924315619968</text:p>
              </table:table-cell>
            </table:table-row>
            <table:table-row>
              <table:table-cell office:value-type="string">
                <text:p>2006-04-03</text:p>
              </table:table-cell>
              <table:table-cell office:value-type="float" office:value="0.5052498950021">
                <text:p>0.5052498950021</text:p>
              </table:table-cell>
            </table:table-row>
            <table:table-row>
              <table:table-cell office:value-type="string">
                <text:p>2006-05-01</text:p>
              </table:table-cell>
              <table:table-cell office:value-type="float" office:value="0.301442672741078">
                <text:p>0.301442672741078</text:p>
              </table:table-cell>
            </table:table-row>
            <table:table-row>
              <table:table-cell office:value-type="string">
                <text:p>2006-06-01</text:p>
              </table:table-cell>
              <table:table-cell office:value-type="float" office:value="0.461755233494364">
                <text:p>0.461755233494364</text:p>
              </table:table-cell>
            </table:table-row>
            <table:table-row>
              <table:table-cell office:value-type="string">
                <text:p>2006-07-03</text:p>
              </table:table-cell>
              <table:table-cell office:value-type="float" office:value="0.302730510486743">
                <text:p>0.302730510486743</text:p>
              </table:table-cell>
            </table:table-row>
            <table:table-row>
              <table:table-cell office:value-type="string">
                <text:p>2006-08-01</text:p>
              </table:table-cell>
              <table:table-cell office:value-type="float" office:value="0.264631043256998">
                <text:p>0.264631043256998</text:p>
              </table:table-cell>
            </table:table-row>
            <table:table-row>
              <table:table-cell office:value-type="string">
                <text:p>2006-09-01</text:p>
              </table:table-cell>
              <table:table-cell office:value-type="float" office:value="0.359070153590702">
                <text:p>0.359070153590702</text:p>
              </table:table-cell>
            </table:table-row>
            <table:table-row>
              <table:table-cell office:value-type="string">
                <text:p>2006-10-02</text:p>
              </table:table-cell>
              <table:table-cell office:value-type="float" office:value="0.334558823529412">
                <text:p>0.334558823529412</text:p>
              </table:table-cell>
            </table:table-row>
            <table:table-row>
              <table:table-cell office:value-type="string">
                <text:p>2006-11-01</text:p>
              </table:table-cell>
              <table:table-cell office:value-type="float" office:value="0.159153005464481">
                <text:p>0.159153005464481</text:p>
              </table:table-cell>
            </table:table-row>
            <table:table-row>
              <table:table-cell office:value-type="string">
                <text:p>2006-12-01</text:p>
              </table:table-cell>
              <table:table-cell office:value-type="float" office:value="0.18018018018018">
                <text:p>0.18018018018018</text:p>
              </table:table-cell>
            </table:table-row>
            <table:table-row>
              <table:table-cell office:value-type="string">
                <text:p>2007-01-03</text:p>
              </table:table-cell>
              <table:table-cell office:value-type="float" office:value="0.102362204724409">
                <text:p>0.102362204724409</text:p>
              </table:table-cell>
            </table:table-row>
            <table:table-row>
              <table:table-cell office:value-type="string">
                <text:p>2007-02-01</text:p>
              </table:table-cell>
              <table:table-cell office:value-type="float" office:value="-0.149155453764672">
                <text:p>-0.149155453764672</text:p>
              </table:table-cell>
            </table:table-row>
            <table:table-row>
              <table:table-cell office:value-type="string">
                <text:p>2007-03-01</text:p>
              </table:table-cell>
              <table:table-cell office:value-type="float" office:value="-0.166620613429124">
                <text:p>-0.166620613429124</text:p>
              </table:table-cell>
            </table:table-row>
            <table:table-row>
              <table:table-cell office:value-type="string">
                <text:p>2007-04-02</text:p>
              </table:table-cell>
              <table:table-cell office:value-type="float" office:value="-0.167689732142857">
                <text:p>-0.167689732142857</text:p>
              </table:table-cell>
            </table:table-row>
            <table:table-row>
              <table:table-cell office:value-type="string">
                <text:p>2007-05-01</text:p>
              </table:table-cell>
              <table:table-cell office:value-type="float" office:value="-0.191656942823804">
                <text:p>-0.191656942823804</text:p>
              </table:table-cell>
            </table:table-row>
            <table:table-row>
              <table:table-cell office:value-type="string">
                <text:p>2007-06-01</text:p>
              </table:table-cell>
              <table:table-cell office:value-type="float" office:value="-0.305150096392178">
                <text:p>-0.305150096392178</text:p>
              </table:table-cell>
            </table:table-row>
            <table:table-row>
              <table:table-cell office:value-type="string">
                <text:p>2007-07-02</text:p>
              </table:table-cell>
              <table:table-cell office:value-type="float" office:value="-0.220534629404617">
                <text:p>-0.220534629404617</text:p>
              </table:table-cell>
            </table:table-row>
            <table:table-row>
              <table:table-cell office:value-type="string">
                <text:p>2007-08-01</text:p>
              </table:table-cell>
              <table:table-cell office:value-type="float" office:value="-0.111670020120724">
                <text:p>-0.111670020120724</text:p>
              </table:table-cell>
            </table:table-row>
            <table:table-row>
              <table:table-cell office:value-type="string">
                <text:p>2007-09-04</text:p>
              </table:table-cell>
              <table:table-cell office:value-type="float" office:value="-0.230299328039096">
                <text:p>-0.230299328039096</text:p>
              </table:table-cell>
            </table:table-row>
            <table:table-row>
              <table:table-cell office:value-type="string">
                <text:p>2007-10-01</text:p>
              </table:table-cell>
              <table:table-cell office:value-type="float" office:value="-0.293112947658402">
                <text:p>-0.293112947658402</text:p>
              </table:table-cell>
            </table:table-row>
            <table:table-row>
              <table:table-cell office:value-type="string">
                <text:p>2007-11-01</text:p>
              </table:table-cell>
              <table:table-cell office:value-type="float" office:value="-0.337360047142015">
                <text:p>-0.337360047142015</text:p>
              </table:table-cell>
            </table:table-row>
            <table:table-row>
              <table:table-cell office:value-type="string">
                <text:p>2007-12-03</text:p>
              </table:table-cell>
              <table:table-cell office:value-type="float" office:value="-0.42190252495596">
                <text:p>-0.42190252495596</text:p>
              </table:table-cell>
            </table:table-row>
            <table:table-row>
              <table:table-cell office:value-type="string">
                <text:p>2008-01-02</text:p>
              </table:table-cell>
              <table:table-cell office:value-type="float" office:value="-0.458630952380952">
                <text:p>-0.458630952380952</text:p>
              </table:table-cell>
            </table:table-row>
            <table:table-row>
              <table:table-cell office:value-type="string">
                <text:p>2008-02-01</text:p>
              </table:table-cell>
              <table:table-cell office:value-type="float" office:value="-0.418236877523553">
                <text:p>-0.418236877523553</text:p>
              </table:table-cell>
            </table:table-row>
            <table:table-row>
              <table:table-cell office:value-type="string">
                <text:p>2008-03-03</text:p>
              </table:table-cell>
              <table:table-cell office:value-type="float" office:value="-0.441976127320955">
                <text:p>-0.4419761273209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235ab8a-3802056-4a8fed3-2d66ea8-e241b8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cm" svg:height="8.992cm" xlink:href=".." xlink:type="simple" chart:class="chart:line" chart:style-name="ch1">
        <chart:legend chart:legend-position="end" svg:x="11.645cm" svg:y="4.197cm" style:legend-expansion="high" chart:style-name="ch2"/>
        <chart:plot-area chart:style-name="ch3" table:cell-range-address="Sheet1.A1:Sheet1.A182 Sheet1.L1:Sheet1.L182" chart:data-source-has-labels="both" svg:x="0.769cm" svg:y="0.851cm" svg:width="10.239cm" svg:height="7.542cm">
          <chartooo:coordinate-region svg:x="1.616cm" svg:y="1.05cm" svg:width="9.307cm" svg:height="7.144cm"/>
          <chart:axis chart:dimension="x" chart:name="primary-x" chart:style-name="ch4" chartooo:axis-type="auto">
            <chartooo:date-scale/>
            <chart:categories table:cell-range-address="Sheet1.A14:Sheet1.A1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14:Sheet1.L182" chart:label-cell-address="Sheet1.L1:Sheet1.L13" chart:class="chart:line">
            <chart:data-point chart:repeated="16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CAReturn</text:p>
                <text:list>
                  <text:list-item>
                    <text:p>CCAReturn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L1:Sheet1.L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994-03-01</text:p>
                <draw:g>
                  <svg:desc>Sheet1.A14:Sheet1.A182</svg:desc>
                </draw:g>
              </table:table-cell>
              <table:table-cell office:value-type="float" office:value="0.247408173313841">
                <text:p>0.247408173313841</text:p>
                <draw:g>
                  <svg:desc>Sheet1.L14:Sheet1.L182</svg:desc>
                </draw:g>
              </table:table-cell>
            </table:table-row>
            <table:table-row>
              <table:table-cell office:value-type="string">
                <text:p>1994-04-04</text:p>
              </table:table-cell>
              <table:table-cell office:value-type="float" office:value="0.433795614734391">
                <text:p>0.433795614734391</text:p>
              </table:table-cell>
            </table:table-row>
            <table:table-row>
              <table:table-cell office:value-type="string">
                <text:p>1994-05-02</text:p>
              </table:table-cell>
              <table:table-cell office:value-type="float" office:value="0.171850256926659">
                <text:p>0.171850256926659</text:p>
              </table:table-cell>
            </table:table-row>
            <table:table-row>
              <table:table-cell office:value-type="string">
                <text:p>1994-06-01</text:p>
              </table:table-cell>
              <table:table-cell office:value-type="float" office:value="0.0334479340675403">
                <text:p>0.0334479340675403</text:p>
              </table:table-cell>
            </table:table-row>
            <table:table-row>
              <table:table-cell office:value-type="string">
                <text:p>1994-07-01</text:p>
              </table:table-cell>
              <table:table-cell office:value-type="float" office:value="0.196210668954622">
                <text:p>0.196210668954622</text:p>
              </table:table-cell>
            </table:table-row>
            <table:table-row>
              <table:table-cell office:value-type="string">
                <text:p>1994-08-01</text:p>
              </table:table-cell>
              <table:table-cell office:value-type="float" office:value="0.152191815341925">
                <text:p>0.152191815341925</text:p>
              </table:table-cell>
            </table:table-row>
            <table:table-row>
              <table:table-cell office:value-type="string">
                <text:p>1994-09-01</text:p>
              </table:table-cell>
              <table:table-cell office:value-type="float" office:value="-0.171471540769889">
                <text:p>-0.171471540769889</text:p>
              </table:table-cell>
            </table:table-row>
            <table:table-row>
              <table:table-cell office:value-type="string">
                <text:p>1994-10-03</text:p>
              </table:table-cell>
              <table:table-cell office:value-type="float" office:value="0.0123458358222996">
                <text:p>0.0123458358222996</text:p>
              </table:table-cell>
            </table:table-row>
            <table:table-row>
              <table:table-cell office:value-type="string">
                <text:p>1994-11-01</text:p>
              </table:table-cell>
              <table:table-cell office:value-type="float" office:value="0.183564565033552">
                <text:p>0.183564565033552</text:p>
              </table:table-cell>
            </table:table-row>
            <table:table-row>
              <table:table-cell office:value-type="string">
                <text:p>1994-12-01</text:p>
              </table:table-cell>
              <table:table-cell office:value-type="float" office:value="0.208105673949669">
                <text:p>0.208105673949669</text:p>
              </table:table-cell>
            </table:table-row>
            <table:table-row>
              <table:table-cell office:value-type="string">
                <text:p>1995-01-03</text:p>
              </table:table-cell>
              <table:table-cell office:value-type="float" office:value="1.21430643318377E-016">
                <text:p>1.21430643318377E-016</text:p>
              </table:table-cell>
            </table:table-row>
            <table:table-row>
              <table:table-cell office:value-type="string">
                <text:p>1995-02-01</text:p>
              </table:table-cell>
              <table:table-cell office:value-type="float" office:value="0.0212022076506031">
                <text:p>0.0212022076506031</text:p>
              </table:table-cell>
            </table:table-row>
            <table:table-row>
              <table:table-cell office:value-type="string">
                <text:p>1995-03-01</text:p>
              </table:table-cell>
              <table:table-cell office:value-type="float" office:value="-0.0137933221323357">
                <text:p>-0.0137933221323357</text:p>
              </table:table-cell>
            </table:table-row>
            <table:table-row>
              <table:table-cell office:value-type="string">
                <text:p>1995-04-03</text:p>
              </table:table-cell>
              <table:table-cell office:value-type="float" office:value="-0.238625915462587">
                <text:p>-0.238625915462587</text:p>
              </table:table-cell>
            </table:table-row>
            <table:table-row>
              <table:table-cell office:value-type="string">
                <text:p>1995-05-01</text:p>
              </table:table-cell>
              <table:table-cell office:value-type="float" office:value="0.0231224174208545">
                <text:p>0.0231224174208545</text:p>
              </table:table-cell>
            </table:table-row>
            <table:table-row>
              <table:table-cell office:value-type="string">
                <text:p>1995-06-01</text:p>
              </table:table-cell>
              <table:table-cell office:value-type="float" office:value="0.342095494175575">
                <text:p>0.342095494175575</text:p>
              </table:table-cell>
            </table:table-row>
            <table:table-row>
              <table:table-cell office:value-type="string">
                <text:p>1995-07-03</text:p>
              </table:table-cell>
              <table:table-cell office:value-type="float" office:value="0.257045102989891">
                <text:p>0.257045102989891</text:p>
              </table:table-cell>
            </table:table-row>
            <table:table-row>
              <table:table-cell office:value-type="string">
                <text:p>1995-08-01</text:p>
              </table:table-cell>
              <table:table-cell office:value-type="float" office:value="0.34484048629173">
                <text:p>0.34484048629173</text:p>
              </table:table-cell>
            </table:table-row>
            <table:table-row>
              <table:table-cell office:value-type="string">
                <text:p>1995-09-01</text:p>
              </table:table-cell>
              <table:table-cell office:value-type="float" office:value="0.494871695823749">
                <text:p>0.494871695823749</text:p>
              </table:table-cell>
            </table:table-row>
            <table:table-row>
              <table:table-cell office:value-type="string">
                <text:p>1995-10-02</text:p>
              </table:table-cell>
              <table:table-cell office:value-type="float" office:value="0.370081604218848">
                <text:p>0.370081604218848</text:p>
              </table:table-cell>
            </table:table-row>
            <table:table-row>
              <table:table-cell office:value-type="string">
                <text:p>1995-11-01</text:p>
              </table:table-cell>
              <table:table-cell office:value-type="float" office:value="0.455929902034074">
                <text:p>0.455929902034074</text:p>
              </table:table-cell>
            </table:table-row>
            <table:table-row>
              <table:table-cell office:value-type="string">
                <text:p>1995-12-01</text:p>
              </table:table-cell>
              <table:table-cell office:value-type="float" office:value="0.423483613610843">
                <text:p>0.423483613610843</text:p>
              </table:table-cell>
            </table:table-row>
            <table:table-row>
              <table:table-cell office:value-type="string">
                <text:p>1996-01-02</text:p>
              </table:table-cell>
              <table:table-cell office:value-type="float" office:value="0.333491608483075">
                <text:p>0.333491608483075</text:p>
              </table:table-cell>
            </table:table-row>
            <table:table-row>
              <table:table-cell office:value-type="string">
                <text:p>1996-02-01</text:p>
              </table:table-cell>
              <table:table-cell office:value-type="float" office:value="0.393741644412105">
                <text:p>0.393741644412105</text:p>
              </table:table-cell>
            </table:table-row>
            <table:table-row>
              <table:table-cell office:value-type="string">
                <text:p>1996-03-01</text:p>
              </table:table-cell>
              <table:table-cell office:value-type="float" office:value="0.664976303593249">
                <text:p>0.664976303593249</text:p>
              </table:table-cell>
            </table:table-row>
            <table:table-row>
              <table:table-cell office:value-type="string">
                <text:p>1996-04-01</text:p>
              </table:table-cell>
              <table:table-cell office:value-type="float" office:value="0.83813749098854">
                <text:p>0.83813749098854</text:p>
              </table:table-cell>
            </table:table-row>
            <table:table-row>
              <table:table-cell office:value-type="string">
                <text:p>1996-05-01</text:p>
              </table:table-cell>
              <table:table-cell office:value-type="float" office:value="0.622111407443194">
                <text:p>0.622111407443194</text:p>
              </table:table-cell>
            </table:table-row>
            <table:table-row>
              <table:table-cell office:value-type="string">
                <text:p>1996-06-03</text:p>
              </table:table-cell>
              <table:table-cell office:value-type="float" office:value="0.462969602588356">
                <text:p>0.462969602588356</text:p>
              </table:table-cell>
            </table:table-row>
            <table:table-row>
              <table:table-cell office:value-type="string">
                <text:p>1996-07-01</text:p>
              </table:table-cell>
              <table:table-cell office:value-type="float" office:value="0.330102788335733">
                <text:p>0.330102788335733</text:p>
              </table:table-cell>
            </table:table-row>
            <table:table-row>
              <table:table-cell office:value-type="string">
                <text:p>1996-08-01</text:p>
              </table:table-cell>
              <table:table-cell office:value-type="float" office:value="0.495711985955942">
                <text:p>0.495711985955942</text:p>
              </table:table-cell>
            </table:table-row>
            <table:table-row>
              <table:table-cell office:value-type="string">
                <text:p>1996-09-03</text:p>
              </table:table-cell>
              <table:table-cell office:value-type="float" office:value="0.55459065173275">
                <text:p>0.55459065173275</text:p>
              </table:table-cell>
            </table:table-row>
            <table:table-row>
              <table:table-cell office:value-type="string">
                <text:p>1996-10-01</text:p>
              </table:table-cell>
              <table:table-cell office:value-type="float" office:value="0.504875754959756">
                <text:p>0.504875754959756</text:p>
              </table:table-cell>
            </table:table-row>
            <table:table-row>
              <table:table-cell office:value-type="string">
                <text:p>1996-11-01</text:p>
              </table:table-cell>
              <table:table-cell office:value-type="float" office:value="0.493350993242727">
                <text:p>0.493350993242727</text:p>
              </table:table-cell>
            </table:table-row>
            <table:table-row>
              <table:table-cell office:value-type="string">
                <text:p>1996-12-02</text:p>
              </table:table-cell>
              <table:table-cell office:value-type="float" office:value="0.311212569861975">
                <text:p>0.311212569861975</text:p>
              </table:table-cell>
            </table:table-row>
            <table:table-row>
              <table:table-cell office:value-type="string">
                <text:p>1997-01-02</text:p>
              </table:table-cell>
              <table:table-cell office:value-type="float" office:value="0.717718441290451">
                <text:p>0.717718441290451</text:p>
              </table:table-cell>
            </table:table-row>
            <table:table-row>
              <table:table-cell office:value-type="string">
                <text:p>1997-02-03</text:p>
              </table:table-cell>
              <table:table-cell office:value-type="float" office:value="0.644828603289138">
                <text:p>0.644828603289138</text:p>
              </table:table-cell>
            </table:table-row>
            <table:table-row>
              <table:table-cell office:value-type="string">
                <text:p>1997-03-03</text:p>
              </table:table-cell>
              <table:table-cell office:value-type="float" office:value="0.240141127682781">
                <text:p>0.240141127682781</text:p>
              </table:table-cell>
            </table:table-row>
            <table:table-row>
              <table:table-cell office:value-type="string">
                <text:p>1997-04-01</text:p>
              </table:table-cell>
              <table:table-cell office:value-type="float" office:value="0.0964250071215711">
                <text:p>0.0964250071215711</text:p>
              </table:table-cell>
            </table:table-row>
            <table:table-row>
              <table:table-cell office:value-type="string">
                <text:p>1997-05-01</text:p>
              </table:table-cell>
              <table:table-cell office:value-type="float" office:value="0.150638823715719">
                <text:p>0.150638823715719</text:p>
              </table:table-cell>
            </table:table-row>
            <table:table-row>
              <table:table-cell office:value-type="string">
                <text:p>1997-06-02</text:p>
              </table:table-cell>
              <table:table-cell office:value-type="float" office:value="0.31952267830744">
                <text:p>0.31952267830744</text:p>
              </table:table-cell>
            </table:table-row>
            <table:table-row>
              <table:table-cell office:value-type="string">
                <text:p>1997-07-01</text:p>
              </table:table-cell>
              <table:table-cell office:value-type="float" office:value="0.452275525952155">
                <text:p>0.452275525952155</text:p>
              </table:table-cell>
            </table:table-row>
            <table:table-row>
              <table:table-cell office:value-type="string">
                <text:p>1997-08-01</text:p>
              </table:table-cell>
              <table:table-cell office:value-type="float" office:value="0.224158264744756">
                <text:p>0.224158264744756</text:p>
              </table:table-cell>
            </table:table-row>
            <table:table-row>
              <table:table-cell office:value-type="string">
                <text:p>1997-09-02</text:p>
              </table:table-cell>
              <table:table-cell office:value-type="float" office:value="0.236653889412549">
                <text:p>0.236653889412549</text:p>
              </table:table-cell>
            </table:table-row>
            <table:table-row>
              <table:table-cell office:value-type="string">
                <text:p>1997-10-01</text:p>
              </table:table-cell>
              <table:table-cell office:value-type="float" office:value="0.0152287207018247">
                <text:p>0.0152287207018247</text:p>
              </table:table-cell>
            </table:table-row>
            <table:table-row>
              <table:table-cell office:value-type="string">
                <text:p>1997-11-03</text:p>
              </table:table-cell>
              <table:table-cell office:value-type="float" office:value="0.00718565966087437">
                <text:p>0.00718565966087437</text:p>
              </table:table-cell>
            </table:table-row>
            <table:table-row>
              <table:table-cell office:value-type="string">
                <text:p>1997-12-01</text:p>
              </table:table-cell>
              <table:table-cell office:value-type="float" office:value="0.29275638562325">
                <text:p>0.29275638562325</text:p>
              </table:table-cell>
            </table:table-row>
            <table:table-row>
              <table:table-cell office:value-type="string">
                <text:p>1998-01-02</text:p>
              </table:table-cell>
              <table:table-cell office:value-type="float" office:value="0.0634760637256447">
                <text:p>0.0634760637256447</text:p>
              </table:table-cell>
            </table:table-row>
            <table:table-row>
              <table:table-cell office:value-type="string">
                <text:p>1998-02-02</text:p>
              </table:table-cell>
              <table:table-cell office:value-type="float" office:value="0.16400297627027">
                <text:p>0.16400297627027</text:p>
              </table:table-cell>
            </table:table-row>
            <table:table-row>
              <table:table-cell office:value-type="string">
                <text:p>1998-03-02</text:p>
              </table:table-cell>
              <table:table-cell office:value-type="float" office:value="0.425855063811214">
                <text:p>0.425855063811214</text:p>
              </table:table-cell>
            </table:table-row>
            <table:table-row>
              <table:table-cell office:value-type="string">
                <text:p>1998-04-01</text:p>
              </table:table-cell>
              <table:table-cell office:value-type="float" office:value="0.477980089084716">
                <text:p>0.477980089084716</text:p>
              </table:table-cell>
            </table:table-row>
            <table:table-row>
              <table:table-cell office:value-type="string">
                <text:p>1998-05-01</text:p>
              </table:table-cell>
              <table:table-cell office:value-type="float" office:value="0.420306061425673">
                <text:p>0.420306061425673</text:p>
              </table:table-cell>
            </table:table-row>
            <table:table-row>
              <table:table-cell office:value-type="string">
                <text:p>1998-06-01</text:p>
              </table:table-cell>
              <table:table-cell office:value-type="float" office:value="0.316120007772314">
                <text:p>0.316120007772314</text:p>
              </table:table-cell>
            </table:table-row>
            <table:table-row>
              <table:table-cell office:value-type="string">
                <text:p>1998-07-01</text:p>
              </table:table-cell>
              <table:table-cell office:value-type="float" office:value="0.0221114536074311">
                <text:p>0.0221114536074311</text:p>
              </table:table-cell>
            </table:table-row>
            <table:table-row>
              <table:table-cell office:value-type="string">
                <text:p>1998-08-03</text:p>
              </table:table-cell>
              <table:table-cell office:value-type="float" office:value="-0.262972968960264">
                <text:p>-0.262972968960264</text:p>
              </table:table-cell>
            </table:table-row>
            <table:table-row>
              <table:table-cell office:value-type="string">
                <text:p>1998-09-01</text:p>
              </table:table-cell>
              <table:table-cell office:value-type="float" office:value="-0.145244139011055">
                <text:p>-0.145244139011055</text:p>
              </table:table-cell>
            </table:table-row>
            <table:table-row>
              <table:table-cell office:value-type="string">
                <text:p>1998-10-01</text:p>
              </table:table-cell>
              <table:table-cell office:value-type="float" office:value="0.271813761066176">
                <text:p>0.271813761066176</text:p>
              </table:table-cell>
            </table:table-row>
            <table:table-row>
              <table:table-cell office:value-type="string">
                <text:p>1998-11-02</text:p>
              </table:table-cell>
              <table:table-cell office:value-type="float" office:value="0.281097193824297">
                <text:p>0.281097193824297</text:p>
              </table:table-cell>
            </table:table-row>
            <table:table-row>
              <table:table-cell office:value-type="string">
                <text:p>1998-12-01</text:p>
              </table:table-cell>
              <table:table-cell office:value-type="float" office:value="0.381314647875881">
                <text:p>0.381314647875881</text:p>
              </table:table-cell>
            </table:table-row>
            <table:table-row>
              <table:table-cell office:value-type="string">
                <text:p>1999-01-04</text:p>
              </table:table-cell>
              <table:table-cell office:value-type="float" office:value="0.354850958024927">
                <text:p>0.354850958024927</text:p>
              </table:table-cell>
            </table:table-row>
            <table:table-row>
              <table:table-cell office:value-type="string">
                <text:p>1999-02-01</text:p>
              </table:table-cell>
              <table:table-cell office:value-type="float" office:value="0.289780709108702">
                <text:p>0.289780709108702</text:p>
              </table:table-cell>
            </table:table-row>
            <table:table-row>
              <table:table-cell office:value-type="string">
                <text:p>1999-03-01</text:p>
              </table:table-cell>
              <table:table-cell office:value-type="float" office:value="0.213926896209286">
                <text:p>0.213926896209286</text:p>
              </table:table-cell>
            </table:table-row>
            <table:table-row>
              <table:table-cell office:value-type="string">
                <text:p>1999-04-01</text:p>
              </table:table-cell>
              <table:table-cell office:value-type="float" office:value="0.427669265419175">
                <text:p>0.427669265419175</text:p>
              </table:table-cell>
            </table:table-row>
            <table:table-row>
              <table:table-cell office:value-type="string">
                <text:p>1999-05-03</text:p>
              </table:table-cell>
              <table:table-cell office:value-type="float" office:value="0.43000271580148">
                <text:p>0.43000271580148</text:p>
              </table:table-cell>
            </table:table-row>
            <table:table-row>
              <table:table-cell office:value-type="string">
                <text:p>1999-06-01</text:p>
              </table:table-cell>
              <table:table-cell office:value-type="float" office:value="0.341134249727024">
                <text:p>0.341134249727024</text:p>
              </table:table-cell>
            </table:table-row>
            <table:table-row>
              <table:table-cell office:value-type="string">
                <text:p>1999-07-01</text:p>
              </table:table-cell>
              <table:table-cell office:value-type="float" office:value="0.10555930305536">
                <text:p>0.10555930305536</text:p>
              </table:table-cell>
            </table:table-row>
            <table:table-row>
              <table:table-cell office:value-type="string">
                <text:p>1999-08-02</text:p>
              </table:table-cell>
              <table:table-cell office:value-type="float" office:value="0.37238207314409">
                <text:p>0.37238207314409</text:p>
              </table:table-cell>
            </table:table-row>
            <table:table-row>
              <table:table-cell office:value-type="string">
                <text:p>1999-09-01</text:p>
              </table:table-cell>
              <table:table-cell office:value-type="float" office:value="0.314894635976666">
                <text:p>0.314894635976666</text:p>
              </table:table-cell>
            </table:table-row>
            <table:table-row>
              <table:table-cell office:value-type="string">
                <text:p>1999-10-01</text:p>
              </table:table-cell>
              <table:table-cell office:value-type="float" office:value="0.227357309703832">
                <text:p>0.227357309703832</text:p>
              </table:table-cell>
            </table:table-row>
            <table:table-row>
              <table:table-cell office:value-type="string">
                <text:p>1999-11-01</text:p>
              </table:table-cell>
              <table:table-cell office:value-type="float" office:value="0.1409363406311">
                <text:p>0.1409363406311</text:p>
              </table:table-cell>
            </table:table-row>
            <table:table-row>
              <table:table-cell office:value-type="string">
                <text:p>1999-12-01</text:p>
              </table:table-cell>
              <table:table-cell office:value-type="float" office:value="-0.146525504522038">
                <text:p>-0.146525504522038</text:p>
              </table:table-cell>
            </table:table-row>
            <table:table-row>
              <table:table-cell office:value-type="string">
                <text:p>2000-01-03</text:p>
              </table:table-cell>
              <table:table-cell office:value-type="float" office:value="0.205740598405545">
                <text:p>0.205740598405545</text:p>
              </table:table-cell>
            </table:table-row>
            <table:table-row>
              <table:table-cell office:value-type="string">
                <text:p>2000-02-01</text:p>
              </table:table-cell>
              <table:table-cell office:value-type="float" office:value="0.284138064017052">
                <text:p>0.284138064017052</text:p>
              </table:table-cell>
            </table:table-row>
            <table:table-row>
              <table:table-cell office:value-type="string">
                <text:p>2000-03-01</text:p>
              </table:table-cell>
              <table:table-cell office:value-type="float" office:value="0.467221986283859">
                <text:p>0.467221986283859</text:p>
              </table:table-cell>
            </table:table-row>
            <table:table-row>
              <table:table-cell office:value-type="string">
                <text:p>2000-04-03</text:p>
              </table:table-cell>
              <table:table-cell office:value-type="float" office:value="-0.200045265458651">
                <text:p>-0.200045265458651</text:p>
              </table:table-cell>
            </table:table-row>
            <table:table-row>
              <table:table-cell office:value-type="string">
                <text:p>2000-05-01</text:p>
              </table:table-cell>
              <table:table-cell office:value-type="float" office:value="-0.0822058874495767">
                <text:p>-0.0822058874495767</text:p>
              </table:table-cell>
            </table:table-row>
            <table:table-row>
              <table:table-cell office:value-type="string">
                <text:p>2000-06-01</text:p>
              </table:table-cell>
              <table:table-cell office:value-type="float" office:value="0.016474837203505">
                <text:p>0.016474837203505</text:p>
              </table:table-cell>
            </table:table-row>
            <table:table-row>
              <table:table-cell office:value-type="string">
                <text:p>2000-07-03</text:p>
              </table:table-cell>
              <table:table-cell office:value-type="float" office:value="0.478465046907524">
                <text:p>0.478465046907524</text:p>
              </table:table-cell>
            </table:table-row>
            <table:table-row>
              <table:table-cell office:value-type="string">
                <text:p>2000-08-01</text:p>
              </table:table-cell>
              <table:table-cell office:value-type="float" office:value="0.471139347709663">
                <text:p>0.471139347709663</text:p>
              </table:table-cell>
            </table:table-row>
            <table:table-row>
              <table:table-cell office:value-type="string">
                <text:p>2000-09-01</text:p>
              </table:table-cell>
              <table:table-cell office:value-type="float" office:value="0.479812744732776">
                <text:p>0.479812744732776</text:p>
              </table:table-cell>
            </table:table-row>
            <table:table-row>
              <table:table-cell office:value-type="string">
                <text:p>2000-10-02</text:p>
              </table:table-cell>
              <table:table-cell office:value-type="float" office:value="0.496037923611611">
                <text:p>0.496037923611611</text:p>
              </table:table-cell>
            </table:table-row>
            <table:table-row>
              <table:table-cell office:value-type="string">
                <text:p>2000-11-01</text:p>
              </table:table-cell>
              <table:table-cell office:value-type="float" office:value="0.538605187873066">
                <text:p>0.538605187873066</text:p>
              </table:table-cell>
            </table:table-row>
            <table:table-row>
              <table:table-cell office:value-type="string">
                <text:p>2000-12-01</text:p>
              </table:table-cell>
              <table:table-cell office:value-type="float" office:value="0.601603483551097">
                <text:p>0.601603483551097</text:p>
              </table:table-cell>
            </table:table-row>
            <table:table-row>
              <table:table-cell office:value-type="string">
                <text:p>2001-01-02</text:p>
              </table:table-cell>
              <table:table-cell office:value-type="float" office:value="0.445818852574339">
                <text:p>0.445818852574339</text:p>
              </table:table-cell>
            </table:table-row>
            <table:table-row>
              <table:table-cell office:value-type="string">
                <text:p>2001-02-01</text:p>
              </table:table-cell>
              <table:table-cell office:value-type="float" office:value="0.303823288631166">
                <text:p>0.303823288631166</text:p>
              </table:table-cell>
            </table:table-row>
            <table:table-row>
              <table:table-cell office:value-type="string">
                <text:p>2001-03-01</text:p>
              </table:table-cell>
              <table:table-cell office:value-type="float" office:value="-0.054376770878072">
                <text:p>-0.054376770878072</text:p>
              </table:table-cell>
            </table:table-row>
            <table:table-row>
              <table:table-cell office:value-type="string">
                <text:p>2001-04-02</text:p>
              </table:table-cell>
              <table:table-cell office:value-type="float" office:value="0.246258108613782">
                <text:p>0.246258108613782</text:p>
              </table:table-cell>
            </table:table-row>
            <table:table-row>
              <table:table-cell office:value-type="string">
                <text:p>2001-05-01</text:p>
              </table:table-cell>
              <table:table-cell office:value-type="float" office:value="0.13917638434826">
                <text:p>0.13917638434826</text:p>
              </table:table-cell>
            </table:table-row>
            <table:table-row>
              <table:table-cell office:value-type="string">
                <text:p>2001-06-01</text:p>
              </table:table-cell>
              <table:table-cell office:value-type="float" office:value="0.18630779146179">
                <text:p>0.18630779146179</text:p>
              </table:table-cell>
            </table:table-row>
            <table:table-row>
              <table:table-cell office:value-type="string">
                <text:p>2001-07-02</text:p>
              </table:table-cell>
              <table:table-cell office:value-type="float" office:value="-0.0395755432820816">
                <text:p>-0.0395755432820816</text:p>
              </table:table-cell>
            </table:table-row>
            <table:table-row>
              <table:table-cell office:value-type="string">
                <text:p>2001-08-01</text:p>
              </table:table-cell>
              <table:table-cell office:value-type="float" office:value="-0.0827895718207666">
                <text:p>-0.0827895718207666</text:p>
              </table:table-cell>
            </table:table-row>
            <table:table-row>
              <table:table-cell office:value-type="string">
                <text:p>2001-09-04</text:p>
              </table:table-cell>
              <table:table-cell office:value-type="float" office:value="-0.293583842749901">
                <text:p>-0.293583842749901</text:p>
              </table:table-cell>
            </table:table-row>
            <table:table-row>
              <table:table-cell office:value-type="string">
                <text:p>2001-10-01</text:p>
              </table:table-cell>
              <table:table-cell office:value-type="float" office:value="-0.26618907439174">
                <text:p>-0.26618907439174</text:p>
              </table:table-cell>
            </table:table-row>
            <table:table-row>
              <table:table-cell office:value-type="string">
                <text:p>2001-11-01</text:p>
              </table:table-cell>
              <table:table-cell office:value-type="float" office:value="-0.250923115421285">
                <text:p>-0.250923115421285</text:p>
              </table:table-cell>
            </table:table-row>
            <table:table-row>
              <table:table-cell office:value-type="string">
                <text:p>2001-12-03</text:p>
              </table:table-cell>
              <table:table-cell office:value-type="float" office:value="-0.14977430522746">
                <text:p>-0.14977430522746</text:p>
              </table:table-cell>
            </table:table-row>
            <table:table-row>
              <table:table-cell office:value-type="string">
                <text:p>2002-01-02</text:p>
              </table:table-cell>
              <table:table-cell office:value-type="float" office:value="-0.0494981582851729">
                <text:p>-0.0494981582851729</text:p>
              </table:table-cell>
            </table:table-row>
            <table:table-row>
              <table:table-cell office:value-type="string">
                <text:p>2002-02-04</text:p>
              </table:table-cell>
              <table:table-cell office:value-type="float" office:value="-0.0346547339060599">
                <text:p>-0.0346547339060599</text:p>
              </table:table-cell>
            </table:table-row>
            <table:table-row>
              <table:table-cell office:value-type="string">
                <text:p>2002-03-01</text:p>
              </table:table-cell>
              <table:table-cell office:value-type="float" office:value="0.0863575685322109">
                <text:p>0.0863575685322109</text:p>
              </table:table-cell>
            </table:table-row>
            <table:table-row>
              <table:table-cell office:value-type="string">
                <text:p>2002-04-01</text:p>
              </table:table-cell>
              <table:table-cell office:value-type="float" office:value="0.165149874127929">
                <text:p>0.165149874127929</text:p>
              </table:table-cell>
            </table:table-row>
            <table:table-row>
              <table:table-cell office:value-type="string">
                <text:p>2002-05-01</text:p>
              </table:table-cell>
              <table:table-cell office:value-type="float" office:value="0.217376153078293">
                <text:p>0.217376153078293</text:p>
              </table:table-cell>
            </table:table-row>
            <table:table-row>
              <table:table-cell office:value-type="string">
                <text:p>2002-06-03</text:p>
              </table:table-cell>
              <table:table-cell office:value-type="float" office:value="0.0773962822833306">
                <text:p>0.0773962822833306</text:p>
              </table:table-cell>
            </table:table-row>
            <table:table-row>
              <table:table-cell office:value-type="string">
                <text:p>2002-07-01</text:p>
              </table:table-cell>
              <table:table-cell office:value-type="float" office:value="0.0850871893649586">
                <text:p>0.0850871893649586</text:p>
              </table:table-cell>
            </table:table-row>
            <table:table-row>
              <table:table-cell office:value-type="string">
                <text:p>2002-08-01</text:p>
              </table:table-cell>
              <table:table-cell office:value-type="float" office:value="0.174895780097105">
                <text:p>0.174895780097105</text:p>
              </table:table-cell>
            </table:table-row>
            <table:table-row>
              <table:table-cell office:value-type="string">
                <text:p>2002-09-03</text:p>
              </table:table-cell>
              <table:table-cell office:value-type="float" office:value="0.324261094996948">
                <text:p>0.324261094996948</text:p>
              </table:table-cell>
            </table:table-row>
            <table:table-row>
              <table:table-cell office:value-type="string">
                <text:p>2002-10-01</text:p>
              </table:table-cell>
              <table:table-cell office:value-type="float" office:value="0.331076696597615">
                <text:p>0.331076696597615</text:p>
              </table:table-cell>
            </table:table-row>
            <table:table-row>
              <table:table-cell office:value-type="string">
                <text:p>2002-11-01</text:p>
              </table:table-cell>
              <table:table-cell office:value-type="float" office:value="0.204185637569595">
                <text:p>0.204185637569595</text:p>
              </table:table-cell>
            </table:table-row>
            <table:table-row>
              <table:table-cell office:value-type="string">
                <text:p>2002-12-02</text:p>
              </table:table-cell>
              <table:table-cell office:value-type="float" office:value="0.0675362069904874">
                <text:p>0.0675362069904874</text:p>
              </table:table-cell>
            </table:table-row>
            <table:table-row>
              <table:table-cell office:value-type="string">
                <text:p>2003-01-02</text:p>
              </table:table-cell>
              <table:table-cell office:value-type="float" office:value="-0.0456455074899605">
                <text:p>-0.0456455074899605</text:p>
              </table:table-cell>
            </table:table-row>
            <table:table-row>
              <table:table-cell office:value-type="string">
                <text:p>2003-02-03</text:p>
              </table:table-cell>
              <table:table-cell office:value-type="float" office:value="0.0196962499757238">
                <text:p>0.0196962499757238</text:p>
              </table:table-cell>
            </table:table-row>
            <table:table-row>
              <table:table-cell office:value-type="string">
                <text:p>2003-03-03</text:p>
              </table:table-cell>
              <table:table-cell office:value-type="float" office:value="0.108144406818615">
                <text:p>0.108144406818615</text:p>
              </table:table-cell>
            </table:table-row>
            <table:table-row>
              <table:table-cell office:value-type="string">
                <text:p>2003-04-01</text:p>
              </table:table-cell>
              <table:table-cell office:value-type="float" office:value="0.0296384514311558">
                <text:p>0.0296384514311558</text:p>
              </table:table-cell>
            </table:table-row>
            <table:table-row>
              <table:table-cell office:value-type="string">
                <text:p>2003-05-01</text:p>
              </table:table-cell>
              <table:table-cell office:value-type="float" office:value="0.0161499472711146">
                <text:p>0.0161499472711146</text:p>
              </table:table-cell>
            </table:table-row>
            <table:table-row>
              <table:table-cell office:value-type="string">
                <text:p>2003-06-02</text:p>
              </table:table-cell>
              <table:table-cell office:value-type="float" office:value="-0.0126317469059006">
                <text:p>-0.0126317469059006</text:p>
              </table:table-cell>
            </table:table-row>
            <table:table-row>
              <table:table-cell office:value-type="string">
                <text:p>2003-07-01</text:p>
              </table:table-cell>
              <table:table-cell office:value-type="float" office:value="0.330705032899055">
                <text:p>0.330705032899055</text:p>
              </table:table-cell>
            </table:table-row>
            <table:table-row>
              <table:table-cell office:value-type="string">
                <text:p>2003-08-01</text:p>
              </table:table-cell>
              <table:table-cell office:value-type="float" office:value="0.345745873406542">
                <text:p>0.345745873406542</text:p>
              </table:table-cell>
            </table:table-row>
            <table:table-row>
              <table:table-cell office:value-type="string">
                <text:p>2003-09-02</text:p>
              </table:table-cell>
              <table:table-cell office:value-type="float" office:value="0.332724754576266">
                <text:p>0.332724754576266</text:p>
              </table:table-cell>
            </table:table-row>
            <table:table-row>
              <table:table-cell office:value-type="string">
                <text:p>2003-10-01</text:p>
              </table:table-cell>
              <table:table-cell office:value-type="float" office:value="0.281774605321088">
                <text:p>0.281774605321088</text:p>
              </table:table-cell>
            </table:table-row>
            <table:table-row>
              <table:table-cell office:value-type="string">
                <text:p>2003-11-03</text:p>
              </table:table-cell>
              <table:table-cell office:value-type="float" office:value="0.392300686174155">
                <text:p>0.392300686174155</text:p>
              </table:table-cell>
            </table:table-row>
            <table:table-row>
              <table:table-cell office:value-type="string">
                <text:p>2003-12-01</text:p>
              </table:table-cell>
              <table:table-cell office:value-type="float" office:value="0.486449287685543">
                <text:p>0.486449287685543</text:p>
              </table:table-cell>
            </table:table-row>
            <table:table-row>
              <table:table-cell office:value-type="string">
                <text:p>2004-01-02</text:p>
              </table:table-cell>
              <table:table-cell office:value-type="float" office:value="0.477302931727347">
                <text:p>0.477302931727347</text:p>
              </table:table-cell>
            </table:table-row>
            <table:table-row>
              <table:table-cell office:value-type="string">
                <text:p>2004-02-02</text:p>
              </table:table-cell>
              <table:table-cell office:value-type="float" office:value="0.466228782973562">
                <text:p>0.466228782973562</text:p>
              </table:table-cell>
            </table:table-row>
            <table:table-row>
              <table:table-cell office:value-type="string">
                <text:p>2004-03-01</text:p>
              </table:table-cell>
              <table:table-cell office:value-type="float" office:value="0.385081198098466">
                <text:p>0.385081198098466</text:p>
              </table:table-cell>
            </table:table-row>
            <table:table-row>
              <table:table-cell office:value-type="string">
                <text:p>2004-04-01</text:p>
              </table:table-cell>
              <table:table-cell office:value-type="float" office:value="0.504255414567703">
                <text:p>0.504255414567703</text:p>
              </table:table-cell>
            </table:table-row>
            <table:table-row>
              <table:table-cell office:value-type="string">
                <text:p>2004-05-03</text:p>
              </table:table-cell>
              <table:table-cell office:value-type="float" office:value="0.498268187415367">
                <text:p>0.498268187415367</text:p>
              </table:table-cell>
            </table:table-row>
            <table:table-row>
              <table:table-cell office:value-type="string">
                <text:p>2004-06-01</text:p>
              </table:table-cell>
              <table:table-cell office:value-type="float" office:value="0.572127981968923">
                <text:p>0.572127981968923</text:p>
              </table:table-cell>
            </table:table-row>
            <table:table-row>
              <table:table-cell office:value-type="string">
                <text:p>2004-07-01</text:p>
              </table:table-cell>
              <table:table-cell office:value-type="float" office:value="0.541846317423447">
                <text:p>0.541846317423447</text:p>
              </table:table-cell>
            </table:table-row>
            <table:table-row>
              <table:table-cell office:value-type="string">
                <text:p>2004-08-02</text:p>
              </table:table-cell>
              <table:table-cell office:value-type="float" office:value="0.420732580238953">
                <text:p>0.420732580238953</text:p>
              </table:table-cell>
            </table:table-row>
            <table:table-row>
              <table:table-cell office:value-type="string">
                <text:p>2004-09-01</text:p>
              </table:table-cell>
              <table:table-cell office:value-type="float" office:value="0.456373250115045">
                <text:p>0.456373250115045</text:p>
              </table:table-cell>
            </table:table-row>
            <table:table-row>
              <table:table-cell office:value-type="string">
                <text:p>2004-10-01</text:p>
              </table:table-cell>
              <table:table-cell office:value-type="float" office:value="0.515292262826347">
                <text:p>0.515292262826347</text:p>
              </table:table-cell>
            </table:table-row>
            <table:table-row>
              <table:table-cell office:value-type="string">
                <text:p>2004-11-01</text:p>
              </table:table-cell>
              <table:table-cell office:value-type="float" office:value="0.558784340707516">
                <text:p>0.558784340707516</text:p>
              </table:table-cell>
            </table:table-row>
            <table:table-row>
              <table:table-cell office:value-type="string">
                <text:p>2004-12-01</text:p>
              </table:table-cell>
              <table:table-cell office:value-type="float" office:value="0.631698819312383">
                <text:p>0.631698819312383</text:p>
              </table:table-cell>
            </table:table-row>
            <table:table-row>
              <table:table-cell office:value-type="string">
                <text:p>2005-01-03</text:p>
              </table:table-cell>
              <table:table-cell office:value-type="float" office:value="0.388657989791783">
                <text:p>0.388657989791783</text:p>
              </table:table-cell>
            </table:table-row>
            <table:table-row>
              <table:table-cell office:value-type="string">
                <text:p>2005-02-01</text:p>
              </table:table-cell>
              <table:table-cell office:value-type="float" office:value="0.326009300230615">
                <text:p>0.326009300230615</text:p>
              </table:table-cell>
            </table:table-row>
            <table:table-row>
              <table:table-cell office:value-type="string">
                <text:p>2005-03-01</text:p>
              </table:table-cell>
              <table:table-cell office:value-type="float" office:value="0.310484363325761">
                <text:p>0.310484363325761</text:p>
              </table:table-cell>
            </table:table-row>
            <table:table-row>
              <table:table-cell office:value-type="string">
                <text:p>2005-04-01</text:p>
              </table:table-cell>
              <table:table-cell office:value-type="float" office:value="0.241047520212773">
                <text:p>0.241047520212773</text:p>
              </table:table-cell>
            </table:table-row>
            <table:table-row>
              <table:table-cell office:value-type="string">
                <text:p>2005-05-02</text:p>
              </table:table-cell>
              <table:table-cell office:value-type="float" office:value="0.299649115330188">
                <text:p>0.299649115330188</text:p>
              </table:table-cell>
            </table:table-row>
            <table:table-row>
              <table:table-cell office:value-type="string">
                <text:p>2005-06-01</text:p>
              </table:table-cell>
              <table:table-cell office:value-type="float" office:value="0.172227743624736">
                <text:p>0.172227743624736</text:p>
              </table:table-cell>
            </table:table-row>
            <table:table-row>
              <table:table-cell office:value-type="string">
                <text:p>2005-07-01</text:p>
              </table:table-cell>
              <table:table-cell office:value-type="float" office:value="0.112110590920191">
                <text:p>0.112110590920191</text:p>
              </table:table-cell>
            </table:table-row>
            <table:table-row>
              <table:table-cell office:value-type="string">
                <text:p>2005-08-01</text:p>
              </table:table-cell>
              <table:table-cell office:value-type="float" office:value="0.125926793239303">
                <text:p>0.125926793239303</text:p>
              </table:table-cell>
            </table:table-row>
            <table:table-row>
              <table:table-cell office:value-type="string">
                <text:p>2005-09-01</text:p>
              </table:table-cell>
              <table:table-cell office:value-type="float" office:value="0.0971383338783876">
                <text:p>0.0971383338783876</text:p>
              </table:table-cell>
            </table:table-row>
            <table:table-row>
              <table:table-cell office:value-type="string">
                <text:p>2005-10-03</text:p>
              </table:table-cell>
              <table:table-cell office:value-type="float" office:value="0.0672873938679234">
                <text:p>0.0672873938679234</text:p>
              </table:table-cell>
            </table:table-row>
            <table:table-row>
              <table:table-cell office:value-type="string">
                <text:p>2005-11-01</text:p>
              </table:table-cell>
              <table:table-cell office:value-type="float" office:value="0.0792176838006205">
                <text:p>0.0792176838006205</text:p>
              </table:table-cell>
            </table:table-row>
            <table:table-row>
              <table:table-cell office:value-type="string">
                <text:p>2005-12-01</text:p>
              </table:table-cell>
              <table:table-cell office:value-type="float" office:value="-0.0380739393287268">
                <text:p>-0.0380739393287268</text:p>
              </table:table-cell>
            </table:table-row>
            <table:table-row>
              <table:table-cell office:value-type="string">
                <text:p>2006-01-03</text:p>
              </table:table-cell>
              <table:table-cell office:value-type="float" office:value="0.160513838982556">
                <text:p>0.160513838982556</text:p>
              </table:table-cell>
            </table:table-row>
            <table:table-row>
              <table:table-cell office:value-type="string">
                <text:p>2006-02-01</text:p>
              </table:table-cell>
              <table:table-cell office:value-type="float" office:value="0.338076729544652">
                <text:p>0.338076729544652</text:p>
              </table:table-cell>
            </table:table-row>
            <table:table-row>
              <table:table-cell office:value-type="string">
                <text:p>2006-03-01</text:p>
              </table:table-cell>
              <table:table-cell office:value-type="float" office:value="0.376327580510373">
                <text:p>0.376327580510373</text:p>
              </table:table-cell>
            </table:table-row>
            <table:table-row>
              <table:table-cell office:value-type="string">
                <text:p>2006-04-03</text:p>
              </table:table-cell>
              <table:table-cell office:value-type="float" office:value="0.408958927607959">
                <text:p>0.408958927607959</text:p>
              </table:table-cell>
            </table:table-row>
            <table:table-row>
              <table:table-cell office:value-type="string">
                <text:p>2006-05-01</text:p>
              </table:table-cell>
              <table:table-cell office:value-type="float" office:value="0.263473397414444">
                <text:p>0.263473397414444</text:p>
              </table:table-cell>
            </table:table-row>
            <table:table-row>
              <table:table-cell office:value-type="string">
                <text:p>2006-06-01</text:p>
              </table:table-cell>
              <table:table-cell office:value-type="float" office:value="0.379637928360967">
                <text:p>0.379637928360967</text:p>
              </table:table-cell>
            </table:table-row>
            <table:table-row>
              <table:table-cell office:value-type="string">
                <text:p>2006-07-03</text:p>
              </table:table-cell>
              <table:table-cell office:value-type="float" office:value="0.264462454408766">
                <text:p>0.264462454408766</text:p>
              </table:table-cell>
            </table:table-row>
            <table:table-row>
              <table:table-cell office:value-type="string">
                <text:p>2006-08-01</text:p>
              </table:table-cell>
              <table:table-cell office:value-type="float" office:value="0.234780414227368">
                <text:p>0.234780414227368</text:p>
              </table:table-cell>
            </table:table-row>
            <table:table-row>
              <table:table-cell office:value-type="string">
                <text:p>2006-09-01</text:p>
              </table:table-cell>
              <table:table-cell office:value-type="float" office:value="0.306800755316209">
                <text:p>0.306800755316209</text:p>
              </table:table-cell>
            </table:table-row>
            <table:table-row>
              <table:table-cell office:value-type="string">
                <text:p>2006-10-02</text:p>
              </table:table-cell>
              <table:table-cell office:value-type="float" office:value="0.288600767968853">
                <text:p>0.288600767968853</text:p>
              </table:table-cell>
            </table:table-row>
            <table:table-row>
              <table:table-cell office:value-type="string">
                <text:p>2006-11-01</text:p>
              </table:table-cell>
              <table:table-cell office:value-type="float" office:value="0.147689570712969">
                <text:p>0.147689570712969</text:p>
              </table:table-cell>
            </table:table-row>
            <table:table-row>
              <table:table-cell office:value-type="string">
                <text:p>2006-12-01</text:p>
              </table:table-cell>
              <table:table-cell office:value-type="float" office:value="0.165667121888817">
                <text:p>0.165667121888817</text:p>
              </table:table-cell>
            </table:table-row>
            <table:table-row>
              <table:table-cell office:value-type="string">
                <text:p>2007-01-03</text:p>
              </table:table-cell>
              <table:table-cell office:value-type="float" office:value="0.097455336150713">
                <text:p>0.097455336150713</text:p>
              </table:table-cell>
            </table:table-row>
            <table:table-row>
              <table:table-cell office:value-type="string">
                <text:p>2007-02-01</text:p>
              </table:table-cell>
              <table:table-cell office:value-type="float" office:value="-0.161525838969182">
                <text:p>-0.161525838969182</text:p>
              </table:table-cell>
            </table:table-row>
            <table:table-row>
              <table:table-cell office:value-type="string">
                <text:p>2007-03-01</text:p>
              </table:table-cell>
              <table:table-cell office:value-type="float" office:value="-0.182266294435896">
                <text:p>-0.182266294435896</text:p>
              </table:table-cell>
            </table:table-row>
            <table:table-row>
              <table:table-cell office:value-type="string">
                <text:p>2007-04-02</text:p>
              </table:table-cell>
              <table:table-cell office:value-type="float" office:value="-0.183549989580073">
                <text:p>-0.183549989580073</text:p>
              </table:table-cell>
            </table:table-row>
            <table:table-row>
              <table:table-cell office:value-type="string">
                <text:p>2007-05-01</text:p>
              </table:table-cell>
              <table:table-cell office:value-type="float" office:value="-0.212768734854692">
                <text:p>-0.212768734854692</text:p>
              </table:table-cell>
            </table:table-row>
            <table:table-row>
              <table:table-cell office:value-type="string">
                <text:p>2007-06-01</text:p>
              </table:table-cell>
              <table:table-cell office:value-type="float" office:value="-0.364059422773278">
                <text:p>-0.364059422773278</text:p>
              </table:table-cell>
            </table:table-row>
            <table:table-row>
              <table:table-cell office:value-type="string">
                <text:p>2007-07-02</text:p>
              </table:table-cell>
              <table:table-cell office:value-type="float" office:value="-0.249147016621379">
                <text:p>-0.249147016621379</text:p>
              </table:table-cell>
            </table:table-row>
            <table:table-row>
              <table:table-cell office:value-type="string">
                <text:p>2007-08-01</text:p>
              </table:table-cell>
              <table:table-cell office:value-type="float" office:value="-0.118412006052614">
                <text:p>-0.118412006052614</text:p>
              </table:table-cell>
            </table:table-row>
            <table:table-row>
              <table:table-cell office:value-type="string">
                <text:p>2007-09-04</text:p>
              </table:table-cell>
              <table:table-cell office:value-type="float" office:value="-0.261753577425611">
                <text:p>-0.261753577425611</text:p>
              </table:table-cell>
            </table:table-row>
            <table:table-row>
              <table:table-cell office:value-type="string">
                <text:p>2007-10-01</text:p>
              </table:table-cell>
              <table:table-cell office:value-type="float" office:value="-0.346884382083315">
                <text:p>-0.346884382083315</text:p>
              </table:table-cell>
            </table:table-row>
            <table:table-row>
              <table:table-cell office:value-type="string">
                <text:p>2007-11-01</text:p>
              </table:table-cell>
              <table:table-cell office:value-type="float" office:value="-0.411523493834856">
                <text:p>-0.411523493834856</text:p>
              </table:table-cell>
            </table:table-row>
            <table:table-row>
              <table:table-cell office:value-type="string">
                <text:p>2007-12-03</text:p>
              </table:table-cell>
              <table:table-cell office:value-type="float" office:value="-0.548012782583508">
                <text:p>-0.548012782583508</text:p>
              </table:table-cell>
            </table:table-row>
            <table:table-row>
              <table:table-cell office:value-type="string">
                <text:p>2008-01-02</text:p>
              </table:table-cell>
              <table:table-cell office:value-type="float" office:value="-0.613654074439128">
                <text:p>-0.613654074439128</text:p>
              </table:table-cell>
            </table:table-row>
            <table:table-row>
              <table:table-cell office:value-type="string">
                <text:p>2008-02-01</text:p>
              </table:table-cell>
              <table:table-cell office:value-type="float" office:value="-0.54169192015436">
                <text:p>-0.54169192015436</text:p>
              </table:table-cell>
            </table:table-row>
            <table:table-row>
              <table:table-cell office:value-type="string">
                <text:p>2008-03-03</text:p>
              </table:table-cell>
              <table:table-cell office:value-type="float" office:value="-0.583353534937041">
                <text:p>-0.5833535349370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235ab8a-3802056-4a8fed3-2d66ea8-e241b8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